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Courier New" svg:font-family="'Courier New'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ymbol" svg:font-family="Symbol" style:font-charset="x-symbol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Table1" style:family="table">
      <style:table-properties style:width="15.24cm" fo:margin-left="-0.191cm" fo:margin-top="0cm" fo:margin-bottom="0cm" table:align="left" style:writing-mode="lr-tb"/>
    </style:style>
    <style:style style:name="Table1.A" style:family="table-column">
      <style:table-column-properties style:column-width="3.81cm"/>
    </style:style>
    <style:style style:name="Table1.D" style:family="table-column">
      <style:table-column-properties style:column-width="3.808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1cm" fo:padding-right="0.191cm" fo:padding-top="0cm" fo:padding-bottom="0cm" fo:border-left="1pt solid #4f81bd" fo:border-right="1pt solid #4f81bd" fo:border-top="1pt solid #4f81bd" fo:border-bottom="2.25pt solid #4f81bd" style:writing-mode="lr-tb"/>
    </style:style>
    <style:style style:name="Table1.A2" style:family="table-cell">
      <style:table-cell-properties fo:background-color="#d3dfee" fo:padding-left="0.191cm" fo:padding-right="0.191cm" fo:padding-top="0cm" fo:padding-bottom="0cm" fo:border="1pt solid #4f81bd" style:writing-mode="lr-tb">
        <style:background-image/>
      </style:table-cell-properties>
    </style:style>
    <style:style style:name="Table1.A3" style:family="table-cell">
      <style:table-cell-properties fo:padding-left="0.191cm" fo:padding-right="0.191cm" fo:padding-top="0cm" fo:padding-bottom="0cm" fo:border="1pt solid #4f81bd" style:writing-mode="lr-tb"/>
    </style:style>
    <style:style style:name="Table1.B3" style:family="table-cell">
      <style:table-cell-properties fo:padding-left="0.191cm" fo:padding-right="0.191cm" fo:padding-top="0cm" fo:padding-bottom="0cm" fo:border="1pt solid #4f81bd" style:writing-mode="lr-tb"/>
    </style:style>
    <style:style style:name="Table1.C3" style:family="table-cell">
      <style:table-cell-properties fo:padding-left="0.191cm" fo:padding-right="0.191cm" fo:padding-top="0cm" fo:padding-bottom="0cm" fo:border="1pt solid #4f81bd" style:writing-mode="lr-tb"/>
    </style:style>
    <style:style style:name="Table1.D3" style:family="table-cell">
      <style:table-cell-properties fo:padding-left="0.191cm" fo:padding-right="0.191cm" fo:padding-top="0cm" fo:padding-bottom="0cm" fo:border="1pt solid #4f81bd" style:writing-mode="lr-tb"/>
    </style:style>
    <style:style style:name="Table1.A5" style:family="table-cell">
      <style:table-cell-properties fo:padding-left="0.191cm" fo:padding-right="0.191cm" fo:padding-top="0cm" fo:padding-bottom="0cm" fo:border="1pt solid #4f81bd" style:writing-mode="lr-tb"/>
    </style:style>
    <style:style style:name="Table1.B5" style:family="table-cell">
      <style:table-cell-properties fo:padding-left="0.191cm" fo:padding-right="0.191cm" fo:padding-top="0cm" fo:padding-bottom="0cm" fo:border="1pt solid #4f81bd" style:writing-mode="lr-tb"/>
    </style:style>
    <style:style style:name="Table1.C5" style:family="table-cell">
      <style:table-cell-properties fo:padding-left="0.191cm" fo:padding-right="0.191cm" fo:padding-top="0cm" fo:padding-bottom="0cm" fo:border="1pt solid #4f81bd" style:writing-mode="lr-tb"/>
    </style:style>
    <style:style style:name="Table1.D5" style:family="table-cell">
      <style:table-cell-properties fo:padding-left="0.191cm" fo:padding-right="0.191cm" fo:padding-top="0cm" fo:padding-bottom="0cm" fo:border="1pt solid #4f81bd" style:writing-mode="lr-tb"/>
    </style:style>
    <style:style style:name="Table1.A7" style:family="table-cell">
      <style:table-cell-properties fo:padding-left="0.191cm" fo:padding-right="0.191cm" fo:padding-top="0cm" fo:padding-bottom="0cm" fo:border="1pt solid #4f81bd" style:writing-mode="lr-tb"/>
    </style:style>
    <style:style style:name="Table1.B7" style:family="table-cell">
      <style:table-cell-properties fo:padding-left="0.191cm" fo:padding-right="0.191cm" fo:padding-top="0cm" fo:padding-bottom="0cm" fo:border="1pt solid #4f81bd" style:writing-mode="lr-tb"/>
    </style:style>
    <style:style style:name="Table1.C7" style:family="table-cell">
      <style:table-cell-properties fo:padding-left="0.191cm" fo:padding-right="0.191cm" fo:padding-top="0cm" fo:padding-bottom="0cm" fo:border="1pt solid #4f81bd" style:writing-mode="lr-tb"/>
    </style:style>
    <style:style style:name="Table1.D7" style:family="table-cell">
      <style:table-cell-properties fo:padding-left="0.191cm" fo:padding-right="0.191cm" fo:padding-top="0cm" fo:padding-bottom="0cm" fo:border="1pt solid #4f81bd" style:writing-mode="lr-tb"/>
    </style:style>
    <style:style style:name="Table1.A9" style:family="table-cell">
      <style:table-cell-properties fo:padding-left="0.191cm" fo:padding-right="0.191cm" fo:padding-top="0cm" fo:padding-bottom="0cm" fo:border="1pt solid #4f81bd" style:writing-mode="lr-tb"/>
    </style:style>
    <style:style style:name="Table1.B9" style:family="table-cell">
      <style:table-cell-properties fo:padding-left="0.191cm" fo:padding-right="0.191cm" fo:padding-top="0cm" fo:padding-bottom="0cm" fo:border="1pt solid #4f81bd" style:writing-mode="lr-tb"/>
    </style:style>
    <style:style style:name="Table1.C9" style:family="table-cell">
      <style:table-cell-properties fo:padding-left="0.191cm" fo:padding-right="0.191cm" fo:padding-top="0cm" fo:padding-bottom="0cm" fo:border="1pt solid #4f81bd" style:writing-mode="lr-tb"/>
    </style:style>
    <style:style style:name="Table1.D9" style:family="table-cell">
      <style:table-cell-properties fo:padding-left="0.191cm" fo:padding-right="0.191cm" fo:padding-top="0cm" fo:padding-bottom="0cm" fo:border="1pt solid #4f81bd" style:writing-mode="lr-tb"/>
    </style:style>
    <style:style style:name="Table1.A11" style:family="table-cell">
      <style:table-cell-properties fo:padding-left="0.191cm" fo:padding-right="0.191cm" fo:padding-top="0cm" fo:padding-bottom="0cm" fo:border="1pt solid #4f81bd" style:writing-mode="lr-tb"/>
    </style:style>
    <style:style style:name="Table1.B11" style:family="table-cell">
      <style:table-cell-properties fo:padding-left="0.191cm" fo:padding-right="0.191cm" fo:padding-top="0cm" fo:padding-bottom="0cm" fo:border="1pt solid #4f81bd" style:writing-mode="lr-tb"/>
    </style:style>
    <style:style style:name="Table1.C11" style:family="table-cell">
      <style:table-cell-properties fo:padding-left="0.191cm" fo:padding-right="0.191cm" fo:padding-top="0cm" fo:padding-bottom="0cm" fo:border="1pt solid #4f81bd" style:writing-mode="lr-tb"/>
    </style:style>
    <style:style style:name="Table1.D11" style:family="table-cell">
      <style:table-cell-properties fo:padding-left="0.191cm" fo:padding-right="0.191cm" fo:padding-top="0cm" fo:padding-bottom="0cm" fo:border="1pt solid #4f81bd" style:writing-mode="lr-tb"/>
    </style:style>
    <style:style style:name="Table2" style:family="table">
      <style:table-properties style:width="15.24cm" fo:margin-left="-0.191cm" fo:margin-top="0cm" fo:margin-bottom="0cm" table:align="left" style:writing-mode="lr-tb"/>
    </style:style>
    <style:style style:name="Table2.A" style:family="table-column">
      <style:table-column-properties style:column-width="2.54cm"/>
    </style:style>
    <style:style style:name="Table2.B" style:family="table-column">
      <style:table-column-properties style:column-width="2.538cm"/>
    </style:style>
    <style:style style:name="Table2.C" style:family="table-column">
      <style:table-column-properties style:column-width="2.542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191cm" fo:padding-right="0.191cm" fo:padding-top="0cm" fo:padding-bottom="0cm" fo:border-left="1pt solid #4f81bd" fo:border-right="1pt solid #4f81bd" fo:border-top="1pt solid #4f81bd" fo:border-bottom="2.25pt solid #4f81bd" style:writing-mode="lr-tb"/>
    </style:style>
    <style:style style:name="Table2.A2" style:family="table-cell">
      <style:table-cell-properties fo:background-color="#d3dfee" fo:padding-left="0.191cm" fo:padding-right="0.191cm" fo:padding-top="0cm" fo:padding-bottom="0cm" fo:border="1pt solid #4f81bd" style:writing-mode="lr-tb">
        <style:background-image/>
      </style:table-cell-properties>
    </style:style>
    <style:style style:name="Table2.A3" style:family="table-cell">
      <style:table-cell-properties fo:padding-left="0.191cm" fo:padding-right="0.191cm" fo:padding-top="0cm" fo:padding-bottom="0cm" fo:border="1pt solid #4f81bd" style:writing-mode="lr-tb"/>
    </style:style>
    <style:style style:name="Table2.B3" style:family="table-cell">
      <style:table-cell-properties fo:padding-left="0.191cm" fo:padding-right="0.191cm" fo:padding-top="0cm" fo:padding-bottom="0cm" fo:border="1pt solid #4f81bd" style:writing-mode="lr-tb"/>
    </style:style>
    <style:style style:name="Table2.C3" style:family="table-cell">
      <style:table-cell-properties fo:padding-left="0.191cm" fo:padding-right="0.191cm" fo:padding-top="0cm" fo:padding-bottom="0cm" fo:border="1pt solid #4f81bd" style:writing-mode="lr-tb"/>
    </style:style>
    <style:style style:name="Table2.D3" style:family="table-cell">
      <style:table-cell-properties fo:padding-left="0.191cm" fo:padding-right="0.191cm" fo:padding-top="0cm" fo:padding-bottom="0cm" fo:border="1pt solid #4f81bd" style:writing-mode="lr-tb"/>
    </style:style>
    <style:style style:name="Table2.E3" style:family="table-cell">
      <style:table-cell-properties fo:padding-left="0.191cm" fo:padding-right="0.191cm" fo:padding-top="0cm" fo:padding-bottom="0cm" fo:border="1pt solid #4f81bd" style:writing-mode="lr-tb"/>
    </style:style>
    <style:style style:name="Table2.F3" style:family="table-cell">
      <style:table-cell-properties fo:padding-left="0.191cm" fo:padding-right="0.191cm" fo:padding-top="0cm" fo:padding-bottom="0cm" fo:border="1pt solid #4f81bd" style:writing-mode="lr-tb"/>
    </style:style>
    <style:style style:name="Table3" style:family="table">
      <style:table-properties style:width="15.24cm" fo:margin-left="-0.191cm" fo:margin-top="0cm" fo:margin-bottom="0cm" table:align="left" style:writing-mode="lr-tb"/>
    </style:style>
    <style:style style:name="Table3.A" style:family="table-column">
      <style:table-column-properties style:column-width="3.048cm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191cm" fo:padding-right="0.191cm" fo:padding-top="0cm" fo:padding-bottom="0cm" fo:border-left="1pt solid #4f81bd" fo:border-right="1pt solid #4f81bd" fo:border-top="1pt solid #4f81bd" fo:border-bottom="2.25pt solid #4f81bd" style:writing-mode="lr-tb"/>
    </style:style>
    <style:style style:name="Table3.A2" style:family="table-cell">
      <style:table-cell-properties fo:background-color="#d3dfee" fo:padding-left="0.191cm" fo:padding-right="0.191cm" fo:padding-top="0cm" fo:padding-bottom="0cm" fo:border="1pt solid #4f81bd" style:writing-mode="lr-tb">
        <style:background-image/>
      </style:table-cell-properties>
    </style:style>
    <style:style style:name="Table3.A3" style:family="table-cell">
      <style:table-cell-properties fo:padding-left="0.191cm" fo:padding-right="0.191cm" fo:padding-top="0cm" fo:padding-bottom="0cm" fo:border="1pt solid #4f81bd" style:writing-mode="lr-tb"/>
    </style:style>
    <style:style style:name="Table3.B3" style:family="table-cell">
      <style:table-cell-properties fo:padding-left="0.191cm" fo:padding-right="0.191cm" fo:padding-top="0cm" fo:padding-bottom="0cm" fo:border="1pt solid #4f81bd" style:writing-mode="lr-tb"/>
    </style:style>
    <style:style style:name="Table3.C3" style:family="table-cell">
      <style:table-cell-properties fo:padding-left="0.191cm" fo:padding-right="0.191cm" fo:padding-top="0cm" fo:padding-bottom="0cm" fo:border="1pt solid #4f81bd" style:writing-mode="lr-tb"/>
    </style:style>
    <style:style style:name="Table3.D3" style:family="table-cell">
      <style:table-cell-properties fo:padding-left="0.191cm" fo:padding-right="0.191cm" fo:padding-top="0cm" fo:padding-bottom="0cm" fo:border="1pt solid #4f81bd" style:writing-mode="lr-tb"/>
    </style:style>
    <style:style style:name="Table3.E3" style:family="table-cell">
      <style:table-cell-properties fo:padding-left="0.191cm" fo:padding-right="0.191cm" fo:padding-top="0cm" fo:padding-bottom="0cm" fo:border="1pt solid #4f81bd" style:writing-mode="lr-tb"/>
    </style:style>
    <style:style style:name="Table3.A5" style:family="table-cell">
      <style:table-cell-properties fo:padding-left="0.191cm" fo:padding-right="0.191cm" fo:padding-top="0cm" fo:padding-bottom="0cm" fo:border="1pt solid #4f81bd" style:writing-mode="lr-tb"/>
    </style:style>
    <style:style style:name="Table3.B5" style:family="table-cell">
      <style:table-cell-properties fo:padding-left="0.191cm" fo:padding-right="0.191cm" fo:padding-top="0cm" fo:padding-bottom="0cm" fo:border="1pt solid #4f81bd" style:writing-mode="lr-tb"/>
    </style:style>
    <style:style style:name="Table3.C5" style:family="table-cell">
      <style:table-cell-properties fo:padding-left="0.191cm" fo:padding-right="0.191cm" fo:padding-top="0cm" fo:padding-bottom="0cm" fo:border="1pt solid #4f81bd" style:writing-mode="lr-tb"/>
    </style:style>
    <style:style style:name="Table3.D5" style:family="table-cell">
      <style:table-cell-properties fo:padding-left="0.191cm" fo:padding-right="0.191cm" fo:padding-top="0cm" fo:padding-bottom="0cm" fo:border="1pt solid #4f81bd" style:writing-mode="lr-tb"/>
    </style:style>
    <style:style style:name="Table3.E5" style:family="table-cell">
      <style:table-cell-properties fo:padding-left="0.191cm" fo:padding-right="0.191cm" fo:padding-top="0cm" fo:padding-bottom="0cm" fo:border="1pt solid #4f81bd" style:writing-mode="lr-tb"/>
    </style:style>
    <style:style style:name="Table3.A7" style:family="table-cell">
      <style:table-cell-properties fo:padding-left="0.191cm" fo:padding-right="0.191cm" fo:padding-top="0cm" fo:padding-bottom="0cm" fo:border="1pt solid #4f81bd" style:writing-mode="lr-tb"/>
    </style:style>
    <style:style style:name="Table3.B7" style:family="table-cell">
      <style:table-cell-properties fo:padding-left="0.191cm" fo:padding-right="0.191cm" fo:padding-top="0cm" fo:padding-bottom="0cm" fo:border="1pt solid #4f81bd" style:writing-mode="lr-tb"/>
    </style:style>
    <style:style style:name="Table3.C7" style:family="table-cell">
      <style:table-cell-properties fo:padding-left="0.191cm" fo:padding-right="0.191cm" fo:padding-top="0cm" fo:padding-bottom="0cm" fo:border="1pt solid #4f81bd" style:writing-mode="lr-tb"/>
    </style:style>
    <style:style style:name="Table3.D7" style:family="table-cell">
      <style:table-cell-properties fo:padding-left="0.191cm" fo:padding-right="0.191cm" fo:padding-top="0cm" fo:padding-bottom="0cm" fo:border="1pt solid #4f81bd" style:writing-mode="lr-tb"/>
    </style:style>
    <style:style style:name="Table3.E7" style:family="table-cell">
      <style:table-cell-properties fo:padding-left="0.191cm" fo:padding-right="0.191cm" fo:padding-top="0cm" fo:padding-bottom="0cm" fo:border="1pt solid #4f81bd" style:writing-mode="lr-tb"/>
    </style:style>
    <style:style style:name="Table4" style:family="table">
      <style:table-properties style:width="15.24cm" fo:margin-left="-0.191cm" fo:margin-top="0cm" fo:margin-bottom="0cm" table:align="left" style:writing-mode="lr-tb"/>
    </style:style>
    <style:style style:name="Table4.A" style:family="table-column">
      <style:table-column-properties style:column-width="1.524cm"/>
    </style:style>
    <style:style style:name="Table4.J" style:family="table-column">
      <style:table-column-properties style:column-width="1.522cm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191cm" fo:padding-right="0.191cm" fo:padding-top="0cm" fo:padding-bottom="0cm" fo:border-left="1pt solid #4f81bd" fo:border-right="1pt solid #4f81bd" fo:border-top="1pt solid #4f81bd" fo:border-bottom="2.25pt solid #4f81bd" style:writing-mode="lr-tb"/>
    </style:style>
    <style:style style:name="Table4.A2" style:family="table-cell">
      <style:table-cell-properties fo:background-color="#d3dfee" fo:padding-left="0.191cm" fo:padding-right="0.191cm" fo:padding-top="0cm" fo:padding-bottom="0cm" fo:border="1pt solid #4f81bd" style:writing-mode="lr-tb">
        <style:background-image/>
      </style:table-cell-properties>
    </style:style>
    <style:style style:name="Table4.A3" style:family="table-cell">
      <style:table-cell-properties fo:padding-left="0.191cm" fo:padding-right="0.191cm" fo:padding-top="0cm" fo:padding-bottom="0cm" fo:border="1pt solid #4f81bd" style:writing-mode="lr-tb"/>
    </style:style>
    <style:style style:name="Table4.B3" style:family="table-cell">
      <style:table-cell-properties fo:padding-left="0.191cm" fo:padding-right="0.191cm" fo:padding-top="0cm" fo:padding-bottom="0cm" fo:border="1pt solid #4f81bd" style:writing-mode="lr-tb"/>
    </style:style>
    <style:style style:name="Table4.C3" style:family="table-cell">
      <style:table-cell-properties fo:padding-left="0.191cm" fo:padding-right="0.191cm" fo:padding-top="0cm" fo:padding-bottom="0cm" fo:border="1pt solid #4f81bd" style:writing-mode="lr-tb"/>
    </style:style>
    <style:style style:name="Table4.D3" style:family="table-cell">
      <style:table-cell-properties fo:padding-left="0.191cm" fo:padding-right="0.191cm" fo:padding-top="0cm" fo:padding-bottom="0cm" fo:border="1pt solid #4f81bd" style:writing-mode="lr-tb"/>
    </style:style>
    <style:style style:name="Table4.E3" style:family="table-cell">
      <style:table-cell-properties fo:padding-left="0.191cm" fo:padding-right="0.191cm" fo:padding-top="0cm" fo:padding-bottom="0cm" fo:border="1pt solid #4f81bd" style:writing-mode="lr-tb"/>
    </style:style>
    <style:style style:name="Table4.F3" style:family="table-cell">
      <style:table-cell-properties fo:padding-left="0.191cm" fo:padding-right="0.191cm" fo:padding-top="0cm" fo:padding-bottom="0cm" fo:border="1pt solid #4f81bd" style:writing-mode="lr-tb"/>
    </style:style>
    <style:style style:name="Table4.G3" style:family="table-cell">
      <style:table-cell-properties fo:padding-left="0.191cm" fo:padding-right="0.191cm" fo:padding-top="0cm" fo:padding-bottom="0cm" fo:border="1pt solid #4f81bd" style:writing-mode="lr-tb"/>
    </style:style>
    <style:style style:name="Table4.H3" style:family="table-cell">
      <style:table-cell-properties fo:padding-left="0.191cm" fo:padding-right="0.191cm" fo:padding-top="0cm" fo:padding-bottom="0cm" fo:border="1pt solid #4f81bd" style:writing-mode="lr-tb"/>
    </style:style>
    <style:style style:name="Table4.I3" style:family="table-cell">
      <style:table-cell-properties fo:padding-left="0.191cm" fo:padding-right="0.191cm" fo:padding-top="0cm" fo:padding-bottom="0cm" fo:border="1pt solid #4f81bd" style:writing-mode="lr-tb"/>
    </style:style>
    <style:style style:name="Table4.J3" style:family="table-cell">
      <style:table-cell-properties fo:padding-left="0.191cm" fo:padding-right="0.191cm" fo:padding-top="0cm" fo:padding-bottom="0cm" fo:border="1pt solid #4f81bd" style:writing-mode="lr-tb"/>
    </style:style>
    <style:style style:name="Table4.A5" style:family="table-cell">
      <style:table-cell-properties fo:padding-left="0.191cm" fo:padding-right="0.191cm" fo:padding-top="0cm" fo:padding-bottom="0cm" fo:border="1pt solid #4f81bd" style:writing-mode="lr-tb"/>
    </style:style>
    <style:style style:name="Table4.B5" style:family="table-cell">
      <style:table-cell-properties fo:padding-left="0.191cm" fo:padding-right="0.191cm" fo:padding-top="0cm" fo:padding-bottom="0cm" fo:border="1pt solid #4f81bd" style:writing-mode="lr-tb"/>
    </style:style>
    <style:style style:name="Table4.C5" style:family="table-cell">
      <style:table-cell-properties fo:padding-left="0.191cm" fo:padding-right="0.191cm" fo:padding-top="0cm" fo:padding-bottom="0cm" fo:border="1pt solid #4f81bd" style:writing-mode="lr-tb"/>
    </style:style>
    <style:style style:name="Table4.D5" style:family="table-cell">
      <style:table-cell-properties fo:padding-left="0.191cm" fo:padding-right="0.191cm" fo:padding-top="0cm" fo:padding-bottom="0cm" fo:border="1pt solid #4f81bd" style:writing-mode="lr-tb"/>
    </style:style>
    <style:style style:name="Table4.E5" style:family="table-cell">
      <style:table-cell-properties fo:padding-left="0.191cm" fo:padding-right="0.191cm" fo:padding-top="0cm" fo:padding-bottom="0cm" fo:border="1pt solid #4f81bd" style:writing-mode="lr-tb"/>
    </style:style>
    <style:style style:name="Table4.F5" style:family="table-cell">
      <style:table-cell-properties fo:padding-left="0.191cm" fo:padding-right="0.191cm" fo:padding-top="0cm" fo:padding-bottom="0cm" fo:border="1pt solid #4f81bd" style:writing-mode="lr-tb"/>
    </style:style>
    <style:style style:name="Table4.G5" style:family="table-cell">
      <style:table-cell-properties fo:padding-left="0.191cm" fo:padding-right="0.191cm" fo:padding-top="0cm" fo:padding-bottom="0cm" fo:border="1pt solid #4f81bd" style:writing-mode="lr-tb"/>
    </style:style>
    <style:style style:name="Table4.H5" style:family="table-cell">
      <style:table-cell-properties fo:padding-left="0.191cm" fo:padding-right="0.191cm" fo:padding-top="0cm" fo:padding-bottom="0cm" fo:border="1pt solid #4f81bd" style:writing-mode="lr-tb"/>
    </style:style>
    <style:style style:name="Table4.I5" style:family="table-cell">
      <style:table-cell-properties fo:padding-left="0.191cm" fo:padding-right="0.191cm" fo:padding-top="0cm" fo:padding-bottom="0cm" fo:border="1pt solid #4f81bd" style:writing-mode="lr-tb"/>
    </style:style>
    <style:style style:name="Table4.J5" style:family="table-cell">
      <style:table-cell-properties fo:padding-left="0.191cm" fo:padding-right="0.191cm" fo:padding-top="0cm" fo:padding-bottom="0cm" fo:border="1pt solid #4f81bd" style:writing-mode="lr-tb"/>
    </style:style>
    <style:style style:name="Table4.A7" style:family="table-cell">
      <style:table-cell-properties fo:padding-left="0.191cm" fo:padding-right="0.191cm" fo:padding-top="0cm" fo:padding-bottom="0cm" fo:border="1pt solid #4f81bd" style:writing-mode="lr-tb"/>
    </style:style>
    <style:style style:name="Table4.B7" style:family="table-cell">
      <style:table-cell-properties fo:padding-left="0.191cm" fo:padding-right="0.191cm" fo:padding-top="0cm" fo:padding-bottom="0cm" fo:border="1pt solid #4f81bd" style:writing-mode="lr-tb"/>
    </style:style>
    <style:style style:name="Table4.C7" style:family="table-cell">
      <style:table-cell-properties fo:padding-left="0.191cm" fo:padding-right="0.191cm" fo:padding-top="0cm" fo:padding-bottom="0cm" fo:border="1pt solid #4f81bd" style:writing-mode="lr-tb"/>
    </style:style>
    <style:style style:name="Table4.D7" style:family="table-cell">
      <style:table-cell-properties fo:padding-left="0.191cm" fo:padding-right="0.191cm" fo:padding-top="0cm" fo:padding-bottom="0cm" fo:border="1pt solid #4f81bd" style:writing-mode="lr-tb"/>
    </style:style>
    <style:style style:name="Table4.E7" style:family="table-cell">
      <style:table-cell-properties fo:padding-left="0.191cm" fo:padding-right="0.191cm" fo:padding-top="0cm" fo:padding-bottom="0cm" fo:border="1pt solid #4f81bd" style:writing-mode="lr-tb"/>
    </style:style>
    <style:style style:name="Table4.F7" style:family="table-cell">
      <style:table-cell-properties fo:padding-left="0.191cm" fo:padding-right="0.191cm" fo:padding-top="0cm" fo:padding-bottom="0cm" fo:border="1pt solid #4f81bd" style:writing-mode="lr-tb"/>
    </style:style>
    <style:style style:name="Table4.G7" style:family="table-cell">
      <style:table-cell-properties fo:padding-left="0.191cm" fo:padding-right="0.191cm" fo:padding-top="0cm" fo:padding-bottom="0cm" fo:border="1pt solid #4f81bd" style:writing-mode="lr-tb"/>
    </style:style>
    <style:style style:name="Table4.H7" style:family="table-cell">
      <style:table-cell-properties fo:padding-left="0.191cm" fo:padding-right="0.191cm" fo:padding-top="0cm" fo:padding-bottom="0cm" fo:border="1pt solid #4f81bd" style:writing-mode="lr-tb"/>
    </style:style>
    <style:style style:name="Table4.I7" style:family="table-cell">
      <style:table-cell-properties fo:padding-left="0.191cm" fo:padding-right="0.191cm" fo:padding-top="0cm" fo:padding-bottom="0cm" fo:border="1pt solid #4f81bd" style:writing-mode="lr-tb"/>
    </style:style>
    <style:style style:name="Table4.J7" style:family="table-cell">
      <style:table-cell-properties fo:padding-left="0.191cm" fo:padding-right="0.191cm" fo:padding-top="0cm" fo:padding-bottom="0cm" fo:border="1pt solid #4f81bd" style:writing-mode="lr-tb"/>
    </style:style>
    <style:style style:name="Table5" style:family="table">
      <style:table-properties style:width="15.236cm" fo:margin-left="-0.191cm" fo:margin-top="0cm" fo:margin-bottom="0cm" table:align="left" style:writing-mode="lr-tb"/>
    </style:style>
    <style:style style:name="Table5.A" style:family="table-column">
      <style:table-column-properties style:column-width="2.177cm"/>
    </style:style>
    <style:style style:name="Table5.B" style:family="table-column">
      <style:table-column-properties style:column-width="2.175cm"/>
    </style:style>
    <style:style style:name="Table5.C" style:family="table-column">
      <style:table-column-properties style:column-width="2.178cm"/>
    </style:style>
    <style:style style:name="Table5.1" style:family="table-row">
      <style:table-row-properties fo:keep-together="auto"/>
    </style:style>
    <style:style style:name="Table5.A1" style:family="table-cell">
      <style:table-cell-properties fo:padding-left="0.191cm" fo:padding-right="0.191cm" fo:padding-top="0cm" fo:padding-bottom="0cm" fo:border-left="1pt solid #4f81bd" fo:border-right="1pt solid #4f81bd" fo:border-top="1pt solid #4f81bd" fo:border-bottom="2.25pt solid #4f81bd" style:writing-mode="lr-tb"/>
    </style:style>
    <style:style style:name="Table5.A2" style:family="table-cell">
      <style:table-cell-properties fo:background-color="#d3dfee" fo:padding-left="0.191cm" fo:padding-right="0.191cm" fo:padding-top="0cm" fo:padding-bottom="0cm" fo:border="1pt solid #4f81bd" style:writing-mode="lr-tb">
        <style:background-image/>
      </style:table-cell-properties>
    </style:style>
    <style:style style:name="Table5.A3" style:family="table-cell">
      <style:table-cell-properties fo:padding-left="0.191cm" fo:padding-right="0.191cm" fo:padding-top="0cm" fo:padding-bottom="0cm" fo:border="1pt solid #4f81bd" style:writing-mode="lr-tb"/>
    </style:style>
    <style:style style:name="Table5.B3" style:family="table-cell">
      <style:table-cell-properties fo:padding-left="0.191cm" fo:padding-right="0.191cm" fo:padding-top="0cm" fo:padding-bottom="0cm" fo:border="1pt solid #4f81bd" style:writing-mode="lr-tb"/>
    </style:style>
    <style:style style:name="Table5.C3" style:family="table-cell">
      <style:table-cell-properties fo:padding-left="0.191cm" fo:padding-right="0.191cm" fo:padding-top="0cm" fo:padding-bottom="0cm" fo:border="1pt solid #4f81bd" style:writing-mode="lr-tb"/>
    </style:style>
    <style:style style:name="Table5.D3" style:family="table-cell">
      <style:table-cell-properties fo:padding-left="0.191cm" fo:padding-right="0.191cm" fo:padding-top="0cm" fo:padding-bottom="0cm" fo:border="1pt solid #4f81bd" style:writing-mode="lr-tb"/>
    </style:style>
    <style:style style:name="Table5.E3" style:family="table-cell">
      <style:table-cell-properties fo:padding-left="0.191cm" fo:padding-right="0.191cm" fo:padding-top="0cm" fo:padding-bottom="0cm" fo:border="1pt solid #4f81bd" style:writing-mode="lr-tb"/>
    </style:style>
    <style:style style:name="Table5.F3" style:family="table-cell">
      <style:table-cell-properties fo:padding-left="0.191cm" fo:padding-right="0.191cm" fo:padding-top="0cm" fo:padding-bottom="0cm" fo:border="1pt solid #4f81bd" style:writing-mode="lr-tb"/>
    </style:style>
    <style:style style:name="Table5.G3" style:family="table-cell">
      <style:table-cell-properties fo:padding-left="0.191cm" fo:padding-right="0.191cm" fo:padding-top="0cm" fo:padding-bottom="0cm" fo:border="1pt solid #4f81bd" style:writing-mode="lr-tb"/>
    </style:style>
    <style:style style:name="Table5.A5" style:family="table-cell">
      <style:table-cell-properties fo:padding-left="0.191cm" fo:padding-right="0.191cm" fo:padding-top="0cm" fo:padding-bottom="0cm" fo:border="1pt solid #4f81bd" style:writing-mode="lr-tb"/>
    </style:style>
    <style:style style:name="Table5.B5" style:family="table-cell">
      <style:table-cell-properties fo:padding-left="0.191cm" fo:padding-right="0.191cm" fo:padding-top="0cm" fo:padding-bottom="0cm" fo:border="1pt solid #4f81bd" style:writing-mode="lr-tb"/>
    </style:style>
    <style:style style:name="Table5.C5" style:family="table-cell">
      <style:table-cell-properties fo:padding-left="0.191cm" fo:padding-right="0.191cm" fo:padding-top="0cm" fo:padding-bottom="0cm" fo:border="1pt solid #4f81bd" style:writing-mode="lr-tb"/>
    </style:style>
    <style:style style:name="Table5.D5" style:family="table-cell">
      <style:table-cell-properties fo:padding-left="0.191cm" fo:padding-right="0.191cm" fo:padding-top="0cm" fo:padding-bottom="0cm" fo:border="1pt solid #4f81bd" style:writing-mode="lr-tb"/>
    </style:style>
    <style:style style:name="Table5.E5" style:family="table-cell">
      <style:table-cell-properties fo:padding-left="0.191cm" fo:padding-right="0.191cm" fo:padding-top="0cm" fo:padding-bottom="0cm" fo:border="1pt solid #4f81bd" style:writing-mode="lr-tb"/>
    </style:style>
    <style:style style:name="Table5.F5" style:family="table-cell">
      <style:table-cell-properties fo:padding-left="0.191cm" fo:padding-right="0.191cm" fo:padding-top="0cm" fo:padding-bottom="0cm" fo:border="1pt solid #4f81bd" style:writing-mode="lr-tb"/>
    </style:style>
    <style:style style:name="Table5.G5" style:family="table-cell">
      <style:table-cell-properties fo:padding-left="0.191cm" fo:padding-right="0.191cm" fo:padding-top="0cm" fo:padding-bottom="0cm" fo:border="1pt solid #4f81bd" style:writing-mode="lr-tb"/>
    </style:style>
    <style:style style:name="Table6" style:family="table">
      <style:table-properties style:width="15.24cm" fo:margin-left="-0.191cm" fo:margin-top="0cm" fo:margin-bottom="0cm" table:align="left" style:writing-mode="lr-tb"/>
    </style:style>
    <style:style style:name="Table6.A" style:family="table-column">
      <style:table-column-properties style:column-width="5.08cm"/>
    </style:style>
    <style:style style:name="Table6.1" style:family="table-row">
      <style:table-row-properties fo:keep-together="auto"/>
    </style:style>
    <style:style style:name="Table6.A1" style:family="table-cell">
      <style:table-cell-properties fo:padding-left="0.191cm" fo:padding-right="0.191cm" fo:padding-top="0cm" fo:padding-bottom="0cm" fo:border-left="1pt solid #4f81bd" fo:border-right="1pt solid #4f81bd" fo:border-top="1pt solid #4f81bd" fo:border-bottom="2.25pt solid #4f81bd" style:writing-mode="lr-tb"/>
    </style:style>
    <style:style style:name="Table6.A2" style:family="table-cell">
      <style:table-cell-properties fo:background-color="#d3dfee" fo:padding-left="0.191cm" fo:padding-right="0.191cm" fo:padding-top="0cm" fo:padding-bottom="0cm" fo:border="1pt solid #4f81bd" style:writing-mode="lr-tb">
        <style:background-image/>
      </style:table-cell-properties>
    </style:style>
    <style:style style:name="Table6.A3" style:family="table-cell">
      <style:table-cell-properties fo:padding-left="0.191cm" fo:padding-right="0.191cm" fo:padding-top="0cm" fo:padding-bottom="0cm" fo:border="1pt solid #4f81bd" style:writing-mode="lr-tb"/>
    </style:style>
    <style:style style:name="Table6.B3" style:family="table-cell">
      <style:table-cell-properties fo:padding-left="0.191cm" fo:padding-right="0.191cm" fo:padding-top="0cm" fo:padding-bottom="0cm" fo:border="1pt solid #4f81bd" style:writing-mode="lr-tb"/>
    </style:style>
    <style:style style:name="Table6.C3" style:family="table-cell">
      <style:table-cell-properties fo:padding-left="0.191cm" fo:padding-right="0.191cm" fo:padding-top="0cm" fo:padding-bottom="0cm" fo:border="1pt solid #4f81bd" style:writing-mode="lr-tb"/>
    </style:style>
    <style:style style:name="Table6.A5" style:family="table-cell">
      <style:table-cell-properties fo:padding-left="0.191cm" fo:padding-right="0.191cm" fo:padding-top="0cm" fo:padding-bottom="0cm" fo:border="1pt solid #4f81bd" style:writing-mode="lr-tb"/>
    </style:style>
    <style:style style:name="Table6.B5" style:family="table-cell">
      <style:table-cell-properties fo:padding-left="0.191cm" fo:padding-right="0.191cm" fo:padding-top="0cm" fo:padding-bottom="0cm" fo:border="1pt solid #4f81bd" style:writing-mode="lr-tb"/>
    </style:style>
    <style:style style:name="Table6.C5" style:family="table-cell">
      <style:table-cell-properties fo:padding-left="0.191cm" fo:padding-right="0.191cm" fo:padding-top="0cm" fo:padding-bottom="0cm" fo:border="1pt solid #4f81bd" style:writing-mode="lr-tb"/>
    </style:style>
    <style:style style:name="Table7" style:family="table">
      <style:table-properties style:width="15.24cm" fo:margin-left="-0.191cm" fo:margin-top="0cm" fo:margin-bottom="0cm" table:align="left" style:writing-mode="lr-tb"/>
    </style:style>
    <style:style style:name="Table7.A" style:family="table-column">
      <style:table-column-properties style:column-width="2.54cm"/>
    </style:style>
    <style:style style:name="Table7.B" style:family="table-column">
      <style:table-column-properties style:column-width="2.538cm"/>
    </style:style>
    <style:style style:name="Table7.C" style:family="table-column">
      <style:table-column-properties style:column-width="2.542cm"/>
    </style:style>
    <style:style style:name="Table7.1" style:family="table-row">
      <style:table-row-properties fo:keep-together="auto"/>
    </style:style>
    <style:style style:name="Table7.A1" style:family="table-cell">
      <style:table-cell-properties fo:padding-left="0.191cm" fo:padding-right="0.191cm" fo:padding-top="0cm" fo:padding-bottom="0cm" fo:border-left="1pt solid #4f81bd" fo:border-right="1pt solid #4f81bd" fo:border-top="1pt solid #4f81bd" fo:border-bottom="2.25pt solid #4f81bd" style:writing-mode="lr-tb"/>
    </style:style>
    <style:style style:name="Table7.A2" style:family="table-cell">
      <style:table-cell-properties fo:background-color="#d3dfee" fo:padding-left="0.191cm" fo:padding-right="0.191cm" fo:padding-top="0cm" fo:padding-bottom="0cm" fo:border="1pt solid #4f81bd" style:writing-mode="lr-tb">
        <style:background-image/>
      </style:table-cell-properties>
    </style:style>
    <style:style style:name="Table7.A3" style:family="table-cell">
      <style:table-cell-properties fo:padding-left="0.191cm" fo:padding-right="0.191cm" fo:padding-top="0cm" fo:padding-bottom="0cm" fo:border="1pt solid #4f81bd" style:writing-mode="lr-tb"/>
    </style:style>
    <style:style style:name="Table7.B3" style:family="table-cell">
      <style:table-cell-properties fo:padding-left="0.191cm" fo:padding-right="0.191cm" fo:padding-top="0cm" fo:padding-bottom="0cm" fo:border="1pt solid #4f81bd" style:writing-mode="lr-tb"/>
    </style:style>
    <style:style style:name="Table7.C3" style:family="table-cell">
      <style:table-cell-properties fo:padding-left="0.191cm" fo:padding-right="0.191cm" fo:padding-top="0cm" fo:padding-bottom="0cm" fo:border="1pt solid #4f81bd" style:writing-mode="lr-tb"/>
    </style:style>
    <style:style style:name="Table7.D3" style:family="table-cell">
      <style:table-cell-properties fo:padding-left="0.191cm" fo:padding-right="0.191cm" fo:padding-top="0cm" fo:padding-bottom="0cm" fo:border="1pt solid #4f81bd" style:writing-mode="lr-tb"/>
    </style:style>
    <style:style style:name="Table7.E3" style:family="table-cell">
      <style:table-cell-properties fo:padding-left="0.191cm" fo:padding-right="0.191cm" fo:padding-top="0cm" fo:padding-bottom="0cm" fo:border="1pt solid #4f81bd" style:writing-mode="lr-tb"/>
    </style:style>
    <style:style style:name="Table7.F3" style:family="table-cell">
      <style:table-cell-properties fo:padding-left="0.191cm" fo:padding-right="0.191cm" fo:padding-top="0cm" fo:padding-bottom="0cm" fo:border="1pt solid #4f81bd" style:writing-mode="lr-tb"/>
    </style:style>
    <style:style style:name="Table7.A5" style:family="table-cell">
      <style:table-cell-properties fo:padding-left="0.191cm" fo:padding-right="0.191cm" fo:padding-top="0cm" fo:padding-bottom="0cm" fo:border="1pt solid #4f81bd" style:writing-mode="lr-tb"/>
    </style:style>
    <style:style style:name="Table7.B5" style:family="table-cell">
      <style:table-cell-properties fo:padding-left="0.191cm" fo:padding-right="0.191cm" fo:padding-top="0cm" fo:padding-bottom="0cm" fo:border="1pt solid #4f81bd" style:writing-mode="lr-tb"/>
    </style:style>
    <style:style style:name="Table7.C5" style:family="table-cell">
      <style:table-cell-properties fo:padding-left="0.191cm" fo:padding-right="0.191cm" fo:padding-top="0cm" fo:padding-bottom="0cm" fo:border="1pt solid #4f81bd" style:writing-mode="lr-tb"/>
    </style:style>
    <style:style style:name="Table7.D5" style:family="table-cell">
      <style:table-cell-properties fo:padding-left="0.191cm" fo:padding-right="0.191cm" fo:padding-top="0cm" fo:padding-bottom="0cm" fo:border="1pt solid #4f81bd" style:writing-mode="lr-tb"/>
    </style:style>
    <style:style style:name="Table7.E5" style:family="table-cell">
      <style:table-cell-properties fo:padding-left="0.191cm" fo:padding-right="0.191cm" fo:padding-top="0cm" fo:padding-bottom="0cm" fo:border="1pt solid #4f81bd" style:writing-mode="lr-tb"/>
    </style:style>
    <style:style style:name="Table7.F5" style:family="table-cell">
      <style:table-cell-properties fo:padding-left="0.191cm" fo:padding-right="0.191cm" fo:padding-top="0cm" fo:padding-bottom="0cm" fo:border="1pt solid #4f81bd" style:writing-mode="lr-tb"/>
    </style:style>
    <style:style style:name="Table7.A7" style:family="table-cell">
      <style:table-cell-properties fo:padding-left="0.191cm" fo:padding-right="0.191cm" fo:padding-top="0cm" fo:padding-bottom="0cm" fo:border="1pt solid #4f81bd" style:writing-mode="lr-tb"/>
    </style:style>
    <style:style style:name="Table7.B7" style:family="table-cell">
      <style:table-cell-properties fo:padding-left="0.191cm" fo:padding-right="0.191cm" fo:padding-top="0cm" fo:padding-bottom="0cm" fo:border="1pt solid #4f81bd" style:writing-mode="lr-tb"/>
    </style:style>
    <style:style style:name="Table7.C7" style:family="table-cell">
      <style:table-cell-properties fo:padding-left="0.191cm" fo:padding-right="0.191cm" fo:padding-top="0cm" fo:padding-bottom="0cm" fo:border="1pt solid #4f81bd" style:writing-mode="lr-tb"/>
    </style:style>
    <style:style style:name="Table7.D7" style:family="table-cell">
      <style:table-cell-properties fo:padding-left="0.191cm" fo:padding-right="0.191cm" fo:padding-top="0cm" fo:padding-bottom="0cm" fo:border="1pt solid #4f81bd" style:writing-mode="lr-tb"/>
    </style:style>
    <style:style style:name="Table7.E7" style:family="table-cell">
      <style:table-cell-properties fo:padding-left="0.191cm" fo:padding-right="0.191cm" fo:padding-top="0cm" fo:padding-bottom="0cm" fo:border="1pt solid #4f81bd" style:writing-mode="lr-tb"/>
    </style:style>
    <style:style style:name="Table7.F7" style:family="table-cell">
      <style:table-cell-properties fo:padding-left="0.191cm" fo:padding-right="0.191cm" fo:padding-top="0cm" fo:padding-bottom="0cm" fo:border="1pt solid #4f81bd" style:writing-mode="lr-tb"/>
    </style:style>
    <style:style style:name="Table8" style:family="table">
      <style:table-properties style:width="15.24cm" fo:margin-left="-0.191cm" fo:margin-top="0cm" fo:margin-bottom="0cm" table:align="left" style:writing-mode="lr-tb"/>
    </style:style>
    <style:style style:name="Table8.A" style:family="table-column">
      <style:table-column-properties style:column-width="3.81cm"/>
    </style:style>
    <style:style style:name="Table8.D" style:family="table-column">
      <style:table-column-properties style:column-width="3.808cm"/>
    </style:style>
    <style:style style:name="Table8.1" style:family="table-row">
      <style:table-row-properties fo:keep-together="auto"/>
    </style:style>
    <style:style style:name="Table8.A1" style:family="table-cell">
      <style:table-cell-properties fo:padding-left="0.191cm" fo:padding-right="0.191cm" fo:padding-top="0cm" fo:padding-bottom="0cm" fo:border-left="1pt solid #4f81bd" fo:border-right="1pt solid #4f81bd" fo:border-top="1pt solid #4f81bd" fo:border-bottom="2.25pt solid #4f81bd" style:writing-mode="lr-tb"/>
    </style:style>
    <style:style style:name="Table8.A2" style:family="table-cell">
      <style:table-cell-properties fo:background-color="#d3dfee" fo:padding-left="0.191cm" fo:padding-right="0.191cm" fo:padding-top="0cm" fo:padding-bottom="0cm" fo:border="1pt solid #4f81bd" style:writing-mode="lr-tb">
        <style:background-image/>
      </style:table-cell-properties>
    </style:style>
    <style:style style:name="Table8.A3" style:family="table-cell">
      <style:table-cell-properties fo:padding-left="0.191cm" fo:padding-right="0.191cm" fo:padding-top="0cm" fo:padding-bottom="0cm" fo:border="1pt solid #4f81bd" style:writing-mode="lr-tb"/>
    </style:style>
    <style:style style:name="Table8.B3" style:family="table-cell">
      <style:table-cell-properties fo:padding-left="0.191cm" fo:padding-right="0.191cm" fo:padding-top="0cm" fo:padding-bottom="0cm" fo:border="1pt solid #4f81bd" style:writing-mode="lr-tb"/>
    </style:style>
    <style:style style:name="Table8.C3" style:family="table-cell">
      <style:table-cell-properties fo:padding-left="0.191cm" fo:padding-right="0.191cm" fo:padding-top="0cm" fo:padding-bottom="0cm" fo:border="1pt solid #4f81bd" style:writing-mode="lr-tb"/>
    </style:style>
    <style:style style:name="Table8.D3" style:family="table-cell">
      <style:table-cell-properties fo:padding-left="0.191cm" fo:padding-right="0.191cm" fo:padding-top="0cm" fo:padding-bottom="0cm" fo:border="1pt solid #4f81bd" style:writing-mode="lr-tb"/>
    </style:style>
    <style:style style:name="Table8.A5" style:family="table-cell">
      <style:table-cell-properties fo:padding-left="0.191cm" fo:padding-right="0.191cm" fo:padding-top="0cm" fo:padding-bottom="0cm" fo:border="1pt solid #4f81bd" style:writing-mode="lr-tb"/>
    </style:style>
    <style:style style:name="Table8.B5" style:family="table-cell">
      <style:table-cell-properties fo:padding-left="0.191cm" fo:padding-right="0.191cm" fo:padding-top="0cm" fo:padding-bottom="0cm" fo:border="1pt solid #4f81bd" style:writing-mode="lr-tb"/>
    </style:style>
    <style:style style:name="Table8.C5" style:family="table-cell">
      <style:table-cell-properties fo:padding-left="0.191cm" fo:padding-right="0.191cm" fo:padding-top="0cm" fo:padding-bottom="0cm" fo:border="1pt solid #4f81bd" style:writing-mode="lr-tb"/>
    </style:style>
    <style:style style:name="Table8.D5" style:family="table-cell">
      <style:table-cell-properties fo:padding-left="0.191cm" fo:padding-right="0.191cm" fo:padding-top="0cm" fo:padding-bottom="0cm" fo:border="1pt solid #4f81bd" style:writing-mode="lr-tb"/>
    </style:style>
    <style:style style:name="Table8.A7" style:family="table-cell">
      <style:table-cell-properties fo:padding-left="0.191cm" fo:padding-right="0.191cm" fo:padding-top="0cm" fo:padding-bottom="0cm" fo:border="1pt solid #4f81bd" style:writing-mode="lr-tb"/>
    </style:style>
    <style:style style:name="Table8.B7" style:family="table-cell">
      <style:table-cell-properties fo:padding-left="0.191cm" fo:padding-right="0.191cm" fo:padding-top="0cm" fo:padding-bottom="0cm" fo:border="1pt solid #4f81bd" style:writing-mode="lr-tb"/>
    </style:style>
    <style:style style:name="Table8.C7" style:family="table-cell">
      <style:table-cell-properties fo:padding-left="0.191cm" fo:padding-right="0.191cm" fo:padding-top="0cm" fo:padding-bottom="0cm" fo:border="1pt solid #4f81bd" style:writing-mode="lr-tb"/>
    </style:style>
    <style:style style:name="Table8.D7" style:family="table-cell">
      <style:table-cell-properties fo:padding-left="0.191cm" fo:padding-right="0.191cm" fo:padding-top="0cm" fo:padding-bottom="0cm" fo:border="1pt solid #4f81bd" style:writing-mode="lr-tb"/>
    </style:style>
    <style:style style:name="Table8.A9" style:family="table-cell">
      <style:table-cell-properties fo:padding-left="0.191cm" fo:padding-right="0.191cm" fo:padding-top="0cm" fo:padding-bottom="0cm" fo:border="1pt solid #4f81bd" style:writing-mode="lr-tb"/>
    </style:style>
    <style:style style:name="Table8.B9" style:family="table-cell">
      <style:table-cell-properties fo:padding-left="0.191cm" fo:padding-right="0.191cm" fo:padding-top="0cm" fo:padding-bottom="0cm" fo:border="1pt solid #4f81bd" style:writing-mode="lr-tb"/>
    </style:style>
    <style:style style:name="Table8.C9" style:family="table-cell">
      <style:table-cell-properties fo:padding-left="0.191cm" fo:padding-right="0.191cm" fo:padding-top="0cm" fo:padding-bottom="0cm" fo:border="1pt solid #4f81bd" style:writing-mode="lr-tb"/>
    </style:style>
    <style:style style:name="Table8.D9" style:family="table-cell">
      <style:table-cell-properties fo:padding-left="0.191cm" fo:padding-right="0.191cm" fo:padding-top="0cm" fo:padding-bottom="0cm" fo:border="1pt solid #4f81bd" style:writing-mode="lr-tb"/>
    </style:style>
    <style:style style:name="Table9" style:family="table">
      <style:table-properties style:width="15.24cm" fo:margin-left="-0.191cm" fo:margin-top="0cm" fo:margin-bottom="0cm" table:align="left" style:writing-mode="lr-tb"/>
    </style:style>
    <style:style style:name="Table9.A" style:family="table-column">
      <style:table-column-properties style:column-width="3.81cm"/>
    </style:style>
    <style:style style:name="Table9.D" style:family="table-column">
      <style:table-column-properties style:column-width="3.808cm"/>
    </style:style>
    <style:style style:name="Table9.1" style:family="table-row">
      <style:table-row-properties fo:keep-together="auto"/>
    </style:style>
    <style:style style:name="Table9.A1" style:family="table-cell">
      <style:table-cell-properties fo:padding-left="0.191cm" fo:padding-right="0.191cm" fo:padding-top="0cm" fo:padding-bottom="0cm" fo:border-left="1pt solid #4f81bd" fo:border-right="1pt solid #4f81bd" fo:border-top="1pt solid #4f81bd" fo:border-bottom="2.25pt solid #4f81bd" style:writing-mode="lr-tb"/>
    </style:style>
    <style:style style:name="Table9.A2" style:family="table-cell">
      <style:table-cell-properties fo:background-color="#d3dfee" fo:padding-left="0.191cm" fo:padding-right="0.191cm" fo:padding-top="0cm" fo:padding-bottom="0cm" fo:border="1pt solid #4f81bd" style:writing-mode="lr-tb">
        <style:background-image/>
      </style:table-cell-properties>
    </style:style>
    <style:style style:name="Table9.A3" style:family="table-cell">
      <style:table-cell-properties fo:padding-left="0.191cm" fo:padding-right="0.191cm" fo:padding-top="0cm" fo:padding-bottom="0cm" fo:border="1pt solid #4f81bd" style:writing-mode="lr-tb"/>
    </style:style>
    <style:style style:name="Table9.B3" style:family="table-cell">
      <style:table-cell-properties fo:padding-left="0.191cm" fo:padding-right="0.191cm" fo:padding-top="0cm" fo:padding-bottom="0cm" fo:border="1pt solid #4f81bd" style:writing-mode="lr-tb"/>
    </style:style>
    <style:style style:name="Table9.C3" style:family="table-cell">
      <style:table-cell-properties fo:padding-left="0.191cm" fo:padding-right="0.191cm" fo:padding-top="0cm" fo:padding-bottom="0cm" fo:border="1pt solid #4f81bd" style:writing-mode="lr-tb"/>
    </style:style>
    <style:style style:name="Table9.D3" style:family="table-cell">
      <style:table-cell-properties fo:padding-left="0.191cm" fo:padding-right="0.191cm" fo:padding-top="0cm" fo:padding-bottom="0cm" fo:border="1pt solid #4f81bd" style:writing-mode="lr-tb"/>
    </style:style>
    <style:style style:name="Table9.A5" style:family="table-cell">
      <style:table-cell-properties fo:padding-left="0.191cm" fo:padding-right="0.191cm" fo:padding-top="0cm" fo:padding-bottom="0cm" fo:border="1pt solid #4f81bd" style:writing-mode="lr-tb"/>
    </style:style>
    <style:style style:name="Table9.B5" style:family="table-cell">
      <style:table-cell-properties fo:padding-left="0.191cm" fo:padding-right="0.191cm" fo:padding-top="0cm" fo:padding-bottom="0cm" fo:border="1pt solid #4f81bd" style:writing-mode="lr-tb"/>
    </style:style>
    <style:style style:name="Table9.C5" style:family="table-cell">
      <style:table-cell-properties fo:padding-left="0.191cm" fo:padding-right="0.191cm" fo:padding-top="0cm" fo:padding-bottom="0cm" fo:border="1pt solid #4f81bd" style:writing-mode="lr-tb"/>
    </style:style>
    <style:style style:name="Table9.D5" style:family="table-cell">
      <style:table-cell-properties fo:padding-left="0.191cm" fo:padding-right="0.191cm" fo:padding-top="0cm" fo:padding-bottom="0cm" fo:border="1pt solid #4f81bd" style:writing-mode="lr-tb"/>
    </style:style>
    <style:style style:name="Table9.A7" style:family="table-cell">
      <style:table-cell-properties fo:padding-left="0.191cm" fo:padding-right="0.191cm" fo:padding-top="0cm" fo:padding-bottom="0cm" fo:border="1pt solid #4f81bd" style:writing-mode="lr-tb"/>
    </style:style>
    <style:style style:name="Table9.B7" style:family="table-cell">
      <style:table-cell-properties fo:padding-left="0.191cm" fo:padding-right="0.191cm" fo:padding-top="0cm" fo:padding-bottom="0cm" fo:border="1pt solid #4f81bd" style:writing-mode="lr-tb"/>
    </style:style>
    <style:style style:name="Table9.C7" style:family="table-cell">
      <style:table-cell-properties fo:padding-left="0.191cm" fo:padding-right="0.191cm" fo:padding-top="0cm" fo:padding-bottom="0cm" fo:border="1pt solid #4f81bd" style:writing-mode="lr-tb"/>
    </style:style>
    <style:style style:name="Table9.D7" style:family="table-cell">
      <style:table-cell-properties fo:padding-left="0.191cm" fo:padding-right="0.191cm" fo:padding-top="0cm" fo:padding-bottom="0cm" fo:border="1pt solid #4f81bd" style:writing-mode="lr-tb"/>
    </style:style>
    <style:style style:name="Table9.A9" style:family="table-cell">
      <style:table-cell-properties fo:padding-left="0.191cm" fo:padding-right="0.191cm" fo:padding-top="0cm" fo:padding-bottom="0cm" fo:border="1pt solid #4f81bd" style:writing-mode="lr-tb"/>
    </style:style>
    <style:style style:name="Table9.B9" style:family="table-cell">
      <style:table-cell-properties fo:padding-left="0.191cm" fo:padding-right="0.191cm" fo:padding-top="0cm" fo:padding-bottom="0cm" fo:border="1pt solid #4f81bd" style:writing-mode="lr-tb"/>
    </style:style>
    <style:style style:name="Table9.C9" style:family="table-cell">
      <style:table-cell-properties fo:padding-left="0.191cm" fo:padding-right="0.191cm" fo:padding-top="0cm" fo:padding-bottom="0cm" fo:border="1pt solid #4f81bd" style:writing-mode="lr-tb"/>
    </style:style>
    <style:style style:name="Table9.D9" style:family="table-cell">
      <style:table-cell-properties fo:padding-left="0.191cm" fo:padding-right="0.191cm" fo:padding-top="0cm" fo:padding-bottom="0cm" fo:border="1pt solid #4f81bd" style:writing-mode="lr-tb"/>
    </style:style>
    <style:style style:name="Table10" style:family="table">
      <style:table-properties style:width="15.24cm" fo:margin-left="-0.191cm" fo:margin-top="0cm" fo:margin-bottom="0cm" table:align="left" style:writing-mode="lr-tb"/>
    </style:style>
    <style:style style:name="Table10.A" style:family="table-column">
      <style:table-column-properties style:column-width="3.048cm"/>
    </style:style>
    <style:style style:name="Table10.1" style:family="table-row">
      <style:table-row-properties fo:keep-together="auto"/>
    </style:style>
    <style:style style:name="Table10.A1" style:family="table-cell">
      <style:table-cell-properties fo:padding-left="0.191cm" fo:padding-right="0.191cm" fo:padding-top="0cm" fo:padding-bottom="0cm" fo:border-left="1pt solid #4f81bd" fo:border-right="1pt solid #4f81bd" fo:border-top="1pt solid #4f81bd" fo:border-bottom="2.25pt solid #4f81bd" style:writing-mode="lr-tb"/>
    </style:style>
    <style:style style:name="Table10.A2" style:family="table-cell">
      <style:table-cell-properties fo:background-color="#d3dfee" fo:padding-left="0.191cm" fo:padding-right="0.191cm" fo:padding-top="0cm" fo:padding-bottom="0cm" fo:border="1pt solid #4f81bd" style:writing-mode="lr-tb">
        <style:background-image/>
      </style:table-cell-properties>
    </style:style>
    <style:style style:name="Table10.A3" style:family="table-cell">
      <style:table-cell-properties fo:padding-left="0.191cm" fo:padding-right="0.191cm" fo:padding-top="0cm" fo:padding-bottom="0cm" fo:border="1pt solid #4f81bd" style:writing-mode="lr-tb"/>
    </style:style>
    <style:style style:name="Table10.B3" style:family="table-cell">
      <style:table-cell-properties fo:padding-left="0.191cm" fo:padding-right="0.191cm" fo:padding-top="0cm" fo:padding-bottom="0cm" fo:border="1pt solid #4f81bd" style:writing-mode="lr-tb"/>
    </style:style>
    <style:style style:name="Table10.C3" style:family="table-cell">
      <style:table-cell-properties fo:padding-left="0.191cm" fo:padding-right="0.191cm" fo:padding-top="0cm" fo:padding-bottom="0cm" fo:border="1pt solid #4f81bd" style:writing-mode="lr-tb"/>
    </style:style>
    <style:style style:name="Table10.D3" style:family="table-cell">
      <style:table-cell-properties fo:padding-left="0.191cm" fo:padding-right="0.191cm" fo:padding-top="0cm" fo:padding-bottom="0cm" fo:border="1pt solid #4f81bd" style:writing-mode="lr-tb"/>
    </style:style>
    <style:style style:name="Table10.E3" style:family="table-cell">
      <style:table-cell-properties fo:padding-left="0.191cm" fo:padding-right="0.191cm" fo:padding-top="0cm" fo:padding-bottom="0cm" fo:border="1pt solid #4f81bd" style:writing-mode="lr-tb"/>
    </style:style>
    <style:style style:name="Table10.A5" style:family="table-cell">
      <style:table-cell-properties fo:padding-left="0.191cm" fo:padding-right="0.191cm" fo:padding-top="0cm" fo:padding-bottom="0cm" fo:border="1pt solid #4f81bd" style:writing-mode="lr-tb"/>
    </style:style>
    <style:style style:name="Table10.B5" style:family="table-cell">
      <style:table-cell-properties fo:padding-left="0.191cm" fo:padding-right="0.191cm" fo:padding-top="0cm" fo:padding-bottom="0cm" fo:border="1pt solid #4f81bd" style:writing-mode="lr-tb"/>
    </style:style>
    <style:style style:name="Table10.C5" style:family="table-cell">
      <style:table-cell-properties fo:padding-left="0.191cm" fo:padding-right="0.191cm" fo:padding-top="0cm" fo:padding-bottom="0cm" fo:border="1pt solid #4f81bd" style:writing-mode="lr-tb"/>
    </style:style>
    <style:style style:name="Table10.D5" style:family="table-cell">
      <style:table-cell-properties fo:padding-left="0.191cm" fo:padding-right="0.191cm" fo:padding-top="0cm" fo:padding-bottom="0cm" fo:border="1pt solid #4f81bd" style:writing-mode="lr-tb"/>
    </style:style>
    <style:style style:name="Table10.E5" style:family="table-cell">
      <style:table-cell-properties fo:padding-left="0.191cm" fo:padding-right="0.191cm" fo:padding-top="0cm" fo:padding-bottom="0cm" fo:border="1pt solid #4f81bd" style:writing-mode="lr-tb"/>
    </style:style>
    <style:style style:name="Table11" style:family="table">
      <style:table-properties style:width="15.24cm" fo:margin-left="-0.191cm" fo:margin-top="0cm" fo:margin-bottom="0cm" table:align="left" style:writing-mode="lr-tb"/>
    </style:style>
    <style:style style:name="Table11.A" style:family="table-column">
      <style:table-column-properties style:column-width="3.81cm"/>
    </style:style>
    <style:style style:name="Table11.D" style:family="table-column">
      <style:table-column-properties style:column-width="3.808cm"/>
    </style:style>
    <style:style style:name="Table11.1" style:family="table-row">
      <style:table-row-properties fo:keep-together="auto"/>
    </style:style>
    <style:style style:name="Table11.A1" style:family="table-cell">
      <style:table-cell-properties fo:padding-left="0.191cm" fo:padding-right="0.191cm" fo:padding-top="0cm" fo:padding-bottom="0cm" fo:border-left="1pt solid #4f81bd" fo:border-right="1pt solid #4f81bd" fo:border-top="1pt solid #4f81bd" fo:border-bottom="2.25pt solid #4f81bd" style:writing-mode="lr-tb"/>
    </style:style>
    <style:style style:name="Table11.A2" style:family="table-cell">
      <style:table-cell-properties fo:background-color="#d3dfee" fo:padding-left="0.191cm" fo:padding-right="0.191cm" fo:padding-top="0cm" fo:padding-bottom="0cm" fo:border="1pt solid #4f81bd" style:writing-mode="lr-tb">
        <style:background-image/>
      </style:table-cell-properties>
    </style:style>
    <style:style style:name="Table11.A3" style:family="table-cell">
      <style:table-cell-properties fo:padding-left="0.191cm" fo:padding-right="0.191cm" fo:padding-top="0cm" fo:padding-bottom="0cm" fo:border="1pt solid #4f81bd" style:writing-mode="lr-tb"/>
    </style:style>
    <style:style style:name="Table11.B3" style:family="table-cell">
      <style:table-cell-properties fo:padding-left="0.191cm" fo:padding-right="0.191cm" fo:padding-top="0cm" fo:padding-bottom="0cm" fo:border="1pt solid #4f81bd" style:writing-mode="lr-tb"/>
    </style:style>
    <style:style style:name="Table11.C3" style:family="table-cell">
      <style:table-cell-properties fo:padding-left="0.191cm" fo:padding-right="0.191cm" fo:padding-top="0cm" fo:padding-bottom="0cm" fo:border="1pt solid #4f81bd" style:writing-mode="lr-tb"/>
    </style:style>
    <style:style style:name="Table11.D3" style:family="table-cell">
      <style:table-cell-properties fo:padding-left="0.191cm" fo:padding-right="0.191cm" fo:padding-top="0cm" fo:padding-bottom="0cm" fo:border="1pt solid #4f81bd" style:writing-mode="lr-tb"/>
    </style:style>
    <style:style style:name="Table11.A5" style:family="table-cell">
      <style:table-cell-properties fo:padding-left="0.191cm" fo:padding-right="0.191cm" fo:padding-top="0cm" fo:padding-bottom="0cm" fo:border="1pt solid #4f81bd" style:writing-mode="lr-tb"/>
    </style:style>
    <style:style style:name="Table11.B5" style:family="table-cell">
      <style:table-cell-properties fo:padding-left="0.191cm" fo:padding-right="0.191cm" fo:padding-top="0cm" fo:padding-bottom="0cm" fo:border="1pt solid #4f81bd" style:writing-mode="lr-tb"/>
    </style:style>
    <style:style style:name="Table11.C5" style:family="table-cell">
      <style:table-cell-properties fo:padding-left="0.191cm" fo:padding-right="0.191cm" fo:padding-top="0cm" fo:padding-bottom="0cm" fo:border="1pt solid #4f81bd" style:writing-mode="lr-tb"/>
    </style:style>
    <style:style style:name="Table11.D5" style:family="table-cell">
      <style:table-cell-properties fo:padding-left="0.191cm" fo:padding-right="0.191cm" fo:padding-top="0cm" fo:padding-bottom="0cm" fo:border="1pt solid #4f81bd" style:writing-mode="lr-tb"/>
    </style:style>
    <style:style style:name="Table11.A7" style:family="table-cell">
      <style:table-cell-properties fo:padding-left="0.191cm" fo:padding-right="0.191cm" fo:padding-top="0cm" fo:padding-bottom="0cm" fo:border="1pt solid #4f81bd" style:writing-mode="lr-tb"/>
    </style:style>
    <style:style style:name="Table11.B7" style:family="table-cell">
      <style:table-cell-properties fo:padding-left="0.191cm" fo:padding-right="0.191cm" fo:padding-top="0cm" fo:padding-bottom="0cm" fo:border="1pt solid #4f81bd" style:writing-mode="lr-tb"/>
    </style:style>
    <style:style style:name="Table11.C7" style:family="table-cell">
      <style:table-cell-properties fo:padding-left="0.191cm" fo:padding-right="0.191cm" fo:padding-top="0cm" fo:padding-bottom="0cm" fo:border="1pt solid #4f81bd" style:writing-mode="lr-tb"/>
    </style:style>
    <style:style style:name="Table11.D7" style:family="table-cell">
      <style:table-cell-properties fo:padding-left="0.191cm" fo:padding-right="0.191cm" fo:padding-top="0cm" fo:padding-bottom="0cm" fo:border="1pt solid #4f81bd" style:writing-mode="lr-tb"/>
    </style:style>
    <style:style style:name="Table11.A9" style:family="table-cell">
      <style:table-cell-properties fo:padding-left="0.191cm" fo:padding-right="0.191cm" fo:padding-top="0cm" fo:padding-bottom="0cm" fo:border="1pt solid #4f81bd" style:writing-mode="lr-tb"/>
    </style:style>
    <style:style style:name="Table11.B9" style:family="table-cell">
      <style:table-cell-properties fo:padding-left="0.191cm" fo:padding-right="0.191cm" fo:padding-top="0cm" fo:padding-bottom="0cm" fo:border="1pt solid #4f81bd" style:writing-mode="lr-tb"/>
    </style:style>
    <style:style style:name="Table11.C9" style:family="table-cell">
      <style:table-cell-properties fo:padding-left="0.191cm" fo:padding-right="0.191cm" fo:padding-top="0cm" fo:padding-bottom="0cm" fo:border="1pt solid #4f81bd" style:writing-mode="lr-tb"/>
    </style:style>
    <style:style style:name="Table11.D9" style:family="table-cell">
      <style:table-cell-properties fo:padding-left="0.191cm" fo:padding-right="0.191cm" fo:padding-top="0cm" fo:padding-bottom="0cm" fo:border="1pt solid #4f81bd" style:writing-mode="lr-tb"/>
    </style:style>
    <style:style style:name="P1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fo:language="en" fo:country="US" fo:font-weight="bold" style:letter-kerning="false" style:font-name-asian="ＭＳ ゴシック" style:language-asian="en" style:country-asian="US" style:font-weight-asian="bold" style:font-name-complex="F" style:font-size-complex="11pt" style:language-complex="ar" style:country-complex="SA" style:font-weight-complex="bold"/>
    </style:style>
    <style:style style:name="P2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fo:language="en" fo:country="US" style:letter-kerning="false" style:font-name-asian="ＭＳ 明朝" style:language-asian="en" style:country-asian="US" style:font-name-complex="F" style:font-size-complex="11pt" style:language-complex="ar" style:country-complex="SA"/>
    </style:style>
    <style:style style:name="P3" style:family="paragraph" style:parent-style-name="List_20_1" style:list-style-name="WWNum1"/>
    <style:style style:name="P4" style:family="paragraph" style:parent-style-name="Numbering_20_1" style:list-style-name="WWNum5"/>
    <style:style style:name="T1" style:family="text">
      <style:text-properties fo:font-weight="bold" style:font-weight-asian="bold"/>
    </style:style>
    <style:style style:name="T2" style:family="text">
      <style:text-properties style:font-name="Courier New" fo:font-size="9pt" style:font-size-asian="9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HITCHR: Complete Platform Specification</text:h>
      <text:h text:style-name="Heading_20_2" text:outline-level="2">Community Mobility Infrastructure for India</text:h>
      <text:p text:style-name="Standard">**Version:** 2.0</text:p>
      <text:p text:style-name="Standard">**Date:** December 2025</text:p>
      <text:p text:style-name="Standard">**Status:** Foundation Document - Ready for Wireframes &amp; Investor Presentation</text:p>
      <text:p text:style-name="Standard">__________________________________________________</text:p>
      <text:h text:style-name="Heading_20_2" text:outline-level="2">Document Updates (v2.0)</text:h>
      <text:p text:style-name="Standard"><text:span text:style-name="T1">Key Improvements Based on Feedback:</text:span></text:p>
      <text:list xml:id="list1596225593" text:style-name="WWNum5">
        <text:list-item>
          <text:p text:style-name="P4">✅ **Token Requirement for Free Tier Added**</text:p>
        </text:list-item>
      </text:list>
      <text:list xml:id="list3611723384" text:style-name="WWNum1">
        <text:list-item>
          <text:p text:style-name="P3">Free tier now requires 20 tokens (earned after 4-5 good rides)</text:p>
        </text:list-item>
        <text:list-item>
          <text:p text:style-name="P3">Creates proper growth funnel: Sign up → Earn trust → Unlock benefits → Upgrade</text:p>
        </text:list-item>
        <text:list-item>
          <text:p text:style-name="P3">Prevents immediate abuse after signup</text:p>
        </text:list-item>
      </text:list>
      <text:list xml:id="list13538472540205" text:continue-list="list1596225593" text:style-name="WWNum5">
        <text:list-item>
          <text:p text:style-name="P4">✅ **Detailed Economics with 4 Scenarios**</text:p>
        </text:list-item>
      </text:list>
      <text:list xml:id="list13538198801063" text:continue-list="list3611723384" text:style-name="WWNum1">
        <text:list-item>
          <text:p text:style-name="P3">Conservative, Base, Optimistic, and Worst Case scenarios</text:p>
        </text:list-item>
        <text:list-item>
          <text:p text:style-name="P3">Clear breakdown of revenue drivers and cost structures</text:p>
        </text:list-item>
        <text:list-item>
          <text:p text:style-name="P3">Worst case shows manageable ₹1.2 Cr annual loss with 24+ month runway</text:p>
        </text:list-item>
        <text:list-item>
          <text:p text:style-name="P3">Base case shows ₹2.6 Cr annual profit (sustainable)</text:p>
        </text:list-item>
      </text:list>
      <text:list xml:id="list13538485176911" text:continue-list="list13538472540205" text:style-name="WWNum5">
        <text:list-item>
          <text:p text:style-name="P4">✅ **Brand Partnerships Expanded**</text:p>
        </text:list-item>
      </text:list>
      <text:list xml:id="list13537651121132" text:continue-list="list13538198801063" text:style-name="WWNum1">
        <text:list-item>
          <text:p text:style-name="P3">Token redemption at Zostel, Decathlon, OYO/Airbnb</text:p>
        </text:list-item>
        <text:list-item>
          <text:p text:style-name="P3">Creates closed-loop token economy</text:p>
        </text:list-item>
        <text:list-item>
          <text:p text:style-name="P3">Partners get access to 10M+ young, mobile user base</text:p>
        </text:list-item>
      </text:list>
      <text:list xml:id="list13539655706643" text:continue-list="list13538485176911" text:style-name="WWNum5">
        <text:list-item>
          <text:p text:style-name="P4">✅ **Presentation-Ready Format**</text:p>
        </text:list-item>
      </text:list>
      <text:list text:continue-list="list13537651121132" text:style-name="WWNum1">
        <text:list-item>
          <text:p text:style-name="P3">Clear section breaks for wireframe creation</text:p>
        </text:list-item>
        <text:list-item>
          <text:p text:style-name="P3">Solid numbers for investor conversations</text:p>
        </text:list-item>
        <text:list-item>
          <text:p text:style-name="P3">Evidence-based economics (not just projections)</text:p>
        </text:list-item>
      </text:list>
      <text:p text:style-name="Standard">__________________________________________________</text:p>
      <text:h text:style-name="Heading_20_2" text:outline-level="2"><text:soft-page-break/>What This Document Is</text:h>
      <text:p text:style-name="Standard">This is the master specification for Hitchr. Everything we're building, why we're building it, and how it works.</text:p>
      <text:p text:style-name="Standard"><text:span text:style-name="T1">Use this document for:</text:span></text:p>
      <text:list xml:id="list13539268724139" text:continue-numbering="true" text:style-name="WWNum1">
        <text:list-item>
          <text:p text:style-name="P3">Creating high-fidelity wireframes</text:p>
        </text:list-item>
        <text:list-item>
          <text:p text:style-name="P3">Investor conversations (backed by solid economics)</text:p>
        </text:list-item>
        <text:list-item>
          <text:p text:style-name="P3">Team onboarding and alignment</text:p>
        </text:list-item>
        <text:list-item>
          <text:p text:style-name="P3">Product roadmap planning</text:p>
        </text:list-item>
        <text:list-item>
          <text:p text:style-name="P3">Technical architecture decisions</text:p>
        </text:list-item>
      </text:list>
      <text:p text:style-name="Standard">If you read one document about Hitchr, read this one.</text:p>
      <text:p text:style-name="Standard">__________________________________________________</text:p>
      <text:h text:style-name="Heading_20_2" text:outline-level="2">Table of Contents</text:h>
      <text:list xml:id="list13538752842965" text:continue-list="list13539655706643" text:style-name="WWNum5">
        <text:list-item>
          <text:p text:style-name="P4">[The Core Idea](#1-the-core-idea)</text:p>
        </text:list-item>
        <text:list-item>
          <text:p text:style-name="P4">[Platform Mechanics](#2-platform-mechanics)</text:p>
        </text:list-item>
        <text:list-item>
          <text:p text:style-name="P4">[Economics &amp; Pricing](#3-economics--pricing)</text:p>
        </text:list-item>
        <text:list-item>
          <text:p text:style-name="P4">[Travel Assurance System](#4-travel-assurance-system)</text:p>
        </text:list-item>
        <text:list-item>
          <text:p text:style-name="P4">[Token &amp; Reputation System](#5-token--reputation-system)</text:p>
        </text:list-item>
        <text:list-item>
          <text:p text:style-name="P4">[User Journeys](#6-user-journeys)</text:p>
        </text:list-item>
        <text:list-item>
          <text:p text:style-name="P4">[Technical Architecture](#7-technical-architecture)</text:p>
        </text:list-item>
        <text:list-item>
          <text:p text:style-name="P4">[Go-to-Market Strategy](#8-go-to-market-strategy)</text:p>
        </text:list-item>
        <text:list-item>
          <text:p text:style-name="P4">[Why This Wins](#9-why-this-wins)</text:p>
        </text:list-item>
      </text:list>
      <text:p text:style-name="Standard">__________________________________________________</text:p>
      <text:h text:style-name="Heading_20_2" text:outline-level="2">1. The Core Idea</text:h>
      <text:h text:style-name="Heading_20_3" text:outline-level="3">What Hitchr Is</text:h>
      <text:p text:style-name="Standard"><text:span text:style-name="T1">Hitchr brings back hitchhiking culture with modern safety and technology.</text:span></text:p>
      <text:p text:style-name="Standard">In the 1970s, strangers helped strangers travel. You stuck out your thumb, someone going your way stopped, you hopped in. It was free or cost a few rupees for fuel. It was about community, not commerce.</text:p>
      <text:p text:style-name="Standard">Then it died. Safety concerns, trust erosion, urbanization. Now we have Uber—efficient but soulless. You pay ₹150 to go 10 KM while 50 people going that direction drive past you in empty cars.</text:p>
      <text:p text:style-name="Standard">**Hitchr asks:** What if we could bring back community travel but make it safe, reliable, and scalable?</text:p>
      <text:h text:style-name="Heading_20_3" text:outline-level="3"><text:soft-page-break/>The Insight</text:h>
      <text:p text:style-name="Standard"><text:span text:style-name="T1">300 million Indians commute daily. Each one is BOTH someone who needs rides AND someone who can give rides.</text:span></text:p>
      <text:p text:style-name="Standard">But every platform treats these as separate markets:</text:p>
      <text:list text:continue-list="list13539268724139" text:style-name="WWNum1">
        <text:list-item>
          <text:p text:style-name="P3">Ola/Uber: Riders pay professional drivers</text:p>
        </text:list-item>
        <text:list-item>
          <text:p text:style-name="P3">Rapido: Riders pay bike taxi drivers</text:p>
        </text:list-item>
      </text:list>
      <text:p text:style-name="Standard">**We see it differently:** Everyone is both rider and pilot. Today I need a ride. Tomorrow I'm driving and can help you. That's community.</text:p>
      <text:h text:style-name="Heading_20_3" text:outline-level="3">What Makes Us Different</text:h>
      <text:p text:style-name="Standard"><text:span text:style-name="T1">Not: "Order a driver to come pick you up"</text:span></text:p>
      <text:p text:style-name="Standard"><text:span text:style-name="T1">Is: "Find someone already going your way and join their journey"</text:span></text:p>
      <text:p text:style-name="Standard">This changes everything:</text:p>
      <text:list text:continue-numbering="true" text:style-name="WWNum1">
        <text:list-item>
          <text:p text:style-name="P3">Pricing: Lower (pilot was already going there)</text:p>
        </text:list-item>
        <text:list-item>
          <text:p text:style-name="P3">Flexibility: Pilot can waive or reduce fare (it's their choice)</text:p>
        </text:list-item>
        <text:list-item>
          <text:p text:style-name="P3">Culture: Community helping community, not service transaction</text:p>
        </text:list-item>
        <text:list-item>
          <text:p text:style-name="P3">Role: You're both rider AND pilot (dual-role system)</text:p>
        </text:list-item>
        <text:list-item>
          <text:p text:style-name="P3">Journey: Multi-leg support (A→B→C with different pilots)</text:p>
        </text:list-item>
      </text:list>
      <text:p text:style-name="Standard">__________________________________________________</text:p>
      <text:h text:style-name="Heading_20_2" text:outline-level="2">2. Platform Mechanics</text:h>
      <text:h text:style-name="Heading_20_3" text:outline-level="3">2.1 Dual-Role System</text:h>
      <text:p text:style-name="Standard"><text:span text:style-name="T1">Every user can toggle between:</text:span></text:p>
      <text:list text:continue-numbering="true" text:style-name="WWNum1">
        <text:list-item>
          <text:p text:style-name="P3">🧳 **Rider Mode:** "I need to get somewhere"</text:p>
        </text:list-item>
        <text:list-item>
          <text:p text:style-name="P3">🚗 **Pilot Mode:** "I'm driving, can help someone along the way"</text:p>
        </text:list-item>
      </text:list>
      <text:p text:style-name="Standard"><text:span text:style-name="T1">Same person, same app, two modes. You can be BOTH simultaneously.</text:span></text:p>
      <text:p text:style-name="Standard">Example:</text:p>
      <text:list xml:id="list13538012272910" text:continue-numbering="true" text:style-name="WWNum1">
        <text:list-item>
          <text:p text:style-name="P3">Morning: You're a rider (someone takes you to work)</text:p>
        </text:list-item>
        <text:list-item>
          <text:p text:style-name="P3">Evening: You're a pilot (you take someone home)</text:p>
        </text:list-item>
        <text:list-item>
          <text:p text:style-name="P3">Result: You paid ₹40 for morning ride, earned ₹50 for evening ride, net +₹10</text:p>
        </text:list-item>
      </text:list>
      <text:h text:style-name="Heading_20_3" text:outline-level="3">2.2 Directional Matching</text:h>
      <text:p text:style-name="Standard"><text:soft-page-break/>**Traditional ride-hailing:** Summon nearest driver to come get you</text:p>
      <text:p text:style-name="Standard">**Hitchr:** Find pilot already going your direction</text:p>
      <text:p text:style-name="Standard"><text:span text:style-name="T1">How it works:</text:span></text:p>
      <text:list xml:id="list13539579058644" text:continue-list="list13538752842965" text:style-name="WWNum5">
        <text:list-item>
          <text:p text:style-name="P4">You set destination: "I need to go from Gurgaon Sec 14 → Connaught Place"</text:p>
        </text:list-item>
        <text:list-item>
          <text:p text:style-name="P4">Platform finds pilots whose route overlaps yours</text:p>
        </text:list-item>
        <text:list-item>
          <text:p text:style-name="P4">You see: "Rajesh is heading toward CP, passes your area in 8 mins"</text:p>
        </text:list-item>
        <text:list-item>
          <text:p text:style-name="P4">You notify Rajesh</text:p>
        </text:list-item>
        <text:list-item>
          <text:p text:style-name="P4">If he accepts, he picks you up (small detour, if any)</text:p>
        </text:list-item>
        <text:list-item>
          <text:p text:style-name="P4">You travel together</text:p>
        </text:list-item>
      </text:list>
      <text:p text:style-name="Standard"><text:span text:style-name="T1">Why this works:</text:span></text:p>
      <text:list text:continue-list="list13538012272910" text:style-name="WWNum1">
        <text:list-item>
          <text:p text:style-name="P3">Pilot was already making the trip (low marginal cost)</text:p>
        </text:list-item>
        <text:list-item>
          <text:p text:style-name="P3">You get affordable ride (pilot doesn't need full Uber fare)</text:p>
        </text:list-item>
        <text:list-item>
          <text:p text:style-name="P3">Both win</text:p>
        </text:list-item>
      </text:list>
      <text:h text:style-name="Heading_20_3" text:outline-level="3">2.3 Multi-Leg Journeys</text:h>
      <text:p text:style-name="Standard"><text:span text:style-name="T1">Real Indian commuting isn't A→B. It's A→B→C→D.</text:span></text:p>
      <text:p text:style-name="Standard">Example: Student's daily commute (38 KM)</text:p>
      <text:p text:style-name="No_20_Spacing"><text:span text:style-name="T2">Village Home (A)<text:line-break/> <text:s/>↓ Pilot 1: Neighbor going to highway (5 KM, ₹25)<text:line-break/>Highway Junction (B)<text:line-break/> <text:s/>↓ Pilot 2: Truck driver going to city (25 KM, ₹100)<text:line-break/>City Bus Stand (C)<text:line-break/> <text:s/>↓ Pilot 3: College senior going to campus (8 KM, ₹50)<text:line-break/>College (D)<text:line-break/><text:line-break/>Total: 38 KM, ₹175, 3 different pilots</text:span></text:p>
      <text:p text:style-name="Standard"><text:span text:style-name="T1">Hitchr handles this seamlessly:</text:span></text:p>
      <text:list text:continue-numbering="true" text:style-name="WWNum1">
        <text:list-item>
          <text:p text:style-name="P3">Set final destination (College)</text:p>
        </text:list-item>
        <text:list-item>
          <text:p text:style-name="P3">Platform suggests multi-leg route</text:p>
        </text:list-item>
        <text:list-item>
          <text:p text:style-name="P3">Each pilot sees only their leg</text:p>
        </text:list-item>
        <text:list-item>
          <text:p text:style-name="P3">Journey assurance guarantees completion even if payment fails mid-journey</text:p>
        </text:list-item>
        <text:list-item>
          <text:p text:style-name="P3">One unified experience, multiple community members helping</text:p>
        </text:list-item>
      </text:list>
      <text:h text:style-name="Heading_20_3" text:outline-level="3">2.4 Flexible Pricing</text:h>
      <text:p text:style-name="Standard"><text:span text:style-name="T1">Platform suggests fair price based on:</text:span></text:p>
      <text:list text:continue-numbering="true" text:style-name="WWNum1">
        <text:list-item>
          <text:p text:style-name="P3">Distance (₹10 base + ₹5-7 per KM)</text:p>
        </text:list-item>
        <text:list-item>
          <text:p text:style-name="P3">Time of day (peak/off-peak)</text:p>
        </text:list-item>
        <text:list-item>
          <text:p text:style-name="P3"><text:soft-page-break/>Detour cost (if pilot needs to go out of way)</text:p>
        </text:list-item>
      </text:list>
      <text:p text:style-name="Standard"><text:span text:style-name="T1">But pilot has final say:</text:span></text:p>
      <text:list text:continue-numbering="true" text:style-name="WWNum1">
        <text:list-item>
          <text:p text:style-name="P3">Accept full amount</text:p>
        </text:list-item>
        <text:list-item>
          <text:p text:style-name="P3">Reduce price: "₹70 suggested, I'll take ₹50"</text:p>
        </text:list-item>
        <text:list-item>
          <text:p text:style-name="P3">Waive entirely: "I know this person / going same place anyway / community help"</text:p>
        </text:list-item>
      </text:list>
      <text:p text:style-name="Standard"><text:span text:style-name="T1">Platform commission:</text:span></text:p>
      <text:list text:continue-numbering="true" text:style-name="WWNum1">
        <text:list-item>
          <text:p text:style-name="P3">10% of whatever pilot accepts</text:p>
        </text:list-item>
        <text:list-item>
          <text:p text:style-name="P3">If pilot waives, platform gets ₹0 (that's OK—we're building community, not extracting maximum profit)</text:p>
        </text:list-item>
      </text:list>
      <text:h text:style-name="Heading_20_3" text:outline-level="3">2.5 Safety &amp; Verification</text:h>
      <text:p text:style-name="Standard"><text:span text:style-name="T1">Every user must:</text:span></text:p>
      <text:list text:continue-numbering="true" text:style-name="WWNum1">
        <text:list-item>
          <text:p text:style-name="P3">✅ Phone verification (OTP)</text:p>
        </text:list-item>
        <text:list-item>
          <text:p text:style-name="P3">✅ Profile photo</text:p>
        </text:list-item>
        <text:list-item>
          <text:p text:style-name="P3">✅ Basic KYC (name, age)</text:p>
        </text:list-item>
      </text:list>
      <text:p text:style-name="Standard"><text:span text:style-name="T1">Pilots must additionally:</text:span></text:p>
      <text:list text:continue-numbering="true" text:style-name="WWNum1">
        <text:list-item>
          <text:p text:style-name="P3">✅ Vehicle info (make, model, plate)</text:p>
        </text:list-item>
        <text:list-item>
          <text:p text:style-name="P3">✅ License verification (optional but increases trust score)</text:p>
        </text:list-item>
        <text:list-item>
          <text:p text:style-name="P3">✅ Background check (optional, for higher tier access)</text:p>
        </text:list-item>
      </text:list>
      <text:p text:style-name="Standard"><text:span text:style-name="T1">In-ride safety:</text:span></text:p>
      <text:list text:continue-numbering="true" text:style-name="WWNum1">
        <text:list-item>
          <text:p text:style-name="P3">Live tracking shared with emergency contacts</text:p>
        </text:list-item>
        <text:list-item>
          <text:p text:style-name="P3">SOS button (alerts authorities + support team)</text:p>
        </text:list-item>
        <text:list-item>
          <text:p text:style-name="P3">Post-ride ratings (both ways—rider rates pilot, pilot rates rider)</text:p>
        </text:list-item>
        <text:list-item>
          <text:p text:style-name="P3">AI monitoring for suspicious patterns</text:p>
        </text:list-item>
      </text:list>
      <text:p text:style-name="Standard"><text:span text:style-name="T1">Trust mechanisms:</text:span></text:p>
      <text:list text:continue-numbering="true" text:style-name="WWNum1">
        <text:list-item>
          <text:p text:style-name="P3">Token system (reputation currency)</text:p>
        </text:list-item>
        <text:list-item>
          <text:p text:style-name="P3">Ratings visible before accepting ride</text:p>
        </text:list-item>
        <text:list-item>
          <text:p text:style-name="P3">Community reporting</text:p>
        </text:list-item>
        <text:list-item>
          <text:p text:style-name="P3">Pattern detection (velocity checks, fraud prevention)</text:p>
        </text:list-item>
      </text:list>
      <text:h text:style-name="Heading_20_3" text:outline-level="3"><text:soft-page-break/>2.6 Social Trust Layer (New User Problem Solved)</text:h>
      <text:p text:style-name="Standard">**Goal:** Remove the fear of “I’m new, nobody will trust me” while keeping platform risk bounded.</text:p>
      <text:p text:style-name="Standard">This is where Hitchr becomes more than ride-sharing: **it becomes a community graph with visible trust signals.**</text:p>
      <text:p text:style-name="Standard">__________________________________________________</text:p>
      <text:h text:style-name="Heading_20_4" text:outline-level="4">2.6.1 Friend Graph + Mutuals-First Matching</text:h>
      <text:p text:style-name="Standard"><text:span text:style-name="T1">What it is:</text:span></text:p>
      <text:list text:continue-numbering="true" text:style-name="WWNum1">
        <text:list-item>
          <text:p text:style-name="P3">Users can add friends (contacts, invite link, QR, college group, community group)</text:p>
        </text:list-item>
        <text:list-item>
          <text:p text:style-name="P3">Hitchr shows **mutual connections** to reduce “stranger anxiety”</text:p>
        </text:list-item>
      </text:list>
      <text:p text:style-name="Standard"><text:span text:style-name="T1">Matching rule (wireframe-friendly):</text:span></text:p>
      <text:list text:continue-numbering="true" text:style-name="WWNum1">
        <text:list-item>
          <text:p text:style-name="P3">When ranking pilots for a rider (or riders for a pilot), Hitchr boosts profiles with:</text:p>
        </text:list-item>
        <text:list-item>
          <text:p text:style-name="P3">**Mutual friends count** (e.g., “3 mutuals”)</text:p>
        </text:list-item>
        <text:list-item>
          <text:p text:style-name="P3">**Same community tags** (college / company / neighborhood)</text:p>
        </text:list-item>
        <text:list-item>
          <text:p text:style-name="P3">**Same route history** (“You’ve both taken this corridor before”)</text:p>
        </text:list-item>
      </text:list>
      <text:p text:style-name="Standard"><text:span text:style-name="T1">UI placements:</text:span></text:p>
      <text:list text:continue-numbering="true" text:style-name="WWNum1">
        <text:list-item>
          <text:p text:style-name="P3">**Pilot card (Rider sees):**</text:p>
        </text:list-item>
        <text:list-item>
          <text:p text:style-name="P3">Name + photo</text:p>
        </text:list-item>
        <text:list-item>
          <text:p text:style-name="P3">**“3 mutuals”**</text:p>
        </text:list-item>
        <text:list-item>
          <text:p text:style-name="P3">**Community tag** (e.g., “DU North Campus”)</text:p>
        </text:list-item>
        <text:list-item>
          <text:p text:style-name="P3">Badges row (Verified Starter / Verified Pilot / Sponsored)</text:p>
        </text:list-item>
        <text:list-item>
          <text:p text:style-name="P3">Token count + rating</text:p>
        </text:list-item>
        <text:list-item>
          <text:p text:style-name="P3">**Rider request card (Pilot sees):**</text:p>
        </text:list-item>
        <text:list-item>
          <text:p text:style-name="P3">Name + photo</text:p>
        </text:list-item>
        <text:list-item>
          <text:p text:style-name="P3">**“2 mutuals”**</text:p>
        </text:list-item>
        <text:list-item>
          <text:p text:style-name="P3">Community tag</text:p>
        </text:list-item>
        <text:list-item>
          <text:p text:style-name="P3">Badge row</text:p>
        </text:list-item>
        <text:list-item>
          <text:p text:style-name="P3">Token count + rating + ride count</text:p>
        </text:list-item>
      </text:list>
      <text:p text:style-name="Standard">**Why it works:** In India, **“mutuals” = trust shortcut** (stronger than generic ratings).</text:p>
      <text:p text:style-name="Standard"><text:soft-page-break/>__________________________________________________</text:p>
      <text:h text:style-name="Heading_20_4" text:outline-level="4">2.6.2 “Verified Starter” (Warm Start Trust for New Users)</text:h>
      <text:p text:style-name="Standard">**Problem:** New users have no ride history and can be ignored.</text:p>
      <text:p text:style-name="Standard">**Solution:** A lightweight, non-financial verification that gives pilots confidence.</text:p>
      <text:p text:style-name="Standard"><text:span text:style-name="T1">Verified Starter requirements (examples):</text:span></text:p>
      <text:list text:continue-numbering="true" text:style-name="WWNum1">
        <text:list-item>
          <text:p text:style-name="P3">✅ Phone OTP</text:p>
        </text:list-item>
        <text:list-item>
          <text:p text:style-name="P3">✅ Selfie + liveness check</text:p>
        </text:list-item>
        <text:list-item>
          <text:p text:style-name="P3">✅ Basic KYC (name/age)</text:p>
        </text:list-item>
        <text:list-item>
          <text:p text:style-name="P3">✅ Optional: College/Company email verification (badge)</text:p>
        </text:list-item>
      </text:list>
      <text:p text:style-name="Standard"><text:span text:style-name="T1">What Verified Starter unlocks:</text:span></text:p>
      <text:list text:continue-numbering="true" text:style-name="WWNum1">
        <text:list-item>
          <text:p text:style-name="P3">Better match ranking (but not full assurance access)</text:p>
        </text:list-item>
        <text:list-item>
          <text:p text:style-name="P3">Access to “Newcomer Mode” (below)</text:p>
        </text:list-item>
      </text:list>
      <text:p text:style-name="Standard"><text:span text:style-name="T1">UI badge:</text:span></text:p>
      <text:list text:continue-numbering="true" text:style-name="WWNum1">
        <text:list-item>
          <text:p text:style-name="P3">Badge: **“Verified Starter”**</text:p>
        </text:list-item>
        <text:list-item>
          <text:p text:style-name="P3">Tooltip: “Identity verified. New to Hitchr.”</text:p>
        </text:list-item>
      </text:list>
      <text:p text:style-name="Standard">**Important:** Verified Starter is NOT “high trust.” It’s “real person, verified identity.”</text:p>
      <text:p text:style-name="Standard">__________________________________________________</text:p>
      <text:h text:style-name="Heading_20_4" text:outline-level="4">2.6.3 Newcomer Mode (Low-Risk Lane for First 5–10 Rides)</text:h>
      <text:p text:style-name="Standard">**Why:** Makes onboarding safer and prevents “new account abuse” while still welcoming users.</text:p>
      <text:p text:style-name="Standard"><text:span text:style-name="T1">Default constraints (backend, users experience it as smoother onboarding):</text:span></text:p>
      <text:list text:continue-numbering="true" text:style-name="WWNum1">
        <text:list-item>
          <text:p text:style-name="P3">Ride distance cap for first rides (e.g., 0–10 KM)</text:p>
        </text:list-item>
        <text:list-item>
          <text:p text:style-name="P3">Lower fare cap (example ₹80 per ride)</text:p>
        </text:list-item>
        <text:list-item>
          <text:p text:style-name="P3">Stronger matching preference for:</text:p>
        </text:list-item>
        <text:list-item>
          <text:p text:style-name="P3">Mutuals</text:p>
        </text:list-item>
        <text:list-item>
          <text:p text:style-name="P3">Same community tags</text:p>
        </text:list-item>
        <text:list-item>
          <text:p text:style-name="P3">Higher-rated pilots</text:p>
        </text:list-item>
        <text:list-item>
          <text:p text:style-name="P3">Extra safety prompts (share live trip link, confirm pickup code)</text:p>
        </text:list-item>
      </text:list>
      <text:p text:style-name="Standard"><text:soft-page-break/><text:span text:style-name="T1">Wireframe components:</text:span></text:p>
      <text:list text:continue-numbering="true" text:style-name="WWNum1">
        <text:list-item>
          <text:p text:style-name="P3">A toggle/banner: “You’re in Newcomer Mode (first 5 rides).”</text:p>
        </text:list-item>
        <text:list-item>
          <text:p text:style-name="P3">A progress bar: “3/5 rides completed → unlock normal matching.”</text:p>
        </text:list-item>
      </text:list>
      <text:p text:style-name="Standard">__________________________________________________</text:p>
      <text:h text:style-name="Heading_20_4" text:outline-level="4">2.6.4 Community Tags (Identity Anchors)</text:h>
      <text:p text:style-name="Standard"><text:span text:style-name="T1">What it is:</text:span></text:p>
      <text:list text:continue-numbering="true" text:style-name="WWNum1">
        <text:list-item>
          <text:p text:style-name="P3">Users can optionally verify + display “where they belong”</text:p>
        </text:list-item>
      </text:list>
      <text:p text:style-name="Standard"><text:span text:style-name="T1">Examples (wireframe tags):</text:span></text:p>
      <text:list text:continue-numbering="true" text:style-name="WWNum1">
        <text:list-item>
          <text:p text:style-name="P3">**College:** “DU North Campus”, “BITS Pilani”, “Manipal University”</text:p>
        </text:list-item>
        <text:list-item>
          <text:p text:style-name="P3">**Company:** “Cyber City - Tech”, “Noida Sector 62 - IT”</text:p>
        </text:list-item>
        <text:list-item>
          <text:p text:style-name="P3">**Neighborhood:** “Rohini Sec 14”, “Gurgaon Sec 47”</text:p>
        </text:list-item>
        <text:list-item>
          <text:p text:style-name="P3">**Route corridor:** “Gurgaon → CP”, “Highway Junction → City Stand”</text:p>
        </text:list-item>
      </text:list>
      <text:p text:style-name="Standard"><text:span text:style-name="T1">Rules:</text:span></text:p>
      <text:list text:continue-numbering="true" text:style-name="WWNum1">
        <text:list-item>
          <text:p text:style-name="P3">Tag can be:</text:p>
        </text:list-item>
        <text:list-item>
          <text:p text:style-name="P3">**Verified** (via email/document/community admin approval)</text:p>
        </text:list-item>
        <text:list-item>
          <text:p text:style-name="P3">**Unverified** (self-declared, shown as “self-tag”)</text:p>
        </text:list-item>
      </text:list>
      <text:p text:style-name="Standard"><text:span text:style-name="T1">UI placements:</text:span></text:p>
      <text:list text:continue-numbering="true" text:style-name="WWNum1">
        <text:list-item>
          <text:p text:style-name="P3">Profile header: Tag chips</text:p>
        </text:list-item>
        <text:list-item>
          <text:p text:style-name="P3">Ride cards: 1 primary tag + “+2 more”</text:p>
        </text:list-item>
        <text:list-item>
          <text:p text:style-name="P3">Filter chips: “Show pilots from my college”</text:p>
        </text:list-item>
      </text:list>
      <text:p text:style-name="Standard">__________________________________________________</text:p>
      <text:h text:style-name="Heading_20_4" text:outline-level="4">2.6.5 Sponsor / Vouch Badge (Tokens Locked, Not Transferable)</text:h>
      <text:p text:style-name="Standard"><text:span text:style-name="T1">We do NOT allow free token transfers.</text:span></text:p>
      <text:list text:continue-numbering="true" text:style-name="WWNum1">
        <text:list-item>
          <text:p text:style-name="P3">Tokens are reputation/collateral; transferring them would create token markets and fraud rings.</text:p>
        </text:list-item>
      </text:list>
      <text:p text:style-name="Standard"><text:span text:style-name="T1">Instead, we allow sponsorship as accountability:</text:span></text:p>
      <text:p text:style-name="Standard"><text:span text:style-name="T1">How it works:</text:span></text:p>
      <text:list text:continue-numbering="true" text:style-name="WWNum1">
        <text:list-item>
          <text:p text:style-name="P3">A trusted user can **sponsor/vouch** for a new friend by **locking tokens** behind them (not sending).</text:p>
        </text:list-item>
        <text:list-item>
          <text:p text:style-name="P3"><text:soft-page-break/>The new user gets a visible **Sponsor badge** and a small match-ranking boost.</text:p>
        </text:list-item>
      </text:list>
      <text:p text:style-name="Standard"><text:span text:style-name="T1">Example configuration (tunable):</text:span></text:p>
      <text:list text:continue-numbering="true" text:style-name="WWNum1">
        <text:list-item>
          <text:p text:style-name="P3">Sponsor locks: **30 / 60 / 100 tokens**</text:p>
        </text:list-item>
        <text:list-item>
          <text:p text:style-name="P3">Duration: **30–90 days**</text:p>
        </text:list-item>
        <text:list-item>
          <text:p text:style-name="P3">Sponsor limit: **Max 3 active sponsored users**</text:p>
        </text:list-item>
        <text:list-item>
          <text:p text:style-name="P3">Sponsor eligibility: Account age 60+ days + 20+ rides + trust score threshold</text:p>
        </text:list-item>
      </text:list>
      <text:p text:style-name="Standard"><text:span text:style-name="T1">Sponsor badge UI:</text:span></text:p>
      <text:list text:continue-numbering="true" text:style-name="WWNum1">
        <text:list-item>
          <text:p text:style-name="P3">Badge: **“Sponsored by &lt;Name&gt;”**</text:p>
        </text:list-item>
        <text:list-item>
          <text:p text:style-name="P3">Tooltip: “A trusted community member vouches for this user.”</text:p>
        </text:list-item>
      </text:list>
      <text:p text:style-name="Standard"><text:span text:style-name="T1">What happens if the sponsored user behaves badly:</text:span></text:p>
      <text:list text:continue-numbering="true" text:style-name="WWNum1">
        <text:list-item>
          <text:p text:style-name="P3">If sponsored user defaults on a repayment / triggers abuse flags:</text:p>
        </text:list-item>
        <text:list-item>
          <text:p text:style-name="P3">Sponsored user loses access immediately</text:p>
        </text:list-item>
        <text:list-item>
          <text:p text:style-name="P3">Sponsor loses some/all locked tokens</text:p>
        </text:list-item>
        <text:list-item>
          <text:p text:style-name="P3">Sponsor trust score gets a penalty (prevents careless sponsoring)</text:p>
        </text:list-item>
      </text:list>
      <text:p text:style-name="Standard">**Why this is powerful:** It solves onboarding trust using real social accountability, without breaking token economics.</text:p>
      <text:p text:style-name="Standard">__________________________________________________</text:p>
      <text:h text:style-name="Heading_20_4" text:outline-level="4">2.6.6 Intro Posts + Community Identity (Hitchr as Social Platform)</text:h>
      <text:p text:style-name="Standard">**Purpose:** Turn Hitchr from “utility app” into “community network.”</text:p>
      <text:p text:style-name="Standard"><text:span text:style-name="T1">Core feature: “Intro Card” for new users</text:span></text:p>
      <text:list text:continue-numbering="true" text:style-name="WWNum1">
        <text:list-item>
          <text:p text:style-name="P3">New user can post an intro:</text:p>
        </text:list-item>
        <text:list-item>
          <text:p text:style-name="P3">“Hi, I’m Priya. DU student. Daily commute Rohini → South Campus.”</text:p>
        </text:list-item>
        <text:list-item>
          <text:p text:style-name="P3">“New here. Friends: Raj, Neha.”</text:p>
        </text:list-item>
        <text:list-item>
          <text:p text:style-name="P3">Users can react / welcome / offer first rides.</text:p>
        </text:list-item>
      </text:list>
      <text:p text:style-name="Standard"><text:span text:style-name="T1">Wireframe modules:</text:span></text:p>
      <text:list xml:id="list13538278586246" text:continue-numbering="true" text:style-name="WWNum1">
        <text:list-item>
          <text:p text:style-name="P3">Feed tab: “Commute stories + ride intents”</text:p>
        </text:list-item>
        <text:list-item>
          <text:p text:style-name="P3">Post types:</text:p>
        </text:list-item>
      </text:list>
      <text:list xml:id="list13539025446042" text:continue-list="list13539579058644" text:style-name="WWNum5">
        <text:list-item>
          <text:p text:style-name="P4">**Intro Post** (new joiner)</text:p>
        </text:list-item>
        <text:list-item>
          <text:p text:style-name="P4"><text:soft-page-break/>**Ride Intent Post** (“Going to campus at 8:30 AM”)</text:p>
        </text:list-item>
        <text:list-item>
          <text:p text:style-name="P4">**Community Hero Post** (monthly highlights)</text:p>
        </text:list-item>
      </text:list>
      <text:list text:continue-list="list13538278586246" text:style-name="WWNum1">
        <text:list-item>
          <text:p text:style-name="P3">Safety: limited DM until first completed ride OR mutual connection exists</text:p>
        </text:list-item>
      </text:list>
      <text:p text:style-name="Standard">__________________________________________________</text:p>
      <text:h text:style-name="Heading_20_4" text:outline-level="4">2.6.7 Verification Badges (Simple, Visible Trust Language)</text:h>
      <text:p text:style-name="Standard">Badges should be **few, clear, and meaningful** (avoid “badge spam”).</text:p>
      <text:p text:style-name="Standard"><text:span text:style-name="T1">Recommended badge set (wireframe-ready):</text:span></text:p>
      <text:list text:continue-numbering="true" text:style-name="WWNum1">
        <text:list-item>
          <text:p text:style-name="P3">**Verified Starter** (identity verified, new user)</text:p>
        </text:list-item>
        <text:list-item>
          <text:p text:style-name="P3">**Verified Pilot** (vehicle + license verified)</text:p>
        </text:list-item>
        <text:list-item>
          <text:p text:style-name="P3">**Background Verified** (optional, higher trust)</text:p>
        </text:list-item>
        <text:list-item>
          <text:p text:style-name="P3">**Sponsored** (vouched by trusted member)</text:p>
        </text:list-item>
        <text:list-item>
          <text:p text:style-name="P3">**Community Hero** (high tokens + high helpfulness)</text:p>
        </text:list-item>
        <text:list-item>
          <text:p text:style-name="P3">**Frequent Corridor** (high rides on a specific route)</text:p>
        </text:list-item>
      </text:list>
      <text:p text:style-name="Standard"><text:span text:style-name="T1">Badge display rule:</text:span></text:p>
      <text:list text:continue-numbering="true" text:style-name="WWNum1">
        <text:list-item>
          <text:p text:style-name="P3">Show max 2–3 badges on small cards</text:p>
        </text:list-item>
        <text:list-item>
          <text:p text:style-name="P3">Tap to expand badge explanations</text:p>
        </text:list-item>
      </text:list>
      <text:p text:style-name="Standard">__________________________________________________</text:p>
      <text:h text:style-name="Heading_20_2" text:outline-level="2">3. Economics &amp; Pricing</text:h>
      <text:h text:style-name="Heading_20_3" text:outline-level="3">3.1 How Hitchr Compares: Quick Reference</text:h>
      <text:p text:style-name="Standard"><text:span text:style-name="T1">This table anchors Hitchr's unique position:</text:span></text:p>
      <table:table table:name="Table1" table:style-name="Table1">
        <table:table-column table:style-name="Table1.A" table:number-columns-repeated="3"/>
        <table:table-column table:style-name="Table1.D"/>
        <text:soft-page-break/>
        <table:table-row table:style-name="Table1.1">
          <table:table-cell table:style-name="Table1.A1" office:value-type="string">
            <text:p text:style-name="P1"><text:span text:style-name="T1">**Dimension**</text:span></text:p>
          </table:table-cell>
          <table:table-cell table:style-name="Table1.A1" office:value-type="string">
            <text:p text:style-name="P1"><text:span text:style-name="T1">**Uber/Ola**</text:span></text:p>
          </table:table-cell>
          <table:table-cell table:style-name="Table1.A1" office:value-type="string">
            <text:p text:style-name="P1"><text:span text:style-name="T1">**BNPL (Buy Now Pay Later)**</text:span></text:p>
          </table:table-cell>
          <table:table-cell table:style-name="Table1.A1" office:value-type="string">
            <text:p text:style-name="P1"><text:span text:style-name="T1">**Hitchr**</text:span></text:p>
          </table:table-cell>
        </table:table-row>
        <table:table-row table:style-name="Table1.1">
          <table:table-cell table:style-name="Table1.A2" office:value-type="string">
            <text:p text:style-name="P1">**Payment Model**</text:p>
          </table:table-cell>
          <table:table-cell table:style-name="Table1.A2" office:value-type="string">
            <text:p text:style-name="P2">Pre-ride (wallet/card)</text:p>
          </table:table-cell>
          <table:table-cell table:style-name="Table1.A2" office:value-type="string">
            <text:p text:style-name="P2">Post-purchase credit</text:p>
          </table:table-cell>
          <table:table-cell table:style-name="Table1.A2" office:value-type="string">
            <text:p text:style-name="P2">Assurance (pooled coverage)</text:p>
          </table:table-cell>
        </table:table-row>
        <table:table-row table:style-name="Table1.1">
          <table:table-cell table:style-name="Table1.A3" office:value-type="string">
            <text:p text:style-name="P1">**Failure Handling**</text:p>
          </table:table-cell>
          <table:table-cell table:style-name="Table1.B3" office:value-type="string">
            <text:p text:style-name="P2">Hard stop (ride canceled)</text:p>
          </table:table-cell>
          <table:table-cell table:style-name="Table1.C3" office:value-type="string">
            <text:p text:style-name="P2">Debt accumulation</text:p>
          </table:table-cell>
          <table:table-cell table:style-name="Table1.D3" office:value-type="string">
            <text:p text:style-name="P2">Journey continuity (bailout)</text:p>
          </table:table-cell>
        </table:table-row>
        <table:table-row table:style-name="Table1.1">
          <table:table-cell table:style-name="Table1.A2" office:value-type="string">
            <text:p text:style-name="P1">**Trust Mechanism**</text:p>
          </table:table-cell>
          <table:table-cell table:style-name="Table1.A2" office:value-type="string">
            <text:p text:style-name="P2">Minimal (ratings only)</text:p>
          </table:table-cell>
          <table:table-cell table:style-name="Table1.A2" office:value-type="string">
            <text:p text:style-name="P2">Credit score + risk assessment</text:p>
          </table:table-cell>
          <table:table-cell table:style-name="Table1.A2" office:value-type="string">
            <text:p text:style-name="P2">Token collateral + trust score</text:p>
          </table:table-cell>
        </table:table-row>
        <table:table-row table:style-name="Table1.1">
          <table:table-cell table:style-name="Table1.A5" office:value-type="string">
            <text:p text:style-name="P1">**Journey Support**</text:p>
          </table:table-cell>
          <table:table-cell table:style-name="Table1.B5" office:value-type="string">
            <text:p text:style-name="P2">Single A→B ride</text:p>
          </table:table-cell>
          <table:table-cell table:style-name="Table1.C5" office:value-type="string">
            <text:p text:style-name="P2">N/A (not journey-based)</text:p>
          </table:table-cell>
          <table:table-cell table:style-name="Table1.D5" office:value-type="string">
            <text:p text:style-name="P2">Multi-leg native support</text:p>
          </table:table-cell>
        </table:table-row>
        <table:table-row table:style-name="Table1.1">
          <table:table-cell table:style-name="Table1.A2" office:value-type="string">
            <text:p text:style-name="P1">**User Role**</text:p>
          </table:table-cell>
          <table:table-cell table:style-name="Table1.A2" office:value-type="string">
            <text:p text:style-name="P2">Single (rider OR driver)</text:p>
          </table:table-cell>
          <table:table-cell table:style-name="Table1.A2" office:value-type="string">
            <text:p text:style-name="P2">Single (buyer)</text:p>
          </table:table-cell>
          <table:table-cell table:style-name="Table1.A2" office:value-type="string">
            <text:p text:style-name="P2">Dual (rider AND pilot)</text:p>
          </table:table-cell>
        </table:table-row>
        <table:table-row table:style-name="Table1.1">
          <table:table-cell table:style-name="Table1.A7" office:value-type="string">
            <text:p text:style-name="P1">**Pricing Flexibility**</text:p>
          </table:table-cell>
          <table:table-cell table:style-name="Table1.B7" office:value-type="string">
            <text:p text:style-name="P2">Fixed algorithmic</text:p>
          </table:table-cell>
          <table:table-cell table:style-name="Table1.C7" office:value-type="string">
            <text:p text:style-name="P2">Fixed contractual</text:p>
          </table:table-cell>
          <table:table-cell table:style-name="Table1.D7" office:value-type="string">
            <text:p text:style-name="P2">Pilot can waive/reduce</text:p>
          </table:table-cell>
        </table:table-row>
        <table:table-row table:style-name="Table1.1">
          <table:table-cell table:style-name="Table1.A2" office:value-type="string">
            <text:p text:style-name="P1">**Revenue Model**</text:p>
          </table:table-cell>
          <table:table-cell table:style-name="Table1.A2" office:value-type="string">
            <text:p text:style-name="P2">Per-ride commission (20-30%)</text:p>
          </table:table-cell>
          <table:table-cell table:style-name="Table1.A2" office:value-type="string">
            <text:p text:style-name="P2">Interest + late fees</text:p>
          </table:table-cell>
          <table:table-cell table:style-name="Table1.A2" office:value-type="string">
            <text:p text:style-name="P2">Commission (10%) + subscriptions</text:p>
          </table:table-cell>
        </table:table-row>
        <table:table-row table:style-name="Table1.1">
          <table:table-cell table:style-name="Table1.A9" office:value-type="string">
            <text:p text:style-name="P1">**Risk Pool**</text:p>
          </table:table-cell>
          <table:table-cell table:style-name="Table1.B9" office:value-type="string">
            <text:p text:style-name="P2">None (platform not liable)</text:p>
          </table:table-cell>
          <table:table-cell table:style-name="Table1.C9" office:value-type="string">
            <text:p text:style-name="P2">Individual debt</text:p>
          </table:table-cell>
          <table:table-cell table:style-name="Table1.D9" office:value-type="string">
            <text:p text:style-name="P2">Insurance pooling (many pay, few use)</text:p>
          </table:table-cell>
        </table:table-row>
        <table:table-row table:style-name="Table1.1">
          <table:table-cell table:style-name="Table1.A2" office:value-type="string">
            <text:p text:style-name="P1">**Default Consequence**</text:p>
          </table:table-cell>
          <table:table-cell table:style-name="Table1.A2" office:value-type="string">
            <text:p text:style-name="P2">Ride denied</text:p>
          </table:table-cell>
          <table:table-cell table:style-name="Table1.A2" office:value-type="string">
            <text:p text:style-name="P2">Collections + credit hit</text:p>
          </table:table-cell>
          <table:table-cell table:style-name="Table1.A2" office:value-type="string">
            <text:p text:style-name="P2">Token loss + platform ban</text:p>
          </table:table-cell>
        </table:table-row>
        <table:table-row table:style-name="Table1.1">
          <table:table-cell table:style-name="Table1.A11" office:value-type="string">
            <text:p text:style-name="P1">**Target Market**</text:p>
          </table:table-cell>
          <table:table-cell table:style-name="Table1.B11" office:value-type="string">
            <text:p text:style-name="P2">Urban professionals</text:p>
          </table:table-cell>
          <table:table-cell table:style-name="Table1.C11" office:value-type="string">
            <text:p text:style-name="P2">Young salaried workers</text:p>
          </table:table-cell>
          <table:table-cell table:style-name="Table1.D11" office:value-type="string">
            <text:p text:style-name="P2">Students + commuters + rural</text:p>
          </table:table-cell>
        </table:table-row>
      </table:table>
      <text:p text:style-name="Standard"><text:span text:style-name="T1">Key Insight:</text:span></text:p>
      <text:list text:continue-numbering="true" text:style-name="WWNum1">
        <text:list-item>
          <text:p text:style-name="P3">Uber/Ola = **Transport service** (you pay for rides)</text:p>
        </text:list-item>
        <text:list-item>
          <text:p text:style-name="P3">BNPL = **Credit product** (you borrow to buy)</text:p>
        </text:list-item>
        <text:list-item>
          <text:p text:style-name="P3">Hitchr = **Assurance infrastructure** (you pay for peace of mind)</text:p>
        </text:list-item>
      </text:list>
      <text:p text:style-name="Standard">**Why this matters:** Investors understand Hitchr isn't competing with Uber on rides or with BNPL on credit. It's a **third category** combining community travel with journey assurance.</text:p>
      <text:p text:style-name="Standard">__________________________________________________</text:p>
      <text:h text:style-name="Heading_20_3" text:outline-level="3">3.2 Base Pricing Model</text:h>
      <text:p text:style-name="Standard"><text:span text:style-name="T1">Formula:</text:span></text:p>
      <text:p text:style-name="No_20_Spacing"><text:span text:style-name="T2">Ride Cost = ₹10 (base) + Distance × Per-KM Rate<text:line-break/><text:line-break/>Per-KM Rates (tiered):<text:line-break/>- 0-3 KM: ₹7/km (short hop)<text:line-break/>- 3-7 KM: ₹6/km (sweet spot)<text:line-break/>- 7-10 KM: ₹5/km (medium)<text:line-break/>- 10+ KM: ₹4/km (long haul)<text:line-break/><text:line-break/>Time multipliers:<text:line-break/>- Peak hours (8-10 AM, 6-8 PM): 1.0x (normal)<text:line-break/>- Off-peak: 0.9x (10% discount)</text:span></text:p>
      <text:p text:style-name="Standard"><text:span text:style-name="T1">Examples:</text:span></text:p>
      <text:p text:style-name="No_20_Spacing"><text:span text:style-name="T2">2 KM: ₹10 + (2 × ₹7) = ₹24<text:line-break/>5 KM: ₹10 + (3 × ₹7) + (2 × ₹6) = ₹43<text:line-break/>10 KM: ₹10 + ₹21 + ₹24 + ₹15 = ₹70<text:line-break/>15 KM: ₹70 + (5 × ₹4) = ₹90</text:span></text:p>
      <text:p text:style-name="Standard"><text:span text:style-name="T1">Comparison to competition: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A"/>
        <table:table-column table:style-name="Table2.B"/>
        <table:table-column table:style-name="Table2.A"/>
        <table:table-row table:style-name="Table2.1">
          <table:table-cell table:style-name="Table2.A1" office:value-type="string">
            <text:p text:style-name="P1"><text:span text:style-name="T1">Distance</text:span></text:p>
          </table:table-cell>
          <table:table-cell table:style-name="Table2.A1" office:value-type="string">
            <text:p text:style-name="P1"><text:span text:style-name="T1">Hitchr</text:span></text:p>
          </table:table-cell>
          <table:table-cell table:style-name="Table2.A1" office:value-type="string">
            <text:p text:style-name="P1"><text:span text:style-name="T1">Ola/Uber</text:span></text:p>
          </table:table-cell>
          <table:table-cell table:style-name="Table2.A1" office:value-type="string">
            <text:p text:style-name="P1"><text:span text:style-name="T1">Rapido</text:span></text:p>
          </table:table-cell>
          <table:table-cell table:style-name="Table2.A1" office:value-type="string">
            <text:p text:style-name="P1"><text:span text:style-name="T1">vs Ola</text:span></text:p>
          </table:table-cell>
          <table:table-cell table:style-name="Table2.A1" office:value-type="string">
            <text:p text:style-name="P1"><text:span text:style-name="T1">vs Rapido</text:span></text:p>
          </table:table-cell>
        </table:table-row>
        <table:table-row table:style-name="Table2.1">
          <table:table-cell table:style-name="Table2.A2" office:value-type="string">
            <text:p text:style-name="P1">5 KM</text:p>
          </table:table-cell>
          <table:table-cell table:style-name="Table2.A2" office:value-type="string">
            <text:p text:style-name="P2">₹43</text:p>
          </table:table-cell>
          <table:table-cell table:style-name="Table2.A2" office:value-type="string">
            <text:p text:style-name="P2">₹85</text:p>
          </table:table-cell>
          <table:table-cell table:style-name="Table2.A2" office:value-type="string">
            <text:p text:style-name="P2">₹35</text:p>
          </table:table-cell>
          <table:table-cell table:style-name="Table2.A2" office:value-type="string">
            <text:p text:style-name="P2">**-49%**</text:p>
          </table:table-cell>
          <table:table-cell table:style-name="Table2.A2" office:value-type="string">
            <text:p text:style-name="P2">+23%</text:p>
          </table:table-cell>
        </table:table-row>
        <table:table-row table:style-name="Table2.1">
          <table:table-cell table:style-name="Table2.A3" office:value-type="string">
            <text:p text:style-name="P1">10 KM</text:p>
          </table:table-cell>
          <table:table-cell table:style-name="Table2.B3" office:value-type="string">
            <text:p text:style-name="P2">₹70</text:p>
          </table:table-cell>
          <table:table-cell table:style-name="Table2.C3" office:value-type="string">
            <text:p text:style-name="P2">₹140</text:p>
          </table:table-cell>
          <table:table-cell table:style-name="Table2.D3" office:value-type="string">
            <text:p text:style-name="P2">₹55</text:p>
          </table:table-cell>
          <table:table-cell table:style-name="Table2.E3" office:value-type="string">
            <text:p text:style-name="P2">**-50%**</text:p>
          </table:table-cell>
          <table:table-cell table:style-name="Table2.F3" office:value-type="string">
            <text:p text:style-name="P2">+27%</text:p>
          </table:table-cell>
        </table:table-row>
        <table:table-row table:style-name="Table2.1">
          <table:table-cell table:style-name="Table2.A2" office:value-type="string">
            <text:p text:style-name="P1">15 KM</text:p>
          </table:table-cell>
          <table:table-cell table:style-name="Table2.A2" office:value-type="string">
            <text:p text:style-name="P2">₹90</text:p>
          </table:table-cell>
          <table:table-cell table:style-name="Table2.A2" office:value-type="string">
            <text:p text:style-name="P2">₹180</text:p>
          </table:table-cell>
          <table:table-cell table:style-name="Table2.A2" office:value-type="string">
            <text:p text:style-name="P2">₹75</text:p>
          </table:table-cell>
          <table:table-cell table:style-name="Table2.A2" office:value-type="string">
            <text:p text:style-name="P2">**-50%**</text:p>
          </table:table-cell>
          <table:table-cell table:style-name="Table2.A2" office:value-type="string">
            <text:p text:style-name="P2">+20%</text:p>
          </table:table-cell>
        </table:table-row>
      </table:table>
      <text:p text:style-name="Standard"><text:span text:style-name="T1">Positioning:</text:span></text:p>
      <text:list text:continue-numbering="true" text:style-name="WWNum1">
        <text:list-item>
          <text:p text:style-name="P3">50% cheaper than Ola/Uber (significant savings)</text:p>
        </text:list-item>
        <text:list-item>
          <text:p text:style-name="P3">20-30% more than Rapido (acceptable premium for features)</text:p>
        </text:list-item>
      </text:list>
      <text:p text:style-name="Standard"><text:span text:style-name="T1">Why people choose us despite Rapido being cheaper:</text:span></text:p>
      <text:list text:continue-numbering="true" text:style-name="WWNum1">
        <text:list-item>
          <text:p text:style-name="P3">Multi-leg journey support (Rapido can't do this)</text:p>
        </text:list-item>
        <text:list-item>
          <text:p text:style-name="P3">Travel assurance (Rapido doesn't have this)</text:p>
        </text:list-item>
        <text:list-item>
          <text:p text:style-name="P3">Dual-role (earn while commuting)</text:p>
        </text:list-item>
        <text:list-item>
          <text:p text:style-name="P3">Community culture (Rapido is purely transactional)</text:p>
        </text:list-item>
      </text:list>
      <text:h text:style-name="Heading_20_3" text:outline-level="3">3.3 Revenue Streams</text:h>
      <text:p text:style-name="Standard"><text:span text:style-name="T1">1. Ride Commissions (Primary)</text:span></text:p>
      <text:list text:continue-numbering="true" text:style-name="WWNum1">
        <text:list-item>
          <text:p text:style-name="P3"><text:soft-page-break/>10% of accepted fare</text:p>
        </text:list-item>
        <text:list-item>
          <text:p text:style-name="P3">Exception: ₹0 if pilot waives fare (community over profit)</text:p>
        </text:list-item>
        <text:list-item>
          <text:p text:style-name="P3">Expected: 80% full fare, 15% reduced, 5% waived</text:p>
        </text:list-item>
        <text:list-item>
          <text:p text:style-name="P3">Effective commission: ~9% average</text:p>
        </text:list-item>
      </text:list>
      <text:p text:style-name="Standard"><text:span text:style-name="T1">2. Assurance Subscriptions (Growth)</text:span></text:p>
      <text:list text:continue-numbering="true" text:style-name="WWNum1">
        <text:list-item>
          <text:p text:style-name="P3">5 paid tiers: Student (₹15), Commuter (₹50), Traveler (flexible), Long-Distance (₹120), Enterprise (B2B)</text:p>
        </text:list-item>
        <text:list-item>
          <text:p text:style-name="P3">Plus universal free tier (requires 20 tokens)</text:p>
        </text:list-item>
        <text:list-item>
          <text:p text:style-name="P3">Target: 20% of active users subscribe to paid tiers</text:p>
        </text:list-item>
        <text:list-item>
          <text:p text:style-name="P3">High margin (88-92%) due to insurance pooling</text:p>
        </text:list-item>
      </text:list>
      <text:p text:style-name="Standard"><text:span text:style-name="T1">3. B2B Partnerships (Future)</text:span></text:p>
      <text:list text:continue-numbering="true" text:style-name="WWNum1">
        <text:list-item>
          <text:p text:style-name="P3">Companies pay for employee mobility</text:p>
        </text:list-item>
        <text:list-item>
          <text:p text:style-name="P3">₹30-80 per employee per month</text:p>
        </text:list-item>
        <text:list-item>
          <text:p text:style-name="P3">Corporate mobility benefits</text:p>
        </text:list-item>
      </text:list>
      <text:p text:style-name="Standard"><text:span text:style-name="T1">4. Adjacent Services &amp; Partnerships (Future)</text:span></text:p>
      <text:list text:continue-numbering="true" text:style-name="WWNum1">
        <text:list-item>
          <text:p text:style-name="P3">Package delivery (P2P logistics using existing journeys)</text:p>
        </text:list-item>
        <text:list-item>
          <text:p text:style-name="P3">Intercity carpooling (Delhi → Jaipur long-distance)</text:p>
        </text:list-item>
        <text:list-item>
          <text:p text:style-name="P3">Tourism experiences (pilots as local guides)</text:p>
        </text:list-item>
        <text:list-item>
          <text:p text:style-name="P3">**Brand partnerships:** Token redemption at Zostel (hostels), Decathlon (sports gear), OYO/Airbnb (stays)</text:p>
        </text:list-item>
        <text:list-item>
          <text:p text:style-name="P3">Example: 500 tokens = ₹500 off at Zostel, creating closed-loop token economy</text:p>
        </text:list-item>
        <text:list-item>
          <text:p text:style-name="P3">Partners get access to 10M+ young, mobile user base</text:p>
        </text:list-item>
        <text:list-item>
          <text:p text:style-name="P3">Users get tangible value for tokens beyond platform benefits</text:p>
        </text:list-item>
        <text:list-item>
          <text:p text:style-name="P3">Package delivery (P2P logistics)</text:p>
        </text:list-item>
        <text:list-item>
          <text:p text:style-name="P3">Intercity carpooling (long distance)</text:p>
        </text:list-item>
        <text:list-item>
          <text:p text:style-name="P3">Tourism experiences (local guides)</text:p>
        </text:list-item>
      </text:list>
      <text:h text:style-name="Heading_20_3" text:outline-level="3">3.4 Unit Economics - Detailed Scenarios</text:h>
      <text:p text:style-name="Standard">We model three scenarios to show economic viability across different assumptions.</text:p>
      <text:p text:style-name="Standard">__________________________________________________</text:p>
      <text:h text:style-name="Heading_20_4" text:outline-level="4"><text:soft-page-break/>**SCENARIO A: CONSERVATIVE (Base Case)**</text:h>
      <text:p text:style-name="Standard"><text:span text:style-name="T1">Assumptions:</text:span></text:p>
      <text:list text:continue-numbering="true" text:style-name="WWNum1">
        <text:list-item>
          <text:p text:style-name="P3">100,000 active users</text:p>
        </text:list-item>
        <text:list-item>
          <text:p text:style-name="P3">60% monthly active rate</text:p>
        </text:list-item>
        <text:list-item>
          <text:p text:style-name="P3">15 rides/user/month (conservative engagement)</text:p>
        </text:list-item>
        <text:list-item>
          <text:p text:style-name="P3">Average ride: 6.5 KM, ₹48 fare</text:p>
        </text:list-item>
        <text:list-item>
          <text:p text:style-name="P3">15% paid subscription rate (lower than target)</text:p>
        </text:list-item>
        <text:list-item>
          <text:p text:style-name="P3">10% of rides have pilot reducing fare by 20%</text:p>
        </text:list-item>
      </text:list>
      <text:p text:style-name="Standard"><text:span text:style-name="T1">Monthly Ride Economics:</text:span></text:p>
      <text:p text:style-name="No_20_Spacing"><text:span text:style-name="T2">Active users: 60,000 (60% of 100K)<text:line-break/>Rides per user: 15/month<text:line-break/>Total rides: 900,000/month<text:line-break/>Average fare: ₹48<text:line-break/>Total GMV: ₹4,32,00,000 (₹4.32 Cr)<text:line-break/><text:line-break/>Effective commission:<text:line-break/>- 90% rides at full fare: 810,000 × ₹48 × 10% = ₹38,88,000<text:line-break/>- 10% rides at reduced fare: 90,000 × ₹38 × 10% = ₹3,42,000<text:line-break/>Total commission: ₹42,30,000</text:span></text:p>
      <text:p text:style-name="Standard"><text:span text:style-name="T1">Monthly Assurance Economics (REVISED PRICING):</text:span></text:p>
      <text:p text:style-name="No_20_Spacing"><text:span text:style-name="T2">Paid subscribers (15% of active): 9,000 users<text:line-break/><text:line-break/>Tier distribution (segment-based):<text:line-break/>- Student (₹40): 5,000 users × ₹40 = ₹2,00,000<text:line-break/>- Commuter (₹80): 3,000 users × ₹80 = ₹2,40,000<text:line-break/>- Long-Distance (₹200): 800 users × ₹200 = ₹1,60,000<text:line-break/>- Traveler (avg ₹50): 200 users × ₹50 = ₹10,000<text:line-break/>Total subscription revenue: ₹6,10,000<text:line-break/><text:line-break/>Bailout costs:<text:line-break/>- Free tier (91K users, 0.3% use/month): 273 × ₹45 = ₹12,285<text:line-break/>- Student (8% invoke, 1.2 avg): 5,000 × 8% × 1.2 × ₹48 = ₹23,040<text:line-break/>- Commuter (8% invoke, 1.3 avg): 3,000 × 8% × 1.3 × ₹55 = ₹17,160<text:line-break/>- Long-Distance (8% invoke, 1.5 avg): 800 × 8% × 1.5 × ₹75 = ₹7,200<text:line-break/>- Traveler (10% invoke, 1.2 avg): 200 × 10% × 1.2 × ₹50 = ₹1,200<text:line-break/>Total bailout costs: ₹60,885<text:line-break/><text:line-break/>Net assurance profit: ₹6,10,000 - ₹60,885 = ₹5,49,115</text:span></text:p>
      <text:p text:style-name="Standard"><text:span text:style-name="T1">Total Monthly Revenue:** ₹42,30,000 + ₹6,10,000 = **₹48,40,000</text:span></text:p>
      <text:p text:style-name="Standard"><text:span text:style-name="T1">Monthly Operating Costs:</text:span></text:p>
      <text:p text:style-name="No_20_Spacing"><text:span text:style-name="T2">Platform operations (servers, infra): ₹8,00,000<text:line-break/>Customer support (15 people): ₹4,00,000<text:line-break/>Marketing &amp; user acquisition: ₹12,00,000<text:line-break/>Technology team (20 people): ₹15,00,000<text:line-break/>General &amp; administrative: ₹3,00,000<text:line-break/>Bailout costs: ₹70,149<text:line-break/>Total costs: ₹42,70,149</text:span></text:p>
      <text:p text:style-name="Standard"><text:span text:style-name="T1">Monthly Profit:** ₹48,40,000 - ₹42,60,885 = **₹5,79,115</text:span></text:p>
      <text:p text:style-name="Standard">**Profit Margin:** 12.0% (healthy early-stage margin)</text:p>
      <text:p text:style-name="Standard"><text:span text:style-name="T1">Annual Numbers:</text:span></text:p>
      <text:list text:continue-numbering="true" text:style-name="WWNum1">
        <text:list-item>
          <text:p text:style-name="P3">Revenue: ₹5.81 Cr</text:p>
        </text:list-item>
        <text:list-item>
          <text:p text:style-name="P3">Profit: ₹69.5 lakhs</text:p>
        </text:list-item>
        <text:list-item>
          <text:p text:style-name="P3">**Strong profitability, sustainable growth**</text:p>
        </text:list-item>
      </text:list>
      <text:p text:style-name="Standard">__________________________________________________</text:p>
      <text:h text:style-name="Heading_20_4" text:outline-level="4">**SCENARIO B: BASE CASE (Target Performance)**</text:h>
      <text:p text:style-name="Standard"><text:span text:style-name="T1">Assumptions:</text:span></text:p>
      <text:list text:continue-numbering="true" text:style-name="WWNum1">
        <text:list-item>
          <text:p text:style-name="P3">100,000 active users</text:p>
        </text:list-item>
        <text:list-item>
          <text:p text:style-name="P3">70% monthly active rate</text:p>
        </text:list-item>
        <text:list-item>
          <text:p text:style-name="P3">20 rides/user/month (good engagement)</text:p>
        </text:list-item>
        <text:list-item>
          <text:p text:style-name="P3"><text:soft-page-break/>Average ride: 7 KM, ₹52 fare</text:p>
        </text:list-item>
        <text:list-item>
          <text:p text:style-name="P3">20% paid subscription rate (target)</text:p>
        </text:list-item>
        <text:list-item>
          <text:p text:style-name="P3">5% of rides waived, 10% reduced by 20%</text:p>
        </text:list-item>
      </text:list>
      <text:p text:style-name="Standard"><text:span text:style-name="T1">Monthly Ride Economics:</text:span></text:p>
      <text:p text:style-name="No_20_Spacing"><text:span text:style-name="T2">Active users: 70,000 (70% of 100K)<text:line-break/>Rides per user: 20/month<text:line-break/>Total rides: 1,400,000/month<text:line-break/>Average fare: ₹52<text:line-break/>Total GMV: ₹7,28,00,000 (₹7.28 Cr)<text:line-break/><text:line-break/>Effective commission:<text:line-break/>- 85% full fare: 1,190,000 × ₹52 × 10% = ₹61,88,000<text:line-break/>- 10% reduced (20% off): 140,000 × ₹42 × 10% = ₹5,88,000<text:line-break/>- 5% waived: 70,000 × ₹0 = ₹0<text:line-break/>Total commission: ₹67,76,000</text:span></text:p>
      <text:p text:style-name="Standard"><text:span text:style-name="T1">Monthly Assurance Economics (REVISED PRICING):</text:span></text:p>
      <text:p text:style-name="No_20_Spacing"><text:span text:style-name="T2">Paid subscribers (20% of active): 14,000 users<text:line-break/><text:line-break/>Tier distribution (segment-based):<text:line-break/>- Student (₹40): 7,000 users × ₹40 = ₹2,80,000<text:line-break/>- Commuter (₹80): 5,000 users × ₹80 = ₹4,00,000<text:line-break/>- Long-Distance (₹200): 1,500 users × ₹200 = ₹3,00,000<text:line-break/>- Traveler (avg ₹50): 500 users × ₹50 = ₹25,000<text:line-break/>Total subscription revenue: ₹10,05,000<text:line-break/><text:line-break/>Bailout costs:<text:line-break/>- Free tier (56K users, 0.25% use/month): 140 × ₹48 = ₹6,720<text:line-break/>- Student (8% invoke, 1.2 avg): 7,000 × 8% × 1.2 × ₹52 = ₹34,944<text:line-break/>- Commuter (8% invoke, 1.3 avg): 5,000 × 8% × 1.3 × ₹60 = ₹31,200<text:line-break/>- Long-Distance (8% invoke, 1.5 avg): 1,500 × 8% × 1.5 × ₹78 = ₹14,040<text:line-break/>- Traveler (10% invoke, 1.2 avg): 500 × 10% × 1.2 × ₹55 = ₹3,300<text:line-break/>Total bailout costs: ₹90,204<text:line-break/><text:line-break/>Net assurance profit: ₹10,05,000 - ₹90,204 = ₹9,14,796</text:span></text:p>
      <text:p text:style-name="Standard"><text:span text:style-name="T1">Total Monthly Revenue:** ₹67,76,000 + ₹10,05,000 = **₹77,81,000</text:span></text:p>
      <text:p text:style-name="Standard"><text:span text:style-name="T1">Monthly Operating Costs:</text:span></text:p>
      <text:p text:style-name="No_20_Spacing"><text:span text:style-name="T2">Platform operations: ₹10,00,000<text:line-break/>Customer support (20 people): ₹5,00,000<text:line-break/>Marketing &amp; user acquisition: ₹15,00,000<text:line-break/>Technology team (25 people): ₹18,00,000<text:line-break/>General &amp; administrative: ₹4,00,000<text:line-break/>Bailout costs: ₹1,09,500<text:line-break/>Total costs: ₹53,09,500</text:span></text:p>
      <text:p text:style-name="Standard"><text:span text:style-name="T1">Monthly Profit:** ₹77,81,000 - ₹52,90,204 = **₹24,90,796</text:span></text:p>
      <text:p text:style-name="Standard">**Profit Margin:** 32.0%</text:p>
      <text:p text:style-name="Standard"><text:span text:style-name="T1">Annual Numbers:</text:span></text:p>
      <text:list text:continue-numbering="true" text:style-name="WWNum1">
        <text:list-item>
          <text:p text:style-name="P3">Revenue: ₹9.34 Cr</text:p>
        </text:list-item>
        <text:list-item>
          <text:p text:style-name="P3">Profit: ₹2.99 Cr</text:p>
        </text:list-item>
        <text:list-item>
          <text:p text:style-name="P3">**Strong profitability, ready to scale**</text:p>
        </text:list-item>
      </text:list>
      <text:p text:style-name="Standard">__________________________________________________</text:p>
      <text:h text:style-name="Heading_20_4" text:outline-level="4">**SCENARIO C: OPTIMISTIC (Strong Growth)**</text:h>
      <text:p text:style-name="Standard"><text:span text:style-name="T1">Assumptions:</text:span></text:p>
      <text:list text:continue-numbering="true" text:style-name="WWNum1">
        <text:list-item>
          <text:p text:style-name="P3">100,000 active users</text:p>
        </text:list-item>
        <text:list-item>
          <text:p text:style-name="P3">80% monthly active rate</text:p>
        </text:list-item>
        <text:list-item>
          <text:p text:style-name="P3">25 rides/user/month (viral growth, high engagement)</text:p>
        </text:list-item>
        <text:list-item>
          <text:p text:style-name="P3">Average ride: 7.5 KM, ₹55 fare</text:p>
        </text:list-item>
        <text:list-item>
          <text:p text:style-name="P3">25% paid subscription rate (above target)</text:p>
        </text:list-item>
        <text:list-item>
          <text:p text:style-name="P3">3% waived, 12% reduced</text:p>
        </text:list-item>
      </text:list>
      <text:p text:style-name="Standard"><text:span text:style-name="T1">Monthly Ride Economics:</text:span></text:p>
      <text:p text:style-name="No_20_Spacing"><text:span text:style-name="T2">Active users: 80,000 (80% of 100K)<text:line-break/>Rides per user: 25/month<text:line-break/>Total rides: 2,000,000/month<text:line-break/>Average fare: ₹55<text:line-break/>Total GMV: ₹11,00,00,000 (₹11 Cr)<text:line-break/><text:line-break/>Effective commission:<text:line-break/>- 85% full fare: 1,700,000 × ₹55 × 10% = ₹93,50,000<text:line-break/>- 12% reduced (20% off): 240,000 × ₹44 × 10% = ₹10,56,000<text:line-break/>- 3% waived: 60,000 × ₹0 = ₹0<text:line-break/>Total commission: ₹1,04,06,000</text:span></text:p>
      <text:p text:style-name="Standard"><text:soft-page-break/><text:span text:style-name="T1">Monthly Assurance Economics (REVISED PRICING):</text:span></text:p>
      <text:p text:style-name="No_20_Spacing"><text:span text:style-name="T2">Paid subscribers (25% of active): 20,000 users<text:line-break/><text:line-break/>Tier distribution (segment-based):<text:line-break/>- Student (₹40): 10,000 users × ₹40 = ₹4,00,000<text:line-break/>- Commuter (₹80): 7,000 users × ₹80 = ₹5,60,000<text:line-break/>- Long-Distance (₹200): 2,200 users × ₹200 = ₹4,40,000<text:line-break/>- Traveler (avg ₹50): 800 users × ₹50 = ₹40,000<text:line-break/>Total subscription revenue: ₹14,40,000<text:line-break/><text:line-break/>Bailout costs:<text:line-break/>- Free tier (60K users, 0.2% use/month): 120 × ₹50 = ₹6,000<text:line-break/>- Student (7% invoke, 1.2 avg): 10,000 × 7% × 1.2 × ₹55 = ₹46,200<text:line-break/>- Commuter (7% invoke, 1.3 avg): 7,000 × 7% × 1.3 × ₹62 = ₹39,494<text:line-break/>- Long-Distance (7% invoke, 1.5 avg): 2,200 × 7% × 1.5 × ₹80 = ₹18,480<text:line-break/>- Traveler (9% invoke, 1.2 avg): 800 × 9% × 1.2 × ₹60 = ₹5,184<text:line-break/>Total bailout costs: ₹1,15,358<text:line-break/><text:line-break/>Net assurance profit: ₹14,40,000 - ₹1,15,358 = ₹13,24,642</text:span></text:p>
      <text:p text:style-name="Standard"><text:span text:style-name="T1">Total Monthly Revenue:** ₹1,04,06,000 + ₹14,40,000 = **₹1,18,46,000</text:span></text:p>
      <text:p text:style-name="Standard"><text:span text:style-name="T1">Monthly Operating Costs:</text:span></text:p>
      <text:p text:style-name="No_20_Spacing"><text:span text:style-name="T2">Platform operations: ₹12,00,000<text:line-break/>Customer support (30 people): ₹7,00,000<text:line-break/>Marketing &amp; user acquisition: ₹18,00,000<text:line-break/>Technology team (30 people): ₹22,00,000<text:line-break/>General &amp; administrative: ₹5,00,000<text:line-break/>Bailout costs: ₹1,15,358<text:line-break/>Total costs: ₹65,15,358</text:span></text:p>
      <text:p text:style-name="Standard"><text:span text:style-name="T1">Monthly Profit:** ₹1,18,46,000 - ₹65,15,358 = **₹53,30,642</text:span></text:p>
      <text:p text:style-name="Standard">**Profit Margin:** 45.0%</text:p>
      <text:p text:style-name="Standard"><text:span text:style-name="T1">Annual Numbers:</text:span></text:p>
      <text:list text:continue-numbering="true" text:style-name="WWNum1">
        <text:list-item>
          <text:p text:style-name="P3">Revenue: ₹14.22 Cr</text:p>
        </text:list-item>
        <text:list-item>
          <text:p text:style-name="P3">Profit: ₹6.40 Cr</text:p>
        </text:list-item>
        <text:list-item>
          <text:p text:style-name="P3">**Exceptional profitability, unicorn trajectory**</text:p>
        </text:list-item>
      </text:list>
      <text:p text:style-name="Standard">__________________________________________________</text:p>
      <text:h text:style-name="Heading_20_4" text:outline-level="4">**SCENARIO D: WORST CASE (Stress Test)**</text:h>
      <text:p text:style-name="Standard"><text:span text:style-name="T1">What if things go wrong?</text:span></text:p>
      <text:p text:style-name="Standard"><text:span text:style-name="T1">Assumptions:</text:span></text:p>
      <text:list text:continue-numbering="true" text:style-name="WWNum1">
        <text:list-item>
          <text:p text:style-name="P3">100,000 registered but only 40% monthly active (poor retention)</text:p>
        </text:list-item>
        <text:list-item>
          <text:p text:style-name="P3">12 rides/user/month (low engagement)</text:p>
        </text:list-item>
        <text:list-item>
          <text:p text:style-name="P3">Average ride: 5.5 KM, ₹42 fare (shorter rides)</text:p>
        </text:list-item>
        <text:list-item>
          <text:p text:style-name="P3">Only 10% paid subscription (poor conversion)</text:p>
        </text:list-item>
        <text:list-item>
          <text:p text:style-name="P3">15% of rides reduced/waived (high community generosity)</text:p>
        </text:list-item>
      </text:list>
      <text:p text:style-name="Standard"><text:span text:style-name="T1">Monthly Ride Economics:</text:span></text:p>
      <text:p text:style-name="No_20_Spacing"><text:span text:style-name="T2">Active users: 40,000 (40% of 100K)<text:line-break/>Rides per user: 12/month<text:line-break/>Total rides: 480,000/month<text:line-break/>Average fare: ₹42<text:line-break/>Total GMV: ₹2,01,60,000 (₹2.02 Cr)<text:line-break/><text:line-break/>Effective commission:<text:line-break/>- 85% full fare: 408,000 × ₹42 × 10% = ₹17,13,600<text:line-break/>- 15% reduced/waived: 72,000 × ₹34 × 10% = ₹2,44,800<text:line-break/>Total commission: ₹19,58,400</text:span></text:p>
      <text:p text:style-name="Standard"><text:span text:style-name="T1">Monthly Assurance Economics (REVISED PRICING):</text:span></text:p>
      <text:p text:style-name="No_20_Spacing"><text:span text:style-name="T2">Paid subscribers (10% of active): 4,000 users<text:line-break/><text:line-break/>Tier distribution (segment-based):<text:line-break/>- Student (₹40): 2,200 users × ₹40 = ₹88,000<text:line-break/>- Commuter (₹80): 1,500 users × ₹80 = ₹1,20,000<text:line-break/>- Long-Distance (₹200): 250 users × ₹200 = ₹50,000<text:line-break/>- Traveler (avg ₹50): 50 users × ₹50 = ₹2,500<text:line-break/>Total subscription revenue: ₹2,60,500<text:line-break/><text:line-break/>Bailout costs: ₹42,000 (lower bailout counts, but higher invoke rate in stress)<text:line-break/><text:line-break/>Net assurance profit: ₹2,60,500 - ₹42,000 = ₹2,18,500</text:span></text:p>
      <text:p text:style-name="Standard"><text:span text:style-name="T1">Total Monthly Revenue:** ₹19,58,400 + ₹2,60,500 = **₹22,18,900</text:span></text:p>
      <text:p text:style-name="Standard"><text:span text:style-name="T1">Monthly Operating Costs (Lean Mode):</text:span></text:p>
      <text:p text:style-name="No_20_Spacing"><text:span text:style-name="T2">Platform operations: ₹6,00,000<text:line-break/>Customer support (10 people): ₹3,00,000<text:line-break/>Marketing (reduced): ₹8,00,000<text:line-break/>Technology (15 people): ₹12,00,000<text:line-break/>G&amp;A: ₹2,00,000<text:line-break/>Bailout costs: ₹48,000<text:line-break/>Total costs: ₹31,48,000</text:span></text:p>
      <text:p text:style-name="Standard"><text:soft-page-break/><text:span text:style-name="T1">Monthly Loss:** ₹22,18,900 - ₹31,42,000 = **-₹9,23,100 loss</text:span></text:p>
      <text:p text:style-name="Standard">**Annual Loss:** ₹1.11 Cr</text:p>
      <text:p text:style-name="Standard"><text:span text:style-name="T1">What this means:</text:span></text:p>
      <text:list xml:id="list13537896600773" text:continue-numbering="true" text:style-name="WWNum1">
        <text:list-item>
          <text:p text:style-name="P3">If engagement is poor (40% monthly active), we lose money</text:p>
        </text:list-item>
        <text:list-item>
          <text:p text:style-name="P3">But: With 100K users, worst case loss is only ₹1.11 Cr/year</text:p>
        </text:list-item>
        <text:list-item>
          <text:p text:style-name="P3">This is manageable with Series A funding (₹30 Cr)</text:p>
        </text:list-item>
        <text:list-item>
          <text:p text:style-name="P3">Runway: 27+ months even in worst case</text:p>
        </text:list-item>
        <text:list-item>
          <text:p text:style-name="P3">Time to fix engagement before running out of capital</text:p>
        </text:list-item>
        <text:list-item>
          <text:p text:style-name="P3">**NEW PRICING improves worst case** by ₹15L/year</text:p>
        </text:list-item>
      </text:list>
      <text:p text:style-name="Standard">__________________________________________________</text:p>
      <text:h text:style-name="Heading_20_4" text:outline-level="4">**Scenario Comparison Summary**</text:h>
      <table:table table:name="Table3" table:style-name="Table3">
        <table:table-column table:style-name="Table3.A" table:number-columns-repeated="5"/>
        <table:table-row table:style-name="Table3.1">
          <table:table-cell table:style-name="Table3.A1" office:value-type="string">
            <text:p text:style-name="P1"><text:span text:style-name="T1">Metric</text:span></text:p>
          </table:table-cell>
          <table:table-cell table:style-name="Table3.A1" office:value-type="string">
            <text:p text:style-name="P1"><text:span text:style-name="T1">Worst Case</text:span></text:p>
          </table:table-cell>
          <table:table-cell table:style-name="Table3.A1" office:value-type="string">
            <text:p text:style-name="P1"><text:span text:style-name="T1">Conservative</text:span></text:p>
          </table:table-cell>
          <table:table-cell table:style-name="Table3.A1" office:value-type="string">
            <text:p text:style-name="P1"><text:span text:style-name="T1">Base Case</text:span></text:p>
          </table:table-cell>
          <table:table-cell table:style-name="Table3.A1" office:value-type="string">
            <text:p text:style-name="P1"><text:span text:style-name="T1">Optimistic</text:span></text:p>
          </table:table-cell>
        </table:table-row>
        <table:table-row table:style-name="Table3.1">
          <table:table-cell table:style-name="Table3.A2" office:value-type="string">
            <text:p text:style-name="P1">**Monthly Active %**</text:p>
          </table:table-cell>
          <table:table-cell table:style-name="Table3.A2" office:value-type="string">
            <text:p text:style-name="P2">40%</text:p>
          </table:table-cell>
          <table:table-cell table:style-name="Table3.A2" office:value-type="string">
            <text:p text:style-name="P2">60%</text:p>
          </table:table-cell>
          <table:table-cell table:style-name="Table3.A2" office:value-type="string">
            <text:p text:style-name="P2">70%</text:p>
          </table:table-cell>
          <table:table-cell table:style-name="Table3.A2" office:value-type="string">
            <text:p text:style-name="P2">80%</text:p>
          </table:table-cell>
        </table:table-row>
        <table:table-row table:style-name="Table3.1">
          <table:table-cell table:style-name="Table3.A3" office:value-type="string">
            <text:p text:style-name="P1">**Rides/User**</text:p>
          </table:table-cell>
          <table:table-cell table:style-name="Table3.B3" office:value-type="string">
            <text:p text:style-name="P2">12</text:p>
          </table:table-cell>
          <table:table-cell table:style-name="Table3.C3" office:value-type="string">
            <text:p text:style-name="P2">15</text:p>
          </table:table-cell>
          <table:table-cell table:style-name="Table3.D3" office:value-type="string">
            <text:p text:style-name="P2">20</text:p>
          </table:table-cell>
          <table:table-cell table:style-name="Table3.E3" office:value-type="string">
            <text:p text:style-name="P2">25</text:p>
          </table:table-cell>
        </table:table-row>
        <table:table-row table:style-name="Table3.1">
          <table:table-cell table:style-name="Table3.A2" office:value-type="string">
            <text:p text:style-name="P1">**Monthly GMV**</text:p>
          </table:table-cell>
          <table:table-cell table:style-name="Table3.A2" office:value-type="string">
            <text:p text:style-name="P2">₹2 Cr</text:p>
          </table:table-cell>
          <table:table-cell table:style-name="Table3.A2" office:value-type="string">
            <text:p text:style-name="P2">₹4.3 Cr</text:p>
          </table:table-cell>
          <table:table-cell table:style-name="Table3.A2" office:value-type="string">
            <text:p text:style-name="P2">₹7.3 Cr</text:p>
          </table:table-cell>
          <table:table-cell table:style-name="Table3.A2" office:value-type="string">
            <text:p text:style-name="P2">₹11 Cr</text:p>
          </table:table-cell>
        </table:table-row>
        <table:table-row table:style-name="Table3.1">
          <table:table-cell table:style-name="Table3.A5" office:value-type="string">
            <text:p text:style-name="P1">**Monthly Revenue**</text:p>
          </table:table-cell>
          <table:table-cell table:style-name="Table3.B5" office:value-type="string">
            <text:p text:style-name="P2">₹22.2L</text:p>
          </table:table-cell>
          <table:table-cell table:style-name="Table3.C5" office:value-type="string">
            <text:p text:style-name="P2">₹48.4L</text:p>
          </table:table-cell>
          <table:table-cell table:style-name="Table3.D5" office:value-type="string">
            <text:p text:style-name="P2">₹77.8L</text:p>
          </table:table-cell>
          <table:table-cell table:style-name="Table3.E5" office:value-type="string">
            <text:p text:style-name="P2">₹1.18 Cr</text:p>
          </table:table-cell>
        </table:table-row>
        <table:table-row table:style-name="Table3.1">
          <table:table-cell table:style-name="Table3.A2" office:value-type="string">
            <text:p text:style-name="P1">**Monthly Profit**</text:p>
          </table:table-cell>
          <table:table-cell table:style-name="Table3.A2" office:value-type="string">
            <text:p text:style-name="P2">-₹9.2L</text:p>
          </table:table-cell>
          <table:table-cell table:style-name="Table3.A2" office:value-type="string">
            <text:p text:style-name="P2">₹5.8L</text:p>
          </table:table-cell>
          <table:table-cell table:style-name="Table3.A2" office:value-type="string">
            <text:p text:style-name="P2">₹24.9L</text:p>
          </table:table-cell>
          <table:table-cell table:style-name="Table3.A2" office:value-type="string">
            <text:p text:style-name="P2">₹53.3L</text:p>
          </table:table-cell>
        </table:table-row>
        <table:table-row table:style-name="Table3.1">
          <table:table-cell table:style-name="Table3.A7" office:value-type="string">
            <text:p text:style-name="P1">**Profit Margin**</text:p>
          </table:table-cell>
          <table:table-cell table:style-name="Table3.B7" office:value-type="string">
            <text:p text:style-name="P2">-41%</text:p>
          </table:table-cell>
          <table:table-cell table:style-name="Table3.C7" office:value-type="string">
            <text:p text:style-name="P2">12.0%</text:p>
          </table:table-cell>
          <table:table-cell table:style-name="Table3.D7" office:value-type="string">
            <text:p text:style-name="P2">32.0%</text:p>
          </table:table-cell>
          <table:table-cell table:style-name="Table3.E7" office:value-type="string">
            <text:p text:style-name="P2">45.0%</text:p>
          </table:table-cell>
        </table:table-row>
        <table:table-row table:style-name="Table3.1">
          <table:table-cell table:style-name="Table3.A2" office:value-type="string">
            <text:p text:style-name="P1">**Annual Profit**</text:p>
          </table:table-cell>
          <table:table-cell table:style-name="Table3.A2" office:value-type="string">
            <text:p text:style-name="P2">-₹1.11 Cr</text:p>
          </table:table-cell>
          <table:table-cell table:style-name="Table3.A2" office:value-type="string">
            <text:p text:style-name="P2">₹69.5L</text:p>
          </table:table-cell>
          <table:table-cell table:style-name="Table3.A2" office:value-type="string">
            <text:p text:style-name="P2">₹2.99 Cr</text:p>
          </table:table-cell>
          <table:table-cell table:style-name="Table3.A2" office:value-type="string">
            <text:p text:style-name="P2">₹6.40 Cr</text:p>
          </table:table-cell>
        </table:table-row>
      </table:table>
      <text:p text:style-name="Standard"><text:span text:style-name="T1">Key Insights:</text:span></text:p>
      <text:list xml:id="list13538711039968" text:continue-list="list13539025446042" text:style-name="WWNum5">
        <text:list-item>
          <text:p text:style-name="P4">✅ **Base case is highly profitable** (₹2.99 Cr annually)</text:p>
        </text:list-item>
        <text:list-item>
          <text:p text:style-name="P4">✅ **Conservative case is profitable** (₹69.5L annually, not just breakeven)</text:p>
        </text:list-item>
        <text:list-item>
          <text:p text:style-name="P4">⚠️ **Worst case is manageable** (₹1.11 Cr loss with 27+ month runway)</text:p>
        </text:list-item>
        <text:list-item>
          <text:p text:style-name="P4">✅ **Unit economics work** at 60%+ monthly active rate</text:p>
        </text:list-item>
        <text:list-item>
          <text:p text:style-name="P4">✅ **Key driver is engagement** (rides per user), not just user count</text:p>
        </text:list-item>
        <text:list-item>
          <text:p text:style-name="P4">✅ **Segment-based tiers** improve conversion and match user needs better</text:p>
        </text:list-item>
        <text:list-item>
          <text:p text:style-name="P4">✅ **NEW PRICING improves all scenarios** by 40-80% vs old pricing</text:p>
        </text:list-item>
      </text:list>
      <text:p text:style-name="Standard"><text:soft-page-break/><text:span text:style-name="T1">Risk Mitigation:</text:span></text:p>
      <text:list text:continue-list="list13537896600773" text:style-name="WWNum1">
        <text:list-item>
          <text:p text:style-name="P3">If we're tracking toward worst case (Month 3-4), we:</text:p>
        </text:list-item>
        <text:list-item>
          <text:p text:style-name="P3">Cut marketing spend (₹8L → ₹5L)</text:p>
        </text:list-item>
        <text:list-item>
          <text:p text:style-name="P3">Focus on engagement over acquisition</text:p>
        </text:list-item>
        <text:list-item>
          <text:p text:style-name="P3">Extend runway to 30+ months</text:p>
        </text:list-item>
        <text:list-item>
          <text:p text:style-name="P3">Pivot strategy if needed</text:p>
        </text:list-item>
      </text:list>
      <text:p text:style-name="Standard"><text:span text:style-name="T1">Path to Profitability:</text:span></text:p>
      <text:list text:continue-numbering="true" text:style-name="WWNum1">
        <text:list-item>
          <text:p text:style-name="P3">Month 1-6: Build to conservative case (breakeven, ₹35L annual profit)</text:p>
        </text:list-item>
        <text:list-item>
          <text:p text:style-name="P3">Month 7-12: Reach base case (₹2.43 Cr annual profit)</text:p>
        </text:list-item>
        <text:list-item>
          <text:p text:style-name="P3">Month 13-24: Scale to optimistic case (₹5.62 Cr+ annual profit)</text:p>
        </text:list-item>
        <text:list-item>
          <text:p text:style-name="P3">**Segment-based pricing** ensures better conversion across all user types</text:p>
        </text:list-item>
      </text:list>
      <text:p text:style-name="Standard">__________________________________________________</text:p>
      <text:h text:style-name="Heading_20_4" text:outline-level="4">**Scale Economics: 1M Users**</text:h>
      <text:p text:style-name="Standard"><text:span text:style-name="T1">Base Case at 10x Scale:</text:span></text:p>
      <text:p text:style-name="No_20_Spacing"><text:span text:style-name="T2">Users: 1,000,000<text:line-break/>Monthly Active: 70% = 700,000<text:line-break/>Rides/user: 20/month<text:line-break/>Total rides: 14,000,000/month<text:line-break/>Monthly GMV: ₹72.8 Cr<text:line-break/>Monthly Revenue: ₹7.5 Cr (commission + subscriptions)<text:line-break/>Monthly Costs: ₹3.2 Cr (operations scale sublinearly)<text:line-break/>Monthly Profit: ₹4.3 Cr<text:line-break/>Annual Profit: ₹52 Cr<text:line-break/><text:line-break/>Profit Margin: 57% (improves with scale)</text:span></text:p>
      <text:p text:style-name="Standard"><text:span text:style-name="T1">Why margins improve at scale:</text:span></text:p>
      <text:list text:continue-numbering="true" text:style-name="WWNum1">
        <text:list-item>
          <text:p text:style-name="P3">Fixed costs spread across larger base</text:p>
        </text:list-item>
        <text:list-item>
          <text:p text:style-name="P3">Better matching efficiency (network effects)</text:p>
        </text:list-item>
        <text:list-item>
          <text:p text:style-name="P3">Brand reduces CAC (organic growth)</text:p>
        </text:list-item>
        <text:list-item>
          <text:p text:style-name="P3">Pricing power increases (unique offering)</text:p>
        </text:list-item>
      </text:list>
      <text:p text:style-name="Standard">__________________________________________________</text:p>
      <text:h text:style-name="Heading_20_2" text:outline-level="2">4. Travel Assurance System</text:h>
      <text:h text:style-name="Heading_20_3" text:outline-level="3">4.1 The Problem We're Solving</text:h>
      <text:p text:style-name="Standard"><text:span text:style-name="T1">Payment failures happen 2-3% of the time in India:</text:span></text:p>
      <text:list text:continue-numbering="true" text:style-name="WWNum1">
        <text:list-item>
          <text:p text:style-name="P3">UPI timeout (server issues)</text:p>
        </text:list-item>
        <text:list-item>
          <text:p text:style-name="P3">Insufficient balance (between salary cycles)</text:p>
        </text:list-item>
        <text:list-item>
          <text:p text:style-name="P3">Bank system errors</text:p>
        </text:list-item>
        <text:list-item>
          <text:p text:style-name="P3"><text:soft-page-break/>Network connectivity issues</text:p>
        </text:list-item>
      </text:list>
      <text:p text:style-name="Standard"><text:span text:style-name="T1">Impact:</text:span></text:p>
      <text:list text:continue-numbering="true" text:style-name="WWNum1">
        <text:list-item>
          <text:p text:style-name="P3">You're mid-journey, leg 2 of 3, payment fails</text:p>
        </text:list-item>
        <text:list-item>
          <text:p text:style-name="P3">You're stranded at a bus stand 15 KM from destination</text:p>
        </text:list-item>
        <text:list-item>
          <text:p text:style-name="P3">Miss work, miss class, miss interview</text:p>
        </text:list-item>
        <text:list-item>
          <text:p text:style-name="P3">Awkward situation with pilot</text:p>
        </text:list-item>
        <text:list-item>
          <text:p text:style-name="P3">Ruins your day</text:p>
        </text:list-item>
      </text:list>
      <text:p text:style-name="Standard">**Traditional platforms:** "Not our problem. Figure it out."</text:p>
      <text:p text:style-name="Standard">**Hitchr:** "We've got you. Journey continues. Settle up later."</text:p>
      <text:h text:style-name="Heading_20_3" text:outline-level="3">4.2 How Assurance Works</text:h>
      <text:p text:style-name="Standard"><text:span text:style-name="T1">Tier 0: Community Member (FREE for everyone)</text:span></text:p>
      <text:list text:continue-numbering="true" text:style-name="WWNum1">
        <text:list-item>
          <text:p text:style-name="P3">**Eligibility:** Need 20 tokens (earned after 4-5 good rides)</text:p>
        </text:list-item>
        <text:list-item>
          <text:p text:style-name="P3">2 bailouts per year</text:p>
        </text:list-item>
        <text:list-item>
          <text:p text:style-name="P3">Up to ₹50 per bailout</text:p>
        </text:list-item>
        <text:list-item>
          <text:p text:style-name="P3">**Important:** You must repay within 30 days</text:p>
        </text:list-item>
        <text:list-item>
          <text:p text:style-name="P3">If you don't repay: Lose ALL tokens + banned from platform</text:p>
        </text:list-item>
        <text:list-item>
          <text:p text:style-name="P3">**This is emergency credit, not free rides**</text:p>
        </text:list-item>
        <text:list-item>
          <text:p text:style-name="P3">**Target:** Everyone, safety net for rare emergencies</text:p>
        </text:list-item>
      </text:list>
      <text:p text:style-name="Standard"><text:span text:style-name="T1">Why token requirement matters:</text:span></text:p>
      <text:list text:continue-numbering="true" text:style-name="WWNum1">
        <text:list-item>
          <text:p text:style-name="P3">Prevents abuse (can't exploit immediately after signup)</text:p>
        </text:list-item>
        <text:list-item>
          <text:p text:style-name="P3">Ensures user has proven trustworthiness (4-5 successful rides)</text:p>
        </text:list-item>
        <text:list-item>
          <text:p text:style-name="P3">Creates growth funnel: Sign up → Earn tokens → Unlock free benefits → Upgrade to paid</text:p>
        </text:list-item>
        <text:list-item>
          <text:p text:style-name="P3">Tokens act as behavioral collateral (lose them if you default)</text:p>
        </text:list-item>
      </text:list>
      <text:p text:style-name="Standard">__________________________________________________</text:p>
      <text:p text:style-name="Standard"><text:span text:style-name="T1">Paid Tiers (TRUE Coverage - Segment-Based):</text:span></text:p>
      <text:h text:style-name="Heading_20_3" text:outline-level="3">**Tier 1: Student Pass (₹40/month) — REVISED**</text:h>
      <text:p text:style-name="Standard"><text:span text:style-name="T1">Who this is for:</text:span></text:p>
      <text:list text:continue-numbering="true" text:style-name="WWNum1">
        <text:list-item>
          <text:p text:style-name="P3"><text:soft-page-break/>College students (18-24 years)</text:p>
        </text:list-item>
        <text:list-item>
          <text:p text:style-name="P3">Daily commuters doing 25-35 KM</text:p>
        </text:list-item>
        <text:list-item>
          <text:p text:style-name="P3">Budget: ₹1,500-2,500/month for transport</text:p>
        </text:list-item>
        <text:list-item>
          <text:p text:style-name="P3">Takes 35-45 rides/month</text:p>
        </text:list-item>
      </text:list>
      <text:p text:style-name="Standard"><text:span text:style-name="T1">What you get:</text:span></text:p>
      <text:list text:continue-numbering="true" text:style-name="WWNum1">
        <text:list-item>
          <text:p text:style-name="P3">✅ **3 bailouts/month** (no repayment required)</text:p>
        </text:list-item>
        <text:list-item>
          <text:p text:style-name="P3">✅ Up to **₹50 per bailout**</text:p>
        </text:list-item>
        <text:list-item>
          <text:p text:style-name="P3">✅ **7% discount** on all rides</text:p>
        </text:list-item>
        <text:list-item>
          <text:p text:style-name="P3">✅ Priority matching during **morning hours (8-10 AM)**</text:p>
        </text:list-item>
        <text:list-item>
          <text:p text:style-name="P3">✅ Lock **40 tokens** as collateral (prevents immediate abuse)</text:p>
        </text:list-item>
      </text:list>
      <text:p text:style-name="Standard"><text:span text:style-name="T1">Why ₹40/month works for students:</text:span></text:p>
      <text:p text:style-name="No_20_Spacing"><text:span text:style-name="T2">Reality: ₹40/month = ₹1.30/day (less than one chai!)<text:line-break/><text:line-break/>Monthly rides: 40 rides × ₹48 avg = ₹1,920 spend<text:line-break/>7% discount = ₹134 savings<text:line-break/>Subscription cost: ₹40<text:line-break/>Net benefit: ₹134 - ₹40 = ₹94 PROFIT/month<text:line-break/><text:line-break/>You MAKE money by subscribing!<text:line-break/><text:line-break/>Plus: 3 bailouts worth ₹150 (priceless peace of mind)</text:span></text:p>
      <text:p text:style-name="Standard"><text:span text:style-name="T1">Affordability check:</text:span></text:p>
      <text:p text:style-name="No_20_Spacing"><text:span text:style-name="T2">Student aged 18-24 typically spends:<text:line-break/>- Chai/snacks on campus: ₹400/month<text:line-break/>- Mobile recharge: ₹250/month<text:line-break/>- Movies/entertainment: ₹300-500/month<text:line-break/>Total discretionary: ₹1,700-2,000/month<text:line-break/><text:line-break/>₹40 = 2% of discretionary spending<text:line-break/>= Less than skipping 2 chais/month</text:span></text:p>
      <text:p text:style-name="Standard"><text:span text:style-name="T1">Example user:</text:span></text:p>
      <text:list text:continue-numbering="true" text:style-name="WWNum1">
        <text:list-item>
          <text:p text:style-name="P3">Priya, DU student from Rohini</text:p>
        </text:list-item>
        <text:list-item>
          <text:p text:style-name="P3">18 KM to college, 2 trips/day</text:p>
        </text:list-item>
        <text:list-item>
          <text:p text:style-name="P3">Saves ₹94/month + has bailout protection</text:p>
        </text:list-item>
        <text:list-item>
          <text:p text:style-name="P3">"Costs ₹1.30/day — totally worth it!"</text:p>
        </text:list-item>
      </text:list>
      <text:p text:style-name="Standard">__________________________________________________</text:p>
      <text:h text:style-name="Heading_20_3" text:outline-level="3">**Tier 2: Commuter Pass (₹80/month) — REVISED**</text:h>
      <text:p text:style-name="Standard"><text:span text:style-name="T1">Who this is for:</text:span></text:p>
      <text:list text:continue-numbering="true" text:style-name="WWNum1">
        <text:list-item>
          <text:p text:style-name="P3">Office workers, regular commuters (24-40 years)</text:p>
        </text:list-item>
        <text:list-item>
          <text:p text:style-name="P3">Daily 10-20 KM commute</text:p>
        </text:list-item>
        <text:list-item>
          <text:p text:style-name="P3">Budget: ₹3,000-5,000/month for transport</text:p>
        </text:list-item>
        <text:list-item>
          <text:p text:style-name="P3">Takes 40-50 rides/month</text:p>
        </text:list-item>
      </text:list>
      <text:p text:style-name="Standard"><text:span text:style-name="T1">What you get:</text:span></text:p>
      <text:list text:continue-numbering="true" text:style-name="WWNum1">
        <text:list-item>
          <text:p text:style-name="P3"><text:soft-page-break/>✅ **5 bailouts/month** (no repayment)</text:p>
        </text:list-item>
        <text:list-item>
          <text:p text:style-name="P3">✅ Up to **₹70 per bailout**</text:p>
        </text:list-item>
        <text:list-item>
          <text:p text:style-name="P3">✅ **10% discount** on all rides</text:p>
        </text:list-item>
        <text:list-item>
          <text:p text:style-name="P3">✅ Priority matching during **peak hours (8-10 AM, 6-8 PM)**</text:p>
        </text:list-item>
        <text:list-item>
          <text:p text:style-name="P3">✅ Multi-leg journey optimization</text:p>
        </text:list-item>
        <text:list-item>
          <text:p text:style-name="P3">✅ Route planning assistance</text:p>
        </text:list-item>
        <text:list-item>
          <text:p text:style-name="P3">✅ Lock **60 tokens** as collateral</text:p>
        </text:list-item>
      </text:list>
      <text:p text:style-name="Standard"><text:span text:style-name="T1">Why ₹80/month works for professionals:</text:span></text:p>
      <text:p text:style-name="No_20_Spacing"><text:span text:style-name="T2">Monthly rides: 45 rides × ₹52 avg = ₹2,340 spend<text:line-break/>10% discount = ₹234 savings<text:line-break/>Subscription cost: ₹80<text:line-break/>Net benefit: ₹234 - ₹80 = ₹154 PROFIT/month<text:line-break/><text:line-break/>Plus: Priority matching saves 5-10 min/ride = 3.5-7.5 hours/month<text:line-break/>Time value: 4 hours × ₹200/hour = ₹800 worth of time saved<text:line-break/><text:line-break/>Total monthly value: ₹154 + ₹800 = ₹954 worth of benefit<text:line-break/>Cost: ₹80<text:line-break/>ROI: 12x</text:span></text:p>
      <text:p text:style-name="Standard"><text:span text:style-name="T1">Comparison to alternatives:</text:span></text:p>
      <text:p text:style-name="No_20_Spacing"><text:span text:style-name="T2">Without Hitchr (Ola/Uber): 45 rides × ₹130 = ₹5,850/month<text:line-break/>With Hitchr Free tier: 45 rides × ₹52 = ₹2,340/month<text:line-break/>With Commuter Pass: ₹2,340 × 0.90 + ₹80 = ₹2,186/month<text:line-break/><text:line-break/>Savings vs Ola: ₹3,664/month (62% cheaper!)<text:line-break/>Savings vs Free tier: ₹154/month</text:span></text:p>
      <text:p text:style-name="Standard"><text:span text:style-name="T1">Example user:</text:span></text:p>
      <text:list text:continue-numbering="true" text:style-name="WWNum1">
        <text:list-item>
          <text:p text:style-name="P3">Raj, Gurgaon → Delhi office worker</text:p>
        </text:list-item>
        <text:list-item>
          <text:p text:style-name="P3">12 KM each way, 2 trips/day, 22 days/month</text:p>
        </text:list-item>
        <text:list-item>
          <text:p text:style-name="P3">Saves ₹154/month + 4 hours/month + never stranded</text:p>
        </text:list-item>
        <text:list-item>
          <text:p text:style-name="P3">"₹80 is nothing compared to never being late for work"</text:p>
        </text:list-item>
      </text:list>
      <text:p text:style-name="Standard">__________________________________________________</text:p>
      <text:h text:style-name="Heading_20_3" text:outline-level="3">**Tier 3: Traveler Pass (Flexible Pricing)**</text:h>
      <text:p text:style-name="Standard"><text:span text:style-name="T1">Who this is for:</text:span></text:p>
      <text:list text:continue-numbering="true" text:style-name="WWNum1">
        <text:list-item>
          <text:p text:style-name="P3">Occasional travelers, tourists, business trips</text:p>
        </text:list-item>
        <text:list-item>
          <text:p text:style-name="P3">Weekend travelers</text:p>
        </text:list-item>
        <text:list-item>
          <text:p text:style-name="P3">Need intensive coverage for short period</text:p>
        </text:list-item>
      </text:list>
      <text:p text:style-name="Standard"><text:span text:style-name="T1">Pricing Options:</text:span></text:p>
      <text:p text:style-name="Standard"><text:span text:style-name="T1">A) Day Pass: ₹20/day</text:span></text:p>
      <text:list text:continue-numbering="true" text:style-name="WWNum1">
        <text:list-item>
          <text:p text:style-name="P3">24-hour coverage</text:p>
        </text:list-item>
        <text:list-item>
          <text:p text:style-name="P3">Unlimited bailouts (₹80 aggregate cap)</text:p>
        </text:list-item>
        <text:list-item>
          <text:p text:style-name="P3">10% discount on all rides that day</text:p>
        </text:list-item>
        <text:list-item>
          <text:p text:style-name="P3"><text:soft-page-break/>Multi-city support</text:p>
        </text:list-item>
      </text:list>
      <text:p text:style-name="Standard"><text:span text:style-name="T1">B) Week Pass: ₹100/week</text:span></text:p>
      <text:list text:continue-numbering="true" text:style-name="WWNum1">
        <text:list-item>
          <text:p text:style-name="P3">7-day coverage</text:p>
        </text:list-item>
        <text:list-item>
          <text:p text:style-name="P3">Unlimited bailouts (₹250 aggregate cap)</text:p>
        </text:list-item>
        <text:list-item>
          <text:p text:style-name="P3">12% discount on all rides</text:p>
        </text:list-item>
        <text:list-item>
          <text:p text:style-name="P3">Multi-city support</text:p>
        </text:list-item>
        <text:list-item>
          <text:p text:style-name="P3">Travel planning assistance</text:p>
        </text:list-item>
      </text:list>
      <text:p text:style-name="Standard"><text:span text:style-name="T1">C) Month Pass: ₹300/month</text:span></text:p>
      <text:list text:continue-numbering="true" text:style-name="WWNum1">
        <text:list-item>
          <text:p text:style-name="P3">30-day coverage</text:p>
        </text:list-item>
        <text:list-item>
          <text:p text:style-name="P3">Unlimited bailouts (₹500 aggregate cap)</text:p>
        </text:list-item>
        <text:list-item>
          <text:p text:style-name="P3">15% discount</text:p>
        </text:list-item>
        <text:list-item>
          <text:p text:style-name="P3">Perfect for business travel or tourism</text:p>
        </text:list-item>
      </text:list>
      <text:p text:style-name="Standard"><text:span text:style-name="T1">Why this works:</text:span></text:p>
      <text:p text:style-name="No_20_Spacing"><text:span text:style-name="T2">Tourist taking 10 rides in 3 days:<text:line-break/>Without pass: 10 × ₹50 = ₹500<text:line-break/>With Day Pass: 3 × ₹20 = ₹60 subscription<text:line-break/>+ 10 × ₹50 × 0.9 (10% discount) = ₹450 rides<text:line-break/>Total: ₹510 vs ₹500 (roughly same)<text:line-break/><text:line-break/>But: Has bailout protection in unfamiliar city (priceless)</text:span></text:p>
      <text:p text:style-name="Standard">**Lock:** 40 tokens (or ₹50 deposit for first-time travelers)</text:p>
      <text:p text:style-name="Standard"><text:span text:style-name="T1">Example user:</text:span></text:p>
      <text:list text:continue-numbering="true" text:style-name="WWNum1">
        <text:list-item>
          <text:p text:style-name="P3">Sarah, visiting Jaipur for 4 days</text:p>
        </text:list-item>
        <text:list-item>
          <text:p text:style-name="P3">Takes 15 rides exploring city</text:p>
        </text:list-item>
        <text:list-item>
          <text:p text:style-name="P3">Buys Week Pass (₹100)</text:p>
        </text:list-item>
        <text:list-item>
          <text:p text:style-name="P3">Saves ₹90 from discount (15 × ₹60 × 12%)</text:p>
        </text:list-item>
        <text:list-item>
          <text:p text:style-name="P3">Has safety net in unfamiliar city</text:p>
        </text:list-item>
        <text:list-item>
          <text:p text:style-name="P3">Worth it for peace of mind</text:p>
        </text:list-item>
      </text:list>
      <text:p text:style-name="Standard">__________________________________________________</text:p>
      <text:h text:style-name="Heading_20_3" text:outline-level="3">**Tier 4: Long-Distance Pass (₹200/month) — REVISED**</text:h>
      <text:p text:style-name="Standard"><text:span text:style-name="T1">Who this is for:</text:span></text:p>
      <text:list text:continue-numbering="true" text:style-name="WWNum1">
        <text:list-item>
          <text:p text:style-name="P3">Long-distance commuters (30-50 KM daily)</text:p>
        </text:list-item>
        <text:list-item>
          <text:p text:style-name="P3">Village to city commuters</text:p>
        </text:list-item>
        <text:list-item>
          <text:p text:style-name="P3"><text:soft-page-break/>Budget: ₹4,000-7,000/month for transport</text:p>
        </text:list-item>
        <text:list-item>
          <text:p text:style-name="P3">Takes 40-50 rides/month (multi-leg)</text:p>
        </text:list-item>
      </text:list>
      <text:p text:style-name="Standard"><text:span text:style-name="T1">What you get:</text:span></text:p>
      <text:list text:continue-numbering="true" text:style-name="WWNum1">
        <text:list-item>
          <text:p text:style-name="P3">✅ **6 bailouts/month** (no repayment)</text:p>
        </text:list-item>
        <text:list-item>
          <text:p text:style-name="P3">✅ Up to **₹100 per bailout** (higher for longer rides)</text:p>
        </text:list-item>
        <text:list-item>
          <text:p text:style-name="P3">✅ **12% discount** on all rides</text:p>
        </text:list-item>
        <text:list-item>
          <text:p text:style-name="P3">✅ **Multi-leg journey GUARANTEE** (if journey breaks mid-way, we ensure completion)</text:p>
        </text:list-item>
        <text:list-item>
          <text:p text:style-name="P3">✅ Priority matching for long routes</text:p>
        </text:list-item>
        <text:list-item>
          <text:p text:style-name="P3">✅ Rural-urban corridor support</text:p>
        </text:list-item>
        <text:list-item>
          <text:p text:style-name="P3">✅ Lock **80 tokens** as collateral</text:p>
        </text:list-item>
      </text:list>
      <text:p text:style-name="Standard"><text:span text:style-name="T1">Why ₹200/month works for rural commuters:</text:span></text:p>
      <text:p text:style-name="No_20_Spacing"><text:span text:style-name="T2">Monthly rides: 44 rides (22 days × 2 trips) × ₹75 avg (longer) = ₹3,300 spend<text:line-break/>12% discount = ₹396 savings<text:line-break/>Subscription cost: ₹200<text:line-break/>Net benefit: ₹396 - ₹200 = ₹196 PROFIT/month<text:line-break/><text:line-break/>Plus: <text:line-break/>- Multi-leg guarantee (priceless for 3-leg journeys)<text:line-break/>- 6 bailouts × ₹100 = ₹600 safety net<text:line-break/>- Never stranded 25 KM from home</text:span></text:p>
      <text:p text:style-name="Standard"><text:span text:style-name="T1">Comparison to alternatives:</text:span></text:p>
      <text:p text:style-name="No_20_Spacing"><text:span text:style-name="T2">Before Hitchr (bike + bus):<text:line-break/>- Bike petrol: ₹40/day × 22 = ₹880/month<text:line-break/>- Bus backup when needed: ₹600/month<text:line-break/>- Time: 2.5 hours each way (exhausting!)<text:line-break/>Total cost: ₹1,480/month + physical toll<text:line-break/><text:line-break/>With Hitchr Long-Distance Pass:<text:line-break/>- Rides: ₹3,300 × 0.88 (12% off) = ₹2,904<text:line-break/>- Subscription: ₹200<text:line-break/>Total cost: ₹3,104/month<text:line-break/>Time saved: 1 hour/day = 40 hours/month<text:line-break/><text:line-break/>Extra cost: ₹1,624/month<text:line-break/>BUT: 40 hours saved + guaranteed journey completion<text:line-break/>Value of time: 40 hours × ₹50/hour (student rate) = ₹2,000<text:line-break/>Net benefit: ₹2,000 - ₹1,624 = ₹376 worth of value<text:line-break/><text:line-break/>Plus: Multi-leg guarantee is LIFE-CHANGING</text:span></text:p>
      <text:p text:style-name="Standard"><text:span text:style-name="T1">Example user:</text:span></text:p>
      <text:list text:continue-numbering="true" text:style-name="WWNum1">
        <text:list-item>
          <text:p text:style-name="P3">Rohit, village 38 KM from college</text:p>
        </text:list-item>
        <text:list-item>
          <text:p text:style-name="P3">3-leg journey each way (5 KM + 25 KM + 8 KM)</text:p>
        </text:list-item>
        <text:list-item>
          <text:p text:style-name="P3">Spends ₹3,300/month on rides</text:p>
        </text:list-item>
        <text:list-item>
          <text:p text:style-name="P3">Saves ₹196/month from discount</text:p>
        </text:list-item>
        <text:list-item>
          <text:p text:style-name="P3">Most importantly: **Multi-leg guarantee** (if leg 2 fails, journey STILL completes)</text:p>
        </text:list-item>
        <text:list-item>
          <text:p text:style-name="P3">Never stranded 25 KM from home in the middle of nowhere</text:p>
        </text:list-item>
        <text:list-item>
          <text:p text:style-name="P3">"₹200/month for peace of mind? Worth every rupee."</text:p>
        </text:list-item>
      </text:list>
      <text:p text:style-name="Standard">__________________________________________________</text:p>
      <text:h text:style-name="Heading_20_3" text:outline-level="3">**Tier 5: Enterprise (₹25/employee/month) - B2B**</text:h>
      <text:p text:style-name="Standard"><text:span text:style-name="T1">Who this is for:</text:span></text:p>
      <text:list text:continue-numbering="true" text:style-name="WWNum1">
        <text:list-item>
          <text:p text:style-name="P3">Companies buying for employees</text:p>
        </text:list-item>
        <text:list-item>
          <text:p text:style-name="P3">Bulk subscription (50+ employees)</text:p>
        </text:list-item>
        <text:list-item>
          <text:p text:style-name="P3"><text:soft-page-break/>Annual contracts</text:p>
        </text:list-item>
      </text:list>
      <text:p text:style-name="Standard"><text:span text:style-name="T1">What they get (per employee):</text:span></text:p>
      <text:list text:continue-numbering="true" text:style-name="WWNum1">
        <text:list-item>
          <text:p text:style-name="P3">✅ All Professional Pass benefits</text:p>
        </text:list-item>
        <text:list-item>
          <text:p text:style-name="P3">✅ 8 bailouts/month per employee</text:p>
        </text:list-item>
        <text:list-item>
          <text:p text:style-name="P3">✅ 10% discount</text:p>
        </text:list-item>
        <text:list-item>
          <text:p text:style-name="P3">✅ Corporate dashboard (track usage, punctuality)</text:p>
        </text:list-item>
        <text:list-item>
          <text:p text:style-name="P3">✅ Monthly reports (productivity impact)</text:p>
        </text:list-item>
        <text:list-item>
          <text:p text:style-name="P3">✅ Route compliance (ensure employees going to work)</text:p>
        </text:list-item>
      </text:list>
      <text:p text:style-name="Standard"><text:span text:style-name="T1">Why companies pay:</text:span></text:p>
      <text:p text:style-name="No_20_Spacing"><text:span text:style-name="T2">Cost per employee: ₹25/month (₹300/year)<text:line-break/>Value to company:<text:line-break/>- Reduced lateness: 15% improvement = ₹5,000/year value per employee<text:line-break/>- Improved productivity: Worth ₹10,000+/year<text:line-break/>- Employee satisfaction: Retention benefit<text:line-break/><text:line-break/>ROI: 20-30x for companies</text:span></text:p>
      <text:p text:style-name="Standard"><text:span text:style-name="T1">Example company:</text:span></text:p>
      <text:list text:continue-numbering="true" text:style-name="WWNum1">
        <text:list-item>
          <text:p text:style-name="P3">Tech company with 200 employees</text:p>
        </text:list-item>
        <text:list-item>
          <text:p text:style-name="P3">Pays ₹5,000/month (₹25 × 200)</text:p>
        </text:list-item>
        <text:list-item>
          <text:p text:style-name="P3">Lateness drops 18%</text:p>
        </text:list-item>
        <text:list-item>
          <text:p text:style-name="P3">Saves ₹10,00,000/year in productivity</text:p>
        </text:list-item>
        <text:list-item>
          <text:p text:style-name="P3">ROI: 200x</text:p>
        </text:list-item>
      </text:list>
      <text:h text:style-name="Heading_20_3" text:outline-level="3">4.3 Tier Comparison Table (REVISED PRICING)</text:h>
      <table:table table:name="Table4" table:style-name="Table4">
        <table:table-column table:style-name="Table4.A" table:number-columns-repeated="9"/>
        <table:table-column table:style-name="Table4.J"/>
        <table:table-row table:style-name="Table4.1">
          <table:table-cell table:style-name="Table4.A1" office:value-type="string">
            <text:p text:style-name="P1"><text:span text:style-name="T1">Tier</text:span></text:p>
          </table:table-cell>
          <table:table-cell table:style-name="Table4.A1" office:value-type="string">
            <text:p text:style-name="P1"><text:span text:style-name="T1">Price</text:span></text:p>
          </table:table-cell>
          <table:table-cell table:style-name="Table4.A1" office:value-type="string">
            <text:p text:style-name="P1"><text:span text:style-name="T1">Target User</text:span></text:p>
          </table:table-cell>
          <table:table-cell table:style-name="Table4.A1" office:value-type="string">
            <text:p text:style-name="P1"><text:span text:style-name="T1">Bailouts/Month</text:span></text:p>
          </table:table-cell>
          <table:table-cell table:style-name="Table4.A1" office:value-type="string">
            <text:p text:style-name="P1"><text:span text:style-name="T1">Cap</text:span></text:p>
          </table:table-cell>
          <table:table-cell table:style-name="Table4.A1" office:value-type="string">
            <text:p text:style-name="P1"><text:span text:style-name="T1">Discount</text:span></text:p>
          </table:table-cell>
          <table:table-cell table:style-name="Table4.A1" office:value-type="string">
            <text:p text:style-name="P1"><text:span text:style-name="T1">Key Benefit</text:span></text:p>
          </table:table-cell>
          <table:table-cell table:style-name="Table4.A1" office:value-type="string">
            <text:p text:style-name="P1"><text:span text:style-name="T1">Tokens</text:span></text:p>
          </table:table-cell>
          <table:table-cell table:style-name="Table4.A1" office:value-type="string">
            <text:p text:style-name="P1"><text:span text:style-name="T1">Max Exposure</text:span></text:p>
          </table:table-cell>
          <table:table-cell table:style-name="Table4.A1" office:value-type="string">
            <text:p text:style-name="P1"><text:span text:style-name="T1">Ratio</text:span></text:p>
          </table:table-cell>
        </table:table-row>
        <table:table-row table:style-name="Table4.1">
          <table:table-cell table:style-name="Table4.A2" office:value-type="string">
            <text:p text:style-name="P1">**Community**</text:p>
          </table:table-cell>
          <table:table-cell table:style-name="Table4.A2" office:value-type="string">
            <text:p text:style-name="P2">FREE</text:p>
          </table:table-cell>
          <table:table-cell table:style-name="Table4.A2" office:value-type="string">
            <text:p text:style-name="P2">Everyone</text:p>
          </table:table-cell>
          <table:table-cell table:style-name="Table4.A2" office:value-type="string">
            <text:p text:style-name="P2">2/year</text:p>
          </table:table-cell>
          <table:table-cell table:style-name="Table4.A2" office:value-type="string">
            <text:p text:style-name="P2">₹50</text:p>
          </table:table-cell>
          <table:table-cell table:style-name="Table4.A2" office:value-type="string">
            <text:p text:style-name="P2">0%</text:p>
          </table:table-cell>
          <table:table-cell table:style-name="Table4.A2" office:value-type="string">
            <text:p text:style-name="P2">Try platform</text:p>
          </table:table-cell>
          <table:table-cell table:style-name="Table4.A2" office:value-type="string">
            <text:p text:style-name="P2">Need 20</text:p>
          </table:table-cell>
          <table:table-cell table:style-name="Table4.A2" office:value-type="string">
            <text:p text:style-name="P2">₹100/year</text:p>
          </table:table-cell>
          <table:table-cell table:style-name="Table4.A2" office:value-type="string">
            <text:p text:style-name="P2">-</text:p>
          </table:table-cell>
        </table:table-row>
        <table:table-row table:style-name="Table4.1">
          <table:table-cell table:style-name="Table4.A3" office:value-type="string">
            <text:p text:style-name="P1">**Student**</text:p>
          </table:table-cell>
          <table:table-cell table:style-name="Table4.B3" office:value-type="string">
            <text:p text:style-name="P2">**₹40**</text:p>
          </table:table-cell>
          <table:table-cell table:style-name="Table4.C3" office:value-type="string">
            <text:p text:style-name="P2">Students 18-24</text:p>
          </table:table-cell>
          <table:table-cell table:style-name="Table4.D3" office:value-type="string">
            <text:p text:style-name="P2">**3**</text:p>
          </table:table-cell>
          <table:table-cell table:style-name="Table4.E3" office:value-type="string">
            <text:p text:style-name="P2">₹50</text:p>
          </table:table-cell>
          <table:table-cell table:style-name="Table4.F3" office:value-type="string">
            <text:p text:style-name="P2">**7%**</text:p>
          </table:table-cell>
          <table:table-cell table:style-name="Table4.G3" office:value-type="string">
            <text:p text:style-name="P2">Saves ₹120/month</text:p>
          </table:table-cell>
          <table:table-cell table:style-name="Table4.H3" office:value-type="string">
            <text:p text:style-name="P2">Lock 40</text:p>
          </table:table-cell>
          <table:table-cell table:style-name="Table4.I3" office:value-type="string">
            <text:p text:style-name="P2">₹150</text:p>
          </table:table-cell>
          <table:table-cell table:style-name="Table4.J3" office:value-type="string">
            <text:p text:style-name="P2">**26.7%** ✅</text:p>
          </table:table-cell>
        </table:table-row>
        <table:table-row table:style-name="Table4.1">
          <table:table-cell table:style-name="Table4.A2" office:value-type="string">
            <text:p text:style-name="P1">**Commuter**</text:p>
          </table:table-cell>
          <table:table-cell table:style-name="Table4.A2" office:value-type="string">
            <text:p text:style-name="P2">**₹80**</text:p>
          </table:table-cell>
          <table:table-cell table:style-name="Table4.A2" office:value-type="string">
            <text:p text:style-name="P2">Daily workers</text:p>
          </table:table-cell>
          <table:table-cell table:style-name="Table4.A2" office:value-type="string">
            <text:p text:style-name="P2">**5**</text:p>
          </table:table-cell>
          <table:table-cell table:style-name="Table4.A2" office:value-type="string">
            <text:p text:style-name="P2">₹70</text:p>
          </table:table-cell>
          <table:table-cell table:style-name="Table4.A2" office:value-type="string">
            <text:p text:style-name="P2">**10%**</text:p>
          </table:table-cell>
          <table:table-cell table:style-name="Table4.A2" office:value-type="string">
            <text:p text:style-name="P2">Saves ₹200 + time</text:p>
          </table:table-cell>
          <table:table-cell table:style-name="Table4.A2" office:value-type="string">
            <text:p text:style-name="P2">Lock 60</text:p>
          </table:table-cell>
          <table:table-cell table:style-name="Table4.A2" office:value-type="string">
            <text:p text:style-name="P2">₹350</text:p>
          </table:table-cell>
          <table:table-cell table:style-name="Table4.A2" office:value-type="string">
            <text:p text:style-name="P2">**22.9%** ✅</text:p>
          </table:table-cell>
        </table:table-row>
        <table:table-row table:style-name="Table4.1">
          <table:table-cell table:style-name="Table4.A5" office:value-type="string">
            <text:p text:style-name="P1">**Traveler Day**</text:p>
          </table:table-cell>
          <table:table-cell table:style-name="Table4.B5" office:value-type="string">
            <text:p text:style-name="P2">₹20/day</text:p>
          </table:table-cell>
          <table:table-cell table:style-name="Table4.C5" office:value-type="string">
            <text:p text:style-name="P2">Short trips</text:p>
          </table:table-cell>
          <table:table-cell table:style-name="Table4.D5" office:value-type="string">
            <text:p text:style-name="P2">Unlimited</text:p>
          </table:table-cell>
          <table:table-cell table:style-name="Table4.E5" office:value-type="string">
            <text:p text:style-name="P2">₹80/day</text:p>
          </table:table-cell>
          <table:table-cell table:style-name="Table4.F5" office:value-type="string">
            <text:p text:style-name="P2">10%</text:p>
          </table:table-cell>
          <table:table-cell table:style-name="Table4.G5" office:value-type="string">
            <text:p text:style-name="P2">Peace of mind</text:p>
          </table:table-cell>
          <table:table-cell table:style-name="Table4.H5" office:value-type="string">
            <text:p text:style-name="P2">Lock 40</text:p>
          </table:table-cell>
          <table:table-cell table:style-name="Table4.I5" office:value-type="string">
            <text:p text:style-name="P2">₹80/day</text:p>
          </table:table-cell>
          <table:table-cell table:style-name="Table4.J5" office:value-type="string">
            <text:p text:style-name="P2">**25%** ✅</text:p>
          </table:table-cell>
        </table:table-row>
        <table:table-row table:style-name="Table4.1">
          <table:table-cell table:style-name="Table4.A2" office:value-type="string">
            <text:p text:style-name="P1">**Traveler Week**</text:p>
          </table:table-cell>
          <table:table-cell table:style-name="Table4.A2" office:value-type="string">
            <text:p text:style-name="P2">₹100</text:p>
          </table:table-cell>
          <table:table-cell table:style-name="Table4.A2" office:value-type="string">
            <text:p text:style-name="P2">Tourism</text:p>
          </table:table-cell>
          <table:table-cell table:style-name="Table4.A2" office:value-type="string">
            <text:p text:style-name="P2">Unlimited</text:p>
          </table:table-cell>
          <table:table-cell table:style-name="Table4.A2" office:value-type="string">
            <text:p text:style-name="P2">₹250</text:p>
          </table:table-cell>
          <table:table-cell table:style-name="Table4.A2" office:value-type="string">
            <text:p text:style-name="P2">12%</text:p>
          </table:table-cell>
          <table:table-cell table:style-name="Table4.A2" office:value-type="string">
            <text:p text:style-name="P2">Multi-city</text:p>
          </table:table-cell>
          <table:table-cell table:style-name="Table4.A2" office:value-type="string">
            <text:p text:style-name="P2">Lock 40</text:p>
          </table:table-cell>
          <table:table-cell table:style-name="Table4.A2" office:value-type="string">
            <text:p text:style-name="P2">₹250</text:p>
          </table:table-cell>
          <table:table-cell table:style-name="Table4.A2" office:value-type="string">
            <text:p text:style-name="P2">**40%** ✅</text:p>
          </table:table-cell>
        </table:table-row>
        <table:table-row table:style-name="Table4.1">
          <table:table-cell table:style-name="Table4.A7" office:value-type="string">
            <text:p text:style-name="P1">**Long-Distance**</text:p>
          </table:table-cell>
          <table:table-cell table:style-name="Table4.B7" office:value-type="string">
            <text:p text:style-name="P2">**₹200**</text:p>
          </table:table-cell>
          <table:table-cell table:style-name="Table4.C7" office:value-type="string">
            <text:p text:style-name="P2">Rural-urban</text:p>
          </table:table-cell>
          <table:table-cell table:style-name="Table4.D7" office:value-type="string">
            <text:p text:style-name="P2">**6**</text:p>
          </table:table-cell>
          <table:table-cell table:style-name="Table4.E7" office:value-type="string">
            <text:p text:style-name="P2">₹100</text:p>
          </table:table-cell>
          <table:table-cell table:style-name="Table4.F7" office:value-type="string">
            <text:p text:style-name="P2">**12%**</text:p>
          </table:table-cell>
          <table:table-cell table:style-name="Table4.G7" office:value-type="string">
            <text:p text:style-name="P2">Multi-leg guarantee</text:p>
          </table:table-cell>
          <table:table-cell table:style-name="Table4.H7" office:value-type="string">
            <text:p text:style-name="P2">Lock 80</text:p>
          </table:table-cell>
          <table:table-cell table:style-name="Table4.I7" office:value-type="string">
            <text:p text:style-name="P2">₹600</text:p>
          </table:table-cell>
          <table:table-cell table:style-name="Table4.J7" office:value-type="string">
            <text:p text:style-name="P2">**33.3%** ✅</text:p>
          </table:table-cell>
        </table:table-row>
        <table:table-row table:style-name="Table4.1">
          <table:table-cell table:style-name="Table4.A2" office:value-type="string">
            <text:p text:style-name="P1">**Enterprise**</text:p>
          </table:table-cell>
          <table:table-cell table:style-name="Table4.A2" office:value-type="string">
            <text:p text:style-name="P2">₹40</text:p>
          </table:table-cell>
          <table:table-cell table:style-name="Table4.A2" office:value-type="string">
            <text:p text:style-name="P2">B2B (bulk)</text:p>
          </table:table-cell>
          <table:table-cell table:style-name="Table4.A2" office:value-type="string">
            <text:p text:style-name="P2">5</text:p>
          </table:table-cell>
          <table:table-cell table:style-name="Table4.A2" office:value-type="string">
            <text:p text:style-name="P2">₹70</text:p>
          </table:table-cell>
          <table:table-cell table:style-name="Table4.A2" office:value-type="string">
            <text:p text:style-name="P2">10%</text:p>
          </table:table-cell>
          <table:table-cell table:style-name="Table4.A2" office:value-type="string">
            <text:p text:style-name="P2">Employee benefit</text:p>
          </table:table-cell>
          <table:table-cell table:style-name="Table4.A2" office:value-type="string">
            <text:p text:style-name="P2">-</text:p>
          </table:table-cell>
          <table:table-cell table:style-name="Table4.A2" office:value-type="string">
            <text:p text:style-name="P2">₹350</text:p>
          </table:table-cell>
          <table:table-cell table:style-name="Table4.A2" office:value-type="string">
            <text:p text:style-name="P2">**11.4%** ⚠️</text:p>
          </table:table-cell>
        </table:table-row>
      </table:table>
      <text:p text:style-name="Standard"><text:span text:style-name="T1">Why this structure works:</text:span></text:p>
      <text:p text:style-name="Standard">✅ Clear segmentation (people see themselves in a tier)</text:p>
      <text:p text:style-name="Standard"><text:soft-page-break/>✅ Pricing matches affordability (students pay less, professionals pay more)</text:p>
      <text:p text:style-name="Standard">✅ Benefits match needs (students need affordability, workers need time savings)</text:p>
      <text:p text:style-name="Standard">✅ Marketing is simpler ("Student Pass" vs "Tier 2")</text:p>
      <text:p text:style-name="Standard">✅ Higher overall conversion (20%+ vs 15%)</text:p>
      <text:p text:style-name="Standard">__________________________________________________</text:p>
      <text:h text:style-name="Heading_20_3" text:outline-level="3">4.3A Pricing Defense Framework: Why This Isn't a Money Drain</text:h>
      <text:p text:style-name="Standard">**Investor Question:** *"What stops users from maxing out bailouts and draining money?"*</text:p>
      <text:p text:style-name="Standard"><text:span text:style-name="T1">Answer:** **Mathematical safeguards + behavioral barriers + negative ROI for fraud.</text:span></text:p>
      <text:p text:style-name="Standard">__________________________________________________</text:p>
      <text:h text:style-name="Heading_20_4" text:outline-level="4">**The 25-30% Rule (Insurance Economics)**</text:h>
      <text:p text:style-name="Standard"><text:span text:style-name="T1">General Principle:</text:span></text:p>
      <text:p text:style-name="No_20_Spacing"><text:span text:style-name="T2">Subscription Price ≥ 25-30% of Maximum Exposure</text:span></text:p>
      <text:p text:style-name="Standard">This ratio ensures that even if **15-20% of subscribers max out** their bailouts in a given month, **the tier remains profitable**.</text:p>
      <text:p text:style-name="Standard"><text:span text:style-name="T1">Why 25-30%?</text:span></text:p>
      <text:list text:continue-numbering="true" text:style-name="WWNum1">
        <text:list-item>
          <text:p text:style-name="P3">Industry standard for insurance products: Premium should be 20-35% of maximum payout</text:p>
        </text:list-item>
        <text:list-item>
          <text:p text:style-name="P3">Allows for **3-4x max-out rate** before breakeven</text:p>
        </text:list-item>
        <text:list-item>
          <text:p text:style-name="P3">Covers operational costs + fraud buffer</text:p>
        </text:list-item>
      </text:list>
      <text:p text:style-name="Standard">__________________________________________________</text:p>
      <text:h text:style-name="Heading_20_4" text:outline-level="4">**REVISED Pricing (Defensible Ratios)**</text:h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B"/>
        <table:table-column table:style-name="Table5.C"/>
        <table:table-column table:style-name="Table5.B"/>
        <table:table-column table:style-name="Table5.A"/>
        <table:table-row table:style-name="Table5.1">
          <table:table-cell table:style-name="Table5.A1" office:value-type="string">
            <text:p text:style-name="P1"><text:span text:style-name="T1">Tier</text:span></text:p>
          </table:table-cell>
          <table:table-cell table:style-name="Table5.A1" office:value-type="string">
            <text:p text:style-name="P1"><text:span text:style-name="T1">OLD Price</text:span></text:p>
          </table:table-cell>
          <table:table-cell table:style-name="Table5.A1" office:value-type="string">
            <text:p text:style-name="P1"><text:span text:style-name="T1">MAX Exposure</text:span></text:p>
          </table:table-cell>
          <table:table-cell table:style-name="Table5.A1" office:value-type="string">
            <text:p text:style-name="P1"><text:span text:style-name="T1">Ratio</text:span></text:p>
          </table:table-cell>
          <table:table-cell table:style-name="Table5.A1" office:value-type="string">
            <text:p text:style-name="P1"><text:span text:style-name="T1">NEW Price</text:span></text:p>
          </table:table-cell>
          <table:table-cell table:style-name="Table5.A1" office:value-type="string">
            <text:p text:style-name="P1"><text:span text:style-name="T1">Ratio</text:span></text:p>
          </table:table-cell>
          <table:table-cell table:style-name="Table5.A1" office:value-type="string">
            <text:p text:style-name="P1"><text:span text:style-name="T1">Status</text:span></text:p>
          </table:table-cell>
        </table:table-row>
        <table:table-row table:style-name="Table5.1">
          <table:table-cell table:style-name="Table5.A2" office:value-type="string">
            <text:p text:style-name="P1">**Student**</text:p>
          </table:table-cell>
          <table:table-cell table:style-name="Table5.A2" office:value-type="string">
            <text:p text:style-name="P2">₹15</text:p>
          </table:table-cell>
          <table:table-cell table:style-name="Table5.A2" office:value-type="string">
            <text:p text:style-name="P2">₹200 (4×₹50)</text:p>
          </table:table-cell>
          <table:table-cell table:style-name="Table5.A2" office:value-type="string">
            <text:p text:style-name="P2">**7.5%** ❌</text:p>
          </table:table-cell>
          <table:table-cell table:style-name="Table5.A2" office:value-type="string">
            <text:p text:style-name="P2">**₹40**</text:p>
          </table:table-cell>
          <table:table-cell table:style-name="Table5.A2" office:value-type="string">
            <text:p text:style-name="P2">**20%** ✅</text:p>
          </table:table-cell>
          <table:table-cell table:style-name="Table5.A2" office:value-type="string">
            <text:p text:style-name="P2">Safe with trust barriers</text:p>
          </table:table-cell>
        </table:table-row>
        <table:table-row table:style-name="Table5.1">
          <table:table-cell table:style-name="Table5.A3" office:value-type="string">
            <text:p text:style-name="P1">**Commuter**</text:p>
          </table:table-cell>
          <table:table-cell table:style-name="Table5.B3" office:value-type="string">
            <text:p text:style-name="P2">₹50</text:p>
          </table:table-cell>
          <table:table-cell table:style-name="Table5.C3" office:value-type="string">
            <text:p text:style-name="P2">₹420 (6×₹70)</text:p>
          </table:table-cell>
          <table:table-cell table:style-name="Table5.D3" office:value-type="string">
            <text:p text:style-name="P2">**12%** ⚠️</text:p>
          </table:table-cell>
          <table:table-cell table:style-name="Table5.E3" office:value-type="string">
            <text:p text:style-name="P2">**₹80**</text:p>
          </table:table-cell>
          <table:table-cell table:style-name="Table5.F3" office:value-type="string">
            <text:p text:style-name="P2">**19%** ✅</text:p>
          </table:table-cell>
          <table:table-cell table:style-name="Table5.G3" office:value-type="string">
            <text:p text:style-name="P2">Safe with trust barriers</text:p>
          </table:table-cell>
        </table:table-row>
        <table:table-row table:style-name="Table5.1">
          <table:table-cell table:style-name="Table5.A2" office:value-type="string">
            <text:p text:style-name="P1">**Long-Distance**</text:p>
          </table:table-cell>
          <table:table-cell table:style-name="Table5.A2" office:value-type="string">
            <text:p text:style-name="P2">₹120</text:p>
          </table:table-cell>
          <table:table-cell table:style-name="Table5.A2" office:value-type="string">
            <text:p text:style-name="P2">₹800 (8×₹100)</text:p>
          </table:table-cell>
          <table:table-cell table:style-name="Table5.A2" office:value-type="string">
            <text:p text:style-name="P2">**15%** ⚠️</text:p>
          </table:table-cell>
          <table:table-cell table:style-name="Table5.A2" office:value-type="string">
            <text:p text:style-name="P2">**₹200**</text:p>
          </table:table-cell>
          <table:table-cell table:style-name="Table5.A2" office:value-type="string">
            <text:p text:style-name="P2">**25%** ✅</text:p>
          </table:table-cell>
          <table:table-cell table:style-name="Table5.A2" office:value-type="string">
            <text:p text:style-name="P2">Industry standard</text:p>
          </table:table-cell>
        </table:table-row>
        <table:table-row table:style-name="Table5.1">
          <table:table-cell table:style-name="Table5.A5" office:value-type="string">
            <text:p text:style-name="P1">**Traveler Week**</text:p>
          </table:table-cell>
          <table:table-cell table:style-name="Table5.B5" office:value-type="string">
            <text:p text:style-name="P2">₹100</text:p>
          </table:table-cell>
          <table:table-cell table:style-name="Table5.C5" office:value-type="string">
            <text:p text:style-name="P2">₹250 (agg cap)</text:p>
          </table:table-cell>
          <table:table-cell table:style-name="Table5.D5" office:value-type="string">
            <text:p text:style-name="P2">**40%** ✅</text:p>
          </table:table-cell>
          <table:table-cell table:style-name="Table5.E5" office:value-type="string">
            <text:p text:style-name="P2">₹100</text:p>
          </table:table-cell>
          <table:table-cell table:style-name="Table5.F5" office:value-type="string">
            <text:p text:style-name="P2">**40%** ✅</text:p>
          </table:table-cell>
          <table:table-cell table:style-name="Table5.G5" office:value-type="string">
            <text:p text:style-name="P2">Already safe</text:p>
          </table:table-cell>
        </table:table-row>
      </table:table>
      <text:p text:style-name="Standard"><text:span text:style-name="T1">Key Changes:</text:span></text:p>
      <text:list text:continue-numbering="true" text:style-name="WWNum1">
        <text:list-item>
          <text:p text:style-name="P3">**Student Pass: ₹15 → ₹40/month** (students aged 18-24 can afford this; it's ₹1.30/day)</text:p>
        </text:list-item>
        <text:list-item>
          <text:p text:style-name="P3">**Commuter Pass: ₹50 → ₹80/month** (office workers save ₹200+/month anyway)</text:p>
        </text:list-item>
        <text:list-item>
          <text:p text:style-name="P3"><text:soft-page-break/>**Long-Distance Pass: ₹120 → ₹200/month** (rural commuters save ₹400+/month on multi-leg)</text:p>
        </text:list-item>
      </text:list>
      <text:p text:style-name="Standard">__________________________________________________</text:p>
      <text:h text:style-name="Heading_20_4" text:outline-level="4">**Why Students Can Pay ₹40/month**</text:h>
      <text:p text:style-name="Standard"><text:span text:style-name="T1">Reality Check:</text:span></text:p>
      <text:p text:style-name="No_20_Spacing"><text:span text:style-name="T2">Target: College students aged 18-24<text:line-break/>Daily spending on campus:<text:line-break/>- Chai/coffee: ₹20/day × 20 days = ₹400/month<text:line-break/>- Lunch outside: ₹80/day × 10 days = ₹800/month<text:line-break/>- Movies/entertainment: ₹300-500/month<text:line-break/>- Mobile recharge: ₹200-300/month<text:line-break/>Total discretionary: ₹1,700-2,000/month<text:line-break/><text:line-break/>₹40/month for transport assurance = 2% of discretionary spend<text:line-break/>= ₹1.30/day (less than one chai)</text:span></text:p>
      <text:p text:style-name="Standard"><text:span text:style-name="T1">Value Proposition at ₹40:</text:span></text:p>
      <text:list text:continue-numbering="true" text:style-name="WWNum1">
        <text:list-item>
          <text:p text:style-name="P3">Saves ₹120/month (7% discount on ₹1,800 rides)</text:p>
        </text:list-item>
        <text:list-item>
          <text:p text:style-name="P3">Net benefit: ₹120 - ₹40 = **₹80 profit/month**</text:p>
        </text:list-item>
        <text:list-item>
          <text:p text:style-name="P3">Plus: 4 bailouts worth ₹200 (peace of mind)</text:p>
        </text:list-item>
        <text:list-item>
          <text:p text:style-name="P3">**ROI: 3x** (you pay ₹40, save ₹120)</text:p>
        </text:list-item>
      </text:list>
      <text:p text:style-name="Standard"><text:span text:style-name="T1">Alternative if ₹40 feels high:</text:span></text:p>
      <text:list text:continue-numbering="true" text:style-name="WWNum1">
        <text:list-item>
          <text:p text:style-name="P3">Keep ₹40 but **reduce bailouts to 3** (not 4)</text:p>
        </text:list-item>
        <text:list-item>
          <text:p text:style-name="P3">Max exposure: 3 × ₹50 = ₹150</text:p>
        </text:list-item>
        <text:list-item>
          <text:p text:style-name="P3">Ratio: 40/150 = **26.7%** ✅ (perfect!)</text:p>
        </text:list-item>
      </text:list>
      <text:p text:style-name="Standard">__________________________________________________</text:p>
      <text:h text:style-name="Heading_20_4" text:outline-level="4">**Trust Barriers: Why "Free Riders" Can't Win**</text:h>
      <text:p text:style-name="Standard"><text:span text:style-name="T1">To access ANY bailout, users must:</text:span></text:p>
      <table:table table:name="Table6" table:style-name="Table6">
        <table:table-column table:style-name="Table6.A" table:number-columns-repeated="3"/>
        <table:table-row table:style-name="Table6.1">
          <table:table-cell table:style-name="Table6.A1" office:value-type="string">
            <text:p text:style-name="P1"><text:span text:style-name="T1">Requirement</text:span></text:p>
          </table:table-cell>
          <table:table-cell table:style-name="Table6.A1" office:value-type="string">
            <text:p text:style-name="P1"><text:span text:style-name="T1">Purpose</text:span></text:p>
          </table:table-cell>
          <table:table-cell table:style-name="Table6.A1" office:value-type="string">
            <text:p text:style-name="P1"><text:span text:style-name="T1">Cost to Achieve</text:span></text:p>
          </table:table-cell>
        </table:table-row>
        <table:table-row table:style-name="Table6.1">
          <table:table-cell table:style-name="Table6.A2" office:value-type="string">
            <text:p text:style-name="P1">**20 tokens minimum** (Free tier)</text:p>
          </table:table-cell>
          <table:table-cell table:style-name="Table6.A2" office:value-type="string">
            <text:p text:style-name="P2">Prove trustworthiness</text:p>
          </table:table-cell>
          <table:table-cell table:style-name="Table6.A2" office:value-type="string">
            <text:p text:style-name="P2">4-5 rides × ₹45 = **₹180-225**</text:p>
          </table:table-cell>
        </table:table-row>
        <table:table-row table:style-name="Table6.1">
          <table:table-cell table:style-name="Table6.A3" office:value-type="string">
            <text:p text:style-name="P1">**40 tokens** (Student Pass)</text:p>
          </table:table-cell>
          <table:table-cell table:style-name="Table6.B3" office:value-type="string">
            <text:p text:style-name="P2">Prevent immediate signup abuse</text:p>
          </table:table-cell>
          <table:table-cell table:style-name="Table6.C3" office:value-type="string">
            <text:p text:style-name="P2">8-10 rides = **₹360-450**</text:p>
          </table:table-cell>
        </table:table-row>
        <table:table-row table:style-name="Table6.1">
          <table:table-cell table:style-name="Table6.A2" office:value-type="string">
            <text:p text:style-name="P1">**80 tokens** (Long-Distance Pass)</text:p>
          </table:table-cell>
          <table:table-cell table:style-name="Table6.A2" office:value-type="string">
            <text:p text:style-name="P2">High-value tier needs high trust</text:p>
          </table:table-cell>
          <table:table-cell table:style-name="Table6.A2" office:value-type="string">
            <text:p text:style-name="P2">16-20 rides = **₹720-900**</text:p>
          </table:table-cell>
        </table:table-row>
        <table:table-row table:style-name="Table6.1">
          <table:table-cell table:style-name="Table6.A5" office:value-type="string">
            <text:p text:style-name="P1">**Verified identity** (KYC)</text:p>
          </table:table-cell>
          <table:table-cell table:style-name="Table6.B5" office:value-type="string">
            <text:p text:style-name="P2">Prevent multi-account</text:p>
          </table:table-cell>
          <table:table-cell table:style-name="Table6.C5" office:value-type="string">
            <text:p text:style-name="P2">One-time, permanent ban risk</text:p>
          </table:table-cell>
        </table:table-row>
        <table:table-row table:style-name="Table6.1">
          <table:table-cell table:style-name="Table6.A2" office:value-type="string">
            <text:p text:style-name="P1">**30-day repayment** (Free tier)</text:p>
          </table:table-cell>
          <table:table-cell table:style-name="Table6.A2" office:value-type="string">
            <text:p text:style-name="P2">Not actually "free"</text:p>
          </table:table-cell>
          <table:table-cell table:style-name="Table6.A2" office:value-type="string">
            <text:p text:style-name="P2">Must repay or lose all tokens</text:p>
          </table:table-cell>
        </table:table-row>
      </table:table>
      <text:p text:style-name="Standard"><text:span text:style-name="T1">Why This Stops Fraud:</text:span></text:p>
      <text:p text:style-name="No_20_Spacing"><text:span text:style-name="T2">Scenario: Bad actor tries to exploit Student Pass (₹40)<text:line-break/><text:line-break/>Step 1: Build 40 tokens<text:line-break/> <text:s/>→ Must complete 8-10 rides<text:line-break/> <text:s/>→ Cost: ₹360-450 spent<text:line-break/> <text:s/>→ Time: 2-3 weeks<text:line-break/><text:line-break/>Step 2: Subscribe to Student Pass<text:line-break/> <text:s/>→ Pay: ₹40<text:line-break/><text:line-break/>Step 3: Max out 3 bailouts<text:line-break/> <text:s/>→ Gain: 3 × ₹50 = ₹150<text:line-break/><text:line-break/>Step 4: Get banned (pattern detected)<text:line-break/> <text:s/>→ Lose: All tokens + KYC ban<text:line-break/><text:line-break/>Net ROI: ₹150 - ₹360 - ₹40 = -₹250 LOSS<text:line-break/>Time wasted: 3 weeks<text:line-break/>Permanent ban: Can't try again<text:line-break/><text:line-break/>Conclusion: Fraud is NEGATIVE ROI</text:span></text:p>
      <text:p text:style-name="Standard">__________________________________________________</text:p>
      <text:h text:style-name="Heading_20_4" text:outline-level="4">**Abuse Scenario Modeling: Multiple Cases**</text:h>
      <text:p text:style-name="Standard"><text:soft-page-break/><text:span text:style-name="T1">Case 1: Genuine Student (85% of users)</text:span></text:p>
      <text:p text:style-name="No_20_Spacing"><text:span text:style-name="T2">Profile: Daily commuter, 40 rides/month<text:line-break/>Behavior: Uses 0-1 bailouts/month (8% invoke rate)<text:line-break/>Economics:<text:line-break/> <text:s/>→ Pays: ₹40/month<text:line-break/> <text:s/>→ Platform cost: 0.08 × 1 × ₹50 = ₹4/month<text:line-break/> <text:s/>→ Profit: ₹40 - ₹4 = ₹36/user</text:span></text:p>
      <text:p text:style-name="Standard"><text:span text:style-name="T1">Case 2: Heavy User (12% of users)</text:span></text:p>
      <text:p text:style-name="No_20_Spacing"><text:span text:style-name="T2">Profile: Uses 2-3 bailouts/month (legitimate need)<text:line-break/>Behavior: Payment failures due to UPI issues, not fraud<text:line-break/>Economics:<text:line-break/> <text:s/>→ Pays: ₹40/month<text:line-break/> <text:s/>→ Platform cost: 2.5 × ₹50 = ₹125/month<text:line-break/> <text:s/>→ Loss: ₹40 - ₹125 = -₹85/user<text:line-break/><text:line-break/>But: Pooling works<text:line-break/> <text:s/>→ 85% profitable users subsidize 12% heavy users<text:line-break/> <text:s/>→ Net: (0.85 × ₹36) + (0.12 × -₹85) = ₹30.6 - ₹10.2 = +₹20.4/user</text:span></text:p>
      <text:p text:style-name="Standard"><text:span text:style-name="T1">Case 3: Fraudster (3% attempt, 0.5% succeed)</text:span></text:p>
      <text:p text:style-name="No_20_Spacing"><text:span text:style-name="T2">Profile: Builds trust, maxes out, tries to leave<text:line-break/>Behavior: Uses all 3 bailouts immediately<text:line-break/>Economics:<text:line-break/> <text:s/>→ Pays: ₹40 + ₹400 (trust-building) = ₹440 total<text:line-break/> <text:s/>→ Gains: 3 × ₹50 = ₹150<text:line-break/> <text:s/>→ Net: -₹290 LOSS for fraudster<text:line-break/><text:line-break/>Platform impact: -₹110 (one-time)<text:line-break/> <text:s/>→ But: Only 0.5% succeed (99.5% caught by velocity checks)<text:line-break/> <text:s/>→ Annual fraud cost: 10,000 subs × 0.005 × ₹110 = ₹5,500<text:line-break/> <text:s/>→ Negligible vs ₹48L annual revenue (10K subs × ₹40 × 12)</text:span></text:p>
      <text:p text:style-name="Standard"><text:span text:style-name="T1">Case 4: Serial Maxer (Legitimate but risky, 2%)</text:span></text:p>
      <text:p text:style-name="No_20_Spacing"><text:span text:style-name="T2">Profile: Genuinely needs 3 bailouts/month consistently<text:line-break/>Behavior: Payment failures every month (financial instability)<text:line-break/>Economics:<text:line-break/> <text:s/>→ Pays: ₹40/month<text:line-break/> <text:s/>→ Platform cost: 3 × ₹50 = ₹150/month<text:line-break/> <text:s/>→ Loss: ₹40 - ₹150 = -₹110/user/month<text:line-break/><text:line-break/>Platform response:<text:line-break/> <text:s/>→ After 2 consecutive months of maxing out → Account review<text:line-break/> <text:s/>→ Options:<text:line-break/> <text:s text:c="3"/>1. Upgrade to Commuter Pass (₹80, higher cap)<text:line-break/> <text:s text:c="3"/>2. Add wallet requirement (must maintain ₹100 balance)<text:line-break/> <text:s text:c="3"/>3. Reduce bailouts to 2/month for this user<text:line-break/> <text:s/>→ 80% upgrade, 10% add wallet, 10% churn<text:line-break/> <text:s/>→ Churn is okay (they're net-negative users anyway)</text:span></text:p>
      <text:p text:style-name="Standard">__________________________________________________</text:p>
      <text:h text:style-name="Heading_20_4" text:outline-level="4">**Aggregate Economics: Does It Hold?**</text:h>
      <text:p text:style-name="Standard"><text:span text:style-name="T1">10,000 Student Pass Subscribers (₹40/month):</text:span>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A"/>
        <table:table-column table:style-name="Table7.B"/>
        <table:table-column table:style-name="Table7.A"/>
        <table:table-row table:style-name="Table7.1">
          <table:table-cell table:style-name="Table7.A1" office:value-type="string">
            <text:p text:style-name="P1"><text:span text:style-name="T1">User Type</text:span></text:p>
          </table:table-cell>
          <table:table-cell table:style-name="Table7.A1" office:value-type="string">
            <text:p text:style-name="P1"><text:span text:style-name="T1">%</text:span></text:p>
          </table:table-cell>
          <table:table-cell table:style-name="Table7.A1" office:value-type="string">
            <text:p text:style-name="P1"><text:span text:style-name="T1">Count</text:span></text:p>
          </table:table-cell>
          <table:table-cell table:style-name="Table7.A1" office:value-type="string">
            <text:p text:style-name="P1"><text:span text:style-name="T1">Behavior</text:span></text:p>
          </table:table-cell>
          <table:table-cell table:style-name="Table7.A1" office:value-type="string">
            <text:p text:style-name="P1"><text:span text:style-name="T1">Monthly Cost</text:span></text:p>
          </table:table-cell>
          <table:table-cell table:style-name="Table7.A1" office:value-type="string">
            <text:p text:style-name="P1"><text:span text:style-name="T1">Monthly Profit</text:span></text:p>
          </table:table-cell>
        </table:table-row>
        <table:table-row table:style-name="Table7.1">
          <table:table-cell table:style-name="Table7.A2" office:value-type="string">
            <text:p text:style-name="P1">Genuine (0-1 bailout)</text:p>
          </table:table-cell>
          <table:table-cell table:style-name="Table7.A2" office:value-type="string">
            <text:p text:style-name="P2">85%</text:p>
          </table:table-cell>
          <table:table-cell table:style-name="Table7.A2" office:value-type="string">
            <text:p text:style-name="P2">8,500</text:p>
          </table:table-cell>
          <table:table-cell table:style-name="Table7.A2" office:value-type="string">
            <text:p text:style-name="P2">0.08 × 1 × ₹50 = ₹4</text:p>
          </table:table-cell>
          <table:table-cell table:style-name="Table7.A2" office:value-type="string">
            <text:p text:style-name="P2">₹34,000</text:p>
          </table:table-cell>
          <table:table-cell table:style-name="Table7.A2" office:value-type="string">
            <text:p text:style-name="P2">**+₹306,000**</text:p>
          </table:table-cell>
        </table:table-row>
        <table:table-row table:style-name="Table7.1">
          <table:table-cell table:style-name="Table7.A3" office:value-type="string">
            <text:p text:style-name="P1">Heavy (2-3 bailouts)</text:p>
          </table:table-cell>
          <table:table-cell table:style-name="Table7.B3" office:value-type="string">
            <text:p text:style-name="P2">12%</text:p>
          </table:table-cell>
          <table:table-cell table:style-name="Table7.C3" office:value-type="string">
            <text:p text:style-name="P2">1,200</text:p>
          </table:table-cell>
          <table:table-cell table:style-name="Table7.D3" office:value-type="string">
            <text:p text:style-name="P2">2.5 × ₹50 = ₹125</text:p>
          </table:table-cell>
          <table:table-cell table:style-name="Table7.E3" office:value-type="string">
            <text:p text:style-name="P2">₹150,000</text:p>
          </table:table-cell>
          <table:table-cell table:style-name="Table7.F3" office:value-type="string">
            <text:p text:style-name="P2">**-₹102,000**</text:p>
          </table:table-cell>
        </table:table-row>
        <table:table-row table:style-name="Table7.1">
          <table:table-cell table:style-name="Table7.A2" office:value-type="string">
            <text:p text:style-name="P1">Serial Maxer (3 bailouts)</text:p>
          </table:table-cell>
          <table:table-cell table:style-name="Table7.A2" office:value-type="string">
            <text:p text:style-name="P2">2%</text:p>
          </table:table-cell>
          <table:table-cell table:style-name="Table7.A2" office:value-type="string">
            <text:p text:style-name="P2">200</text:p>
          </table:table-cell>
          <table:table-cell table:style-name="Table7.A2" office:value-type="string">
            <text:p text:style-name="P2">3 × ₹50 = ₹150</text:p>
          </table:table-cell>
          <table:table-cell table:style-name="Table7.A2" office:value-type="string">
            <text:p text:style-name="P2">₹30,000</text:p>
          </table:table-cell>
          <table:table-cell table:style-name="Table7.A2" office:value-type="string">
            <text:p text:style-name="P2">**-₹22,000**</text:p>
          </table:table-cell>
        </table:table-row>
        <table:table-row table:style-name="Table7.1">
          <table:table-cell table:style-name="Table7.A5" office:value-type="string">
            <text:p text:style-name="P1">Fraudster (caught)</text:p>
          </table:table-cell>
          <table:table-cell table:style-name="Table7.B5" office:value-type="string">
            <text:p text:style-name="P2">0.5%</text:p>
          </table:table-cell>
          <table:table-cell table:style-name="Table7.C5" office:value-type="string">
            <text:p text:style-name="P2">50</text:p>
          </table:table-cell>
          <table:table-cell table:style-name="Table7.D5" office:value-type="string">
            <text:p text:style-name="P2">3 × ₹50 = ₹150</text:p>
          </table:table-cell>
          <table:table-cell table:style-name="Table7.E5" office:value-type="string">
            <text:p text:style-name="P2">₹7,500</text:p>
          </table:table-cell>
          <table:table-cell table:style-name="Table7.F5" office:value-type="string">
            <text:p text:style-name="P2">**-₹5,500**</text:p>
          </table:table-cell>
        </table:table-row>
        <table:table-row table:style-name="Table7.1">
          <table:table-cell table:style-name="Table7.A2" office:value-type="string">
            <text:p text:style-name="P1">Fraudster (prevented)</text:p>
          </table:table-cell>
          <table:table-cell table:style-name="Table7.A2" office:value-type="string">
            <text:p text:style-name="P2">0.5%</text:p>
          </table:table-cell>
          <table:table-cell table:style-name="Table7.A2" office:value-type="string">
            <text:p text:style-name="P2">50</text:p>
          </table:table-cell>
          <table:table-cell table:style-name="Table7.A2" office:value-type="string">
            <text:p text:style-name="P2">Blocked before damage</text:p>
          </table:table-cell>
          <table:table-cell table:style-name="Table7.A2" office:value-type="string">
            <text:p text:style-name="P2">₹0</text:p>
          </table:table-cell>
          <table:table-cell table:style-name="Table7.A2" office:value-type="string">
            <text:p text:style-name="P2">**₹0**</text:p>
          </table:table-cell>
        </table:table-row>
        <table:table-row table:style-name="Table7.1">
          <table:table-cell table:style-name="Table7.A7" office:value-type="string">
            <text:p text:style-name="P1">**TOTAL**</text:p>
          </table:table-cell>
          <table:table-cell table:style-name="Table7.B7" office:value-type="string">
            <text:p text:style-name="P2">100%</text:p>
          </table:table-cell>
          <table:table-cell table:style-name="Table7.C7" office:value-type="string">
            <text:p text:style-name="P2">10,000</text:p>
          </table:table-cell>
          <table:table-cell table:style-name="Table7.D7" office:value-type="string">
            <text:p text:style-name="P2">-</text:p>
          </table:table-cell>
          <table:table-cell table:style-name="Table7.E7" office:value-type="string">
            <text:p text:style-name="P2">**₹221,500**</text:p>
          </table:table-cell>
          <table:table-cell table:style-name="Table7.F7" office:value-type="string">
            <text:p text:style-name="P2">**₹176,500/month**</text:p>
          </table:table-cell>
        </table:table-row>
      </table:table>
      <text:p text:style-name="Standard"><text:span text:style-name="T1">Summary:</text:span></text:p>
      <text:list text:continue-numbering="true" text:style-name="WWNum1">
        <text:list-item>
          <text:p text:style-name="P3">**Revenue:** 10,000 × ₹40 = **₹4,00,000/month**</text:p>
        </text:list-item>
        <text:list-item>
          <text:p text:style-name="P3">**Bailout Cost:** ₹221,500</text:p>
        </text:list-item>
        <text:list-item>
          <text:p text:style-name="P3">**Profit:** ₹1,78,500/month (**44.6% margin**)</text:p>
        </text:list-item>
        <text:list-item>
          <text:p text:style-name="P3">**Annual Profit:** ₹21.4 lakhs from just 10K Student subscribers</text:p>
        </text:list-item>
      </text:list>
      <text:p text:style-name="Standard"><text:span text:style-name="T1">Even if 20% max out (2x worst case):</text:span></text:p>
      <text:list xml:id="list13539062414571" text:continue-numbering="true" text:style-name="WWNum1">
        <text:list-item>
          <text:p text:style-name="P3">Bailout cost doubles: ₹4,43,000</text:p>
        </text:list-item>
        <text:list-item>
          <text:p text:style-name="P3">Profit: ₹4,00,000 - ₹4,43,000 = **-₹43,000 loss/month**</text:p>
        </text:list-item>
        <text:list-item>
          <text:p text:style-name="P3">But: This would trigger circuit breakers (velocity limits, account reviews)</text:p>
        </text:list-item>
        <text:list-item>
          <text:p text:style-name="P3"><text:soft-page-break/>Reality: **Won't happen** because trust barriers + pattern detection prevent coordinated abuse</text:p>
        </text:list-item>
      </text:list>
      <text:p text:style-name="Standard">__________________________________________________</text:p>
      <text:h text:style-name="Heading_20_4" text:outline-level="4">**Circuit Breakers (Automatic Risk Controls)**</text:h>
      <text:p text:style-name="Standard"><text:span text:style-name="T1">If tier invoke rate exceeds 15% for 2 consecutive weeks:</text:span></text:p>
      <text:list xml:id="list13538569690320" text:continue-list="list13538711039968" text:style-name="WWNum5">
        <text:list-item>
          <text:p text:style-name="P4">**Tighten trust requirements**</text:p>
        </text:list-item>
      </text:list>
      <text:list xml:id="list13537750372330" text:continue-list="list13539062414571" text:style-name="WWNum1">
        <text:list-item>
          <text:p text:style-name="P3">Student Pass: 40 tokens → 50 tokens (10 rides minimum)</text:p>
        </text:list-item>
        <text:list-item>
          <text:p text:style-name="P3">Add: Must have 1 month account age</text:p>
        </text:list-item>
      </text:list>
      <text:list xml:id="list13538791737286" text:continue-list="list13538569690320" text:style-name="WWNum5">
        <text:list-item>
          <text:p text:style-name="P4">**Reduce bailout counts temporarily**</text:p>
        </text:list-item>
      </text:list>
      <text:list xml:id="list13538256206407" text:continue-list="list13537750372330" text:style-name="WWNum1">
        <text:list-item>
          <text:p text:style-name="P3">Student: 3 bailouts → 2 bailouts (until invoke rate drops)</text:p>
        </text:list-item>
        <text:list-item>
          <text:p text:style-name="P3">Max exposure: 2 × ₹50 = ₹100</text:p>
        </text:list-item>
        <text:list-item>
          <text:p text:style-name="P3">Ratio improves: 40/100 = 40% (very safe)</text:p>
        </text:list-item>
      </text:list>
      <text:list xml:id="list13538072608729" text:continue-list="list13538791737286" text:style-name="WWNum5">
        <text:list-item>
          <text:p text:style-name="P4">**Increase subscription price for NEW subscribers**</text:p>
        </text:list-item>
      </text:list>
      <text:list xml:id="list13538661090299" text:continue-list="list13538256206407" text:style-name="WWNum1">
        <text:list-item>
          <text:p text:style-name="P3">Existing: Stay at ₹40</text:p>
        </text:list-item>
        <text:list-item>
          <text:p text:style-name="P3">New: ₹50 (until system stabilizes)</text:p>
        </text:list-item>
      </text:list>
      <text:list xml:id="list13538496992185" text:continue-list="list13538072608729" text:style-name="WWNum5">
        <text:list-item>
          <text:p text:style-name="P4">**Wallet requirement for repeat maxers**</text:p>
        </text:list-item>
      </text:list>
      <text:list text:continue-list="list13538661090299" text:style-name="WWNum1">
        <text:list-item>
          <text:p text:style-name="P3">If user maxes out 2 months in row → Must maintain ₹100 wallet balance</text:p>
        </text:list-item>
        <text:list-item>
          <text:p text:style-name="P3">Acts as additional collateral</text:p>
        </text:list-item>
      </text:list>
      <text:p text:style-name="Standard">__________________________________________________</text:p>
      <text:h text:style-name="Heading_20_4" text:outline-level="4">**Comparison: ₹15 vs ₹40 Student Pass**</text:h>
      <table:table table:name="Table8" table:style-name="Table8">
        <table:table-column table:style-name="Table8.A" table:number-columns-repeated="3"/>
        <table:table-column table:style-name="Table8.D"/>
        <text:soft-page-break/>
        <table:table-row table:style-name="Table8.1">
          <table:table-cell table:style-name="Table8.A1" office:value-type="string">
            <text:p text:style-name="P1"><text:span text:style-name="T1">Metric</text:span></text:p>
          </table:table-cell>
          <table:table-cell table:style-name="Table8.A1" office:value-type="string">
            <text:p text:style-name="P1"><text:span text:style-name="T1">OLD (₹15)</text:span></text:p>
          </table:table-cell>
          <table:table-cell table:style-name="Table8.A1" office:value-type="string">
            <text:p text:style-name="P1"><text:span text:style-name="T1">NEW (₹40)</text:span></text:p>
          </table:table-cell>
          <table:table-cell table:style-name="Table8.A1" office:value-type="string">
            <text:p text:style-name="P1"><text:span text:style-name="T1">Impact</text:span></text:p>
          </table:table-cell>
        </table:table-row>
        <table:table-row table:style-name="Table8.1">
          <table:table-cell table:style-name="Table8.A2" office:value-type="string">
            <text:p text:style-name="P1">**Max Exposure**</text:p>
          </table:table-cell>
          <table:table-cell table:style-name="Table8.A2" office:value-type="string">
            <text:p text:style-name="P2">₹200 (4 bailouts)</text:p>
          </table:table-cell>
          <table:table-cell table:style-name="Table8.A2" office:value-type="string">
            <text:p text:style-name="P2">₹150 (3 bailouts)</text:p>
          </table:table-cell>
          <table:table-cell table:style-name="Table8.A2" office:value-type="string">
            <text:p text:style-name="P2">Lower risk</text:p>
          </table:table-cell>
        </table:table-row>
        <table:table-row table:style-name="Table8.1">
          <table:table-cell table:style-name="Table8.A3" office:value-type="string">
            <text:p text:style-name="P1">**Price-to-Exposure Ratio**</text:p>
          </table:table-cell>
          <table:table-cell table:style-name="Table8.B3" office:value-type="string">
            <text:p text:style-name="P2">7.5% ❌</text:p>
          </table:table-cell>
          <table:table-cell table:style-name="Table8.C3" office:value-type="string">
            <text:p text:style-name="P2">26.7% ✅</text:p>
          </table:table-cell>
          <table:table-cell table:style-name="Table8.D3" office:value-type="string">
            <text:p text:style-name="P2">Defensible</text:p>
          </table:table-cell>
        </table:table-row>
        <table:table-row table:style-name="Table8.1">
          <table:table-cell table:style-name="Table8.A2" office:value-type="string">
            <text:p text:style-name="P1">**Can survive 20% maxing out?**</text:p>
          </table:table-cell>
          <table:table-cell table:style-name="Table8.A2" office:value-type="string">
            <text:p text:style-name="P2">No (-₹25,000/month loss)</text:p>
          </table:table-cell>
          <table:table-cell table:style-name="Table8.A2" office:value-type="string">
            <text:p text:style-name="P2">Yes (+₹40,000/month profit)</text:p>
          </table:table-cell>
          <table:table-cell table:style-name="Table8.A2" office:value-type="string">
            <text:p text:style-name="P2">Safe</text:p>
          </table:table-cell>
        </table:table-row>
        <table:table-row table:style-name="Table8.1">
          <table:table-cell table:style-name="Table8.A5" office:value-type="string">
            <text:p text:style-name="P1">**User value (discount savings)**</text:p>
          </table:table-cell>
          <table:table-cell table:style-name="Table8.B5" office:value-type="string">
            <text:p text:style-name="P2">₹75/month</text:p>
          </table:table-cell>
          <table:table-cell table:style-name="Table8.C5" office:value-type="string">
            <text:p text:style-name="P2">₹120/month</text:p>
          </table:table-cell>
          <table:table-cell table:style-name="Table8.D5" office:value-type="string">
            <text:p text:style-name="P2">Better value!</text:p>
          </table:table-cell>
        </table:table-row>
        <table:table-row table:style-name="Table8.1">
          <table:table-cell table:style-name="Table8.A2" office:value-type="string">
            <text:p text:style-name="P1">**Net benefit to user**</text:p>
          </table:table-cell>
          <table:table-cell table:style-name="Table8.A2" office:value-type="string">
            <text:p text:style-name="P2">₹75 - ₹15 = ₹60</text:p>
          </table:table-cell>
          <table:table-cell table:style-name="Table8.A2" office:value-type="string">
            <text:p text:style-name="P2">₹120 - ₹40 = ₹80</text:p>
          </table:table-cell>
          <table:table-cell table:style-name="Table8.A2" office:value-type="string">
            <text:p text:style-name="P2">Users save MORE</text:p>
          </table:table-cell>
        </table:table-row>
        <table:table-row table:style-name="Table8.1">
          <table:table-cell table:style-name="Table8.A7" office:value-type="string">
            <text:p text:style-name="P1">**Affordability for students**</text:p>
          </table:table-cell>
          <table:table-cell table:style-name="Table8.B7" office:value-type="string">
            <text:p text:style-name="P2">₹0.50/day</text:p>
          </table:table-cell>
          <table:table-cell table:style-name="Table8.C7" office:value-type="string">
            <text:p text:style-name="P2">₹1.30/day</text:p>
          </table:table-cell>
          <table:table-cell table:style-name="Table8.D7" office:value-type="string">
            <text:p text:style-name="P2">Still very affordable</text:p>
          </table:table-cell>
        </table:table-row>
        <table:table-row table:style-name="Table8.1">
          <table:table-cell table:style-name="Table8.A2" office:value-type="string">
            <text:p text:style-name="P1">**Annual revenue (10K subs)**</text:p>
          </table:table-cell>
          <table:table-cell table:style-name="Table8.A2" office:value-type="string">
            <text:p text:style-name="P2">₹18 lakhs</text:p>
          </table:table-cell>
          <table:table-cell table:style-name="Table8.A2" office:value-type="string">
            <text:p text:style-name="P2">₹48 lakhs</text:p>
          </table:table-cell>
          <table:table-cell table:style-name="Table8.A2" office:value-type="string">
            <text:p text:style-name="P2">2.7x higher</text:p>
          </table:table-cell>
        </table:table-row>
        <table:table-row table:style-name="Table8.1">
          <table:table-cell table:style-name="Table8.A9" office:value-type="string">
            <text:p text:style-name="P1">**Annual profit (10K subs)**</text:p>
          </table:table-cell>
          <table:table-cell table:style-name="Table8.B9" office:value-type="string">
            <text:p text:style-name="P2">₹3.6 lakhs</text:p>
          </table:table-cell>
          <table:table-cell table:style-name="Table8.C9" office:value-type="string">
            <text:p text:style-name="P2">₹21.4 lakhs</text:p>
          </table:table-cell>
          <table:table-cell table:style-name="Table8.D9" office:value-type="string">
            <text:p text:style-name="P2">**6x higher**</text:p>
          </table:table-cell>
        </table:table-row>
      </table:table>
      <text:p text:style-name="Standard">**Verdict:** ₹40 is not just defensible — it's better for BOTH platform AND users.</text:p>
      <text:p text:style-name="Standard">__________________________________________________</text:p>
      <text:h text:style-name="Heading_20_3" text:outline-level="3">4.4 How to Choose Your Tier: Decision Guide</text:h>
      <text:p text:style-name="Standard">**"Which tier is right for me?"** - Here's how to decide:</text:p>
      <text:h text:style-name="Heading_20_4" text:outline-level="4">**Decision Tree:**</text:h>
      <text:p text:style-name="Standard"><text:span text:style-name="T1">START HERE:</text:span></text:p>
      <text:p text:style-name="Standard"><text:span text:style-name="T1">Question 1: How often do you travel?</text:span></text:p>
      <text:list text:continue-numbering="true" text:style-name="WWNum1">
        <text:list-item>
          <text:p text:style-name="P3">**Rarely (few times a year)** → Stay on **Community (Free)** tier</text:p>
        </text:list-item>
        <text:list-item>
          <text:p text:style-name="P3">**Once a week or less** → Consider **Traveler Pass** (pay as you go)</text:p>
        </text:list-item>
        <text:list-item>
          <text:p text:style-name="P3">**2-5 times a week** → You're a commuter! Continue below ↓</text:p>
        </text:list-item>
        <text:list-item>
          <text:p text:style-name="P3">**Daily (6-7 days a week)** → You're a heavy user! Continue below ↓</text:p>
        </text:list-item>
      </text:list>
      <text:p text:style-name="Standard"><text:span text:style-name="T1">Question 2: What's your daily commute distance?</text:span></text:p>
      <text:list text:continue-numbering="true" text:style-name="WWNum1">
        <text:list-item>
          <text:p text:style-name="P3">**Short (5-15 KM)** → You need **Student Pass** (₹15) or **Commuter Pass** (₹50)</text:p>
        </text:list-item>
        <text:list-item>
          <text:p text:style-name="P3">**Long (30-50 KM, multi-leg)** → You need **Long-Distance Pass** (₹120)</text:p>
        </text:list-item>
      </text:list>
      <text:p text:style-name="Standard"><text:span text:style-name="T1">Question 3: Are you a student or working professional?</text:span></text:p>
      <text:list text:continue-numbering="true" text:style-name="WWNum1">
        <text:list-item>
          <text:p text:style-name="P3">**Student** → **Student Pass (₹15/month)** - Budget-friendly, perfect for college commutes</text:p>
        </text:list-item>
        <text:list-item>
          <text:p text:style-name="P3">**Working Professional** → **Commuter Pass (₹50/month)** - Better coverage, priority matching, worth it for time savings</text:p>
        </text:list-item>
      </text:list>
      <text:p text:style-name="Standard"><text:span text:style-name="T1">Question 4: Are you traveling for tourism/business (not daily)?</text:span></text:p>
      <text:list text:continue-numbering="true" text:style-name="WWNum1">
        <text:list-item>
          <text:p text:style-name="P3">**Short trip (1-3 days)** → **Traveler Day Pass (₹20/day)** - No commitment, instant coverage</text:p>
        </text:list-item>
        <text:list-item>
          <text:p text:style-name="P3">**Week-long trip** → **Traveler Week Pass (₹100)** - Better value for longer stays</text:p>
        </text:list-item>
        <text:list-item>
          <text:p text:style-name="P3">**Not sure yet** → Start with **Community (Free)**, upgrade when needed</text:p>
        </text:list-item>
      </text:list>
      <text:p text:style-name="Standard">__________________________________________________</text:p>
      <text:h text:style-name="Heading_20_4" text:outline-level="4">**Quick Decision Scenarios:**</text:h>
      <text:p text:style-name="Standard"><text:span text:style-name="T1">Scenario 1: "I'm a college student, taking auto/bus to college daily"</text:span></text:p>
      <text:p text:style-name="No_20_Spacing"><text:span text:style-name="T2">Your profile:<text:line-break/>- 20 KM commute, twice daily<text:line-break/>- Budget: ₹800-1,200/month<text:line-break/>- Taking 40 rides/month<text:line-break/><text:line-break/>Without Hitchr: ₹40/ride × 40 = ₹1,600/month (Metro/Auto)<text:line-break/><text:line-break/>With Hitchr Free tier: ₹45/ride × 40 = ₹1,800/month<text:line-break/>With Student Pass (₹15): <text:line-break/> <text:s/>→ ₹45/ride × 0.95 (5% discount) × 40 = ₹1,710<text:line-break/> <text:s/>→ Plus subscription: ₹1,710 + ₹15 = ₹1,725<text:line-break/> <text:s/>→ Savings: ₹1,800 - ₹1,725 = ₹75/month<text:line-break/> <text:s/>→ Plus: 4 bailouts/month (never stranded)<text:line-break/><text:line-break/>VERDICT: Student Pass (₹15) is perfect for you!</text:span></text:p>
      <text:p text:style-name="Standard"><text:span text:style-name="T1">Scenario 2: "I'm a working professional, commuting to office"</text:span></text:p>
      <text:p text:style-name="No_20_Spacing"><text:soft-page-break/><text:span text:style-name="T2">Your profile:<text:line-break/>- 12 KM commute, twice daily<text:line-break/>- Budget: ₹3,000-4,000/month<text:line-break/>- Taking 44 rides/month (22 working days)<text:line-break/>- Time is valuable (can't be late)<text:line-break/><text:line-break/>Without Hitchr: ₹130/ride × 44 = ₹5,720/month (Ola/Uber)<text:line-break/><text:line-break/>With Hitchr Free tier: ₹70/ride × 44 = ₹3,080/month<text:line-break/>With Commuter Pass (₹50):<text:line-break/> <text:s/>→ ₹70/ride × 0.92 (8% discount) × 44 = ₹2,834<text:line-break/> <text:s/>→ Plus subscription: ₹2,834 + ₹50 = ₹2,884<text:line-break/> <text:s/>→ Savings: ₹3,080 - ₹2,884 = ₹196/month<text:line-break/> <text:s/>→ Plus: 6 bailouts/month + priority matching (save 5-10 min/ride)<text:line-break/> <text:s/>→ Time saved: 220-440 min/month = 3.5-7 hours<text:line-break/><text:line-break/>VERDICT: Commuter Pass (₹50) pays for itself + saves you hours!</text:span></text:p>
      <text:p text:style-name="Standard"><text:span text:style-name="T1">Scenario 3: "I'm from a village, 38 KM to college (multi-leg)"</text:span></text:p>
      <text:p text:style-name="No_20_Spacing"><text:span text:style-name="T2">Your profile:<text:line-break/>- 38 KM journey (3 different legs)<text:line-break/>- Budget: ₹1,500-1,800/month<text:line-break/>- Complex multi-leg journey twice daily<text:line-break/>- Risk of getting stranded mid-journey is HIGH<text:line-break/><text:line-break/>Without Hitchr: No good options (no Ola/Uber in village)<text:line-break/> <text:s/>→ Bike: ₹40 petrol + 1.5 hours each way<text:line-break/> <text:s/>→ Bus: ₹30 + 2.5 hours each way<text:line-break/><text:line-break/>With Hitchr Free tier: ₹175/trip × 44 = ₹7,700/month (too expensive!)<text:line-break/>With Long-Distance Pass (₹120):<text:line-break/> <text:s/>→ ₹175/trip × 0.90 (10% discount) × 44 = ₹6,930<text:line-break/> <text:s/>→ Plus subscription: ₹6,930 + ₹120 = ₹7,050<text:line-break/> <text:s/>→ Savings: ₹650/month<text:line-break/> <text:s/>→ Plus: MULTI-LEG JOURNEY GUARANTEE<text:line-break/> <text:s/>→ If leg 2 fails, platform ensures leg 3 still works<text:line-break/> <text:s/>→ Never stranded 25 KM from home<text:line-break/><text:line-break/>VERDICT: Long-Distance Pass (₹120) is life-changing for rural commuters!<text:line-break/>The multi-leg guarantee alone is priceless.</text:span></text:p>
      <text:p text:style-name="Standard"><text:span text:style-name="T1">Scenario 4: "I'm visiting Jaipur for 4 days (tourism)"</text:span></text:p>
      <text:p text:style-name="No_20_Spacing"><text:span text:style-name="T2">Your profile:<text:line-break/>- Tourist/business traveler<text:line-break/>- Need 12-15 rides over 4 days<text:line-break/>- Don't know the city well<text:line-break/>- Want safety and flexibility<text:line-break/><text:line-break/>Without Hitchr: ₹60/ride × 15 = ₹900<text:line-break/>With Traveler Week Pass (₹100):<text:line-break/> <text:s/>→ ₹60/ride × 0.88 (12% discount) × 15 = ₹792<text:line-break/> <text:s/>→ Plus subscription: ₹792 + ₹100 = ₹892<text:line-break/> <text:s/>→ Savings: ₹8 (roughly breakeven)<text:line-break/> <text:s/><text:line-break/>BUT the real value:<text:line-break/> <text:s/>→ Unlimited bailouts (₹250 cap)<text:line-break/> <text:s/>→ Never stranded in unfamiliar city<text:line-break/> <text:s/>→ Multi-city support<text:line-break/> <text:s/>→ Peace of mind: PRICELESS<text:line-break/><text:line-break/>VERDICT: Traveler Week Pass (₹100) for safety + flexibility!</text:span></text:p>
      <text:p text:style-name="Standard"><text:span text:style-name="T1">Scenario 5: "I travel occasionally (few times a month)"</text:span></text:p>
      <text:p text:style-name="No_20_Spacing"><text:span text:style-name="T2">Your profile:<text:line-break/>- 8-10 rides per month<text:line-break/>- Irregular schedule<text:line-break/>- Don't want monthly commitment<text:line-break/><text:line-break/>With Community (Free): Perfect!<text:line-break/> <text:s/>→ ₹45/ride × 10 = ₹450/month<text:line-break/> <text:s/>→ 2 bailouts per YEAR (emergency safety net)<text:line-break/> <text:s/>→ No subscription needed<text:line-break/><text:line-break/>VERDICT: Stay on Community (Free) tier!<text:line-break/>No need to upgrade if you're occasional user.</text:span></text:p>
      <text:p text:style-name="Standard">__________________________________________________</text:p>
      <text:h text:style-name="Heading_20_4" text:outline-level="4">**When to Upgrade: Clear Signals**</text:h>
      <text:p text:style-name="Standard"><text:span text:style-name="T1">Upgrade from Free to Student Pass (₹15) when:</text:span></text:p>
      <text:list text:continue-numbering="true" text:style-name="WWNum1">
        <text:list-item>
          <text:p text:style-name="P3">✅ You're taking 30+ rides per month</text:p>
        </text:list-item>
        <text:list-item>
          <text:p text:style-name="P3">✅ You're a student with daily commute</text:p>
        </text:list-item>
        <text:list-item>
          <text:p text:style-name="P3">✅ You've used both annual bailouts already</text:p>
        </text:list-item>
        <text:list-item>
          <text:p text:style-name="P3">✅ Saving ₹75/month matters to you</text:p>
        </text:list-item>
      </text:list>
      <text:p text:style-name="Standard"><text:span text:style-name="T1">Upgrade from Student to Commuter Pass (₹50) when:</text:span></text:p>
      <text:list text:continue-numbering="true" text:style-name="WWNum1">
        <text:list-item>
          <text:p text:style-name="P3">✅ You graduate and start working</text:p>
        </text:list-item>
        <text:list-item>
          <text:p text:style-name="P3">✅ You need priority matching (can't be late)</text:p>
        </text:list-item>
        <text:list-item>
          <text:p text:style-name="P3">✅ You're taking 40+ rides per month</text:p>
        </text:list-item>
        <text:list-item>
          <text:p text:style-name="P3">✅ Time is more valuable than money now</text:p>
        </text:list-item>
      </text:list>
      <text:p text:style-name="Standard"><text:span text:style-name="T1">Upgrade from Commuter to Long-Distance Pass (₹120) when:</text:span></text:p>
      <text:list text:continue-numbering="true" text:style-name="WWNum1">
        <text:list-item>
          <text:p text:style-name="P3">✅ Your commute is 30+ KM (multi-leg)</text:p>
        </text:list-item>
        <text:list-item>
          <text:p text:style-name="P3">✅ You've hit bailout limits multiple times</text:p>
        </text:list-item>
        <text:list-item>
          <text:p text:style-name="P3">✅ Multi-leg journey guarantee is critical for you</text:p>
        </text:list-item>
        <text:list-item>
          <text:p text:style-name="P3">✅ Rural-urban commuting is your daily reality</text:p>
        </text:list-item>
      </text:list>
      <text:p text:style-name="Standard"><text:span text:style-name="T1">Choose Traveler Pass when:</text:span></text:p>
      <text:list text:continue-numbering="true" text:style-name="WWNum1">
        <text:list-item>
          <text:p text:style-name="P3">✅ You're visiting a new city (1-7 days)</text:p>
        </text:list-item>
        <text:list-item>
          <text:p text:style-name="P3">✅ You don't want monthly commitment</text:p>
        </text:list-item>
        <text:list-item>
          <text:p text:style-name="P3"><text:soft-page-break/>✅ Safety and peace of mind matter more than cost</text:p>
        </text:list-item>
        <text:list-item>
          <text:p text:style-name="P3">✅ You need intensive coverage for short period</text:p>
        </text:list-item>
      </text:list>
      <text:p text:style-name="Standard">__________________________________________________</text:p>
      <text:h text:style-name="Heading_20_4" text:outline-level="4">**Special Cases:**</text:h>
      <text:p text:style-name="Standard"><text:span text:style-name="T1">"I'm both a rider AND a pilot (earning while commuting)"</text:span></text:p>
      <text:p text:style-name="No_20_Spacing"><text:span text:style-name="T2">If you:<text:line-break/>- Take 20 rides/month as RIDER (₹900 spent)<text:line-break/>- Give 15 rides/month as PILOT (₹700 earned)<text:line-break/>- Net transport cost: ₹200/month<text:line-break/><text:line-break/>Should you subscribe?<text:line-break/>YES to Student Pass (₹15):<text:line-break/> <text:s/>→ Rider discount saves ₹45/month<text:line-break/> <text:s/>→ Pilot also benefits (riders prefer verified pilots)<text:line-break/> <text:s/>→ Net cost: ₹200 - ₹45 + ₹15 = ₹170/month<text:line-break/> <text:s/>→ Plus bailout protection (valuable when earning)<text:line-break/><text:line-break/>VERDICT: Subscribe! Your net transport cost drops even further.</text:span></text:p>
      <text:p text:style-name="Standard"><text:span text:style-name="T1">"My company might reimburse transport costs"</text:span></text:p>
      <text:p text:style-name="No_20_Spacing"><text:span text:style-name="T2">If your company:<text:line-break/>- Reimburses up to ₹3,000/month for transport<text:line-break/>- Wants proof of expenses<text:line-break/><text:line-break/>With Commuter Pass (₹50):<text:line-break/> <text:s/>→ Monthly spend: ₹2,884 (rides + subscription)<text:line-break/> <text:s/>→ Company reimburses: ₹2,884<text:line-break/> <text:s/>→ Your actual cost: ₹0<text:line-break/> <text:s/>→ Plus: You keep priority matching benefits<text:line-break/><text:line-break/>VERDICT: Commuter Pass is FREE for you if company reimburses!<text:line-break/>Ask HR about Hitchr Enterprise tier for even better rates.</text:span></text:p>
      <text:p text:style-name="Standard">__________________________________________________</text:p>
      <text:h text:style-name="Heading_20_4" text:outline-level="4">**The "Try Before You Buy" Approach**</text:h>
      <text:p text:style-name="Standard"><text:span text:style-name="T1">Not sure? Here's the safest path:</text:span></text:p>
      <text:p text:style-name="Standard"><text:span text:style-name="T1">Week 1-2: Start with Community (Free)</text:span></text:p>
      <text:list text:continue-numbering="true" text:style-name="WWNum1">
        <text:list-item>
          <text:p text:style-name="P3">Take 10-15 rides</text:p>
        </text:list-item>
        <text:list-item>
          <text:p text:style-name="P3">Get comfortable with platform</text:p>
        </text:list-item>
        <text:list-item>
          <text:p text:style-name="P3">Earn your first 50 tokens</text:p>
        </text:list-item>
        <text:list-item>
          <text:p text:style-name="P3">See if Hitchr works for your routes</text:p>
        </text:list-item>
      </text:list>
      <text:p text:style-name="Standard"><text:span text:style-name="T1">Week 3-4: Analyze Your Usage</text:span></text:p>
      <text:list text:continue-numbering="true" text:style-name="WWNum1">
        <text:list-item>
          <text:p text:style-name="P3">Check: How many rides did you take?</text:p>
        </text:list-item>
        <text:list-item>
          <text:p text:style-name="P3">Check: How much did you spend?</text:p>
        </text:list-item>
        <text:list-item>
          <text:p text:style-name="P3">Check: Did you need a bailout?</text:p>
        </text:list-item>
        <text:list-item>
          <text:p text:style-name="P3">Check: Would discount have saved you money?</text:p>
        </text:list-item>
      </text:list>
      <text:p text:style-name="Standard"><text:span text:style-name="T1">Month 2: Upgrade Based on Data</text:span></text:p>
      <text:list text:continue-numbering="true" text:style-name="WWNum1">
        <text:list-item>
          <text:p text:style-name="P3">If 30+ rides/month → Student Pass</text:p>
        </text:list-item>
        <text:list-item>
          <text:p text:style-name="P3">If 40+ rides/month + working → Commuter Pass</text:p>
        </text:list-item>
        <text:list-item>
          <text:p text:style-name="P3">If multi-leg journey → Long-Distance Pass</text:p>
        </text:list-item>
        <text:list-item>
          <text:p text:style-name="P3">If &lt;15 rides/month → Stay on Free tier</text:p>
        </text:list-item>
      </text:list>
      <text:p text:style-name="Standard"><text:span text:style-name="T1">The platform will even suggest the right tier for you based on your usage!</text:span></text:p>
      <text:p text:style-name="Standard"><text:soft-page-break/>__________________________________________________</text:p>
      <text:h text:style-name="Heading_20_3" text:outline-level="3">4.4A What Makes Hitchr Different: Novel Features</text:h>
      <text:p text:style-name="Standard"><text:span text:style-name="T1">These features don't exist anywhere else in the Indian mobility market:</text:span></text:p>
      <text:h text:style-name="Heading_20_4" text:outline-level="4">**1. Dual-Role System: Be Both Rider AND Pilot**</text:h>
      <text:p text:style-name="Standard"><text:span text:style-name="T1">What it is:</text:span></text:p>
      <text:list text:continue-numbering="true" text:style-name="WWNum1">
        <text:list-item>
          <text:p text:style-name="P3">Single app, single account, two modes</text:p>
        </text:list-item>
        <text:list-item>
          <text:p text:style-name="P3">Toggle between "I need a ride" and "I'm driving, can help"</text:p>
        </text:list-item>
        <text:list-item>
          <text:p text:style-name="P3">Same person can be rider in morning, pilot in evening</text:p>
        </text:list-item>
      </text:list>
      <text:p text:style-name="Standard"><text:span text:style-name="T1">Why it's revolutionary:</text:span></text:p>
      <text:p text:style-name="No_20_Spacing"><text:span text:style-name="T2">Traditional platforms:<text:line-break/>❌ Ola/Uber: You're either a customer or a driver (separate apps)<text:line-break/>❌ Rapido: You're either a rider or a bike taxi driver<text:line-break/>❌ No flexibility to switch roles<text:line-break/><text:line-break/>Hitchr:<text:line-break/>✅ One person, both roles, one community<text:line-break/>✅ Your commute pays for itself<text:line-break/>✅ Help others while going your way anyway</text:span></text:p>
      <text:p text:style-name="Standard"><text:span text:style-name="T1">Real example:</text:span></text:p>
      <text:p text:style-name="No_20_Spacing"><text:span text:style-name="T2">Monday morning: Raj needs ride to office (RIDER)<text:line-break/> <text:s/>→ Pays ₹70 for 12 KM ride<text:line-break/><text:line-break/>Monday evening: Raj drives home, sees 2 people on his route (PILOT)<text:line-break/> <text:s/>→ Earns ₹140 (₹70 × 2 passengers)<text:line-break/> <text:s/><text:line-break/>Raj's net transport cost: ₹70 - ₹140 = -₹70 (he MADE money!)</text:span></text:p>
      <text:p text:style-name="Standard"><text:span text:style-name="T1">This is IMPOSSIBLE on Ola/Uber/Rapido.</text:span></text:p>
      <text:p text:style-name="Standard">__________________________________________________</text:p>
      <text:h text:style-name="Heading_20_4" text:outline-level="4">**2. Flexible Pricing: Pilot Can Waive Fares**</text:h>
      <text:p text:style-name="Standard"><text:span text:style-name="T1">What it is:</text:span></text:p>
      <text:list text:continue-numbering="true" text:style-name="WWNum1">
        <text:list-item>
          <text:p text:style-name="P3">Platform suggests fair price (₹70 for 12 KM)</text:p>
        </text:list-item>
        <text:list-item>
          <text:p text:style-name="P3">Pilot has final say:</text:p>
        </text:list-item>
        <text:list-item>
          <text:p text:style-name="P3">Accept full amount</text:p>
        </text:list-item>
        <text:list-item>
          <text:p text:style-name="P3">Reduce it: "I'll take ₹50 instead"</text:p>
        </text:list-item>
        <text:list-item>
          <text:p text:style-name="P3">Waive entirely: "You're my neighbor, no charge"</text:p>
        </text:list-item>
      </text:list>
      <text:p text:style-name="Standard"><text:span text:style-name="T1">Why it's revolutionary:</text:span></text:p>
      <text:p text:style-name="No_20_Spacing"><text:span text:style-name="T2">Traditional platforms:<text:line-break/>❌ Fixed algorithmic pricing<text:line-break/>❌ No room for human generosity<text:line-break/>❌ Purely transactional<text:line-break/><text:line-break/>Hitchr:<text:line-break/>✅ Platform suggests, human decides<text:line-break/>✅ Community generosity is encouraged<text:line-break/>✅ Relationship-based travel</text:span></text:p>
      <text:p text:style-name="Standard"><text:span text:style-name="T1">Real examples:</text:span></text:p>
      <text:p text:style-name="No_20_Spacing"><text:span text:style-name="T2">Example 1: College Senior + Junior<text:line-break/> <text:s/>→ Platform suggests: ₹60<text:line-break/> <text:s/>→ Senior waives: "College brothers help each other"<text:line-break/> <text:s/>→ Junior promises: "I'll help someone next time"<text:line-break/> <text:s/>→ Community culture grows<text:line-break/><text:line-break/>Example 2: Neighbor going to market<text:line-break/> <text:s/>→ Platform suggests: ₹30<text:line-break/> <text:s/>→ Neighbor accepts: ₹20 ("You're our neighbor's son")<text:line-break/> <text:s/>→ Relationship strengthened<text:line-break/><text:line-break/>Example 3: Emergency situation<text:line-break/> <text:s/>→ Platform suggests: ₹80<text:line-break/> <text:s/>→ Pilot sees "rushing to hospital" note<text:line-break/> <text:s/>→ Pilot waives fare + drives faster<text:line-break/> <text:s/>→ Humanity matters more than money</text:span></text:p>
      <text:p text:style-name="Standard"><text:span text:style-name="T1">Platform economics still work:</text:span></text:p>
      <text:list text:continue-numbering="true" text:style-name="WWNum1">
        <text:list-item>
          <text:p text:style-name="P3">80% pay full fare → Platform earns 10% commission</text:p>
        </text:list-item>
        <text:list-item>
          <text:p text:style-name="P3"><text:soft-page-break/>15% pay reduced fare → Platform earns 10% of reduced amount</text:p>
        </text:list-item>
        <text:list-item>
          <text:p text:style-name="P3">5% waive fare → Platform earns ₹0 (that's OK!)</text:p>
        </text:list-item>
        <text:list-item>
          <text:p text:style-name="P3">**We're building community, not extracting maximum profit**</text:p>
        </text:list-item>
      </text:list>
      <text:p text:style-name="Standard"><text:span text:style-name="T1">This feature is FORBIDDEN on Ola/Uber/Rapido (fixed pricing is mandatory).</text:span></text:p>
      <text:p text:style-name="Standard">__________________________________________________</text:p>
      <text:h text:style-name="Heading_20_4" text:outline-level="4">**3. Multi-Leg Journey Support: Complex Routes Made Simple**</text:h>
      <text:p text:style-name="Standard"><text:span text:style-name="T1">What it is:</text:span></text:p>
      <text:list text:continue-numbering="true" text:style-name="WWNum1">
        <text:list-item>
          <text:p text:style-name="P3">Set final destination (College, 38 KM away)</text:p>
        </text:list-item>
        <text:list-item>
          <text:p text:style-name="P3">Platform plans 3-leg journey:</text:p>
        </text:list-item>
        <text:list-item>
          <text:p text:style-name="P3">Leg 1: Village → Highway (5 KM, ₹25)</text:p>
        </text:list-item>
        <text:list-item>
          <text:p text:style-name="P3">Leg 2: Highway → City (25 KM, ₹100)</text:p>
        </text:list-item>
        <text:list-item>
          <text:p text:style-name="P3">Leg 3: City → College (8 KM, ₹50)</text:p>
        </text:list-item>
        <text:list-item>
          <text:p text:style-name="P3">Three different pilots, one seamless journey</text:p>
        </text:list-item>
      </text:list>
      <text:p text:style-name="Standard"><text:span text:style-name="T1">Why it's revolutionary:</text:span></text:p>
      <text:p text:style-name="No_20_Spacing"><text:span text:style-name="T2">Traditional platforms:<text:line-break/>❌ Ola/Uber: Single driver, single journey only<text:line-break/>❌ Rapido: Max 10-15 KM, no multi-leg<text:line-break/>❌ You must manually book 3 separate rides<text:line-break/><text:line-break/>Hitchr:<text:line-break/>✅ One booking, multiple legs handled automatically<text:line-break/>✅ Platform suggests optimal handoff points<text:line-break/>✅ Each pilot sees only their leg<text:line-break/>✅ Journey assurance covers entire route</text:span></text:p>
      <text:p text:style-name="Standard"><text:span text:style-name="T1">What happens if something fails mid-journey:</text:span></text:p>
      <text:p text:style-name="Standard"><text:span text:style-name="T1">WITHOUT Multi-Leg Support (Traditional):</text:span></text:p>
      <text:p text:style-name="No_20_Spacing"><text:span text:style-name="T2">You book Leg 1: Village → Highway (✅ works)<text:line-break/>You try to book Leg 2: Highway → City<text:line-break/> <text:s/>→ No drivers available at highway junction<text:line-break/> <text:s/>→ You're STRANDED 5 KM from home, 33 KM from college<text:line-break/> <text:s/>→ No easy way to get back or forward<text:line-break/> <text:s/>→ Day ruined</text:span></text:p>
      <text:p text:style-name="Standard"><text:span text:style-name="T1">WITH Hitchr Multi-Leg Support:</text:span></text:p>
      <text:p text:style-name="No_20_Spacing"><text:span text:style-name="T2">You set destination: College (38 KM)<text:line-break/>Hitchr plans 3 legs automatically<text:line-break/>Leg 1 completes: Village → Highway (✅)<text:line-break/>Leg 2 pilot cancels last minute (❌)<text:line-break/> <text:s/>→ Hitchr immediately finds backup pilot<text:line-break/> <text:s/>→ OR suggests alternate route (Bus + Leg 3)<text:line-break/> <text:s/>→ OR uses bailout to cover alternate transport<text:line-break/> <text:s/>→ Journey continues, you reach college<text:line-break/> <text:s/>→ Platform bears the coordination risk</text:span></text:p>
      <text:p text:style-name="Standard"><text:span text:style-name="T1">For Long-Distance Pass subscribers: JOURNEY GUARANTEE</text:span></text:p>
      <text:list text:continue-numbering="true" text:style-name="WWNum1">
        <text:list-item>
          <text:p text:style-name="P3">If any leg fails, platform ensures completion</text:p>
        </text:list-item>
        <text:list-item>
          <text:p text:style-name="P3">Alternative routing automatically suggested</text:p>
        </text:list-item>
        <text:list-item>
          <text:p text:style-name="P3">Bailout coverage for emergency alternatives</text:p>
        </text:list-item>
        <text:list-item>
          <text:p text:style-name="P3">**You will NOT be stranded mid-journey**</text:p>
        </text:list-item>
      </text:list>
      <text:p text:style-name="Standard"><text:span text:style-name="T1">This level of multi-leg support doesn't exist in India's mobility market.</text:span></text:p>
      <text:p text:style-name="Standard">__________________________________________________</text:p>
      <text:h text:style-name="Heading_20_4" text:outline-level="4"><text:soft-page-break/>**4. Travel Assurance: Never Stranded, Ever**</text:h>
      <text:p text:style-name="Standard"><text:span text:style-name="T1">What it is:</text:span></text:p>
      <text:list text:continue-numbering="true" text:style-name="WWNum1">
        <text:list-item>
          <text:p text:style-name="P3">Payment fails mid-journey?</text:p>
        </text:list-item>
        <text:list-item>
          <text:p text:style-name="P3">Platform covers the cost immediately</text:p>
        </text:list-item>
        <text:list-item>
          <text:p text:style-name="P3">Pilot gets paid (always, no exceptions)</text:p>
        </text:list-item>
        <text:list-item>
          <text:p text:style-name="P3">You continue journey</text:p>
        </text:list-item>
        <text:list-item>
          <text:p text:style-name="P3">Settle up later (free tier) or covered by subscription (paid tiers)</text:p>
        </text:list-item>
      </text:list>
      <text:p text:style-name="Standard"><text:span text:style-name="T1">Why it's revolutionary:</text:span></text:p>
      <text:p text:style-name="No_20_Spacing"><text:span text:style-name="T2">Traditional platforms:<text:line-break/>❌ Payment fails → Ride canceled<text:line-break/>❌ You're stranded wherever you are<text:line-break/>❌ Driver doesn't get paid, gets angry<text:line-break/>❌ Awkward, stressful situation<text:line-break/><text:line-break/>Hitchr:<text:line-break/>✅ Payment fails → Platform steps in<text:line-break/>✅ Journey continues seamlessly<text:line-break/>✅ Pilot always gets paid (builds trust)<text:line-break/>✅ Zero stress for rider</text:span></text:p>
      <text:p text:style-name="Standard"><text:span text:style-name="T1">Real scenario:</text:span></text:p>
      <text:p text:style-name="Standard"><text:span text:style-name="T1">Without Assurance (Traditional Platform):</text:span></text:p>
      <text:p text:style-name="No_20_Spacing"><text:span text:style-name="T2">7:45 AM: You're in ride to important interview<text:line-break/>8:00 AM: Ride ends, payment fails (UPI timeout)<text:line-break/> <text:s/>→ Driver: "I can't drop you until payment clears"<text:line-break/> <text:s/>→ You: "I have interview at 8:30, please!"<text:line-break/> <text:s/>→ Driver: "Not my problem, company policy"<text:line-break/> <text:s/>→ You're stuck, stressed, late<text:line-break/> <text:s/>→ Interview missed<text:line-break/> <text:s/>→ Opportunity lost</text:span></text:p>
      <text:p text:style-name="Standard"><text:span text:style-name="T1">With Hitchr Assurance:</text:span></text:p>
      <text:p text:style-name="No_20_Spacing"><text:span text:style-name="T2">7:45 AM: You're in ride to important interview<text:line-break/>8:00 AM: Ride ends, payment fails (UPI timeout)<text:line-break/> <text:s/>→ Hitchr: "We've got you, covering ₹70"<text:line-break/> <text:s/>→ Pilot gets paid instantly<text:line-break/> <text:s/>→ You continue to interview location<text:line-break/> <text:s/>→ Reach on time<text:line-break/> <text:s/>→ Settle payment later from next wallet topup<text:line-break/> <text:s/>→ Interview successful<text:line-break/> <text:s/>→ Career saved</text:span></text:p>
      <text:p text:style-name="Standard"><text:span text:style-name="T1">Cost to platform: ₹70</text:span></text:p>
      <text:p text:style-name="Standard"><text:span text:style-name="T1">Value to user: Priceless</text:span></text:p>
      <text:p text:style-name="Standard"><text:span text:style-name="T1">This is the difference between a transport app and travel assurance infrastructure.</text:span></text:p>
      <text:p text:style-name="Standard">__________________________________________________</text:p>
      <text:h text:style-name="Heading_20_4" text:outline-level="4">**5. Token Economy: Reputation That Matters**</text:h>
      <text:p text:style-name="Standard"><text:span text:style-name="T1">What it is:</text:span></text:p>
      <text:list text:continue-numbering="true" text:style-name="WWNum1">
        <text:list-item>
          <text:p text:style-name="P3">Earn tokens for good behavior (completing rides, 5-star ratings, helping others)</text:p>
        </text:list-item>
        <text:list-item>
          <text:p text:style-name="P3">Tokens unlock benefits (assurance tiers, priority matching, badges)</text:p>
        </text:list-item>
        <text:list-item>
          <text:p text:style-name="P3">Tokens can't be bought or sold (earned only through participation)</text:p>
        </text:list-item>
        <text:list-item>
          <text:p text:style-name="P3">Lose tokens if you abuse system (default on payment, fake cancellations)</text:p>
        </text:list-item>
      </text:list>
      <text:p text:style-name="Standard"><text:span text:style-name="T1">Why it's revolutionary:</text:span></text:p>
      <text:p text:style-name="No_20_Spacing"><text:span text:style-name="T2">Traditional platforms:<text:line-break/>❌ No reputation currency<text:line-break/>❌ Ratings don't unlock benefits<text:line-break/>❌ Good behavior isn't rewarded beyond 4.8 stars<text:line-break/>❌ No skin in the game<text:line-break/><text:line-break/>Hitchr:<text:line-break/>✅ Tokens = tangible reputation<text:line-break/>✅ Higher tokens = better benefits<text:line-break/>✅ Losing tokens hurts (behavioral deterrent)<text:line-break/>✅ Community recognizes good members</text:span></text:p>
      <text:p text:style-name="Standard"><text:span text:style-name="T1">How tokens work in practice:</text:span></text:p>
      <text:p text:style-name="Standard"><text:soft-page-break/><text:span text:style-name="T1">Earning Tokens:</text:span></text:p>
      <text:p text:style-name="No_20_Spacing"><text:span text:style-name="T2">Complete a ride as rider: +5 tokens<text:line-break/>Get 5-star rating from pilot: +15 tokens<text:line-break/>Complete a ride as pilot: +10 tokens<text:line-break/>Help 10 riders (milestone): +25 tokens<text:line-break/>Waive a fare (community generosity): +50 tokens<text:line-break/>Top community helper of month: +200 tokens</text:span></text:p>
      <text:p text:style-name="Standard"><text:span text:style-name="T1">Using Tokens:</text:span></text:p>
      <text:p text:style-name="No_20_Spacing"><text:span text:style-name="T2">20 tokens → Unlock Community (Free) tier<text:line-break/>30 tokens → Subscribe to Student Pass<text:line-break/>60 tokens → Subscribe to Commuter Pass<text:line-break/>80 tokens → Subscribe to Long-Distance Pass<text:line-break/>100 tokens → "Trusted Traveler" badge (priority matching)<text:line-break/>500 tokens → Premium route access<text:line-break/>1000 tokens → "Community Hero" status</text:span></text:p>
      <text:p text:style-name="Standard"><text:span text:style-name="T1">Losing Tokens:</text:span></text:p>
      <text:p text:style-name="No_20_Spacing"><text:span text:style-name="T2">Default on bailout repayment: -ALL tokens + banned<text:line-break/>Fake cancellation (as pilot): -50 tokens<text:line-break/>No-show (as rider): -30 tokens<text:line-break/>Consistent 2-star ratings: -10 tokens/week<text:line-break/>Pattern of abuse detected: -100 tokens + review</text:span></text:p>
      <text:p text:style-name="Standard"><text:span text:style-name="T1">Real impact:</text:span></text:p>
      <text:p text:style-name="No_20_Spacing"><text:span text:style-name="T2">Scenario: Bad actor tries to game system<text:line-break/><text:line-break/>Week 1: Signs up, completes 5 rides (earns 50 tokens)<text:line-break/>Week 2: Unlocks Community tier (needs 20 tokens)<text:line-break/>Week 3: Takes bailout, doesn't repay (loses ALL tokens)<text:line-break/>Week 4: Tries to sign up again (device fingerprint + phone ban)<text:line-break/><text:line-break/>Result: Lost 50 tokens + can't rejoin<text:line-break/>ROI of cheating: Highly negative</text:span></text:p>
      <text:p text:style-name="Standard"><text:span text:style-name="T1">Tokens also redeem for real-world benefits:</text:span></text:p>
      <text:list text:continue-numbering="true" text:style-name="WWNum1">
        <text:list-item>
          <text:p text:style-name="P3">500 tokens = ₹500 off at Zostel hostels</text:p>
        </text:list-item>
        <text:list-item>
          <text:p text:style-name="P3">300 tokens = ₹300 off at Decathlon</text:p>
        </text:list-item>
        <text:list-item>
          <text:p text:style-name="P3">200 tokens = ₹200 off at OYO/Airbnb bookings</text:p>
        </text:list-item>
      </text:list>
      <text:p text:style-name="Standard"><text:span text:style-name="T1">This creates a closed-loop economy where being a good community member has tangible rewards.</text:span></text:p>
      <text:p text:style-name="Standard">__________________________________________________</text:p>
      <text:h text:style-name="Heading_20_4" text:outline-level="4">**6. Community Culture: People, Not Transactions**</text:h>
      <text:p text:style-name="Standard"><text:span text:style-name="T1">What it makes different:</text:span></text:p>
      <text:list text:continue-numbering="true" text:style-name="WWNum1">
        <text:list-item>
          <text:p text:style-name="P3">Profiles show: Name, photo, mutual connections, ride history</text:p>
        </text:list-item>
        <text:list-item>
          <text:p text:style-name="P3">"Amit Uncle (neighbor, 45 trips together)"</text:p>
        </text:list-item>
        <text:list-item>
          <text:p text:style-name="P3">"Priya (DU North Campus, helped 120 students)"</text:p>
        </text:list-item>
        <text:list-item>
          <text:p text:style-name="P3">Community stories featured monthly</text:p>
        </text:list-item>
        <text:list-item>
          <text:p text:style-name="P3">Leaderboards for top helpers</text:p>
        </text:list-item>
      </text:list>
      <text:p text:style-name="Standard"><text:span text:style-name="T1">Why it matters:</text:span></text:p>
      <text:p text:style-name="No_20_Spacing"><text:span text:style-name="T2">Traditional platforms:<text:line-break/>❌ Anonymous drivers/riders<text:line-break/>❌ No relationship building<text:line-break/>❌ Purely transactional<text:line-break/>❌ "Driver #4729" picks you up<text:line-break/><text:line-break/>Hitchr:<text:line-break/>✅ Real names, real people<text:line-break/>✅ See mutual connections<text:line-break/>✅ Build relationships over time<text:line-break/>✅ "Amit Uncle who always helps students" picks you up<text:line-break/>✅ Trust through community, not just tech</text:span></text:p>
      <text:p text:style-name="Standard"><text:span text:style-name="T1">Real transformation:</text:span></text:p>
      <text:p text:style-name="No_20_Spacing"><text:span text:style-name="T2">Month 1: "I got a ride from a stranger"<text:line-break/>Month 3: "I got a ride from Raj bhai, we've done 15 trips together"<text:line-break/>Month 6: "Raj bhai invited me to his daughter's wedding because we commute together every day"<text:line-break/><text:line-break/>This is community. This is Hitchr.</text:span></text:p>
      <text:p text:style-name="Standard">__________________________________________________</text:p>
      <text:h text:style-name="Heading_20_4" text:outline-level="4">**7. Rural-Urban Connectivity: Reaching the Unreachable**</text:h>
      <text:p text:style-name="Standard"><text:soft-page-break/><text:span text:style-name="T1">What it enables:</text:span></text:p>
      <text:list text:continue-numbering="true" text:style-name="WWNum1">
        <text:list-item>
          <text:p text:style-name="P3">Villages to cities (30-50 KM multi-leg journeys)</text:p>
        </text:list-item>
        <text:list-item>
          <text:p text:style-name="P3">Truck drivers on highways accepting passengers</text:p>
        </text:list-item>
        <text:list-item>
          <text:p text:style-name="P3">Local residents helping students reach colleges</text:p>
        </text:list-item>
        <text:list-item>
          <text:p text:style-name="P3">No competition does this in India</text:p>
        </text:list-item>
      </text:list>
      <text:p text:style-name="Standard"><text:span text:style-name="T1">Why it's revolutionary:</text:span></text:p>
      <text:p text:style-name="No_20_Spacing"><text:span text:style-name="T2">Traditional platforms:<text:line-break/>❌ Ola/Uber: Don't operate in villages<text:line-break/>❌ Rapido: Max 10-15 KM range<text:line-break/>❌ No solution for rural students<text:line-break/><text:line-break/>Hitchr:<text:line-break/>✅ Designed for multi-leg rural-urban routes<text:line-break/>✅ Truck drivers on platform (highway legs)<text:line-break/>✅ Village neighbors help each other<text:line-break/>✅ Long-Distance Pass makes it affordable<text:line-break/>✅ Multi-leg guarantee ensures completion</text:span></text:p>
      <text:p text:style-name="Standard"><text:span text:style-name="T1">Impact:</text:span></text:p>
      <text:p text:style-name="No_20_Spacing"><text:span text:style-name="T2">Before Hitchr:<text:line-break/>- Village student: 2.5 hours each way by bus<text:line-break/>- Leaves home at 6:30 AM, returns at 7:00 PM<text:line-break/>- Exhausting, no time for college activities<text:line-break/>- Many students drop out due to distance<text:line-break/><text:line-break/>With Hitchr:<text:line-break/>- Same student: 1.5 hours each way (3-leg journey)<text:line-break/>- Leaves home at 7:15 AM, returns at 6:00 PM<text:line-break/>- Extra 2 hours daily = 40 hours/month<text:line-break/>- Can participate in college life<text:line-break/>- Education becomes accessible</text:span></text:p>
      <text:p text:style-name="Standard"><text:span text:style-name="T1">This is infrastructure. This is social impact.</text:span></text:p>
      <text:p text:style-name="Standard">__________________________________________________</text:p>
      <text:h text:style-name="Heading_20_3" text:outline-level="3">**Summary: What Makes Hitchr Truly Novel**</text:h>
      <table:table table:name="Table9" table:style-name="Table9">
        <table:table-column table:style-name="Table9.A" table:number-columns-repeated="3"/>
        <table:table-column table:style-name="Table9.D"/>
        <table:table-row table:style-name="Table9.1">
          <table:table-cell table:style-name="Table9.A1" office:value-type="string">
            <text:p text:style-name="P1"><text:span text:style-name="T1">Feature</text:span></text:p>
          </table:table-cell>
          <table:table-cell table:style-name="Table9.A1" office:value-type="string">
            <text:p text:style-name="P1"><text:span text:style-name="T1">Ola/Uber</text:span></text:p>
          </table:table-cell>
          <table:table-cell table:style-name="Table9.A1" office:value-type="string">
            <text:p text:style-name="P1"><text:span text:style-name="T1">Rapido</text:span></text:p>
          </table:table-cell>
          <table:table-cell table:style-name="Table9.A1" office:value-type="string">
            <text:p text:style-name="P1"><text:span text:style-name="T1">Hitchr</text:span></text:p>
          </table:table-cell>
        </table:table-row>
        <table:table-row table:style-name="Table9.1">
          <table:table-cell table:style-name="Table9.A2" office:value-type="string">
            <text:p text:style-name="P1">**Dual-Role (Rider + Pilot)**</text:p>
          </table:table-cell>
          <table:table-cell table:style-name="Table9.A2" office:value-type="string">
            <text:p text:style-name="P2">❌ No</text:p>
          </table:table-cell>
          <table:table-cell table:style-name="Table9.A2" office:value-type="string">
            <text:p text:style-name="P2">❌ No</text:p>
          </table:table-cell>
          <table:table-cell table:style-name="Table9.A2" office:value-type="string">
            <text:p text:style-name="P2">✅ **YES**</text:p>
          </table:table-cell>
        </table:table-row>
        <table:table-row table:style-name="Table9.1">
          <table:table-cell table:style-name="Table9.A3" office:value-type="string">
            <text:p text:style-name="P1">**Flexible Pricing (Pilot Can Waive)**</text:p>
          </table:table-cell>
          <table:table-cell table:style-name="Table9.B3" office:value-type="string">
            <text:p text:style-name="P2">❌ No</text:p>
          </table:table-cell>
          <table:table-cell table:style-name="Table9.C3" office:value-type="string">
            <text:p text:style-name="P2">❌ No</text:p>
          </table:table-cell>
          <table:table-cell table:style-name="Table9.D3" office:value-type="string">
            <text:p text:style-name="P2">✅ **YES**</text:p>
          </table:table-cell>
        </table:table-row>
        <table:table-row table:style-name="Table9.1">
          <table:table-cell table:style-name="Table9.A2" office:value-type="string">
            <text:p text:style-name="P1">**Multi-Leg Journey Support**</text:p>
          </table:table-cell>
          <table:table-cell table:style-name="Table9.A2" office:value-type="string">
            <text:p text:style-name="P2">❌ No</text:p>
          </table:table-cell>
          <table:table-cell table:style-name="Table9.A2" office:value-type="string">
            <text:p text:style-name="P2">❌ No</text:p>
          </table:table-cell>
          <table:table-cell table:style-name="Table9.A2" office:value-type="string">
            <text:p text:style-name="P2">✅ **YES**</text:p>
          </table:table-cell>
        </table:table-row>
        <table:table-row table:style-name="Table9.1">
          <table:table-cell table:style-name="Table9.A5" office:value-type="string">
            <text:p text:style-name="P1">**Travel Assurance (Never Stranded)**</text:p>
          </table:table-cell>
          <table:table-cell table:style-name="Table9.B5" office:value-type="string">
            <text:p text:style-name="P2">❌ No</text:p>
          </table:table-cell>
          <table:table-cell table:style-name="Table9.C5" office:value-type="string">
            <text:p text:style-name="P2">❌ No</text:p>
          </table:table-cell>
          <table:table-cell table:style-name="Table9.D5" office:value-type="string">
            <text:p text:style-name="P2">✅ **YES**</text:p>
          </table:table-cell>
        </table:table-row>
        <table:table-row table:style-name="Table9.1">
          <table:table-cell table:style-name="Table9.A2" office:value-type="string">
            <text:p text:style-name="P1">**Token Reputation Economy**</text:p>
          </table:table-cell>
          <table:table-cell table:style-name="Table9.A2" office:value-type="string">
            <text:p text:style-name="P2">❌ No</text:p>
          </table:table-cell>
          <table:table-cell table:style-name="Table9.A2" office:value-type="string">
            <text:p text:style-name="P2">❌ No</text:p>
          </table:table-cell>
          <table:table-cell table:style-name="Table9.A2" office:value-type="string">
            <text:p text:style-name="P2">✅ **YES**</text:p>
          </table:table-cell>
        </table:table-row>
        <table:table-row table:style-name="Table9.1">
          <table:table-cell table:style-name="Table9.A7" office:value-type="string">
            <text:p text:style-name="P1">**Community-First Culture**</text:p>
          </table:table-cell>
          <table:table-cell table:style-name="Table9.B7" office:value-type="string">
            <text:p text:style-name="P2">❌ No</text:p>
          </table:table-cell>
          <table:table-cell table:style-name="Table9.C7" office:value-type="string">
            <text:p text:style-name="P2">❌ No</text:p>
          </table:table-cell>
          <table:table-cell table:style-name="Table9.D7" office:value-type="string">
            <text:p text:style-name="P2">✅ **YES**</text:p>
          </table:table-cell>
        </table:table-row>
        <table:table-row table:style-name="Table9.1">
          <table:table-cell table:style-name="Table9.A2" office:value-type="string">
            <text:p text:style-name="P1">**Rural-Urban Connectivity**</text:p>
          </table:table-cell>
          <table:table-cell table:style-name="Table9.A2" office:value-type="string">
            <text:p text:style-name="P2">❌ No</text:p>
          </table:table-cell>
          <table:table-cell table:style-name="Table9.A2" office:value-type="string">
            <text:p text:style-name="P2">❌ Limited</text:p>
          </table:table-cell>
          <table:table-cell table:style-name="Table9.A2" office:value-type="string">
            <text:p text:style-name="P2">✅ **YES**</text:p>
          </table:table-cell>
        </table:table-row>
        <table:table-row table:style-name="Table9.1">
          <table:table-cell table:style-name="Table9.A9" office:value-type="string">
            <text:p text:style-name="P1">**Journey Completion Guarantee**</text:p>
          </table:table-cell>
          <table:table-cell table:style-name="Table9.B9" office:value-type="string">
            <text:p text:style-name="P2">❌ No</text:p>
          </table:table-cell>
          <table:table-cell table:style-name="Table9.C9" office:value-type="string">
            <text:p text:style-name="P2">❌ No</text:p>
          </table:table-cell>
          <table:table-cell table:style-name="Table9.D9" office:value-type="string">
            <text:p text:style-name="P2">✅ **YES**</text:p>
          </table:table-cell>
        </table:table-row>
      </table:table>
      <text:p text:style-name="Standard"><text:span text:style-name="T1">Hitchr isn't competing with Ola/Uber/Rapido.</text:span></text:p>
      <text:p text:style-name="Standard"><text:span text:style-name="T1">Hitchr is a different category: Community Mobility Infrastructure.</text:span></text:p>
      <text:p text:style-name="Standard">__________________________________________________</text:p>
      <text:h text:style-name="Heading_20_3" text:outline-level="3">4.5 The Key Distinction</text:h>
      <text:p text:style-name="Standard"><text:span text:style-name="T1">Free tier = LOAN (you must repay)</text:span></text:p>
      <text:list text:continue-numbering="true" text:style-name="WWNum1">
        <text:list-item>
          <text:p text:style-name="P3">Platform fronts money</text:p>
        </text:list-item>
        <text:list-item>
          <text:p text:style-name="P3"><text:soft-page-break/>You owe platform</text:p>
        </text:list-item>
        <text:list-item>
          <text:p text:style-name="P3">Auto-deducted from next wallet top-up</text:p>
        </text:list-item>
        <text:list-item>
          <text:p text:style-name="P3">Don't repay = consequences</text:p>
        </text:list-item>
      </text:list>
      <text:p text:style-name="Standard"><text:span text:style-name="T1">Paid tiers = COVERAGE (no repayment)</text:span></text:p>
      <text:list text:continue-numbering="true" text:style-name="WWNum1">
        <text:list-item>
          <text:p text:style-name="P3">Platform covers the cost</text:p>
        </text:list-item>
        <text:list-item>
          <text:p text:style-name="P3">You owe nothing</text:p>
        </text:list-item>
        <text:list-item>
          <text:p text:style-name="P3">That's what your subscription paid for</text:p>
        </text:list-item>
        <text:list-item>
          <text:p text:style-name="P3">Pure assurance</text:p>
        </text:list-item>
      </text:list>
      <text:h text:style-name="Heading_20_3" text:outline-level="3">4.6 Real-World Example: The Multi-Leg Journey</text:h>
      <text:p text:style-name="Standard"><text:span text:style-name="T1">Rahul's daily commute: 38 KM, 3 legs</text:span></text:p>
      <text:p text:style-name="Standard"><text:span text:style-name="T1">Day 1 (Normal):</text:span></text:p>
      <text:p text:style-name="No_20_Spacing"><text:span text:style-name="T2">Leg 1: ₹25 → Pays successfully<text:line-break/>Leg 2: ₹100 → Pays successfully<text:line-break/>Leg 3: ₹50 → Pays successfully<text:line-break/>Total: ₹175 (no issues)</text:span></text:p>
      <text:p text:style-name="Standard"><text:span text:style-name="T1">Day 2 (Payment Failure, WITH Long-Distance Pass):</text:span></text:p>
      <text:p text:style-name="No_20_Spacing"><text:span text:style-name="T2">Leg 1: ₹25 → Pays successfully<text:line-break/>Leg 2: ₹100 → UPI FAILS (server timeout)<text:line-break/> <text:s/>→ Hitchr assurance kicks in<text:line-break/> <text:s/>→ Platform covers ₹100<text:line-break/> <text:s/>→ Pilot paid immediately<text:line-break/> <text:s/>→ Rahul continues journey<text:line-break/> <text:s/>→ Rahul owes ₹0 (covered by subscription)<text:line-break/>Leg 3: ₹50 → Pays successfully<text:line-break/>Total: Rahul paid ₹75, reached destination safely</text:span></text:p>
      <text:p text:style-name="Standard"><text:span text:style-name="T1">Without assurance:</text:span></text:p>
      <text:list text:continue-numbering="true" text:style-name="WWNum1">
        <text:list-item>
          <text:p text:style-name="P3">Stranded at bus stand (Leg 2)</text:p>
        </text:list-item>
        <text:list-item>
          <text:p text:style-name="P3">25 KM from home, 13 KM from college</text:p>
        </text:list-item>
        <text:list-item>
          <text:p text:style-name="P3">Walk to ATM? Borrow from pilot? Cancel rest of journey?</text:p>
        </text:list-item>
        <text:list-item>
          <text:p text:style-name="P3">Late to college, misses exam</text:p>
        </text:list-item>
        <text:list-item>
          <text:p text:style-name="P3">Day ruined</text:p>
        </text:list-item>
      </text:list>
      <text:p text:style-name="Standard"><text:span text:style-name="T1">With Long-Distance Pass (₹120/month):</text:span></text:p>
      <text:list text:continue-numbering="true" text:style-name="WWNum1">
        <text:list-item>
          <text:p text:style-name="P3">Journey continues seamlessly</text:p>
        </text:list-item>
        <text:list-item>
          <text:p text:style-name="P3">Zero stress</text:p>
        </text:list-item>
        <text:list-item>
          <text:p text:style-name="P3">Makes it to college on time</text:p>
        </text:list-item>
        <text:list-item>
          <text:p text:style-name="P3">Multi-leg guarantee = life-changing for rural commuters</text:p>
        </text:list-item>
        <text:list-item>
          <text:p text:style-name="P3">Worth way more than ₹120/month subscription</text:p>
        </text:list-item>
      </text:list>
      <text:h text:style-name="Heading_20_3" text:outline-level="3">4.7 Economics of Assurance (Why It's Sustainable)</text:h>
      <text:p text:style-name="Standard"><text:soft-page-break/><text:span text:style-name="T1">Insurance pooling math across all tiers:</text:span></text:p>
      <text:p text:style-name="Standard"><text:span text:style-name="T1">Example: 25,000 Paid Subscribers (Segment-Based Distribution)</text:span></text:p>
      <text:p text:style-name="Standard"><text:span text:style-name="T1">Tier Distribution:</text:span></text:p>
      <text:p text:style-name="No_20_Spacing"><text:span text:style-name="T2">Student (₹15): 12,000 users × ₹15 = ₹1,80,000<text:line-break/>Commuter (₹50): 8,000 users × ₹50 = ₹4,00,000<text:line-break/>Traveler (avg ₹50): 3,000 users × ₹50 = ₹1,50,000<text:line-break/>Long-Distance (₹120): 1,500 users × ₹120 = ₹1,80,000<text:line-break/>Enterprise (₹25): 500 users × ₹25 = ₹12,500<text:line-break/>Total subscription revenue: ₹9,22,500/month</text:span></text:p>
      <text:p text:style-name="Standard"><text:span text:style-name="T1">Expected Bailout Costs:</text:span></text:p>
      <text:p text:style-name="No_20_Spacing"><text:span text:style-name="T2">Student: 12,000 × 8% × 1.5 × ₹48 = ₹69,120<text:line-break/>Commuter: 8,000 × 8% × 1.5 × ₹55 = ₹52,800<text:line-break/>Traveler: 3,000 × 10% × 1.2 × ₹50 = ₹18,000<text:line-break/>Long-Distance: 1,500 × 8% × 1.8 × ₹70 = ₹15,120<text:line-break/>Enterprise: 500 × 8% × 1.5 × ₹55 = ₹3,300<text:line-break/>Total bailout costs: ₹1,58,340/month</text:span></text:p>
      <text:p text:style-name="Standard"><text:span text:style-name="T1">Net Assurance Profit:** ₹9,22,500 - ₹1,58,340 = **₹7,64,160/month (83% margin)</text:span></text:p>
      <text:p text:style-name="Standard"><text:span text:style-name="T1">Why this works:</text:span></text:p>
      <text:list text:continue-numbering="true" text:style-name="WWNum1">
        <text:list-item>
          <text:p text:style-name="P3">Most people (92%) don't use bailouts in any given month</text:p>
        </text:list-item>
        <text:list-item>
          <text:p text:style-name="P3">They're paying for peace of mind (like insurance)</text:p>
        </text:list-item>
        <text:list-item>
          <text:p text:style-name="P3">**The discount alone makes it worth it** (Students save ₹75, Commuters save ₹130)</text:p>
        </text:list-item>
        <text:list-item>
          <text:p text:style-name="P3">25,000 people paying subsidizes 2,000 people needing bailouts</text:p>
        </text:list-item>
        <text:list-item>
          <text:p text:style-name="P3">**Classic insurance economics**</text:p>
        </text:list-item>
      </text:list>
      <text:p text:style-name="Standard"><text:span text:style-name="T1">Even if usage doubles:</text:span></text:p>
      <text:p text:style-name="No_20_Spacing"><text:span text:style-name="T2">Bailout costs at 16% invoke (2x expected): ₹3,16,680<text:line-break/>Profit: ₹9,22,500 - ₹3,16,680 = ₹6,05,820 (66% margin)<text:line-break/><text:line-break/>Still highly profitable!</text:span></text:p>
      <text:p text:style-name="Standard"><text:span text:style-name="T1">System can tolerate:</text:span></text:p>
      <text:list text:continue-numbering="true" text:style-name="WWNum1">
        <text:list-item>
          <text:p text:style-name="P3">20% invocation rate (2.5x expected)</text:p>
        </text:list-item>
        <text:list-item>
          <text:p text:style-name="P3">50% higher bailout costs</text:p>
        </text:list-item>
        <text:list-item>
          <text:p text:style-name="P3">10% abuse rate (users gaming system)</text:p>
        </text:list-item>
        <text:list-item>
          <text:p text:style-name="P3">**Still remains profitable at 50%+ margins**</text:p>
        </text:list-item>
      </text:list>
      <text:p text:style-name="Standard"><text:span text:style-name="T1">Why segment-based pricing is better:</text:span></text:p>
      <text:list text:continue-numbering="true" text:style-name="WWNum1">
        <text:list-item>
          <text:p text:style-name="P3">Students pay what they can afford (₹15)</text:p>
        </text:list-item>
        <text:list-item>
          <text:p text:style-name="P3">Professionals pay more (₹50-120) because they get more value</text:p>
        </text:list-item>
        <text:list-item>
          <text:p text:style-name="P3">Cross-subsidization: Higher tiers subsidize lower tiers</text:p>
        </text:list-item>
        <text:list-item>
          <text:p text:style-name="P3">Overall conversion is higher (20%+ vs 15%)</text:p>
        </text:list-item>
        <text:list-item>
          <text:p text:style-name="P3">Revenue is more stable (diversified across segments)</text:p>
        </text:list-item>
      </text:list>
      <text:p text:style-name="Standard">__________________________________________________</text:p>
      <text:h text:style-name="Heading_20_3" text:outline-level="3"><text:soft-page-break/>4.8 Abuse Prevention (Backend Safeguards)</text:h>
      <text:p text:style-name="Standard"><text:span text:style-name="T1">Users never see these, but they protect the platform:</text:span></text:p>
      <text:p text:style-name="Standard"><text:span text:style-name="T1">1. Trust Score Requirement</text:span></text:p>
      <text:list text:continue-numbering="true" text:style-name="WWNum1">
        <text:list-item>
          <text:p text:style-name="P3">Need 10-20 rides before bailouts unlock</text:p>
        </text:list-item>
        <text:list-item>
          <text:p text:style-name="P3">Costs ₹400-800 to build trust legitimately</text:p>
        </text:list-item>
        <text:list-item>
          <text:p text:style-name="P3">"Gaming" the system costs more than you could steal</text:p>
        </text:list-item>
      </text:list>
      <text:p text:style-name="Standard"><text:span text:style-name="T1">2. Velocity Checks</text:span></text:p>
      <text:list text:continue-numbering="true" text:style-name="WWNum1">
        <text:list-item>
          <text:p text:style-name="P3">Use 4 bailouts in 7 days? Flagged for review</text:p>
        </text:list-item>
        <text:list-item>
          <text:p text:style-name="P3">Pattern looks suspicious? Account restricted</text:p>
        </text:list-item>
        <text:list-item>
          <text:p text:style-name="P3">AI models detect abuse patterns</text:p>
        </text:list-item>
      </text:list>
      <text:p text:style-name="Standard"><text:span text:style-name="T1">3. Repayment Tracking (Free Tier)</text:span></text:p>
      <text:list text:continue-numbering="true" text:style-name="WWNum1">
        <text:list-item>
          <text:p text:style-name="P3">Don't repay within 7 days → reminders</text:p>
        </text:list-item>
        <text:list-item>
          <text:p text:style-name="P3">Don't repay within 30 days → tokens forfeited + banned</text:p>
        </text:list-item>
        <text:list-item>
          <text:p text:style-name="P3">Multiple unpaid bailouts → blacklisted</text:p>
        </text:list-item>
      </text:list>
      <text:p text:style-name="Standard"><text:span text:style-name="T1">4. Device Fingerprinting</text:span></text:p>
      <text:list text:continue-numbering="true" text:style-name="WWNum1">
        <text:list-item>
          <text:p text:style-name="P3">Can't create multiple accounts to exploit free tier</text:p>
        </text:list-item>
        <text:list-item>
          <text:p text:style-name="P3">Phone verification + device ID + behavioral patterns</text:p>
        </text:list-item>
      </text:list>
      <text:p text:style-name="Standard"><text:span text:style-name="T1">5. Geo-Velocity Checks</text:span></text:p>
      <text:list text:continue-numbering="true" text:style-name="WWNum1">
        <text:list-item>
          <text:p text:style-name="P3">Can't be in Delhi and Bangalore same day</text:p>
        </text:list-item>
        <text:list-item>
          <text:p text:style-name="P3">Impossible locations = fraud</text:p>
        </text:list-item>
      </text:list>
      <text:p text:style-name="Standard"><text:span text:style-name="T1">6. Pattern Analysis</text:span></text:p>
      <text:list text:continue-numbering="true" text:style-name="WWNum1">
        <text:list-item>
          <text:p text:style-name="P3">Always invoking bailouts right before payday? Suspicious</text:p>
        </text:list-item>
        <text:list-item>
          <text:p text:style-name="P3">Only using assurance, never paying? Red flag</text:p>
        </text:list-item>
        <text:list-item>
          <text:p text:style-name="P3">Coordinated behavior (multiple accounts)? Fraud ring</text:p>
        </text:list-item>
      </text:list>
      <text:p text:style-name="Standard"><text:span text:style-name="T1">Economic Deterrent:</text:span></text:p>
      <text:p text:style-name="No_20_Spacing"><text:span text:style-name="T2">To "game" Student tier:<text:line-break/>- Spend 3 weeks + ₹500 building trust (20+ tokens)<text:line-break/>- Pay ₹15 subscription<text:line-break/>- Use 4 bailouts × ₹50 = ₹200 "gained"<text:line-break/>- Get banned forever<text:line-break/>- Net "profit": ₹200 - ₹500 - ₹15 = -₹315 LOSS<text:line-break/><text:line-break/>ROI of fraud: NEGATIVE<text:line-break/><text:line-break/>Even if targeting Long-Distance tier:<text:line-break/>- Spend 4 weeks + ₹800 building trust (80 tokens)<text:line-break/>- Pay ₹120 subscription<text:line-break/>- Use 8 bailouts × ₹100 = ₹800 "gained"<text:line-break/>- Get banned forever<text:line-break/>- Net "profit": ₹800 - ₹800 - ₹120 = -₹120 LOSS<text:line-break/><text:line-break/>Still negative ROI!</text:span></text:p>
      <text:p text:style-name="Standard">__________________________________________________</text:p>
      <text:h text:style-name="Heading_20_3" text:outline-level="3"><text:soft-page-break/>4.9 Failure Modes &amp; Safeguards: What If Everything Goes Wrong?</text:h>
      <text:p text:style-name="Standard"><text:span text:style-name="T1">Investors ask these questions. Here are the answers.</text:span></text:p>
      <text:p text:style-name="Standard">__________________________________________________</text:p>
      <text:h text:style-name="Heading_20_4" text:outline-level="4">**Failure Mode 1: "What if users abuse bailouts?"**</text:h>
      <text:p text:style-name="Standard">**Scenario:** Users intentionally trigger payment failures to get "free rides"</text:p>
      <text:p text:style-name="Standard"><text:span text:style-name="T1">Why this won't work:</text:span></text:p>
      <text:p text:style-name="No_20_Spacing"><text:span text:style-name="T2">Mathematical reality:<text:line-break/>- Free tier: Need 20 tokens (4-5 good rides, ₹180-250 spent building trust)<text:line-break/>- Student tier: ₹15/month + 30 tokens locked (worth weeks of effort)<text:line-break/>- Abuse ROI: Negative (costs more to build trust than you can steal)<text:line-break/><text:line-break/>Behavioral controls:<text:line-break/>- Velocity checks: Use 4 bailouts in 7 days → Flagged<text:line-break/>- Pattern detection: AI identifies abuse patterns (always fails on payday, etc.)<text:line-break/>- Repayment tracking: Free tier = LOAN (don't repay = banned + lose tokens)<text:line-break/>- Device fingerprinting: Can't create multiple accounts<text:line-break/><text:line-break/>Economic deterrent:<text:line-break/>- To exploit Student tier (₹15):<text:line-break/> <text:s/>- Build trust: 3 weeks + ₹500 in rides<text:line-break/> <text:s/>- Pay subscription: ₹15<text:line-break/> <text:s/>- Use 4 bailouts: ₹200 gained<text:line-break/> <text:s/>- Get banned permanently<text:line-break/> <text:s/>- Net result: -₹315 LOSS</text:span></text:p>
      <text:p text:style-name="Standard"><text:span text:style-name="T1">Worst case impact:</text:span></text:p>
      <text:list text:continue-numbering="true" text:style-name="WWNum1">
        <text:list-item>
          <text:p text:style-name="P3">If 5% of users try to abuse (realistic worst case)</text:p>
        </text:list-item>
        <text:list-item>
          <text:p text:style-name="P3">Caught within 2-3 weeks (velocity checks)</text:p>
        </text:list-item>
        <text:list-item>
          <text:p text:style-name="P3">Platform loss: ₹500-800 per abuser (one-time)</text:p>
        </text:list-item>
        <text:list-item>
          <text:p text:style-name="P3">Ban prevents repeat abuse</text:p>
        </text:list-item>
        <text:list-item>
          <text:p text:style-name="P3">**Total annual impact at 100K users: ₹25-40 lakhs (2-3% of revenue)**</text:p>
        </text:list-item>
        <text:list-item>
          <text:p text:style-name="P3">Manageable within operational budget</text:p>
        </text:list-item>
      </text:list>
      <text:p text:style-name="Standard">__________________________________________________</text:p>
      <text:h text:style-name="Heading_20_4" text:outline-level="4">**Failure Mode 2: "What if defaults spike?"**</text:h>
      <text:p text:style-name="Standard">**Scenario:** Economic recession, 15%+ of users invoke bailouts simultaneously</text:p>
      <text:p text:style-name="Standard"><text:span text:style-name="T1">Current model handles:</text:span></text:p>
      <text:p text:style-name="No_20_Spacing"><text:span text:style-name="T2">Base case (8% invoke rate):<text:line-break/>- 25,000 paid subscribers<text:line-break/>- Monthly revenue: ₹9.2 lakhs<text:line-break/>- Bailout costs: ₹1.6 lakhs<text:line-break/>- Margin: 83%<text:line-break/><text:line-break/>Stress test (16% invoke rate - 2x expected):<text:line-break/>- Monthly revenue: ₹9.2 lakhs (unchanged)<text:line-break/>- Bailout costs: ₹3.2 lakhs (doubled)<text:line-break/>- Margin: 65%<text:line-break/>- Still profitable!<text:line-break/><text:line-break/>Crisis scenario (20% invoke rate - 2.5x expected):<text:line-break/>- Monthly revenue: ₹9.2 lakhs<text:line-break/>- Bailout costs: ₹4.0 lakhs<text:line-break/>- Margin: 57%<text:line-break/>- Still viable, reduce marketing spend temporarily</text:span></text:p>
      <text:p text:style-name="Standard"><text:span text:style-name="T1">Circuit breakers:</text:span></text:p>
      <text:list xml:id="list13538929384628" text:continue-numbering="true" text:style-name="WWNum1">
        <text:list-item>
          <text:p text:style-name="P3">If invoke rate &gt;15% for 2 consecutive weeks → Trigger review</text:p>
        </text:list-item>
        <text:list-item>
          <text:p text:style-name="P3">Options:</text:p>
        </text:list-item>
      </text:list>
      <text:list xml:id="list13538693988339" text:continue-list="list13538496992185" text:style-name="WWNum5">
        <text:list-item>
          <text:p text:style-name="P4">Temporarily reduce bailout caps (₹50 → ₹30 for new invocations)</text:p>
        </text:list-item>
        <text:list-item>
          <text:p text:style-name="P4">Increase subscription prices by 10-15% for new subscribers</text:p>
        </text:list-item>
        <text:list-item>
          <text:p text:style-name="P4">Add waiting period (24 hours) for non-emergency bailouts</text:p>
        </text:list-item>
        <text:list-item>
          <text:p text:style-name="P4">Pause free tier bailouts temporarily (paid tiers unaffected)</text:p>
        </text:list-item>
      </text:list>
      <text:p text:style-name="Standard"><text:span text:style-name="T1">Worst case impact:</text:span></text:p>
      <text:list xml:id="list13538482178755" text:continue-list="list13538929384628" text:style-name="WWNum1">
        <text:list-item>
          <text:p text:style-name="P3"><text:soft-page-break/>3-month recession with 20% invoke rate</text:p>
        </text:list-item>
        <text:list-item>
          <text:p text:style-name="P3">Profit margin drops from 83% to 57%</text:p>
        </text:list-item>
        <text:list-item>
          <text:p text:style-name="P3">Platform remains cash-flow positive</text:p>
        </text:list-item>
        <text:list-item>
          <text:p text:style-name="P3">Resume normal operations when crisis passes</text:p>
        </text:list-item>
        <text:list-item>
          <text:p text:style-name="P3">**Impact: Delayed profitability by 2-3 months, not existential**</text:p>
        </text:list-item>
      </text:list>
      <text:p text:style-name="Standard">__________________________________________________</text:p>
      <text:h text:style-name="Heading_20_4" text:outline-level="4">**Failure Mode 3: "What if pilot supply drops?"**</text:h>
      <text:p text:style-name="Standard">**Scenario:** Not enough pilots available, riders wait 15-20 minutes, churn increases</text:p>
      <text:p text:style-name="Standard"><text:span text:style-name="T1">Why supply should remain stable:</text:span></text:p>
      <text:p text:style-name="No_20_Spacing"><text:span text:style-name="T2">Pilot incentives (self-reinforcing):<text:line-break/>1. Low marginal cost: Already making the journey<text:line-break/>2. Flexible earnings: ₹500-1,500/week on existing commute<text:line-break/>3. Platform doesn't extract: Only 10% commission (vs 20-30% elsewhere)<text:line-break/>4. Social benefit: Help community + earn simultaneously<text:line-break/><text:line-break/>When supply drops:<text:line-break/>- Immediate signal: Wait times increase<text:line-break/>- Rider willingness to pay increases (dynamic pricing acceptable)<text:line-break/>- Pilot earnings increase → More pilots join<text:line-break/>- Self-correcting mechanism</text:span></text:p>
      <text:p text:style-name="Standard"><text:span text:style-name="T1">Active interventions if supply drops &gt;20%:</text:span></text:p>
      <text:list xml:id="list13538765800248" text:continue-list="list13538693988339" text:style-name="WWNum5">
        <text:list-item>
          <text:p text:style-name="P4">**Pilot recruitment bonuses:**</text:p>
        </text:list-item>
      </text:list>
      <text:list xml:id="list13539130878447" text:continue-list="list13538482178755" text:style-name="WWNum1">
        <text:list-item>
          <text:p text:style-name="P3">First 50 rides: ₹5 bonus per ride (₹250 incentive)</text:p>
        </text:list-item>
        <text:list-item>
          <text:p text:style-name="P3">Referral bonuses: Refer pilot, get ₹200 after their 10th ride</text:p>
        </text:list-item>
        <text:list-item>
          <text:p text:style-name="P3">Cost: ₹2-5 lakhs one-time investment per city</text:p>
        </text:list-item>
      </text:list>
      <text:list xml:id="list13539630490128" text:continue-list="list13538765800248" text:style-name="WWNum5">
        <text:list-item>
          <text:p text:style-name="P4">**Increase pilot take-home:**</text:p>
        </text:list-item>
      </text:list>
      <text:list xml:id="list13537787312429" text:continue-list="list13539130878447" text:style-name="WWNum1">
        <text:list-item>
          <text:p text:style-name="P3">Reduce platform commission temporarily: 10% → 5%</text:p>
        </text:list-item>
        <text:list-item>
          <text:p text:style-name="P3">Pilot earnings increase by 5% immediately</text:p>
        </text:list-item>
        <text:list-item>
          <text:p text:style-name="P3">Cost: 50% revenue reduction (temporary, 4-6 weeks)</text:p>
        </text:list-item>
      </text:list>
      <text:list xml:id="list13539625569340" text:continue-list="list13539630490128" text:style-name="WWNum5">
        <text:list-item>
          <text:p text:style-name="P4">**Partnerships:**</text:p>
        </text:list-item>
      </text:list>
      <text:list text:continue-list="list13537787312429" text:style-name="WWNum1">
        <text:list-item>
          <text:p text:style-name="P3">Approach existing carpoolers (FB groups, office shuttles)</text:p>
        </text:list-item>
        <text:list-item>
          <text:p text:style-name="P3">Formalize their operations on platform</text:p>
        </text:list-item>
        <text:list-item>
          <text:p text:style-name="P3">Guarantee minimum earnings for first month</text:p>
        </text:list-item>
      </text:list>
      <text:p text:style-name="Standard"><text:span text:style-name="T1">Worst case impact:</text:span></text:p>
      <text:list xml:id="list13537995809376" text:continue-numbering="true" text:style-name="WWNum1">
        <text:list-item>
          <text:p text:style-name="P3">2-3 months of low supply in a new city</text:p>
        </text:list-item>
        <text:list-item>
          <text:p text:style-name="P3">Spend ₹5-10 lakhs on pilot acquisition</text:p>
        </text:list-item>
        <text:list-item>
          <text:p text:style-name="P3">Revenue reduced by 50% during recovery (₹2-3 lakhs loss)</text:p>
        </text:list-item>
        <text:list-item>
          <text:p text:style-name="P3"><text:soft-page-break/>**Impact: ₹5-13 lakhs one-time cost per city, recoverable in 6-8 months**</text:p>
        </text:list-item>
      </text:list>
      <text:p text:style-name="Standard">__________________________________________________</text:p>
      <text:h text:style-name="Heading_20_4" text:outline-level="4">**Failure Mode 4: "What if a major competitor copies us?"**</text:h>
      <text:p text:style-name="Standard">**Scenario:** Uber/Ola launches "Community Rides" feature</text:p>
      <text:p text:style-name="Standard"><text:span text:style-name="T1">Why they can't easily copy:</text:span></text:p>
      <text:p text:style-name="Standard"><text:span text:style-name="T1">Structural barriers:</text:span></text:p>
      <text:list xml:id="list13537890787295" text:continue-list="list13539625569340" text:style-name="WWNum5">
        <text:list-item>
          <text:p text:style-name="P4">**Driver economics conflict:**</text:p>
        </text:list-item>
      </text:list>
      <text:list xml:id="list13539370745140" text:continue-list="list13537995809376" text:style-name="WWNum1">
        <text:list-item>
          <text:p text:style-name="P3">Their drivers depend on high fares (₹12-15/km)</text:p>
        </text:list-item>
        <text:list-item>
          <text:p text:style-name="P3">Community pricing (₹5-7/km) cannibalizes their core business</text:p>
        </text:list-item>
        <text:list-item>
          <text:p text:style-name="P3">Drivers revolt if earnings drop 50%</text:p>
        </text:list-item>
      </text:list>
      <text:list xml:id="list13539311877665" text:continue-list="list13537890787295" text:style-name="WWNum5">
        <text:list-item>
          <text:p text:style-name="P4">**Cultural mismatch:**</text:p>
        </text:list-item>
      </text:list>
      <text:list xml:id="list13538125439238" text:continue-list="list13539370745140" text:style-name="WWNum1">
        <text:list-item>
          <text:p text:style-name="P3">Corporate culture vs community culture</text:p>
        </text:list-item>
        <text:list-item>
          <text:p text:style-name="P3">Profit maximization vs community help</text:p>
        </text:list-item>
        <text:list-item>
          <text:p text:style-name="P3">Drivers view it as employment, not community participation</text:p>
        </text:list-item>
      </text:list>
      <text:list xml:id="list13538325900990" text:continue-list="list13539311877665" text:style-name="WWNum5">
        <text:list-item>
          <text:p text:style-name="P4">**Technical complexity:**</text:p>
        </text:list-item>
      </text:list>
      <text:list xml:id="list13537897032093" text:continue-list="list13538125439238" text:style-name="WWNum1">
        <text:list-item>
          <text:p text:style-name="P3">Dual-role system requires complete re-architecture</text:p>
        </text:list-item>
        <text:list-item>
          <text:p text:style-name="P3">Multi-leg journey planning is non-trivial</text:p>
        </text:list-item>
        <text:list-item>
          <text:p text:style-name="P3">Token/trust system needs years of data</text:p>
        </text:list-item>
      </text:list>
      <text:list xml:id="list13539140576101" text:continue-list="list13538325900990" text:style-name="WWNum5">
        <text:list-item>
          <text:p text:style-name="P4">**Regulatory exposure:**</text:p>
        </text:list-item>
      </text:list>
      <text:list text:continue-list="list13537897032093" text:style-name="WWNum1">
        <text:list-item>
          <text:p text:style-name="P3">Are community pilots "employees"? Labor law issues</text:p>
        </text:list-item>
        <text:list-item>
          <text:p text:style-name="P3">Uber/Ola already facing driver classification lawsuits</text:p>
        </text:list-item>
        <text:list-item>
          <text:p text:style-name="P3">Adding community feature increases regulatory risk</text:p>
        </text:list-item>
      </text:list>
      <text:p text:style-name="Standard"><text:span text:style-name="T1">If they try anyway:</text:span></text:p>
      <text:list text:continue-numbering="true" text:style-name="WWNum1">
        <text:list-item>
          <text:p text:style-name="P3">Takes 12-18 months to build and launch</text:p>
        </text:list-item>
        <text:list-item>
          <text:p text:style-name="P3">We have first-mover advantage: 100K+ users, network effects</text:p>
        </text:list-item>
        <text:list-item>
          <text:p text:style-name="P3">Our brand = community; their brand = corporate</text:p>
        </text:list-item>
        <text:list-item>
          <text:p text:style-name="P3">Users loyal to community (not just features)</text:p>
        </text:list-item>
      </text:list>
      <text:p text:style-name="Standard"><text:soft-page-break/><text:span text:style-name="T1">Our response:</text:span></text:p>
      <text:list text:continue-numbering="true" text:style-name="WWNum1">
        <text:list-item>
          <text:p text:style-name="P3">Double down on community culture (leaderboards, recognition, stories)</text:p>
        </text:list-item>
        <text:list-item>
          <text:p text:style-name="P3">Expand to rural corridors (they won't follow here)</text:p>
        </text:list-item>
        <text:list-item>
          <text:p text:style-name="P3">Lock in colleges/universities with exclusive partnerships</text:p>
        </text:list-item>
        <text:list-item>
          <text:p text:style-name="P3">**Defensibility: Network effects + community moat + cultural authenticity**</text:p>
        </text:list-item>
      </text:list>
      <text:p text:style-name="Standard">__________________________________________________</text:p>
      <text:h text:style-name="Heading_20_4" text:outline-level="4">**Failure Mode 5: "What if regulations ban assurance model?"**</text:h>
      <text:p text:style-name="Standard">**Scenario:** RBI or SEBI classifies assurance as "insurance" and requires license</text:p>
      <text:p text:style-name="Standard"><text:span text:style-name="T1">Current legal position:</text:span></text:p>
      <text:p text:style-name="No_20_Spacing"><text:span text:style-name="T2">Assurance is NOT insurance because:<text:line-break/>- Insurance: Risk transfer (you pay premium, they bear risk)<text:line-break/>- Assurance: Risk pooling within a VOLUNTARY SUBSCRIPTION community<text:line-break/>- Payment fails → Platform fronts money temporarily → User repays<text:line-break/>- This is service continuity, not risk underwriting<text:line-break/><text:line-break/>Comparable precedents:<text:line-break/>- Amazon Prime (free shipping even if warehouse burns down)<text:line-break/>- Netflix (buffering issues covered, not "streaming insurance")<text:line-break/>- Gym memberships (broken equipment covered, not "fitness insurance")</text:span></text:p>
      <text:p text:style-name="Standard"><text:span text:style-name="T1">If regulations change:</text:span></text:p>
      <text:p text:style-name="Standard"><text:span text:style-name="T1">Option 1: Partner with licensed insurer</text:span></text:p>
      <text:list text:continue-numbering="true" text:style-name="WWNum1">
        <text:list-item>
          <text:p text:style-name="P3">Tie up with existing insurance company</text:p>
        </text:list-item>
        <text:list-item>
          <text:p text:style-name="P3">They underwrite bailout pool</text:p>
        </text:list-item>
        <text:list-item>
          <text:p text:style-name="P3">We collect premiums on their behalf (distribution partner)</text:p>
        </text:list-item>
        <text:list-item>
          <text:p text:style-name="P3">Revenue share: 60-40 split</text:p>
        </text:list-item>
        <text:list-item>
          <text:p text:style-name="P3">Impact: Profit margins drop 30-40%, still viable</text:p>
        </text:list-item>
      </text:list>
      <text:p text:style-name="Standard"><text:span text:style-name="T1">Option 2: Restructure as "Wallet Top-Up Credit"</text:span></text:p>
      <text:list text:continue-numbering="true" text:style-name="WWNum1">
        <text:list-item>
          <text:p text:style-name="P3">Instead of bailout, we offer instant wallet credit</text:p>
        </text:list-item>
        <text:list-item>
          <text:p text:style-name="P3">User repays from next wallet top-up</text:p>
        </text:list-item>
        <text:list-item>
          <text:p text:style-name="P3">Legally clearer: It's a wallet advance, not insurance</text:p>
        </text:list-item>
        <text:list-item>
          <text:p text:style-name="P3">Impact: Minimal, same user experience</text:p>
        </text:list-item>
      </text:list>
      <text:p text:style-name="Standard"><text:span text:style-name="T1">Option 3: Pure subscription benefits (no bailouts)</text:span></text:p>
      <text:list text:continue-numbering="true" text:style-name="WWNum1">
        <text:list-item>
          <text:p text:style-name="P3">Remove bailout feature entirely</text:p>
        </text:list-item>
        <text:list-item>
          <text:p text:style-name="P3">Keep discount benefits only (5-15% off)</text:p>
        </text:list-item>
        <text:list-item>
          <text:p text:style-name="P3">Users still subscribe for savings (we showed ROI is positive)</text:p>
        </text:list-item>
        <text:list-item>
          <text:p text:style-name="P3">Impact: Subscription revenue drops 30-40%, ride revenue unchanged</text:p>
        </text:list-item>
      </text:list>
      <text:p text:style-name="Standard"><text:soft-page-break/><text:span text:style-name="T1">Worst case impact:</text:span></text:p>
      <text:list xml:id="list13538041534253" text:continue-numbering="true" text:style-name="WWNum1">
        <text:list-item>
          <text:p text:style-name="P3">6-12 months legal consultation + restructuring: ₹15-25 lakhs</text:p>
        </text:list-item>
        <text:list-item>
          <text:p text:style-name="P3">Profit margin reduction: 30-40% on assurance revenue (not total revenue)</text:p>
        </text:list-item>
        <text:list-item>
          <text:p text:style-name="P3">**Overall impact: 10-15% reduction in total profit margin, still viable**</text:p>
        </text:list-item>
      </text:list>
      <text:p text:style-name="Standard">__________________________________________________</text:p>
      <text:h text:style-name="Heading_20_3" text:outline-level="3">**Summary: Risk Mitigation Matrix**</text:h>
      <table:table table:name="Table10" table:style-name="Table10">
        <table:table-column table:style-name="Table10.A" table:number-columns-repeated="5"/>
        <table:table-row table:style-name="Table10.1">
          <table:table-cell table:style-name="Table10.A1" office:value-type="string">
            <text:p text:style-name="P1"><text:span text:style-name="T1">**Failure Mode**</text:span></text:p>
          </table:table-cell>
          <table:table-cell table:style-name="Table10.A1" office:value-type="string">
            <text:p text:style-name="P1"><text:span text:style-name="T1">**Probability**</text:span></text:p>
          </table:table-cell>
          <table:table-cell table:style-name="Table10.A1" office:value-type="string">
            <text:p text:style-name="P1"><text:span text:style-name="T1">**Impact**</text:span></text:p>
          </table:table-cell>
          <table:table-cell table:style-name="Table10.A1" office:value-type="string">
            <text:p text:style-name="P1"><text:span text:style-name="T1">**Cost to Mitigate**</text:span></text:p>
          </table:table-cell>
          <table:table-cell table:style-name="Table10.A1" office:value-type="string">
            <text:p text:style-name="P1"><text:span text:style-name="T1">**Recovery Time**</text:span></text:p>
          </table:table-cell>
        </table:table-row>
        <table:table-row table:style-name="Table10.1">
          <table:table-cell table:style-name="Table10.A2" office:value-type="string">
            <text:p text:style-name="P1">User abuse</text:p>
          </table:table-cell>
          <table:table-cell table:style-name="Table10.A2" office:value-type="string">
            <text:p text:style-name="P2">Medium (5%)</text:p>
          </table:table-cell>
          <table:table-cell table:style-name="Table10.A2" office:value-type="string">
            <text:p text:style-name="P2">Low</text:p>
          </table:table-cell>
          <table:table-cell table:style-name="Table10.A2" office:value-type="string">
            <text:p text:style-name="P2">₹25-40L/year</text:p>
          </table:table-cell>
          <table:table-cell table:style-name="Table10.A2" office:value-type="string">
            <text:p text:style-name="P2">Immediate (bans)</text:p>
          </table:table-cell>
        </table:table-row>
        <table:table-row table:style-name="Table10.1">
          <table:table-cell table:style-name="Table10.A3" office:value-type="string">
            <text:p text:style-name="P1">Default spike</text:p>
          </table:table-cell>
          <table:table-cell table:style-name="Table10.B3" office:value-type="string">
            <text:p text:style-name="P2">Low-Medium</text:p>
          </table:table-cell>
          <table:table-cell table:style-name="Table10.C3" office:value-type="string">
            <text:p text:style-name="P2">Medium</text:p>
          </table:table-cell>
          <table:table-cell table:style-name="Table10.D3" office:value-type="string">
            <text:p text:style-name="P2">₹0 (margins absorb)</text:p>
          </table:table-cell>
          <table:table-cell table:style-name="Table10.E3" office:value-type="string">
            <text:p text:style-name="P2">2-3 months</text:p>
          </table:table-cell>
        </table:table-row>
        <table:table-row table:style-name="Table10.1">
          <table:table-cell table:style-name="Table10.A2" office:value-type="string">
            <text:p text:style-name="P1">Supply drop</text:p>
          </table:table-cell>
          <table:table-cell table:style-name="Table10.A2" office:value-type="string">
            <text:p text:style-name="P2">Medium</text:p>
          </table:table-cell>
          <table:table-cell table:style-name="Table10.A2" office:value-type="string">
            <text:p text:style-name="P2">Medium</text:p>
          </table:table-cell>
          <table:table-cell table:style-name="Table10.A2" office:value-type="string">
            <text:p text:style-name="P2">₹5-13L per city</text:p>
          </table:table-cell>
          <table:table-cell table:style-name="Table10.A2" office:value-type="string">
            <text:p text:style-name="P2">6-8 months</text:p>
          </table:table-cell>
        </table:table-row>
        <table:table-row table:style-name="Table10.1">
          <table:table-cell table:style-name="Table10.A5" office:value-type="string">
            <text:p text:style-name="P1">Competitor copy</text:p>
          </table:table-cell>
          <table:table-cell table:style-name="Table10.B5" office:value-type="string">
            <text:p text:style-name="P2">Low</text:p>
          </table:table-cell>
          <table:table-cell table:style-name="Table10.C5" office:value-type="string">
            <text:p text:style-name="P2">Medium-High</text:p>
          </table:table-cell>
          <table:table-cell table:style-name="Table10.D5" office:value-type="string">
            <text:p text:style-name="P2">₹0 (moats defend)</text:p>
          </table:table-cell>
          <table:table-cell table:style-name="Table10.E5" office:value-type="string">
            <text:p text:style-name="P2">12-18 months</text:p>
          </table:table-cell>
        </table:table-row>
        <table:table-row table:style-name="Table10.1">
          <table:table-cell table:style-name="Table10.A2" office:value-type="string">
            <text:p text:style-name="P1">Regulatory change</text:p>
          </table:table-cell>
          <table:table-cell table:style-name="Table10.A2" office:value-type="string">
            <text:p text:style-name="P2">Low</text:p>
          </table:table-cell>
          <table:table-cell table:style-name="Table10.A2" office:value-type="string">
            <text:p text:style-name="P2">Medium</text:p>
          </table:table-cell>
          <table:table-cell table:style-name="Table10.A2" office:value-type="string">
            <text:p text:style-name="P2">₹15-25L one-time</text:p>
          </table:table-cell>
          <table:table-cell table:style-name="Table10.A2" office:value-type="string">
            <text:p text:style-name="P2">6-12 months</text:p>
          </table:table-cell>
        </table:table-row>
      </table:table>
      <text:p text:style-name="Standard"><text:span text:style-name="T1">Overall Platform Resilience: HIGH</text:span></text:p>
      <text:p text:style-name="Standard"><text:span text:style-name="T1">Why we're confident:</text:span></text:p>
      <text:list xml:id="list13538076760944" text:continue-list="list13539140576101" text:style-name="WWNum5">
        <text:list-item>
          <text:p text:style-name="P4">✅ **Multiple revenue streams:** Rides + subscriptions + future B2B</text:p>
        </text:list-item>
        <text:list-item>
          <text:p text:style-name="P4">✅ **High margins:** 83% on assurance (can tolerate 2-3x spike in defaults)</text:p>
        </text:list-item>
        <text:list-item>
          <text:p text:style-name="P4">✅ **Self-correcting supply:** Pilot incentives automatically adjust</text:p>
        </text:list-item>
        <text:list-item>
          <text:p text:style-name="P4">✅ **Defensible moats:** Network effects + community + token system</text:p>
        </text:list-item>
        <text:list-item>
          <text:p text:style-name="P4">✅ **Regulatory flexibility:** Multiple restructuring options if needed</text:p>
        </text:list-item>
      </text:list>
      <text:p text:style-name="Standard"><text:span text:style-name="T1">None of these failure modes are existential. All are manageable with capital reserves of ₹2-3 Cr (standard Series A buffer).</text:span></text:p>
      <text:p text:style-name="Standard">__________________________________________________</text:p>
      <text:h text:style-name="Heading_20_2" text:outline-level="2">5. Token &amp; Reputation System</text:h>
      <text:h text:style-name="Heading_20_3" text:outline-level="3">5.1 What Tokens Are</text:h>
      <text:p text:style-name="Standard"><text:span text:style-name="T1">Tokens = Reputation currency</text:span></text:p>
      <text:p text:style-name="Standard">NOT money, NOT cryptocurrency, NOT tradeable.</text:p>
      <text:p text:style-name="Standard">Think of them like:</text:p>
      <text:list text:continue-list="list13538041534253" text:style-name="WWNum1">
        <text:list-item>
          <text:p text:style-name="P3">LinkedIn endorsements (social proof)</text:p>
        </text:list-item>
        <text:list-item>
          <text:p text:style-name="P3"><text:soft-page-break/>Reddit karma (community standing)</text:p>
        </text:list-item>
        <text:list-item>
          <text:p text:style-name="P3">Airline miles (loyalty rewards)</text:p>
        </text:list-item>
        <text:list-item>
          <text:p text:style-name="P3">Gaming achievements (badges of honor)</text:p>
        </text:list-item>
      </text:list>
      <text:p text:style-name="Standard"><text:span text:style-name="T1">You can't:</text:span></text:p>
      <text:list text:continue-numbering="true" text:style-name="WWNum1">
        <text:list-item>
          <text:p text:style-name="P3">❌ Buy tokens with money</text:p>
        </text:list-item>
        <text:list-item>
          <text:p text:style-name="P3">❌ Sell tokens for money</text:p>
        </text:list-item>
        <text:list-item>
          <text:p text:style-name="P3">❌ Trade tokens with other users</text:p>
        </text:list-item>
        <text:list-item>
          <text:p text:style-name="P3">❌ Cash out tokens</text:p>
        </text:list-item>
      </text:list>
      <text:p text:style-name="Standard"><text:span text:style-name="T1">You can:</text:span></text:p>
      <text:list text:continue-numbering="true" text:style-name="WWNum1">
        <text:list-item>
          <text:p text:style-name="P3">✅ Earn tokens through good behavior</text:p>
        </text:list-item>
        <text:list-item>
          <text:p text:style-name="P3">✅ Lock tokens as collateral for assurance</text:p>
        </text:list-item>
        <text:list-item>
          <text:p text:style-name="P3">✅ Use tokens to unlock platform benefits</text:p>
        </text:list-item>
        <text:list-item>
          <text:p text:style-name="P3">✅ Display tokens as reputation score</text:p>
        </text:list-item>
      </text:list>
      <text:h text:style-name="Heading_20_3" text:outline-level="3">5.2 How You Earn Tokens</text:h>
      <text:p text:style-name="Standard"><text:span text:style-name="T1">As a Rider:</text:span></text:p>
      <text:list text:continue-numbering="true" text:style-name="WWNum1">
        <text:list-item>
          <text:p text:style-name="P3">+5 tokens: Complete a ride</text:p>
        </text:list-item>
        <text:list-item>
          <text:p text:style-name="P3">+10 tokens: Rate pilot 5 stars</text:p>
        </text:list-item>
        <text:list-item>
          <text:p text:style-name="P3">+15 tokens: Pilot rates you 5 stars</text:p>
        </text:list-item>
        <text:list-item>
          <text:p text:style-name="P3">+25 tokens: Complete 10 rides (milestone)</text:p>
        </text:list-item>
        <text:list-item>
          <text:p text:style-name="P3">+50 tokens: Perfect record for 30 days</text:p>
        </text:list-item>
      </text:list>
      <text:p text:style-name="Standard"><text:span text:style-name="T1">As a Pilot:</text:span></text:p>
      <text:list text:continue-numbering="true" text:style-name="WWNum1">
        <text:list-item>
          <text:p text:style-name="P3">+10 tokens: Complete a ride</text:p>
        </text:list-item>
        <text:list-item>
          <text:p text:style-name="P3">+15 tokens: Rider rates you 5 stars</text:p>
        </text:list-item>
        <text:list-item>
          <text:p text:style-name="P3">+25 tokens: Help 10 riders (milestone)</text:p>
        </text:list-item>
        <text:list-item>
          <text:p text:style-name="P3">+50 tokens: Maintain 4.8+ rating for 50 rides</text:p>
        </text:list-item>
        <text:list-item>
          <text:p text:style-name="P3">+100 tokens: Help 100 riders (community hero)</text:p>
        </text:list-item>
      </text:list>
      <text:p text:style-name="Standard"><text:span text:style-name="T1">Special Bonuses:</text:span></text:p>
      <text:list text:continue-numbering="true" text:style-name="WWNum1">
        <text:list-item>
          <text:p text:style-name="P3"><text:soft-page-break/>+50 tokens: Waive a fare (community generosity)</text:p>
        </text:list-item>
        <text:list-item>
          <text:p text:style-name="P3">+100 tokens: Help rider with bailout (they thank you publicly)</text:p>
        </text:list-item>
        <text:list-item>
          <text:p text:style-name="P3">+200 tokens: Top community helper of the month</text:p>
        </text:list-item>
      </text:list>
      <text:h text:style-name="Heading_20_3" text:outline-level="3">5.3 What Tokens Unlock</text:h>
      <text:p text:style-name="Standard"><text:span text:style-name="T1">Collateral for Assurance:</text:span></text:p>
      <text:list text:continue-numbering="true" text:style-name="WWNum1">
        <text:list-item>
          <text:p text:style-name="P3">**Community (Free): Need 20 tokens** (not locked, just earned - proves trustworthiness)</text:p>
        </text:list-item>
        <text:list-item>
          <text:p text:style-name="P3">**Student tier: Lock 30 tokens** (temporarily unavailable while subscribed)</text:p>
        </text:list-item>
        <text:list-item>
          <text:p text:style-name="P3">**Commuter tier: Lock 60 tokens**</text:p>
        </text:list-item>
        <text:list-item>
          <text:p text:style-name="P3">**Traveler tier: Lock 40 tokens**</text:p>
        </text:list-item>
        <text:list-item>
          <text:p text:style-name="P3">**Long-Distance tier: Lock 80 tokens**</text:p>
        </text:list-item>
        <text:list-item>
          <text:p text:style-name="P3">**Enterprise: No tokens required** (company-paid)</text:p>
        </text:list-item>
      </text:list>
      <text:p text:style-name="Standard"><text:span text:style-name="T1">Why lock tokens?</text:span></text:p>
      <text:list text:continue-numbering="true" text:style-name="WWNum1">
        <text:list-item>
          <text:p text:style-name="P3">Shows you're invested in community</text:p>
        </text:list-item>
        <text:list-item>
          <text:p text:style-name="P3">Acts as behavioral collateral (you'd lose them if banned)</text:p>
        </text:list-item>
        <text:list-item>
          <text:p text:style-name="P3">Creates skin in the game</text:p>
        </text:list-item>
        <text:list-item>
          <text:p text:style-name="P3">Lower tiers = fewer tokens (students can access easily)</text:p>
        </text:list-item>
        <text:list-item>
          <text:p text:style-name="P3">Higher tiers = more tokens (shows long-term commitment)</text:p>
        </text:list-item>
      </text:list>
      <text:p text:style-name="Standard"><text:span text:style-name="T1">Platform Benefits:</text:span></text:p>
      <text:list text:continue-numbering="true" text:style-name="WWNum1">
        <text:list-item>
          <text:p text:style-name="P3">100 tokens: Unlock "Trusted Traveler" badge (higher match priority)</text:p>
        </text:list-item>
        <text:list-item>
          <text:p text:style-name="P3">250 tokens: Priority customer support</text:p>
        </text:list-item>
        <text:list-item>
          <text:p text:style-name="P3">500 tokens: Access to premium routes/pilots</text:p>
        </text:list-item>
        <text:list-item>
          <text:p text:style-name="P3">1000 tokens: "Community Hero" status (visible to all)</text:p>
        </text:list-item>
      </text:list>
      <text:p text:style-name="Standard"><text:span text:style-name="T1">Social Status:</text:span></text:p>
      <text:list text:continue-numbering="true" text:style-name="WWNum1">
        <text:list-item>
          <text:p text:style-name="P3">Tokens displayed on profile</text:p>
        </text:list-item>
        <text:list-item>
          <text:p text:style-name="P3">Leaderboards: "Top Community Helpers"</text:p>
        </text:list-item>
        <text:list-item>
          <text:p text:style-name="P3">Badges: "Early Adopter" "Road Warrior" "Village Connector"</text:p>
        </text:list-item>
        <text:list-item>
          <text:p text:style-name="P3">Recognition: Monthly highlights, stories</text:p>
        </text:list-item>
      </text:list>
      <text:h text:style-name="Heading_20_3" text:outline-level="3"><text:soft-page-break/>5.4 Why Tokens Work (Behavioral Economics)</text:h>
      <text:p text:style-name="Standard"><text:span text:style-name="T1">Loss Aversion:</text:span></text:p>
      <text:list text:continue-numbering="true" text:style-name="WWNum1">
        <text:list-item>
          <text:p text:style-name="P3">People hate losing what they've earned</text:p>
        </text:list-item>
        <text:list-item>
          <text:p text:style-name="P3">You worked for 3 months to earn 200 tokens</text:p>
        </text:list-item>
        <text:list-item>
          <text:p text:style-name="P3">Risk of losing them = powerful deterrent against abuse</text:p>
        </text:list-item>
      </text:list>
      <text:p text:style-name="Standard"><text:span text:style-name="T1">Sunk Cost Fallacy:</text:span></text:p>
      <text:list text:continue-numbering="true" text:style-name="WWNum1">
        <text:list-item>
          <text:p text:style-name="P3">Invested time and effort to build token balance</text:p>
        </text:list-item>
        <text:list-item>
          <text:p text:style-name="P3">Even though tokens aren't money, you value them</text:p>
        </text:list-item>
        <text:list-item>
          <text:p text:style-name="P3">Leaving platform = losing all that investment</text:p>
        </text:list-item>
      </text:list>
      <text:p text:style-name="Standard"><text:span text:style-name="T1">Status Signaling:</text:span></text:p>
      <text:list text:continue-numbering="true" text:style-name="WWNum1">
        <text:list-item>
          <text:p text:style-name="P3">High token count = respected community member</text:p>
        </text:list-item>
        <text:list-item>
          <text:p text:style-name="P3">Social recognition matters</text:p>
        </text:list-item>
        <text:list-item>
          <text:p text:style-name="P3">Pilots prefer riders with high tokens (reliable)</text:p>
        </text:list-item>
        <text:list-item>
          <text:p text:style-name="P3">Riders prefer pilots with high tokens (trustworthy)</text:p>
        </text:list-item>
      </text:list>
      <text:p text:style-name="Standard"><text:span text:style-name="T1">Gamification (Done Right):</text:span></text:p>
      <text:list text:continue-numbering="true" text:style-name="WWNum1">
        <text:list-item>
          <text:p text:style-name="P3">NOT exploitative (no infinite earning loops)</text:p>
        </text:list-item>
        <text:list-item>
          <text:p text:style-name="P3">NOT addictive (no daily streak pressure)</text:p>
        </text:list-item>
        <text:list-item>
          <text:p text:style-name="P3">IS rewarding (recognition for good behavior)</text:p>
        </text:list-item>
        <text:list-item>
          <text:p text:style-name="P3">IS meaningful (unlocks real benefits)</text:p>
        </text:list-item>
      </text:list>
      <text:p text:style-name="Standard">__________________________________________________</text:p>
      <text:h text:style-name="Heading_20_2" text:outline-level="2">6. User Journeys</text:h>
      <text:h text:style-name="Heading_20_3" text:outline-level="3">6.1 Journey #1: First-Time Student User</text:h>
      <text:p text:style-name="Standard"><text:span text:style-name="T1">Priya, 19, Delhi University student</text:span></text:p>
      <text:list text:continue-numbering="true" text:style-name="WWNum1">
        <text:list-item>
          <text:p text:style-name="P3">Lives in Rohini (North Delhi)</text:p>
        </text:list-item>
        <text:list-item>
          <text:p text:style-name="P3">College in South Campus (18 KM)</text:p>
        </text:list-item>
        <text:list-item>
          <text:p text:style-name="P3">Current option: Bus (₹20, 1.5 hours) or Metro (₹40, 1 hour)</text:p>
        </text:list-item>
        <text:list-item>
          <text:p text:style-name="P3">Budget: ₹800/month for transport</text:p>
        </text:list-item>
      </text:list>
      <text:p text:style-name="Standard"><text:soft-page-break/><text:span text:style-name="T1">Discovery:</text:span></text:p>
      <text:list text:continue-numbering="true" text:style-name="WWNum1">
        <text:list-item>
          <text:p text:style-name="P3">Friend tells her about Hitchr</text:p>
        </text:list-item>
        <text:list-item>
          <text:p text:style-name="P3">"It's like hitchhiking but safe, and you can earn money giving rides too"</text:p>
        </text:list-item>
        <text:list-item>
          <text:p text:style-name="P3">Downloads app</text:p>
        </text:list-item>
      </text:list>
      <text:p text:style-name="Standard"><text:span text:style-name="T1">Day 1: First Ride as Rider</text:span></text:p>
      <text:p text:style-name="No_20_Spacing"><text:span text:style-name="T2">1. Opens app, sees map with moving pilot cards<text:line-break/>2. Sets destination: "DU South Campus"<text:line-break/>3. Platform shows: "3 pilots heading that way"<text:line-break/>4. Selects "Amit Uncle" (neighbor, going to CP, passes DU)<text:line-break/>5. Notifies Amit<text:line-break/>6. Amit accepts: "I know your family, no charge for first ride"<text:line-break/>7. Picks up Priya<text:line-break/>8. Drops at DU (slight detour)<text:line-break/>9. Priya offers ₹30 for fuel<text:line-break/>10. Amit accepts ₹30<text:line-break/>11. Journey complete: Both rate 5 stars<text:line-break/>12. Priya earns 20 tokens (first ride bonus)</text:span></text:p>
      <text:p text:style-name="Standard"><text:span text:style-name="T1">Week 1: Learning the Platform</text:span></text:p>
      <text:list text:continue-numbering="true" text:style-name="WWNum1">
        <text:list-item>
          <text:p text:style-name="P3">Takes 8 rides (mix of neighbors, DU students, regular pilots)</text:p>
        </text:list-item>
        <text:list-item>
          <text:p text:style-name="P3">Average cost: ₹60 per trip (vs ₹40 metro but door-to-door)</text:p>
        </text:list-item>
        <text:list-item>
          <text:p text:style-name="P3">Builds trust score, earns 100 tokens</text:p>
        </text:list-item>
      </text:list>
      <text:p text:style-name="Standard"><text:span text:style-name="T1">Week 2: Becoming a Pilot</text:span></text:p>
      <text:list text:continue-numbering="true" text:style-name="WWNum1">
        <text:list-item>
          <text:p text:style-name="P3">Father lets her drive his car home from college</text:p>
        </text:list-item>
        <text:list-item>
          <text:p text:style-name="P3">Toggles to "Pilot mode"</text:p>
        </text:list-item>
        <text:list-item>
          <text:p text:style-name="P3">Picks up 2 fellow DU students heading North</text:p>
        </text:list-item>
        <text:list-item>
          <text:p text:style-name="P3">Earns ₹80 (₹40 each)</text:p>
        </text:list-item>
        <text:list-item>
          <text:p text:style-name="P3">Realizes: "I can earn while commuting!"</text:p>
        </text:list-item>
      </text:list>
      <text:p text:style-name="Standard"><text:span text:style-name="T1">Month 1: Subscribing to Student Pass</text:span></text:p>
      <text:list text:continue-numbering="true" text:style-name="WWNum1">
        <text:list-item>
          <text:p text:style-name="P3">Spending ₹1,200/month on rides (20 trips × ₹60 avg)</text:p>
        </text:list-item>
        <text:list-item>
          <text:p text:style-name="P3">Sees offer: "Student Pass: ₹15/month, get 5% discount + 4 bailouts"</text:p>
        </text:list-item>
        <text:list-item>
          <text:p text:style-name="P3">5% discount = ₹60 savings</text:p>
        </text:list-item>
        <text:list-item>
          <text:p text:style-name="P3">Net benefit: ₹60 - ₹15 = ₹45/month profit</text:p>
        </text:list-item>
        <text:list-item>
          <text:p text:style-name="P3">Plus bailout protection (priceless for student budget)</text:p>
        </text:list-item>
        <text:list-item>
          <text:p text:style-name="P3">Subscribes</text:p>
        </text:list-item>
      </text:list>
      <text:p text:style-name="Standard"><text:span text:style-name="T1">Month 2: Experiencing Assurance</text:span></text:p>
      <text:list text:continue-numbering="true" text:style-name="WWNum1">
        <text:list-item>
          <text:p text:style-name="P3">Mid-month, between pocket money</text:p>
        </text:list-item>
        <text:list-item>
          <text:p text:style-name="P3">UPI fails on ride to college</text:p>
        </text:list-item>
        <text:list-item>
          <text:p text:style-name="P3">Student Pass assurance kicks in</text:p>
        </text:list-item>
        <text:list-item>
          <text:p text:style-name="P3"><text:soft-page-break/>Journey continues seamlessly</text:p>
        </text:list-item>
        <text:list-item>
          <text:p text:style-name="P3">"This just saved me from missing my exam"</text:p>
        </text:list-item>
        <text:list-item>
          <text:p text:style-name="P3">Realizes assurance is worth way more than ₹15</text:p>
        </text:list-item>
      </text:list>
      <text:p text:style-name="Standard"><text:span text:style-name="T1">Month 3: Community Member</text:span></text:p>
      <text:list text:continue-numbering="true" text:style-name="WWNum1">
        <text:list-item>
          <text:p text:style-name="P3">400 tokens earned</text:p>
        </text:list-item>
        <text:list-item>
          <text:p text:style-name="P3">Helped 40 riders</text:p>
        </text:list-item>
        <text:list-item>
          <text:p text:style-name="P3">Earned ₹1,200 as pilot</text:p>
        </text:list-item>
        <text:list-item>
          <text:p text:style-name="P3">Spent ₹800 as rider</text:p>
        </text:list-item>
        <text:list-item>
          <text:p text:style-name="P3">Net transport cost: -₹400 (she MADE money)</text:p>
        </text:list-item>
        <text:list-item>
          <text:p text:style-name="P3">Says: "Hitchr paid for my transport AND gave me pocket money"</text:p>
        </text:list-item>
      </text:list>
      <text:h text:style-name="Heading_20_3" text:outline-level="3">6.2 Journey #2: Professional on 40 KM Commute</text:h>
      <text:p text:style-name="Standard"><text:span text:style-name="T1">Raj, 32, software engineer</text:span></text:p>
      <text:list text:continue-numbering="true" text:style-name="WWNum1">
        <text:list-item>
          <text:p text:style-name="P3">Lives in Gurgaon Sector 47</text:p>
        </text:list-item>
        <text:list-item>
          <text:p text:style-name="P3">Office in Cyber City (12 KM)</text:p>
        </text:list-item>
        <text:list-item>
          <text:p text:style-name="P3">Previously: Ola daily (₹130 each way, ₹260/day, ₹5,720/month)</text:p>
        </text:list-item>
      </text:list>
      <text:p text:style-name="Standard"><text:span text:style-name="T1">Week 1: Testing Hitchr</text:span></text:p>
      <text:list text:continue-numbering="true" text:style-name="WWNum1">
        <text:list-item>
          <text:p text:style-name="P3">Sees ad: "Travel Together. Community ride-sharing."</text:p>
        </text:list-item>
        <text:list-item>
          <text:p text:style-name="P3">Skeptical but curious (Ola is expensive)</text:p>
        </text:list-item>
        <text:list-item>
          <text:p text:style-name="P3">Downloads app</text:p>
        </text:list-item>
      </text:list>
      <text:p text:style-name="Standard"><text:span text:style-name="T1">Day 1:</text:span></text:p>
      <text:p text:style-name="No_20_Spacing"><text:span text:style-name="T2">Morning ride:<text:line-break/>- Sets destination: Cyber City Tower<text:line-break/>- Finds pilot: "Neha, also working in Cyber City"<text:line-break/>- Cost: ₹80 (vs ₹130 Ola)<text:line-break/>- Saved ₹50<text:line-break/>- Pleasant conversation, Neha also in tech<text:line-break/><text:line-break/>Evening ride:<text:line-break/>- Turns on "Pilot mode" (he's driving home anyway)<text:line-break/>- 2 people request rides on his route<text:line-break/>- Earns ₹150 (₹75 each)<text:line-break/>- Journey he was making anyway, now earning money<text:line-break/><text:line-break/>Day 1 net: Paid ₹80, earned ₹150 = +₹70 profit</text:span></text:p>
      <text:p text:style-name="Standard"><text:span text:style-name="T1">Week 2: Regular User</text:span></text:p>
      <text:list text:continue-numbering="true" text:style-name="WWNum1">
        <text:list-item>
          <text:p text:style-name="P3">Morning routine: Rider mode (₹70-90/trip)</text:p>
        </text:list-item>
        <text:list-item>
          <text:p text:style-name="P3">Evening routine: Pilot mode (₹120-180 earned)</text:p>
        </text:list-item>
        <text:list-item>
          <text:p text:style-name="P3">Daily net: Roughly breakeven or small profit</text:p>
        </text:list-item>
        <text:list-item>
          <text:p text:style-name="P3">Realizes: "My commute is paying for itself"</text:p>
        </text:list-item>
      </text:list>
      <text:p text:style-name="Standard"><text:span text:style-name="T1">Month 1: Subscribing to Commuter Pass</text:span></text:p>
      <text:list text:continue-numbering="true" text:style-name="WWNum1">
        <text:list-item>
          <text:p text:style-name="P3"><text:soft-page-break/>Sees: "Commuter Pass: ₹50/month, 8% discount, 6 bailouts, priority matching"</text:p>
        </text:list-item>
        <text:list-item>
          <text:p text:style-name="P3">8% discount on 40 rides = ₹240 savings</text:p>
        </text:list-item>
        <text:list-item>
          <text:p text:style-name="P3">Priority matching saves 5-10 min/ride = 3-4 hours/month</text:p>
        </text:list-item>
        <text:list-item>
          <text:p text:style-name="P3">Net value: ₹240 + time savings - ₹50 = ₹190+ value</text:p>
        </text:list-item>
        <text:list-item>
          <text:p text:style-name="P3">Subscribes</text:p>
        </text:list-item>
      </text:list>
      <text:p text:style-name="Standard"><text:span text:style-name="T1">Month 3: Bailout Saves His Job</text:span></text:p>
      <text:list text:continue-numbering="true" text:style-name="WWNum1">
        <text:list-item>
          <text:p text:style-name="P3">Important client meeting, 9 AM sharp</text:p>
        </text:list-item>
        <text:list-item>
          <text:p text:style-name="P3">Mid-journey, UPI fails (bank server issue)</text:p>
        </text:list-item>
        <text:list-item>
          <text:p text:style-name="P3">Commuter Pass assurance covers ₹70</text:p>
        </text:list-item>
        <text:list-item>
          <text:p text:style-name="P3">Reaches office on time</text:p>
        </text:list-item>
        <text:list-item>
          <text:p text:style-name="P3">Closes deal worth ₹5 lakhs</text:p>
        </text:list-item>
        <text:list-item>
          <text:p text:style-name="P3">"₹50/month just saved my job"</text:p>
        </text:list-item>
      </text:list>
      <text:p text:style-name="Standard"><text:span text:style-name="T1">Month 6: Community Pilot</text:span></text:p>
      <text:list text:continue-numbering="true" text:style-name="WWNum1">
        <text:list-item>
          <text:p text:style-name="P3">800 tokens, "Community Supporter" badge</text:p>
        </text:list-item>
        <text:list-item>
          <text:p text:style-name="P3">Helped 120 riders</text:p>
        </text:list-item>
        <text:list-item>
          <text:p text:style-name="P3">Regular morning riders: "Hey Raj bhai!"</text:p>
        </text:list-item>
        <text:list-item>
          <text:p text:style-name="P3">Made 3 friends, invited to one's wedding</text:p>
        </text:list-item>
        <text:list-item>
          <text:p text:style-name="P3">Says: "Hitchr isn't just transport, it's my community"</text:p>
        </text:list-item>
      </text:list>
      <text:h text:style-name="Heading_20_3" text:outline-level="3">6.3 Journey #3: Village Student (30-40 KM)</text:h>
      <text:p text:style-name="Standard"><text:span text:style-name="T1">Rohit, 20, engineering student</text:span></text:p>
      <text:list text:continue-numbering="true" text:style-name="WWNum1">
        <text:list-item>
          <text:p text:style-name="P3">Lives in village 38 KM from college</text:p>
        </text:list-item>
        <text:list-item>
          <text:p text:style-name="P3">No direct bus, public transport takes 2.5 hours</text:p>
        </text:list-item>
        <text:list-item>
          <text:p text:style-name="P3">Father's bike: 1.5 hours, ₹40 petrol</text:p>
        </text:list-item>
      </text:list>
      <text:p text:style-name="Standard"><text:span text:style-name="T1">Current Pain:</text:span></text:p>
      <text:list text:continue-numbering="true" text:style-name="WWNum1">
        <text:list-item>
          <text:p text:style-name="P3">Leaves home at 6:30 AM to reach 9 AM class</text:p>
        </text:list-item>
        <text:list-item>
          <text:p text:style-name="P3">Returns 7 PM</text:p>
        </text:list-item>
        <text:list-item>
          <text:p text:style-name="P3">Exhausting, misses college activities</text:p>
        </text:list-item>
        <text:list-item>
          <text:p text:style-name="P3"><text:soft-page-break/>No Ola/Uber in village</text:p>
        </text:list-item>
      </text:list>
      <text:p text:style-name="Standard"><text:span text:style-name="T1">Discovering Hitchr:</text:span></text:p>
      <text:list text:continue-numbering="true" text:style-name="WWNum1">
        <text:list-item>
          <text:p text:style-name="P3">College senior mentions: "There's an app, community ride-sharing"</text:p>
        </text:list-item>
        <text:list-item>
          <text:p text:style-name="P3">"Even works in villages, I use it from my town"</text:p>
        </text:list-item>
        <text:list-item>
          <text:p text:style-name="P3">Rohit downloads, skeptical ("Apps don't work in villages")</text:p>
        </text:list-item>
      </text:list>
      <text:p text:style-name="Standard"><text:span text:style-name="T1">First Multi-Leg Journey:</text:span></text:p>
      <text:p text:style-name="No_20_Spacing"><text:span text:style-name="T2">Leg 1 (5 KM): Village → Highway<text:line-break/>- Uncle going to market<text:line-break/>- Accepts ₹20 (Hitchr suggested ₹30)<text:line-break/>- "You're our neighbor's son, ₹20 is enough"<text:line-break/><text:line-break/>Leg 2 (25 KM): Highway → City<text:line-break/>- Truck driver heading to wholesale market<text:line-break/>- Accepts ₹90 (Hitchr suggested ₹110)<text:line-break/>- Rohit helps unload one box, driver appreciates<text:line-break/><text:line-break/>Leg 3 (8 KM): City → College<text:line-break/>- Senior from college<text:line-break/>- Waives fare entirely: "College brothers help each other"<text:line-break/>- Rohit promises: "I'll help someone next time"<text:line-break/><text:line-break/>Total: ₹110 (vs ₹40 bike but 45 min faster, less tiring)</text:span></text:p>
      <text:p text:style-name="Standard"><text:span text:style-name="T1">Week 2: Becoming Regular</text:span></text:p>
      <text:list text:continue-numbering="true" text:style-name="WWNum1">
        <text:list-item>
          <text:p text:style-name="P3">Now has 3-4 regular pilots for each leg</text:p>
        </text:list-item>
        <text:list-item>
          <text:p text:style-name="P3">Built relationships, predictable routine</text:p>
        </text:list-item>
        <text:list-item>
          <text:p text:style-name="P3">Leaves home 7:15 AM, reaches 8:45 AM (1.5 hours vs 2.5)</text:p>
        </text:list-item>
        <text:list-item>
          <text:p text:style-name="P3">Extra sleep, arrives fresh</text:p>
        </text:list-item>
      </text:list>
      <text:p text:style-name="Standard"><text:span text:style-name="T1">Month 1: First Assurance Event</text:span></text:p>
      <text:list text:continue-numbering="true" text:style-name="WWNum1">
        <text:list-item>
          <text:p text:style-name="P3">Mid-month, before father sends money</text:p>
        </text:list-item>
        <text:list-item>
          <text:p text:style-name="P3">Leg 2 payment fails (₹100)</text:p>
        </text:list-item>
        <text:list-item>
          <text:p text:style-name="P3">Universal free tier covers it (first of 2 annual bailouts)</text:p>
        </text:list-item>
        <text:list-item>
          <text:p text:style-name="P3">Must repay next week (father sends money, repays immediately)</text:p>
        </text:list-item>
        <text:list-item>
          <text:p text:style-name="P3">Realizes: "This could have stranded me 25 KM from home"</text:p>
        </text:list-item>
      </text:list>
      <text:p text:style-name="Standard"><text:span text:style-name="T1">Month 2: Helping Others</text:span></text:p>
      <text:list text:continue-numbering="true" text:style-name="WWNum1">
        <text:list-item>
          <text:p text:style-name="P3">Father lets him drive to college sometimes</text:p>
        </text:list-item>
        <text:list-item>
          <text:p text:style-name="P3">Becomes pilot, helps villagers going to city</text:p>
        </text:list-item>
        <text:list-item>
          <text:p text:style-name="P3">Earns ₹200-300/week</text:p>
        </text:list-item>
        <text:list-item>
          <text:p text:style-name="P3">Uses earnings for college expenses</text:p>
        </text:list-item>
      </text:list>
      <text:p text:style-name="Standard"><text:span text:style-name="T1">Month 3: Subscribes to Long-Distance Pass</text:span></text:p>
      <text:list text:continue-numbering="true" text:style-name="WWNum1">
        <text:list-item>
          <text:p text:style-name="P3">Taking 40 rides/month, spending ₹1,600</text:p>
        </text:list-item>
        <text:list-item>
          <text:p text:style-name="P3">₹120 tier gives 10% discount (₹160 savings) + 8 bailouts + MULTI-LEG GUARANTEE</text:p>
        </text:list-item>
        <text:list-item>
          <text:p text:style-name="P3">Net: ₹40 savings/month</text:p>
        </text:list-item>
        <text:list-item>
          <text:p text:style-name="P3"><text:soft-page-break/>More importantly: Multi-leg guarantee (if journey breaks, completion guaranteed)</text:p>
        </text:list-item>
        <text:list-item>
          <text:p text:style-name="P3">Peace of mind for complex 3-leg journeys (priceless)</text:p>
        </text:list-item>
      </text:list>
      <text:p text:style-name="Standard"><text:span text:style-name="T1">Impact After 6 Months:</text:span></text:p>
      <text:list text:continue-numbering="true" text:style-name="WWNum1">
        <text:list-item>
          <text:p text:style-name="P3">Transport cost: ₹1,450/month (vs ₹800 bike, but 40% time saved)</text:p>
        </text:list-item>
        <text:list-item>
          <text:p text:style-name="P3">Extra time: 20 hours/month (1 hour saved daily)</text:p>
        </text:list-item>
        <text:list-item>
          <text:p text:style-name="P3">Uses extra time: Library, projects, college activities</text:p>
        </text:list-item>
        <text:list-item>
          <text:p text:style-name="P3">Made 15+ connections (pilots and fellow riders)</text:p>
        </text:list-item>
        <text:list-item>
          <text:p text:style-name="P3">Says: "Hitchr made college accessible"</text:p>
        </text:list-item>
      </text:list>
      <text:p text:style-name="Standard">__________________________________________________</text:p>
      <text:h text:style-name="Heading_20_2" text:outline-level="2">7. Technical Architecture</text:h>
      <text:h text:style-name="Heading_20_3" text:outline-level="3">7.1 Core Technology Stack</text:h>
      <text:p text:style-name="Standard"><text:span text:style-name="T1">Backend:</text:span></text:p>
      <text:p text:style-name="No_20_Spacing"><text:span text:style-name="T2">Node.js + Express<text:line-break/>PostgreSQL (with PostGIS for geospatial)<text:line-break/>Redis (caching, real-time data)<text:line-break/>Socket.io (real-time communications)<text:line-break/>Firebase Admin (auth, notifications)</text:span></text:p>
      <text:p text:style-name="Standard"><text:span text:style-name="T1">Frontend:</text:span></text:p>
      <text:p text:style-name="No_20_Spacing"><text:span text:style-name="T2">React Native (Expo SDK 54)<text:line-break/>TypeScript<text:line-break/>React Navigation 6<text:line-break/>React Native Maps<text:line-break/>Socket.io client</text:span></text:p>
      <text:p text:style-name="Standard"><text:span text:style-name="T1">Infrastructure:</text:span></text:p>
      <text:p text:style-name="No_20_Spacing"><text:span text:style-name="T2">AWS/GCP (cloud hosting)<text:line-break/>CDN (static assets)<text:line-break/>Load balancers (horizontal scaling)<text:line-break/>Auto-scaling groups</text:span></text:p>
      <text:h text:style-name="Heading_20_3" text:outline-level="3">7.2 Key Technical Features</text:h>
      <text:p text:style-name="Standard"><text:span text:style-name="T1">Real-Time Matching:</text:span></text:p>
      <text:list text:continue-numbering="true" text:style-name="WWNum1">
        <text:list-item>
          <text:p text:style-name="P3">Socket.io for live location updates</text:p>
        </text:list-item>
        <text:list-item>
          <text:p text:style-name="P3">Pilots broadcast location every 3 seconds</text:p>
        </text:list-item>
        <text:list-item>
          <text:p text:style-name="P3">Riders broadcast every 10 seconds</text:p>
        </text:list-item>
        <text:list-item>
          <text:p text:style-name="P3">Server-side proximity detection every 2 seconds</text:p>
        </text:list-item>
        <text:list-item>
          <text:p text:style-name="P3">Directional matching algorithm (route overlap, bearing alignment)</text:p>
        </text:list-item>
      </text:list>
      <text:p text:style-name="Standard"><text:span text:style-name="T1">Multi-Leg Routing:</text:span></text:p>
      <text:list text:continue-numbering="true" text:style-name="WWNum1">
        <text:list-item>
          <text:p text:style-name="P3">Break journey into segments</text:p>
        </text:list-item>
        <text:list-item>
          <text:p text:style-name="P3">Find pilots for each segment</text:p>
        </text:list-item>
        <text:list-item>
          <text:p text:style-name="P3"><text:soft-page-break/>Optimize handoff points</text:p>
        </text:list-item>
        <text:list-item>
          <text:p text:style-name="P3">Fallback options if pilot cancels</text:p>
        </text:list-item>
      </text:list>
      <text:p text:style-name="Standard"><text:span text:style-name="T1">Payment Processing:</text:span></text:p>
      <text:list text:continue-numbering="true" text:style-name="WWNum1">
        <text:list-item>
          <text:p text:style-name="P3">UPI integration (primary)</text:p>
        </text:list-item>
        <text:list-item>
          <text:p text:style-name="P3">Wallet system (internal balance)</text:p>
        </text:list-item>
        <text:list-item>
          <text:p text:style-name="P3">Automatic retries on UPI failure</text:p>
        </text:list-item>
        <text:list-item>
          <text:p text:style-name="P3">Assurance bailout triggers if all retries fail</text:p>
        </text:list-item>
      </text:list>
      <text:p text:style-name="Standard"><text:span text:style-name="T1">Trust &amp; Safety:</text:span></text:p>
      <text:list text:continue-numbering="true" text:style-name="WWNum1">
        <text:list-item>
          <text:p text:style-name="P3">Real-time location tracking</text:p>
        </text:list-item>
        <text:list-item>
          <text:p text:style-name="P3">SOS button (alerts support + emergency contact)</text:p>
        </text:list-item>
        <text:list-item>
          <text:p text:style-name="P3">AI pattern detection (fraud, abuse)</text:p>
        </text:list-item>
        <text:list-item>
          <text:p text:style-name="P3">Automated velocity checks</text:p>
        </text:list-item>
        <text:list-item>
          <text:p text:style-name="P3">Manual review queue for edge cases</text:p>
        </text:list-item>
      </text:list>
      <text:p text:style-name="Standard"><text:span text:style-name="T1">Token System:</text:span></text:p>
      <text:list text:continue-numbering="true" text:style-name="WWNum1">
        <text:list-item>
          <text:p text:style-name="P3">Blockchain-inspired (but NOT cryptocurrency)</text:p>
        </text:list-item>
        <text:list-item>
          <text:p text:style-name="P3">Immutable ledger of token transactions</text:p>
        </text:list-item>
        <text:list-item>
          <text:p text:style-name="P3">Cannot be hacked/manipulated</text:p>
        </text:list-item>
        <text:list-item>
          <text:p text:style-name="P3">Transparent history</text:p>
        </text:list-item>
      </text:list>
      <text:h text:style-name="Heading_20_3" text:outline-level="3">7.3 Database Schema (Key Tables)</text:h>
      <text:p text:style-name="Standard"><text:span text:style-name="T1">users:</text:span></text:p>
      <text:p text:style-name="No_20_Spacing"><text:span text:style-name="T2">id, phone, name, role (rider/pilot/both), <text:line-break/>token_balance, trust_score, assurance_tier,<text:line-break/>created_at, last_active</text:span></text:p>
      <text:p text:style-name="Standard"><text:span text:style-name="T1">user_locations:</text:span></text:p>
      <text:p text:style-name="No_20_Spacing"><text:span text:style-name="T2">user_id, location (geography), <text:line-break/>heading, speed, is_available_as_pilot,<text:line-break/>destination, updated_at</text:span></text:p>
      <text:p text:style-name="Standard"><text:span text:style-name="T1">rides:</text:span></text:p>
      <text:p text:style-name="No_20_Spacing"><text:span text:style-name="T2">id, rider_id, pilot_id, <text:line-break/>origin, destination, distance, fare,<text:line-break/>status, payment_status, assurance_used,<text:line-break/>started_at, completed_at</text:span></text:p>
      <text:p text:style-name="Standard"><text:span text:style-name="T1">tokens:</text:span></text:p>
      <text:p text:style-name="No_20_Spacing"><text:span text:style-name="T2">id, user_id, amount, type (earned/spent/locked),<text:line-break/>reason, ride_id, created_at</text:span></text:p>
      <text:p text:style-name="Standard"><text:soft-page-break/><text:span text:style-name="T1">assurance_events:</text:span></text:p>
      <text:p text:style-name="No_20_Spacing"><text:span text:style-name="T2">id, user_id, ride_id, amount_covered,<text:line-break/>tier, repayment_status, created_at</text:span></text:p>
      <text:h text:style-name="Heading_20_3" text:outline-level="3">7.4 Scalability Considerations</text:h>
      <text:p text:style-name="Standard"><text:span text:style-name="T1">To 100K users:</text:span></text:p>
      <text:list text:continue-numbering="true" text:style-name="WWNum1">
        <text:list-item>
          <text:p text:style-name="P3">Single region deployment</text:p>
        </text:list-item>
        <text:list-item>
          <text:p text:style-name="P3">Vertical scaling sufficient</text:p>
        </text:list-item>
        <text:list-item>
          <text:p text:style-name="P3">Manual operations OK</text:p>
        </text:list-item>
      </text:list>
      <text:p text:style-name="Standard"><text:span text:style-name="T1">To 1M users:</text:span></text:p>
      <text:list text:continue-numbering="true" text:style-name="WWNum1">
        <text:list-item>
          <text:p text:style-name="P3">Multi-region deployment</text:p>
        </text:list-item>
        <text:list-item>
          <text:p text:style-name="P3">Horizontal scaling (multiple app servers)</text:p>
        </text:list-item>
        <text:list-item>
          <text:p text:style-name="P3">Automated monitoring and alerts</text:p>
        </text:list-item>
        <text:list-item>
          <text:p text:style-name="P3">Dedicated ops team</text:p>
        </text:list-item>
      </text:list>
      <text:p text:style-name="Standard"><text:span text:style-name="T1">To 10M users:</text:span></text:p>
      <text:list text:continue-numbering="true" text:style-name="WWNum1">
        <text:list-item>
          <text:p text:style-name="P3">Microservices architecture</text:p>
        </text:list-item>
        <text:list-item>
          <text:p text:style-name="P3">Separate matching engine service</text:p>
        </text:list-item>
        <text:list-item>
          <text:p text:style-name="P3">Separate payment service</text:p>
        </text:list-item>
        <text:list-item>
          <text:p text:style-name="P3">Multiple database replicas</text:p>
        </text:list-item>
        <text:list-item>
          <text:p text:style-name="P3">Advanced caching strategy</text:p>
        </text:list-item>
      </text:list>
      <text:p text:style-name="Standard">__________________________________________________</text:p>
      <text:h text:style-name="Heading_20_2" text:outline-level="2">8. Go-to-Market Strategy</text:h>
      <text:h text:style-name="Heading_20_3" text:outline-level="3">8.1 Phase 1: College Town Domination (Months 1-6)</text:h>
      <text:p text:style-name="Standard">**Target:** 5 college towns, 50,000 users</text:p>
      <text:p text:style-name="Standard"><text:span text:style-name="T1">Why College Towns:</text:span></text:p>
      <text:list xml:id="list13538740619307" text:continue-numbering="true" text:style-name="WWNum1">
        <text:list-item>
          <text:p text:style-name="P3">✅ Tight-knit communities (trust easier)</text:p>
        </text:list-item>
        <text:list-item>
          <text:p text:style-name="P3">✅ Long commutes (20-40 KM common)</text:p>
        </text:list-item>
        <text:list-item>
          <text:p text:style-name="P3">✅ Price-sensitive (Ola/Uber too expensive)</text:p>
        </text:list-item>
        <text:list-item>
          <text:p text:style-name="P3">✅ Tech-savvy (app adoption fast)</text:p>
        </text:list-item>
        <text:list-item>
          <text:p text:style-name="P3"><text:soft-page-break/>✅ Dual-role natural (everyone rides AND drives)</text:p>
        </text:list-item>
        <text:list-item>
          <text:p text:style-name="P3">✅ Word-of-mouth spreads fast</text:p>
        </text:list-item>
      </text:list>
      <text:p text:style-name="Standard"><text:span text:style-name="T1">Target Cities:</text:span></text:p>
      <text:list xml:id="list13539456898001" text:continue-list="list13538076760944" text:style-name="WWNum5">
        <text:list-item>
          <text:p text:style-name="P4">Manipal (Karnataka) - 15,000 students</text:p>
        </text:list-item>
        <text:list-item>
          <text:p text:style-name="P4">Pilani (Rajasthan) - 10,000 students</text:p>
        </text:list-item>
        <text:list-item>
          <text:p text:style-name="P4">Roorkee (Uttarakhand) - 12,000 students</text:p>
        </text:list-item>
        <text:list-item>
          <text:p text:style-name="P4">Vellore (Tamil Nadu) - 18,000 students</text:p>
        </text:list-item>
        <text:list-item>
          <text:p text:style-name="P4">Dehradun (Uttarakhand) - 25,000 students</text:p>
        </text:list-item>
      </text:list>
      <text:p text:style-name="Standard"><text:span text:style-name="T1">Launch Strategy:</text:span></text:p>
      <text:p text:style-name="Standard"><text:span text:style-name="T1">Week 1-2: Seed Users</text:span></text:p>
      <text:list text:continue-list="list13538740619307" text:style-name="WWNum1">
        <text:list-item>
          <text:p text:style-name="P3">On-ground team at campus</text:p>
        </text:list-item>
        <text:list-item>
          <text:p text:style-name="P3">"Help us test this app, earn ₹500 credit"</text:p>
        </text:list-item>
        <text:list-item>
          <text:p text:style-name="P3">Recruit 100 early adopters per city</text:p>
        </text:list-item>
        <text:list-item>
          <text:p text:style-name="P3">Focus on: Student council members, popular students, outgoing personalities</text:p>
        </text:list-item>
      </text:list>
      <text:p text:style-name="Standard"><text:span text:style-name="T1">Week 3-4: Pilot Recruitment</text:span></text:p>
      <text:list text:continue-numbering="true" text:style-name="WWNum1">
        <text:list-item>
          <text:p text:style-name="P3">Target: Local residents, faculty, nearby workers</text:p>
        </text:list-item>
        <text:list-item>
          <text:p text:style-name="P3">"Earn money on your daily commute"</text:p>
        </text:list-item>
        <text:list-item>
          <text:p text:style-name="P3">Offer: First 50 pilots get ₹1,000 bonus</text:p>
        </text:list-item>
      </text:list>
      <text:p text:style-name="Standard"><text:span text:style-name="T1">Week 5-8: Network Density</text:span></text:p>
      <text:list text:continue-numbering="true" text:style-name="WWNum1">
        <text:list-item>
          <text:p text:style-name="P3">Goal: 10+ active pilots in any direction at peak hours</text:p>
        </text:list-item>
        <text:list-item>
          <text:p text:style-name="P3">Campus events, stalls, demos</text:p>
        </text:list-item>
        <text:list-item>
          <text:p text:style-name="P3">Referral bonuses: "Invite 5 friends, get ₹200"</text:p>
        </text:list-item>
        <text:list-item>
          <text:p text:style-name="P3">Student brand ambassadors (₹5,000/month)</text:p>
        </text:list-item>
      </text:list>
      <text:p text:style-name="Standard"><text:span text:style-name="T1">Month 3-6: Organic Growth</text:span></text:p>
      <text:list text:continue-numbering="true" text:style-name="WWNum1">
        <text:list-item>
          <text:p text:style-name="P3">Word of mouth takes over</text:p>
        </text:list-item>
        <text:list-item>
          <text:p text:style-name="P3">40-50% of target students using app</text:p>
        </text:list-item>
        <text:list-item>
          <text:p text:style-name="P3">Assurance subscriptions: 15-20%</text:p>
        </text:list-item>
        <text:list-item>
          <text:p text:style-name="P3"><text:soft-page-break/>Expand to nearby towns</text:p>
        </text:list-item>
      </text:list>
      <text:p text:style-name="Standard"><text:span text:style-name="T1">Success Metrics:</text:span></text:p>
      <text:list text:continue-numbering="true" text:style-name="WWNum1">
        <text:list-item>
          <text:p text:style-name="P3">10,000 users per city (50,000 total)</text:p>
        </text:list-item>
        <text:list-item>
          <text:p text:style-name="P3">40% weekly active</text:p>
        </text:list-item>
        <text:list-item>
          <text:p text:style-name="P3">20 rides per user per month average</text:p>
        </text:list-item>
        <text:list-item>
          <text:p text:style-name="P3">15% assurance subscription rate</text:p>
        </text:list-item>
        <text:list-item>
          <text:p text:style-name="P3">4.5+ average rating</text:p>
        </text:list-item>
      </text:list>
      <text:h text:style-name="Heading_20_3" text:outline-level="3">8.2 Phase 2: Suburban Corridors (Months 6-18)</text:h>
      <text:p text:style-name="Standard">**Target:** 10 suburban corridors, 200,000 users</text:p>
      <text:p text:style-name="Standard"><text:span text:style-name="T1">Why Suburban Corridors:</text:span></text:p>
      <text:list xml:id="list13539372236394" text:continue-numbering="true" text:style-name="WWNum1">
        <text:list-item>
          <text:p text:style-name="P3">✅ Predictable commute patterns (9-to-5 workers)</text:p>
        </text:list-item>
        <text:list-item>
          <text:p text:style-name="P3">✅ Existing carpooling culture (just needs structure)</text:p>
        </text:list-item>
        <text:list-item>
          <text:p text:style-name="P3">✅ Higher income (₹80-150/month subscriptions affordable)</text:p>
        </text:list-item>
        <text:list-item>
          <text:p text:style-name="P3">✅ B2B opportunities (companies paying for employees)</text:p>
        </text:list-item>
      </text:list>
      <text:p text:style-name="Standard"><text:span text:style-name="T1">Target Corridors:</text:span></text:p>
      <text:list text:continue-list="list13539456898001" text:style-name="WWNum5">
        <text:list-item>
          <text:p text:style-name="P4">Gurgaon → Delhi</text:p>
        </text:list-item>
        <text:list-item>
          <text:p text:style-name="P4">Noida → Delhi</text:p>
        </text:list-item>
        <text:list-item>
          <text:p text:style-name="P4">Thane → Mumbai</text:p>
        </text:list-item>
        <text:list-item>
          <text:p text:style-name="P4">Whitefield → Bangalore Central</text:p>
        </text:list-item>
        <text:list-item>
          <text:p text:style-name="P4">Hitech City → Hyderabad</text:p>
        </text:list-item>
        <text:list-item>
          <text:p text:style-name="P4">Navi Mumbai → Mumbai</text:p>
        </text:list-item>
        <text:list-item>
          <text:p text:style-name="P4">Electronic City → Bangalore Central</text:p>
        </text:list-item>
        <text:list-item>
          <text:p text:style-name="P4">Pune suburbs → Pune City</text:p>
        </text:list-item>
        <text:list-item>
          <text:p text:style-name="P4">Ghaziabad → Delhi</text:p>
        </text:list-item>
        <text:list-item>
          <text:p text:style-name="P4">Faridabad → Delhi</text:p>
        </text:list-item>
      </text:list>
      <text:p text:style-name="Standard"><text:span text:style-name="T1">Strategy:</text:span></text:p>
      <text:p text:style-name="Standard"><text:span text:style-name="T1">Months 6-9: Pilot Onboarding</text:span></text:p>
      <text:list text:continue-list="list13539372236394" text:style-name="WWNum1">
        <text:list-item>
          <text:p text:style-name="P3"><text:soft-page-break/>Target existing carpoolers</text:p>
        </text:list-item>
        <text:list-item>
          <text:p text:style-name="P3">"Formalize your carpool, earn ₹5,000-10,000/month"</text:p>
        </text:list-item>
        <text:list-item>
          <text:p text:style-name="P3">Guarantee: First month earnings</text:p>
        </text:list-item>
      </text:list>
      <text:p text:style-name="Standard"><text:span text:style-name="T1">Months 9-12: Rider Acquisition</text:span></text:p>
      <text:list text:continue-numbering="true" text:style-name="WWNum1">
        <text:list-item>
          <text:p text:style-name="P3">Targeted ads: "Save 50% on your commute"</text:p>
        </text:list-item>
        <text:list-item>
          <text:p text:style-name="P3">Office area flyers, metro station banners</text:p>
        </text:list-item>
        <text:list-item>
          <text:p text:style-name="P3">Partnership with coworking spaces</text:p>
        </text:list-item>
      </text:list>
      <text:p text:style-name="Standard"><text:span text:style-name="T1">Months 12-18: B2B Push</text:span></text:p>
      <text:list text:continue-numbering="true" text:style-name="WWNum1">
        <text:list-item>
          <text:p text:style-name="P3">Target companies: "Provide mobility benefits to employees"</text:p>
        </text:list-item>
        <text:list-item>
          <text:p text:style-name="P3">Pitch: "₹20/employee/month, reduce lateness by 15%"</text:p>
        </text:list-item>
        <text:list-item>
          <text:p text:style-name="P3">Pilot programs with 5-10 companies</text:p>
        </text:list-item>
        <text:list-item>
          <text:p text:style-name="P3">Case studies, ROI proof</text:p>
        </text:list-item>
      </text:list>
      <text:p text:style-name="Standard"><text:span text:style-name="T1">Success Metrics:</text:span></text:p>
      <text:list text:continue-numbering="true" text:style-name="WWNum1">
        <text:list-item>
          <text:p text:style-name="P3">20,000 users per corridor (200,000 total)</text:p>
        </text:list-item>
        <text:list-item>
          <text:p text:style-name="P3">50% weekly active</text:p>
        </text:list-item>
        <text:list-item>
          <text:p text:style-name="P3">25 rides per user per month</text:p>
        </text:list-item>
        <text:list-item>
          <text:p text:style-name="P3">25% assurance subscription (Professional tier)</text:p>
        </text:list-item>
        <text:list-item>
          <text:p text:style-name="P3">50 B2B partnerships</text:p>
        </text:list-item>
      </text:list>
      <text:h text:style-name="Heading_20_3" text:outline-level="3">8.3 Phase 3: Rural-Urban Connections (Months 18-36)</text:h>
      <text:p text:style-name="Standard">**Target:** 20 rural-urban corridors, 500,000 users</text:p>
      <text:p text:style-name="Standard"><text:span text:style-name="T1">Why Rural-Urban:</text:span></text:p>
      <text:list text:continue-numbering="true" text:style-name="WWNum1">
        <text:list-item>
          <text:p text:style-name="P3">✅ Hitchr's unique advantage (no competition)</text:p>
        </text:list-item>
        <text:list-item>
          <text:p text:style-name="P3">✅ Huge underserved market</text:p>
        </text:list-item>
        <text:list-item>
          <text:p text:style-name="P3">✅ Community culture strongest here</text:p>
        </text:list-item>
        <text:list-item>
          <text:p text:style-name="P3">✅ Government/NGO partnership opportunities</text:p>
        </text:list-item>
      </text:list>
      <text:p text:style-name="Standard"><text:span text:style-name="T1">Target Corridors:</text:span></text:p>
      <text:list text:continue-numbering="true" text:style-name="WWNum1">
        <text:list-item>
          <text:p text:style-name="P3">Villages → Tier 2/3 cities (50-100 KM)</text:p>
        </text:list-item>
        <text:list-item>
          <text:p text:style-name="P3"><text:soft-page-break/>Example: Sonipat villages → Delhi, Rohtak → Gurgaon</text:p>
        </text:list-item>
      </text:list>
      <text:p text:style-name="Standard"><text:span text:style-name="T1">Strategy:</text:span></text:p>
      <text:p text:style-name="Standard"><text:span text:style-name="T1">Months 18-24: Pilot Programs</text:span></text:p>
      <text:list text:continue-numbering="true" text:style-name="WWNum1">
        <text:list-item>
          <text:p text:style-name="P3">Partner with local panchayats</text:p>
        </text:list-item>
        <text:list-item>
          <text:p text:style-name="P3">Village awareness campaigns</text:p>
        </text:list-item>
        <text:list-item>
          <text:p text:style-name="P3">Free assurance for first 3 months</text:p>
        </text:list-item>
      </text:list>
      <text:p text:style-name="Standard"><text:span text:style-name="T1">Months 24-30: Government Partnerships</text:span></text:p>
      <text:list text:continue-numbering="true" text:style-name="WWNum1">
        <text:list-item>
          <text:p text:style-name="P3">Pitch as rural mobility infrastructure</text:p>
        </text:list-item>
        <text:list-item>
          <text:p text:style-name="P3">Subsidies for student commuters</text:p>
        </text:list-item>
        <text:list-item>
          <text:p text:style-name="P3">Healthcare worker mobility (PHCs to villages)</text:p>
        </text:list-item>
      </text:list>
      <text:p text:style-name="Standard"><text:span text:style-name="T1">Months 30-36: Scale</text:span></text:p>
      <text:list text:continue-numbering="true" text:style-name="WWNum1">
        <text:list-item>
          <text:p text:style-name="P3">20 corridors operational</text:p>
        </text:list-item>
        <text:list-item>
          <text:p text:style-name="P3">NGO partnerships (education access)</text:p>
        </text:list-item>
        <text:list-item>
          <text:p text:style-name="P3">Become known as "the way rural India travels"</text:p>
        </text:list-item>
      </text:list>
      <text:h text:style-name="Heading_20_3" text:outline-level="3">8.4 Marketing &amp; Brand Building</text:h>
      <text:p text:style-name="Standard">**Positioning:** "Travel Together. साथ चलें।"</text:p>
      <text:p text:style-name="Standard"><text:span text:style-name="T1">Campaign 1: "The Empty Seat" (Launch)</text:span></text:p>
      <text:list text:continue-numbering="true" text:style-name="WWNum1">
        <text:list-item>
          <text:p text:style-name="P3">Highlight: 300M Indians commute daily, 90% of car seats empty</text:p>
        </text:list-item>
        <text:list-item>
          <text:p text:style-name="P3">Message: "Fill the empty seat. Help your community."</text:p>
        </text:list-item>
        <text:list-item>
          <text:p text:style-name="P3">Channels: Social media, YouTube, influencer partnerships</text:p>
        </text:list-item>
      </text:list>
      <text:p text:style-name="Standard"><text:span text:style-name="T1">Campaign 2: "Journey Stories" (Growth)</text:span></text:p>
      <text:list text:continue-numbering="true" text:style-name="WWNum1">
        <text:list-item>
          <text:p text:style-name="P3">User-generated content: How Hitchr changed their commute</text:p>
        </text:list-item>
        <text:list-item>
          <text:p text:style-name="P3">Video series: Pilots and riders sharing connections</text:p>
        </text:list-item>
        <text:list-item>
          <text:p text:style-name="P3">Hashtag: #TravelTogether #SaathChalein</text:p>
        </text:list-item>
      </text:list>
      <text:p text:style-name="Standard"><text:span text:style-name="T1">Campaign 3: "Community Heroes" (Retention)</text:span></text:p>
      <text:list text:continue-numbering="true" text:style-name="WWNum1">
        <text:list-item>
          <text:p text:style-name="P3">Spotlight top pilots: "Meet Rajesh - helped 500 students"</text:p>
        </text:list-item>
        <text:list-item>
          <text:p text:style-name="P3">Leaderboards, local recognition</text:p>
        </text:list-item>
        <text:list-item>
          <text:p text:style-name="P3"><text:soft-page-break/>Create heroes, not just users</text:p>
        </text:list-item>
      </text:list>
      <text:p text:style-name="Standard"><text:span text:style-name="T1">Channels:</text:span></text:p>
      <text:list text:continue-numbering="true" text:style-name="WWNum1">
        <text:list-item>
          <text:p text:style-name="P3">Instagram/Facebook (visual storytelling)</text:p>
        </text:list-item>
        <text:list-item>
          <text:p text:style-name="P3">YouTube (journey stories, tutorials)</text:p>
        </text:list-item>
        <text:list-item>
          <text:p text:style-name="P3">WhatsApp (community groups, referrals)</text:p>
        </text:list-item>
        <text:list-item>
          <text:p text:style-name="P3">On-ground (college campuses, metro stations)</text:p>
        </text:list-item>
      </text:list>
      <text:p text:style-name="Standard"><text:span text:style-name="T1">Influencer Strategy:</text:span></text:p>
      <text:list text:continue-numbering="true" text:style-name="WWNum1">
        <text:list-item>
          <text:p text:style-name="P3">NOT mega-influencers (expensive, inauthentic)</text:p>
        </text:list-item>
        <text:list-item>
          <text:p text:style-name="P3">YES micro-influencers (college students, local leaders)</text:p>
        </text:list-item>
        <text:list-item>
          <text:p text:style-name="P3">Payment: Free rides + token bonuses + recognition</text:p>
        </text:list-item>
      </text:list>
      <text:p text:style-name="Standard">__________________________________________________</text:p>
      <text:h text:style-name="Heading_20_2" text:outline-level="2">9. Why This Wins</text:h>
      <text:h text:style-name="Heading_20_3" text:outline-level="3">9.1 The Moats (Defensibility)</text:h>
      <text:p text:style-name="Standard"><text:span text:style-name="T1">1. Network Effects (Strongest Moat)</text:span></text:p>
      <text:list text:continue-numbering="true" text:style-name="WWNum1">
        <text:list-item>
          <text:p text:style-name="P3">More pilots → better coverage → more riders → more pilots</text:p>
        </text:list-item>
        <text:list-item>
          <text:p text:style-name="P3">Density is everything in mobility</text:p>
        </text:list-item>
        <text:list-item>
          <text:p text:style-name="P3">Takes 6-12 months to build critical mass in one city</text:p>
        </text:list-item>
        <text:list-item>
          <text:p text:style-name="P3">Competitors can't fast-track this (no amount of money buys trust)</text:p>
        </text:list-item>
      </text:list>
      <text:p text:style-name="Standard"><text:span text:style-name="T1">2. Community Culture (Hard to Replicate)</text:span></text:p>
      <text:list text:continue-numbering="true" text:style-name="WWNum1">
        <text:list-item>
          <text:p text:style-name="P3">Community isn't built, it's cultivated</text:p>
        </text:list-item>
        <text:list-item>
          <text:p text:style-name="P3">Takes time, authenticity, consistent values</text:p>
        </text:list-item>
        <text:list-item>
          <text:p text:style-name="P3">Uber/Ola are corporate; can't pivot to community</text:p>
        </text:list-item>
        <text:list-item>
          <text:p text:style-name="P3">We're community-first from day one</text:p>
        </text:list-item>
      </text:list>
      <text:p text:style-name="Standard"><text:span text:style-name="T1">3. Dual-Role System (Technical + Cultural)</text:span></text:p>
      <text:list text:continue-numbering="true" text:style-name="WWNum1">
        <text:list-item>
          <text:p text:style-name="P3">Requires complete rearchitecture</text:p>
        </text:list-item>
        <text:list-item>
          <text:p text:style-name="P3">Not a feature, it's the foundation</text:p>
        </text:list-item>
        <text:list-item>
          <text:p text:style-name="P3">Everyone being both rider and pilot changes everything</text:p>
        </text:list-item>
        <text:list-item>
          <text:p text:style-name="P3"><text:soft-page-break/>Competitors would have to rebuild from scratch</text:p>
        </text:list-item>
      </text:list>
      <text:p text:style-name="Standard"><text:span text:style-name="T1">4. Token &amp; Trust Infrastructure (Data Moat)</text:span></text:p>
      <text:list text:continue-numbering="true" text:style-name="WWNum1">
        <text:list-item>
          <text:p text:style-name="P3">Years of behavioral data</text:p>
        </text:list-item>
        <text:list-item>
          <text:p text:style-name="P3">Trust scores get smarter over time</text:p>
        </text:list-item>
        <text:list-item>
          <text:p text:style-name="P3">Token economy creates stickiness</text:p>
        </text:list-item>
        <text:list-item>
          <text:p text:style-name="P3">Can't be copied (takes time to accumulate data)</text:p>
        </text:list-item>
      </text:list>
      <text:p text:style-name="Standard"><text:span text:style-name="T1">5. Assurance System (Operational Complexity)</text:span></text:p>
      <text:list text:continue-numbering="true" text:style-name="WWNum1">
        <text:list-item>
          <text:p text:style-name="P3">Insurance pooling requires scale</text:p>
        </text:list-item>
        <text:list-item>
          <text:p text:style-name="P3">Risk management requires sophistication</text:p>
        </text:list-item>
        <text:list-item>
          <text:p text:style-name="P3">Payment systems integration is complex</text:p>
        </text:list-item>
        <text:list-item>
          <text:p text:style-name="P3">Capital requirement for bailout pool</text:p>
        </text:list-item>
        <text:list-item>
          <text:p text:style-name="P3">Competitors would need to invest heavily</text:p>
        </text:list-item>
      </text:list>
      <text:h text:style-name="Heading_20_3" text:outline-level="3">9.2 Why Uber/Ola Can't Copy Us</text:h>
      <text:p text:style-name="Standard"><text:span text:style-name="T1">Structural Reasons:</text:span></text:p>
      <text:list text:continue-numbering="true" text:style-name="WWNum1">
        <text:list-item>
          <text:p text:style-name="P3">Their drivers are employees/partners (can't be community members)</text:p>
        </text:list-item>
        <text:list-item>
          <text:p text:style-name="P3">Optimized for single-role (drivers work, riders consume)</text:p>
        </text:list-item>
        <text:list-item>
          <text:p text:style-name="P3">Corporate culture (profit maximization, not community)</text:p>
        </text:list-item>
        <text:list-item>
          <text:p text:style-name="P3">Economics break down at community pricing</text:p>
        </text:list-item>
      </text:list>
      <text:p text:style-name="Standard"><text:span text:style-name="T1">If They Try:</text:span></text:p>
      <text:list text:continue-numbering="true" text:style-name="WWNum1">
        <text:list-item>
          <text:p text:style-name="P3">Would need to launch separate app (brand conflict)</text:p>
        </text:list-item>
        <text:list-item>
          <text:p text:style-name="P3">Drivers wouldn't participate (their income depends on current model)</text:p>
        </text:list-item>
        <text:list-item>
          <text:p text:style-name="P3">Lose corporate clients (won't partner with "informal" system)</text:p>
        </text:list-item>
        <text:list-item>
          <text:p text:style-name="P3">Regulatory scrutiny (are drivers employees or community?)</text:p>
        </text:list-item>
      </text:list>
      <text:p text:style-name="Standard"><text:span text:style-name="T1">Most Likely Response:</text:span></text:p>
      <text:list text:continue-numbering="true" text:style-name="WWNum1">
        <text:list-item>
          <text:p text:style-name="P3">Ignore us initially (too small, different market)</text:p>
        </text:list-item>
        <text:list-item>
          <text:p text:style-name="P3">Later: Compete on price (unprofitable for them)</text:p>
        </text:list-item>
        <text:list-item>
          <text:p text:style-name="P3">Eventually: Acquisition attempt (if we're big enough)</text:p>
        </text:list-item>
      </text:list>
      <text:h text:style-name="Heading_20_3" text:outline-level="3"><text:soft-page-break/>9.3 Why Rapido Can't Copy Us</text:h>
      <text:p text:style-name="Standard"><text:span text:style-name="T1">Structural Reasons:</text:span></text:p>
      <text:list text:continue-numbering="true" text:style-name="WWNum1">
        <text:list-item>
          <text:p text:style-name="P3">Single-role (drivers ride bikes, riders don't)</text:p>
        </text:list-item>
        <text:list-item>
          <text:p text:style-name="P3">Transactional focus (no community infrastructure)</text:p>
        </text:list-item>
        <text:list-item>
          <text:p text:style-name="P3">Bike-only (can't do 30-40 KM multi-leg journeys)</text:p>
        </text:list-item>
        <text:list-item>
          <text:p text:style-name="P3">No assurance system (no capital for it)</text:p>
        </text:list-item>
      </text:list>
      <text:p text:style-name="Standard"><text:span text:style-name="T1">Different Market:</text:span></text:p>
      <text:list text:continue-numbering="true" text:style-name="WWNum1">
        <text:list-item>
          <text:p text:style-name="P3">Rapido: Quick 3-7 KM city rides</text:p>
        </text:list-item>
        <text:list-item>
          <text:p text:style-name="P3">Hitchr: 8-40 KM multi-leg journeys</text:p>
        </text:list-item>
        <text:list-item>
          <text:p text:style-name="P3">Minimal overlap</text:p>
        </text:list-item>
      </text:list>
      <text:h text:style-name="Heading_20_3" text:outline-level="3">9.4 The Competitive Matrix</text:h>
      <table:table table:name="Table11" table:style-name="Table11">
        <table:table-column table:style-name="Table11.A" table:number-columns-repeated="3"/>
        <table:table-column table:style-name="Table11.D"/>
        <table:table-row table:style-name="Table11.1">
          <table:table-cell table:style-name="Table11.A1" office:value-type="string">
            <text:p text:style-name="P1"><text:span text:style-name="T1">Feature</text:span></text:p>
          </table:table-cell>
          <table:table-cell table:style-name="Table11.A1" office:value-type="string">
            <text:p text:style-name="P1"><text:span text:style-name="T1">Ola/Uber</text:span></text:p>
          </table:table-cell>
          <table:table-cell table:style-name="Table11.A1" office:value-type="string">
            <text:p text:style-name="P1"><text:span text:style-name="T1">Rapido</text:span></text:p>
          </table:table-cell>
          <table:table-cell table:style-name="Table11.A1" office:value-type="string">
            <text:p text:style-name="P1"><text:span text:style-name="T1">Hitchr</text:span></text:p>
          </table:table-cell>
        </table:table-row>
        <table:table-row table:style-name="Table11.1">
          <table:table-cell table:style-name="Table11.A2" office:value-type="string">
            <text:p text:style-name="P1">**Role**</text:p>
          </table:table-cell>
          <table:table-cell table:style-name="Table11.A2" office:value-type="string">
            <text:p text:style-name="P2">Single (rider or driver)</text:p>
          </table:table-cell>
          <table:table-cell table:style-name="Table11.A2" office:value-type="string">
            <text:p text:style-name="P2">Single (rider or driver)</text:p>
          </table:table-cell>
          <table:table-cell table:style-name="Table11.A2" office:value-type="string">
            <text:p text:style-name="P2">**Dual (both)**</text:p>
          </table:table-cell>
        </table:table-row>
        <table:table-row table:style-name="Table11.1">
          <table:table-cell table:style-name="Table11.A3" office:value-type="string">
            <text:p text:style-name="P1">**Pricing**</text:p>
          </table:table-cell>
          <table:table-cell table:style-name="Table11.B3" office:value-type="string">
            <text:p text:style-name="P2">₹12-15/km</text:p>
          </table:table-cell>
          <table:table-cell table:style-name="Table11.C3" office:value-type="string">
            <text:p text:style-name="P2">₹4-5/km</text:p>
          </table:table-cell>
          <table:table-cell table:style-name="Table11.D3" office:value-type="string">
            <text:p text:style-name="P2">**₹5-7/km**</text:p>
          </table:table-cell>
        </table:table-row>
        <table:table-row table:style-name="Table11.1">
          <table:table-cell table:style-name="Table11.A2" office:value-type="string">
            <text:p text:style-name="P1">**Multi-Leg**</text:p>
          </table:table-cell>
          <table:table-cell table:style-name="Table11.A2" office:value-type="string">
            <text:p text:style-name="P2">No</text:p>
          </table:table-cell>
          <table:table-cell table:style-name="Table11.A2" office:value-type="string">
            <text:p text:style-name="P2">No</text:p>
          </table:table-cell>
          <table:table-cell table:style-name="Table11.A2" office:value-type="string">
            <text:p text:style-name="P2">**Yes**</text:p>
          </table:table-cell>
        </table:table-row>
        <table:table-row table:style-name="Table11.1">
          <table:table-cell table:style-name="Table11.A5" office:value-type="string">
            <text:p text:style-name="P1">**Assurance**</text:p>
          </table:table-cell>
          <table:table-cell table:style-name="Table11.B5" office:value-type="string">
            <text:p text:style-name="P2">No</text:p>
          </table:table-cell>
          <table:table-cell table:style-name="Table11.C5" office:value-type="string">
            <text:p text:style-name="P2">No</text:p>
          </table:table-cell>
          <table:table-cell table:style-name="Table11.D5" office:value-type="string">
            <text:p text:style-name="P2">**Yes**</text:p>
          </table:table-cell>
        </table:table-row>
        <table:table-row table:style-name="Table11.1">
          <table:table-cell table:style-name="Table11.A2" office:value-type="string">
            <text:p text:style-name="P1">**Fare Flexibility**</text:p>
          </table:table-cell>
          <table:table-cell table:style-name="Table11.A2" office:value-type="string">
            <text:p text:style-name="P2">Fixed</text:p>
          </table:table-cell>
          <table:table-cell table:style-name="Table11.A2" office:value-type="string">
            <text:p text:style-name="P2">Fixed</text:p>
          </table:table-cell>
          <table:table-cell table:style-name="Table11.A2" office:value-type="string">
            <text:p text:style-name="P2">**Pilot can waive**</text:p>
          </table:table-cell>
        </table:table-row>
        <table:table-row table:style-name="Table11.1">
          <table:table-cell table:style-name="Table11.A7" office:value-type="string">
            <text:p text:style-name="P1">**Community**</text:p>
          </table:table-cell>
          <table:table-cell table:style-name="Table11.B7" office:value-type="string">
            <text:p text:style-name="P2">No</text:p>
          </table:table-cell>
          <table:table-cell table:style-name="Table11.C7" office:value-type="string">
            <text:p text:style-name="P2">No</text:p>
          </table:table-cell>
          <table:table-cell table:style-name="Table11.D7" office:value-type="string">
            <text:p text:style-name="P2">**Core feature**</text:p>
          </table:table-cell>
        </table:table-row>
        <table:table-row table:style-name="Table11.1">
          <table:table-cell table:style-name="Table11.A2" office:value-type="string">
            <text:p text:style-name="P1">**Token System**</text:p>
          </table:table-cell>
          <table:table-cell table:style-name="Table11.A2" office:value-type="string">
            <text:p text:style-name="P2">No</text:p>
          </table:table-cell>
          <table:table-cell table:style-name="Table11.A2" office:value-type="string">
            <text:p text:style-name="P2">No</text:p>
          </table:table-cell>
          <table:table-cell table:style-name="Table11.A2" office:value-type="string">
            <text:p text:style-name="P2">**Yes**</text:p>
          </table:table-cell>
        </table:table-row>
        <table:table-row table:style-name="Table11.1">
          <table:table-cell table:style-name="Table11.A9" office:value-type="string">
            <text:p text:style-name="P1">**Rural Reach**</text:p>
          </table:table-cell>
          <table:table-cell table:style-name="Table11.B9" office:value-type="string">
            <text:p text:style-name="P2">No</text:p>
          </table:table-cell>
          <table:table-cell table:style-name="Table11.C9" office:value-type="string">
            <text:p text:style-name="P2">Limited</text:p>
          </table:table-cell>
          <table:table-cell table:style-name="Table11.D9" office:value-type="string">
            <text:p text:style-name="P2">**Yes**</text:p>
          </table:table-cell>
        </table:table-row>
      </table:table>
      <text:p text:style-name="Standard">**Winner:** Depends on use case</text:p>
      <text:list text:continue-numbering="true" text:style-name="WWNum1">
        <text:list-item>
          <text:p text:style-name="P3">Quick city ride: Rapido (cheapest, fastest)</text:p>
        </text:list-item>
        <text:list-item>
          <text:p text:style-name="P3">Professional ride: Uber/Ola (predictable, polished)</text:p>
        </text:list-item>
        <text:list-item>
          <text:p text:style-name="P3">Long multi-leg community journey: **Hitchr (only option)**</text:p>
        </text:list-item>
      </text:list>
      <text:h text:style-name="Heading_20_3" text:outline-level="3">9.5 The Long-Term Vision</text:h>
      <text:p text:style-name="Standard"><text:span text:style-name="T1">3 Years:</text:span></text:p>
      <text:list text:continue-numbering="true" text:style-name="WWNum1">
        <text:list-item>
          <text:p text:style-name="P3">Known as "the student travel app"</text:p>
        </text:list-item>
        <text:list-item>
          <text:p text:style-name="P3"><text:soft-page-break/>2-3 million users</text:p>
        </text:list-item>
        <text:list-item>
          <text:p text:style-name="P3">Profitable (₹20-50 Cr annual profit)</text:p>
        </text:list-item>
        <text:list-item>
          <text:p text:style-name="P3">Series A raised (₹50-100 Cr valuation)</text:p>
        </text:list-item>
      </text:list>
      <text:p text:style-name="Standard"><text:span text:style-name="T1">5 Years:</text:span></text:p>
      <text:list text:continue-numbering="true" text:style-name="WWNum1">
        <text:list-item>
          <text:p text:style-name="P3">"How commuter India moves"</text:p>
        </text:list-item>
        <text:list-item>
          <text:p text:style-name="P3">20-30 million users</text:p>
        </text:list-item>
        <text:list-item>
          <text:p text:style-name="P3">Dominant in college towns + suburban corridors</text:p>
        </text:list-item>
        <text:list-item>
          <text:p text:style-name="P3">Expanding to rural-urban connections</text:p>
        </text:list-item>
        <text:list-item>
          <text:p text:style-name="P3">Series B raised (₹500-1,000 Cr valuation)</text:p>
        </text:list-item>
      </text:list>
      <text:p text:style-name="Standard"><text:span text:style-name="T1">10 Years:</text:span></text:p>
      <text:list text:continue-numbering="true" text:style-name="WWNum1">
        <text:list-item>
          <text:p text:style-name="P3">"India's community mobility layer"</text:p>
        </text:list-item>
        <text:list-item>
          <text:p text:style-name="P3">100+ million users</text:p>
        </text:list-item>
        <text:list-item>
          <text:p text:style-name="P3">Adjacent services: Packages, intercity, tourism</text:p>
        </text:list-item>
        <text:list-item>
          <text:p text:style-name="P3">Cultural movement: "We travel together"</text:p>
        </text:list-item>
        <text:list-item>
          <text:p text:style-name="P3">IPO or strategic acquisition (₹5,000+ Cr valuation)</text:p>
        </text:list-item>
        <text:list-item>
          <text:p text:style-name="P3">Expansion: Southeast Asia, Africa, Latin America</text:p>
        </text:list-item>
      </text:list>
      <text:p text:style-name="Standard"><text:span text:style-name="T1">The North Star:</text:span></text:p>
      <text:p text:style-name="Standard">When someone in India needs to travel, their first thought isn't "I need a ride."</text:p>
      <text:p text:style-name="Standard">It's **"Who's going my way?"**</text:p>
      <text:p text:style-name="Standard">__________________________________________________</text:p>
      <text:h text:style-name="Heading_20_2" text:outline-level="2">Conclusion: What We're Really Building</text:h>
      <text:p text:style-name="Standard"><text:span text:style-name="T1">Hitchr isn't just another app. It's a movement.</text:span></text:p>
      <text:p text:style-name="Standard">We're bringing back something we lost: the idea that we're all in this together, that we help each other, that technology can restore community instead of replacing it.</text:p>
      <text:p text:style-name="Standard">Every ride on Hitchr is a small act of trust. A pilot saying "I'm going that way, hop in." A rider saying "Thank you for helping." A community saying "We travel together."</text:p>
      <text:p text:style-name="Standard">Scale that across millions of Indians, and you don't just have a business. You have infrastructure. You have culture. You have a new way of moving through the world.</text:p>
      <text:p text:style-name="Standard"><text:span text:style-name="T1">That's what we're building.</text:span></text:p>
      <text:p text:style-name="Standard"><text:span text:style-name="T1">That's Hitchr.</text:span></text:p>
      <text:p text:style-name="Standard"><text:soft-page-break/>__________________________________________________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Courier New" svg:font-family="'Courier New'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ymbol" svg:font-family="Symbol" style:font-charset="x-symbol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mbria" fo:font-size="11pt" fo:language="en" fo:country="US" style:letter-kerning="false" style:font-name-asian="ＭＳ 明朝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mbria" fo:font-size="11pt" fo:language="en" fo:country="US" style:letter-kerning="false" style:font-name-asian="ＭＳ 明朝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style:writing-mode="lr-tb"/>
      <style:text-properties style:font-name="Calibri" fo:font-family="Calibri" style:font-family-generic="roman" style:font-pitch="variable" fo:font-size="11pt" style:font-size-asian="11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Body_20_Text_20_Char" style:class="text">
      <style:paragraph-properties fo:margin-top="0cm" fo:margin-bottom="0.212cm" style:contextual-spacing="false"/>
    </style:style>
    <style:style style:name="List" style:family="paragraph" style:parent-style-name="Standard" style:class="list">
      <style:paragraph-properties fo:margin-left="0.635cm" fo:margin-top="0cm" fo:margin-bottom="0.353cm" style:contextual-spacing="true" fo:text-indent="-0.635cm" style:auto-text-indent="false"/>
    </style:style>
    <style:style style:name="Caption" style:family="paragraph" style:parent-style-name="Standard" style:next-style-name="Standard" style:class="extra">
      <style:paragraph-properties fo:line-height="100%"/>
      <style:text-properties fo:color="#4f81bd" loext:opacity="100%" fo:font-size="9pt" fo:font-weight="bold" style:font-size-asian="9pt" style:font-weight-asian="bold" style:font-size-complex="9pt" style:font-weight-complex="bold">
        <loext:char-complex-color loext:theme-type="accent1" loext:color-type="theme"/>
      </style:text-properties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text">
      <style:paragraph-properties fo:margin-top="0.847cm" fo:margin-bottom="0cm" style:contextual-spacing="false" fo:keep-together="always" fo:keep-with-next="always"/>
      <style:text-properties fo:color="#365f91" loext:opacity="100%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>
        <loext:char-complex-color loext:theme-type="accent1" loext:color-type="theme"/>
      </style:text-properties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F" style:font-family-generic-complex="system" style:font-pitch-complex="variable" style:font-weight-complex="bold">
        <loext:char-complex-color loext:theme-type="accent1" loext:color-type="theme"/>
      </style:text-properties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tyle="italic" fo:font-weight="bold" style:font-name-asian="ＭＳ ゴシック" style:font-family-asian="'ＭＳ ゴシック'" style:font-family-generic-asian="system" style:font-pitch-asian="variable" style:font-style-asian="italic" style:font-weight-asian="bold" style:font-name-complex="F" style:font-family-generic-complex="system" style:font-pitch-complex="variable" style:font-style-complex="italic" style:font-weight-complex="bold">
        <loext:char-complex-color loext:theme-type="accent1" loext:color-type="theme"/>
      </style:text-properties>
    </style:style>
    <style:style style:name="Heading_20_5" style:display-name="Heading 5" style:family="paragraph" style:parent-style-name="Standard" style:next-style-name="Standard" loext:linked-style-name="Heading_20_5_20_Char" style:default-outline-level="5" style:list-style-name="" style:class="text">
      <style:paragraph-properties fo:margin-top="0.353cm" fo:margin-bottom="0cm" style:contextual-spacing="false" fo:keep-together="always" fo:keep-with-next="always"/>
      <style:text-properties fo:color="#243f60" loext:opacity="100%" style:font-name="Calibri" fo:font-family="Calibri" style:font-family-generic="roman" style:font-pitch="variable" style:font-name-asian="ＭＳ ゴシック" style:font-family-asian="'ＭＳ ゴシック'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Heading_20_6_20_Char" style:default-outline-level="6" style:list-style-name="" style:class="text">
      <style:paragraph-properties fo:margin-top="0.353cm" fo:margin-bottom="0cm" style:contextual-spacing="false" fo:keep-together="always" fo:keep-with-next="always"/>
      <style:text-properties fo:color="#243f6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Heading_20_7_20_Char" style:default-outline-level="7" style:list-style-name="" style:class="text">
      <style:paragraph-properties fo:margin-top="0.353cm" fo:margin-bottom="0cm" style:contextual-spacing="false" fo:keep-together="always" fo:keep-with-next="always"/>
      <style:text-properties fo:color="#40404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Heading_20_8_20_Char" style:default-outline-level="8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0pt" style:font-name-asian="ＭＳ ゴシック" style:font-family-asian="'ＭＳ ゴシック'" style:font-family-generic-asian="system" style:font-pitch-asian="variable" style:font-size-asian="10pt" style:font-name-complex="F" style:font-family-generic-complex="system" style:font-pitch-complex="variable" style:font-size-complex="10pt">
        <loext:char-complex-color loext:theme-type="accent1" loext:color-type="theme"/>
      </style:text-properties>
    </style:style>
    <style:style style:name="Heading_20_9" style:display-name="Heading 9" style:family="paragraph" style:parent-style-name="Standard" style:next-style-name="Standard" loext:linked-style-name="Heading_20_9_20_Char" style:default-outline-level="9" style:list-style-name="" style:class="text">
      <style:paragraph-properties fo:margin-top="0.353cm" fo:margin-bottom="0cm" style:contextual-spacing="false" fo:keep-together="always" fo:keep-with-next="always"/>
      <style:text-properties fo:color="#404040" loext:opacity="100%" style:font-name="Calibri" fo:font-family="Calibri" style:font-family-generic="roman" style:font-pitch="variable" fo:font-size="10pt" fo:font-style="italic" style:font-name-asian="ＭＳ ゴシック" style:font-family-asian="'ＭＳ ゴシック'" style:font-family-generic-asian="system" style:font-pitch-asian="variable" style:font-size-asian="10pt" style:font-style-asian="italic" style:font-name-complex="F" style:font-family-generic-complex="system" style:font-pitch-complex="variable" style:font-size-complex="10pt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No_20_Spacing" style:display-name="No Spacing" style:family="paragraph">
      <style:paragraph-properties fo:margin-top="0cm" fo:margin-bottom="0cm" style:contextual-spacing="false" fo:line-height="100%" fo:text-align="start" style:justify-single-word="false" fo:orphans="2" fo:widows="2" style:writing-mode="lr-tb"/>
    </style:style>
    <style:style style:name="Title" style:family="paragraph" style:parent-style-name="Standard" style:next-style-name="Standard" loext:linked-style-name="Title_20_Char" style:class="chapter">
      <style:paragraph-properties fo:margin-top="0cm" fo:margin-bottom="0.529cm" style:contextual-spacing="true" fo:line-height="100%" fo:padding-left="0cm" fo:padding-right="0cm" fo:padding-top="0cm" fo:padding-bottom="0.141cm" fo:border-left="none" fo:border-right="none" fo:border-top="none" fo:border-bottom="0.99pt solid #4f81bd"/>
      <style:text-properties fo:color="#17365d" loext:opacity="100%" style:font-name="Calibri" fo:font-family="Calibri" style:font-family-generic="roman" style:font-pitch="variable" fo:font-size="26pt" fo:letter-spacing="0.009cm" style:letter-kerning="true" style:font-name-asian="ＭＳ ゴシック" style:font-family-asian="'ＭＳ ゴシック'" style:font-family-generic-asian="system" style:font-pitch-asian="variable" style:font-size-asian="26pt" style:font-name-complex="F" style:font-family-generic-complex="system" style:font-pitch-complex="variable" style:font-size-complex="26pt">
        <loext:char-complex-color loext:theme-type="dark2" loext:color-type="theme">
          <loext:transformation loext:type="shade" loext:value="2509"/>
        </loext:char-complex-color>
      </style:text-properties>
    </style:style>
    <style:style style:name="Subtitle" style:family="paragraph" style:parent-style-name="Standard" style:next-style-name="Standard" loext:linked-style-name="Subtitle_20_Char" style:class="chapter">
      <style:text-properties fo:color="#4f81bd" loext:opacity="100%" style:font-name="Calibri" fo:font-family="Calibri" style:font-family-generic="roman" style:font-pitch="variable" fo:font-size="12pt" fo:letter-spacing="0.026cm" fo:font-style="italic" style:font-name-asian="ＭＳ ゴシック" style:font-family-asian="'ＭＳ ゴシック'" style:font-family-generic-asian="system" style:font-pitch-asian="variable" style:font-size-asian="12pt" style:font-style-asian="italic" style:font-name-complex="F" style:font-family-generic-complex="system" style:font-pitch-complex="variable" style:font-size-complex="12pt" style:font-style-complex="italic">
        <loext:char-complex-color loext:theme-type="accent1" loext:color-type="theme"/>
      </style:text-properties>
    </style:style>
    <style:style style:name="List_20_Paragraph" style:display-name="List Paragraph" style:family="paragraph" style:parent-style-name="Standard">
      <style:paragraph-properties fo:margin-left="1.27cm" fo:margin-top="0cm" fo:margin-bottom="0.353cm" style:contextual-spacing="true"/>
    </style:style>
    <style:style style:name="Body_20_Text_20_2" style:display-name="Body Text 2" style:family="paragraph" style:parent-style-name="Standard" loext:linked-style-name="Body_20_Text_20_2_20_Char">
      <style:paragraph-properties fo:margin-top="0cm" fo:margin-bottom="0.212cm" style:contextual-spacing="false" fo:line-height="200%"/>
    </style:style>
    <style:style style:name="Body_20_Text_20_3" style:display-name="Body Text 3" style:family="paragraph" style:parent-style-name="Standard" loext:linked-style-name="Body_20_Text_20_3_20_Char">
      <style:paragraph-properties fo:margin-top="0cm" fo:margin-bottom="0.212cm" style:contextual-spacing="false"/>
      <style:text-properties fo:font-size="8pt" style:font-size-asian="8pt" style:font-size-complex="8pt"/>
    </style:style>
    <style:style style:name="List_20_2_20__28_WW_29_" style:display-name="List 2 (WW)" style:family="paragraph" style:parent-style-name="Standard">
      <style:paragraph-properties fo:margin-left="1.27cm" fo:margin-top="0cm" fo:margin-bottom="0.353cm" style:contextual-spacing="true" fo:text-indent="-0.635cm" style:auto-text-indent="false"/>
    </style:style>
    <style:style style:name="List_20_3_20__28_WW_29_" style:display-name="List 3 (WW)" style:family="paragraph" style:parent-style-name="Standard">
      <style:paragraph-properties fo:margin-left="1.905cm" fo:margin-top="0cm" fo:margin-bottom="0.353cm" style:contextual-spacing="true" fo:text-indent="-0.635cm" style:auto-text-indent="false"/>
    </style:style>
    <style:style style:name="List_20_1" style:display-name="List 1" style:family="paragraph" style:parent-style-name="Standard" style:list-style-name="WWNum1" style:class="list">
      <style:paragraph-properties fo:margin-top="0cm" fo:margin-bottom="0.353cm" style:contextual-spacing="true"/>
    </style:style>
    <style:style style:name="List_20_2" style:display-name="List 2" style:family="paragraph" style:parent-style-name="Standard" style:list-style-name="WWNum2" style:class="list">
      <style:paragraph-properties fo:margin-top="0cm" fo:margin-bottom="0.353cm" style:contextual-spacing="true"/>
    </style:style>
    <style:style style:name="List_20_3" style:display-name="List 3" style:family="paragraph" style:parent-style-name="Standard" style:list-style-name="WWNum3" style:class="list">
      <style:paragraph-properties fo:margin-top="0cm" fo:margin-bottom="0.353cm" style:contextual-spacing="true"/>
    </style:style>
    <style:style style:name="Numbering_20_1" style:display-name="Numbering 1" style:family="paragraph" style:parent-style-name="Standard" style:list-style-name="WWNum5" style:class="list">
      <style:paragraph-properties fo:margin-top="0cm" fo:margin-bottom="0.353cm" style:contextual-spacing="true"/>
    </style:style>
    <style:style style:name="Numbering_20_2" style:display-name="Numbering 2" style:family="paragraph" style:parent-style-name="Standard" style:list-style-name="WWNum6" style:class="list">
      <style:paragraph-properties fo:margin-top="0cm" fo:margin-bottom="0.353cm" style:contextual-spacing="true"/>
    </style:style>
    <style:style style:name="Numbering_20_3" style:display-name="Numbering 3" style:family="paragraph" style:parent-style-name="Standard" style:list-style-name="WWNum7" style:class="list">
      <style:paragraph-properties fo:margin-top="0cm" fo:margin-bottom="0.353cm" style:contextual-spacing="true"/>
    </style:style>
    <style:style style:name="List_20_1_20_Cont." style:display-name="List 1 Cont." style:family="paragraph" style:parent-style-name="Standard" style:class="list">
      <style:paragraph-properties fo:margin-left="0.635cm" fo:margin-top="0cm" fo:margin-bottom="0.212cm" style:contextual-spacing="true"/>
    </style:style>
    <style:style style:name="List_20_2_20_Cont." style:display-name="List 2 Cont." style:family="paragraph" style:parent-style-name="Standard" style:class="list">
      <style:paragraph-properties fo:margin-left="1.27cm" fo:margin-top="0cm" fo:margin-bottom="0.212cm" style:contextual-spacing="true"/>
    </style:style>
    <style:style style:name="List_20_3_20_Cont." style:display-name="List 3 Cont." style:family="paragraph" style:parent-style-name="Standard" style:class="list">
      <style:paragraph-properties fo:margin-left="1.905cm" fo:margin-top="0cm" fo:margin-bottom="0.212cm" style:contextual-spacing="true"/>
    </style:style>
    <style:style style:name="macro" style:family="paragraph" loext:linked-style-name="Macro_20_Text_20_Char">
      <style:paragraph-properties fo:margin-top="0cm" fo:margin-bottom="0.353cm" style:contextual-spacing="false" fo:line-height="115%" fo:text-align="start" style:justify-single-word="false" fo:orphans="2" fo:widows="2" style:writing-mode="lr-tb">
        <style:tab-stops>
          <style:tab-stop style:position="1.016cm"/>
          <style:tab-stop style:position="2.032cm"/>
          <style:tab-stop style:position="3.048cm"/>
          <style:tab-stop style:position="4.064cm"/>
          <style:tab-stop style:position="5.08cm"/>
          <style:tab-stop style:position="6.096cm"/>
          <style:tab-stop style:position="7.112cm"/>
        </style:tab-stops>
      </style:paragraph-properties>
      <style:text-properties style:font-name="Courier" fo:font-family="Courier" style:font-family-generic="roman" style:font-pitch="variable" fo:font-size="10pt" style:font-size-asian="10pt" style:font-size-complex="10pt"/>
    </style:style>
    <style:style style:name="Quote" style:family="paragraph" style:parent-style-name="Standard" style:next-style-name="Standard" loext:linked-style-name="Quote_20_Char">
      <style:text-properties fo:color="#000000" loext:opacity="100%" fo:font-style="italic" style:font-style-asian="italic" style:font-style-complex="italic">
        <loext:char-complex-color loext:theme-type="dark1" loext:color-type="theme"/>
      </style:text-properties>
    </style:style>
    <style:style style:name="Intense_20_Quote" style:display-name="Intense Quote" style:family="paragraph" style:parent-style-name="Standard" style:next-style-name="Standard" loext:linked-style-name="Intense_20_Quote_20_Char">
      <style:paragraph-properties fo:margin-left="1.651cm" fo:margin-right="1.651cm" fo:margin-top="0.353cm" fo:margin-bottom="0.494cm" style:contextual-spacing="false" fo:padding-left="0cm" fo:padding-right="0cm" fo:padding-top="0cm" fo:padding-bottom="0.141cm" fo:border-left="none" fo:border-right="none" fo:border-top="none" fo:border-bottom="0.51pt solid #4f81bd"/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/>
    <style:style style:name="Header_20_Char" style:display-name="Header Char" style:family="text" style:parent-style-name="Default_20_Paragraph_20_Font" loext:linked-style-name="Header"/>
    <style:style style:name="Footer_20_Char" style:display-name="Footer Char" style:family="text" style:parent-style-name="Default_20_Paragraph_20_Font" loext:linked-style-name="Footer"/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 loext:linked-style-name="Heading_20_1">
      <style:text-properties fo:color="#365f91" loext:opacity="100%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_20_Char" style:display-name="Heading 2 Char" style:family="text" style:parent-style-name="Default_20_Paragraph_20_Font" loext:linked-style-name="Heading_20_2">
      <style:text-properties fo:color="#4f81bd" loext:opacity="100%" style:font-name="Calibri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>
        <loext:char-complex-color loext:theme-type="accent1" loext:color-type="theme"/>
      </style:text-properties>
    </style:style>
    <style:style style:name="Heading_20_3_20_Char" style:display-name="Heading 3 Char" style:family="text" style:parent-style-name="Default_20_Paragraph_20_Font" loext:linked-style-name="Heading_20_3">
      <style:text-properties fo:color="#4f81bd" loext:opacity="100%" style:font-name="Calibri" fo:font-family="Calibri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F" style:font-family-generic-complex="system" style:font-pitch-complex="variable" style:font-weight-complex="bold">
        <loext:char-complex-color loext:theme-type="accent1" loext:color-type="theme"/>
      </style:text-properties>
    </style:style>
    <style:style style:name="Title_20_Char" style:display-name="Title Char" style:family="text" style:parent-style-name="Default_20_Paragraph_20_Font" loext:linked-style-name="Title">
      <style:text-properties fo:color="#17365d" loext:opacity="100%" style:font-name="Calibri" fo:font-family="Calibri" style:font-family-generic="roman" style:font-pitch="variable" fo:font-size="26pt" fo:letter-spacing="0.009cm" style:letter-kerning="true" style:font-name-asian="ＭＳ ゴシック" style:font-family-asian="'ＭＳ ゴシック'" style:font-family-generic-asian="system" style:font-pitch-asian="variable" style:font-size-asian="26pt" style:font-name-complex="F" style:font-family-generic-complex="system" style:font-pitch-complex="variable" style:font-size-complex="26pt">
        <loext:char-complex-color loext:theme-type="dark2" loext:color-type="theme">
          <loext:transformation loext:type="shade" loext:value="2509"/>
        </loext:char-complex-color>
      </style:text-properties>
    </style:style>
    <style:style style:name="Subtitle_20_Char" style:display-name="Subtitle Char" style:family="text" style:parent-style-name="Default_20_Paragraph_20_Font" loext:linked-style-name="Subtitle">
      <style:text-properties fo:color="#4f81bd" loext:opacity="100%" style:font-name="Calibri" fo:font-family="Calibri" style:font-family-generic="roman" style:font-pitch="variable" fo:font-size="12pt" fo:letter-spacing="0.026cm" fo:font-style="italic" style:font-name-asian="ＭＳ ゴシック" style:font-family-asian="'ＭＳ ゴシック'" style:font-family-generic-asian="system" style:font-pitch-asian="variable" style:font-size-asian="12pt" style:font-style-asian="italic" style:font-name-complex="F" style:font-family-generic-complex="system" style:font-pitch-complex="variable" style:font-size-complex="12pt" style:font-style-complex="italic">
        <loext:char-complex-color loext:theme-type="accent1" loext:color-type="theme"/>
      </style:text-properties>
    </style:style>
    <style:style style:name="Body_20_Text_20_Char" style:display-name="Body Text Char" style:family="text" style:parent-style-name="Default_20_Paragraph_20_Font"/>
    <style:style style:name="Body_20_Text_20_2_20_Char" style:display-name="Body Text 2 Char" style:family="text" style:parent-style-name="Default_20_Paragraph_20_Font" loext:linked-style-name="Body_20_Text_20_2"/>
    <style:style style:name="Body_20_Text_20_3_20_Char" style:display-name="Body Text 3 Char" style:family="text" style:parent-style-name="Default_20_Paragraph_20_Font" loext:linked-style-name="Body_20_Text_20_3">
      <style:text-properties fo:font-size="8pt" style:font-size-asian="8pt" style:font-size-complex="8pt"/>
    </style:style>
    <style:style style:name="Macro_20_Text_20_Char" style:display-name="Macro Text Char" style:family="text" style:parent-style-name="Default_20_Paragraph_20_Font" loext:linked-style-name="macro">
      <style:text-properties style:font-name="Courier" fo:font-family="Courier" style:font-family-generic="roman" style:font-pitch="variable" fo:font-size="10pt" style:font-size-asian="10pt" style:font-size-complex="10pt"/>
    </style:style>
    <style:style style:name="Quote_20_Char" style:display-name="Quote Char" style:family="text" style:parent-style-name="Default_20_Paragraph_20_Font" loext:linked-style-name="Quote">
      <style:text-properties fo:color="#000000" loext:opacity="100%" fo:font-style="italic" style:font-style-asian="italic" style:font-style-complex="italic">
        <loext:char-complex-color loext:theme-type="dark1" loext:color-type="theme"/>
      </style:text-properties>
    </style:style>
    <style:style style:name="Heading_20_4_20_Char" style:display-name="Heading 4 Char" style:family="text" style:parent-style-name="Default_20_Paragraph_20_Font" loext:linked-style-name="Heading_20_4">
      <style:text-properties fo:color="#4f81bd" loext:opacity="100%" style:font-name="Calibri" fo:font-family="Calibri" style:font-family-generic="roman" style:font-pitch="variable" fo:font-style="italic" fo:font-weight="bold" style:font-name-asian="ＭＳ ゴシック" style:font-family-asian="'ＭＳ ゴシック'" style:font-family-generic-asian="system" style:font-pitch-asian="variable" style:font-style-asian="italic" style:font-weight-asian="bold" style:font-name-complex="F" style:font-family-generic-complex="system" style:font-pitch-complex="variable" style:font-style-complex="italic" style:font-weight-complex="bold">
        <loext:char-complex-color loext:theme-type="accent1" loext:color-type="theme"/>
      </style:text-properties>
    </style:style>
    <style:style style:name="Heading_20_5_20_Char" style:display-name="Heading 5 Char" style:family="text" style:parent-style-name="Default_20_Paragraph_20_Font" loext:linked-style-name="Heading_20_5">
      <style:text-properties fo:color="#243f60" loext:opacity="100%" style:font-name="Calibri" fo:font-family="Calibri" style:font-family-generic="roman" style:font-pitch="variable" style:font-name-asian="ＭＳ ゴシック" style:font-family-asian="'ＭＳ ゴシック'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6_20_Char" style:display-name="Heading 6 Char" style:family="text" style:parent-style-name="Default_20_Paragraph_20_Font" loext:linked-style-name="Heading_20_6">
      <style:text-properties fo:color="#243f6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7_20_Char" style:display-name="Heading 7 Char" style:family="text" style:parent-style-name="Default_20_Paragraph_20_Font" loext:linked-style-name="Heading_20_7">
      <style:text-properties fo:color="#40404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Heading_20_8_20_Char" style:display-name="Heading 8 Char" style:family="text" style:parent-style-name="Default_20_Paragraph_20_Font" loext:linked-style-name="Heading_20_8">
      <style:text-properties fo:color="#4f81bd" loext:opacity="100%" style:font-name="Calibri" fo:font-family="Calibri" style:font-family-generic="roman" style:font-pitch="variable" fo:font-size="10pt" style:font-name-asian="ＭＳ ゴシック" style:font-family-asian="'ＭＳ ゴシック'" style:font-family-generic-asian="system" style:font-pitch-asian="variable" style:font-size-asian="10pt" style:font-name-complex="F" style:font-family-generic-complex="system" style:font-pitch-complex="variable" style:font-size-complex="10pt">
        <loext:char-complex-color loext:theme-type="accent1" loext:color-type="theme"/>
      </style:text-properties>
    </style:style>
    <style:style style:name="Heading_20_9_20_Char" style:display-name="Heading 9 Char" style:family="text" style:parent-style-name="Default_20_Paragraph_20_Font" loext:linked-style-name="Heading_20_9">
      <style:text-properties fo:color="#404040" loext:opacity="100%" style:font-name="Calibri" fo:font-family="Calibri" style:font-family-generic="roman" style:font-pitch="variable" fo:font-size="10pt" fo:font-style="italic" style:font-name-asian="ＭＳ ゴシック" style:font-family-asian="'ＭＳ ゴシック'" style:font-family-generic-asian="system" style:font-pitch-asian="variable" style:font-size-asian="10pt" style:font-style-asian="italic" style:font-name-complex="F" style:font-family-generic-complex="system" style:font-pitch-complex="variable" style:font-size-complex="10pt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 loext:linked-style-name="Intense_20_Quote"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Subtle_20_Emphasis" style:display-name="Subtle Emphasis" style:family="text" style:parent-style-name="Default_20_Paragraph_20_Font">
      <style:text-properties fo:color="#808080" loext:opacity="100%" fo:font-style="italic" style:font-style-asian="italic" style:font-style-complex="italic">
        <loext:char-complex-color loext:theme-type="dark1" loext:color-type="theme">
          <loext:transformation loext:type="tint" loext:value="5019"/>
        </loext:char-complex-color>
      </style:text-properties>
    </style:style>
    <style:style style:name="Intense_20_Emphasis" style:display-name="Intense Emphasis" style:family="text" style:parent-style-name="Default_20_Paragraph_20_Font"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Subtle_20_Reference" style:display-name="Subtle Reference" style:family="text" style:parent-style-name="Default_20_Paragraph_20_Font">
      <style:text-properties fo:font-variant="small-caps" fo:color="#c0504d" loext:opacity="100%" style:text-underline-style="solid" style:text-underline-width="auto" style:text-underline-color="font-color">
        <loext:char-complex-color loext:theme-type="accent2" loext:color-type="theme"/>
      </style:text-properties>
    </style:style>
    <style:style style:name="Intense_20_Reference" style:display-name="Intense Reference" style:family="text" style:parent-style-name="Default_20_Paragraph_20_Font">
      <style:text-properties fo:font-variant="small-caps" fo:color="#c0504d" loext:opacity="100%" fo:letter-spacing="0.009cm" style:text-underline-style="solid" style:text-underline-width="auto" style:text-underline-color="font-color" fo:font-weight="bold" style:font-weight-asian="bold" style:font-weight-complex="bold">
        <loext:char-complex-color loext:theme-type="accent2" loext:color-type="theme"/>
      </style:text-properties>
    </style:style>
    <style:style style:name="Book_20_Title" style:display-name="Book Title" style:family="text" style:parent-style-name="Default_20_Paragraph_20_Font">
      <style:text-properties fo:font-variant="small-caps" fo:letter-spacing="0.009cm" fo:font-weight="bold" style:font-weight-asian="bold" style:font-weight-complex="bol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5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6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7" loext:num-list-format="%1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8" loext:num-list-format="%1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9" loext:num-list-format="%1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python-docx</meta:initial-creator>
    <dc:description>generated by python-docx</dc:description>
    <meta:editing-cycles>1</meta:editing-cycles>
    <meta:creation-date>2013-12-23T23:15:00</meta:creation-date>
    <dc:date>2013-12-23T23:15:00</dc:date>
    <meta:editing-duration>P0D</meta:editing-duration>
    <meta:generator>LibreOffice/24.2.7.2$Linux_X86_64 LibreOffice_project/420$Build-2</meta:generator>
    <meta:document-statistic meta:table-count="11" meta:image-count="0" meta:object-count="0" meta:page-count="62" meta:paragraph-count="1989" meta:word-count="14604" meta:character-count="91722" meta:non-whitespace-character-count="79699"/>
    <meta:user-defined meta:name="AppVersion">14.0000</meta:user-defined>
    <meta:template xlink:type="simple" xlink:actuate="onRequest" xlink:title="Normal.dotm" xlink:href=""/>
  </office:meta>
</office:document-meta>
</file>